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529cm"/>
    </style:style>
    <style:style style:name="co2" style:family="table-column">
      <style:table-column-properties fo:break-before="auto" style:column-width="0.864cm"/>
    </style:style>
    <style:style style:name="co3" style:family="table-column">
      <style:table-column-properties fo:break-before="auto" style:column-width="0.811cm"/>
    </style:style>
    <style:style style:name="co4" style:family="table-column">
      <style:table-column-properties fo:break-before="auto" style:column-width="0.794cm"/>
    </style:style>
    <style:style style:name="co5" style:family="table-column">
      <style:table-column-properties fo:break-before="auto" style:column-width="0.706cm"/>
    </style:style>
    <style:style style:name="co6" style:family="table-column">
      <style:table-column-properties fo:break-before="auto" style:column-width="1.834cm"/>
    </style:style>
    <style:style style:name="co7" style:family="table-column">
      <style:table-column-properties fo:break-before="auto" style:column-width="1.429cm"/>
    </style:style>
    <style:style style:name="co8" style:family="table-column">
      <style:table-column-properties fo:break-before="auto" style:column-width="2.822cm"/>
    </style:style>
    <style:style style:name="co9" style:family="table-column">
      <style:table-column-properties fo:break-before="auto" style:column-width="0.476cm"/>
    </style:style>
    <style:style style:name="co10" style:family="table-column">
      <style:table-column-properties fo:break-before="auto" style:column-width="2.328cm"/>
    </style:style>
    <style:style style:name="co11" style:family="table-column">
      <style:table-column-properties fo:break-before="auto" style:column-width="1.782cm"/>
    </style:style>
    <style:style style:name="co12" style:family="table-column">
      <style:table-column-properties fo:break-before="auto" style:column-width="1.905cm"/>
    </style:style>
    <style:style style:name="co13" style:family="table-column">
      <style:table-column-properties fo:break-before="auto" style:column-width="2.064cm"/>
    </style:style>
    <style:style style:name="co14" style:family="table-column">
      <style:table-column-properties fo:break-before="auto" style:column-width="0.97cm"/>
    </style:style>
    <style:style style:name="co15" style:family="table-column">
      <style:table-column-properties fo:break-before="auto" style:column-width="1.746cm"/>
    </style:style>
    <style:style style:name="co16" style:family="table-column">
      <style:table-column-properties fo:break-before="auto" style:column-width="0.653cm"/>
    </style:style>
    <style:style style:name="co17" style:family="table-column">
      <style:table-column-properties fo:break-before="auto" style:column-width="0.9cm"/>
    </style:style>
    <style:style style:name="co18" style:family="table-column">
      <style:table-column-properties fo:break-before="auto" style:column-width="9.26cm"/>
    </style:style>
    <style:style style:name="co19" style:family="table-column">
      <style:table-column-properties fo:break-before="auto" style:column-width="0.123cm"/>
    </style:style>
    <style:style style:name="co20" style:family="table-column">
      <style:table-column-properties fo:break-before="auto" style:column-width="0.441cm"/>
    </style:style>
    <style:style style:name="co21" style:family="table-column">
      <style:table-column-properties fo:break-before="auto" style:column-width="3.034cm"/>
    </style:style>
    <style:style style:name="co22" style:family="table-column">
      <style:table-column-properties fo:break-before="auto" style:column-width="0.335cm"/>
    </style:style>
    <style:style style:name="co23" style:family="table-column">
      <style:table-column-properties fo:break-before="auto" style:column-width="2.346cm"/>
    </style:style>
    <style:style style:name="co24" style:family="table-column">
      <style:table-column-properties fo:break-before="auto" style:column-width="0.6cm"/>
    </style:style>
    <style:style style:name="co25" style:family="table-column">
      <style:table-column-properties fo:break-before="auto" style:column-width="0.635cm"/>
    </style:style>
    <style:style style:name="co26" style:family="table-column">
      <style:table-column-properties fo:break-before="auto" style:column-width="1.605cm"/>
    </style:style>
    <style:style style:name="co27" style:family="table-column">
      <style:table-column-properties fo:break-before="auto" style:column-width="2.981cm"/>
    </style:style>
    <style:style style:name="co28" style:family="table-column">
      <style:table-column-properties fo:break-before="auto" style:column-width="0.547cm"/>
    </style:style>
    <style:style style:name="co29" style:family="table-column">
      <style:table-column-properties fo:break-before="auto" style:column-width="1.058cm"/>
    </style:style>
    <style:style style:name="co30" style:family="table-column">
      <style:table-column-properties fo:break-before="auto" style:column-width="0.688cm"/>
    </style:style>
    <style:style style:name="co31" style:family="table-column">
      <style:table-column-properties fo:break-before="auto" style:column-width="3.316cm"/>
    </style:style>
    <style:style style:name="co32" style:family="table-column">
      <style:table-column-properties fo:break-before="auto" style:column-width="5.768cm"/>
    </style:style>
    <style:style style:name="co33" style:family="table-column">
      <style:table-column-properties fo:break-before="auto" style:column-width="2.081cm"/>
    </style:style>
    <style:style style:name="co34" style:family="table-column">
      <style:table-column-properties fo:break-before="auto" style:column-width="2.028cm"/>
    </style:style>
    <style:style style:name="co35" style:family="table-column">
      <style:table-column-properties fo:break-before="auto" style:column-width="4.233cm"/>
    </style:style>
    <style:style style:name="co36" style:family="table-column">
      <style:table-column-properties fo:break-before="auto" style:column-width="2.752cm"/>
    </style:style>
    <style:style style:name="co37" style:family="table-column">
      <style:table-column-properties fo:break-before="auto" style:column-width="6.385cm"/>
    </style:style>
    <style:style style:name="co38" style:family="table-column">
      <style:table-column-properties fo:break-before="auto" style:column-width="3.81cm"/>
    </style:style>
    <style:style style:name="co39" style:family="table-column">
      <style:table-column-properties fo:break-before="auto" style:column-width="1.517cm"/>
    </style:style>
    <style:style style:name="co40" style:family="table-column">
      <style:table-column-properties fo:break-before="auto" style:column-width="3.651cm"/>
    </style:style>
    <style:style style:name="co41" style:family="table-column">
      <style:table-column-properties fo:break-before="auto" style:column-width="5.098cm"/>
    </style:style>
    <style:style style:name="co42" style:family="table-column">
      <style:table-column-properties fo:break-before="auto" style:column-width="2.223cm"/>
    </style:style>
    <style:style style:name="co43" style:family="table-column">
      <style:table-column-properties fo:break-before="auto" style:column-width="1.764cm"/>
    </style:style>
    <style:style style:name="co44" style:family="table-column">
      <style:table-column-properties fo:break-before="auto" style:column-width="3.246cm"/>
    </style:style>
    <style:style style:name="co45" style:family="table-column">
      <style:table-column-properties fo:break-before="auto" style:column-width="4.339cm"/>
    </style:style>
    <style:style style:name="co46" style:family="table-column">
      <style:table-column-properties fo:break-before="auto" style:column-width="5.168cm"/>
    </style:style>
    <style:style style:name="co47" style:family="table-column">
      <style:table-column-properties fo:break-before="auto" style:column-width="2.311cm"/>
    </style:style>
    <style:style style:name="co48" style:family="table-column">
      <style:table-column-properties fo:break-before="auto" style:column-width="2.805cm"/>
    </style:style>
    <style:style style:name="co49" style:family="table-column">
      <style:table-column-properties fo:break-before="auto" style:column-width="3.193cm"/>
    </style:style>
    <style:style style:name="co50" style:family="table-column">
      <style:table-column-properties fo:break-before="auto" style:column-width="4.851cm"/>
    </style:style>
    <style:style style:name="co51" style:family="table-column">
      <style:table-column-properties fo:break-before="auto" style:column-width="3.334cm"/>
    </style:style>
    <style:style style:name="co52" style:family="table-column">
      <style:table-column-properties fo:break-before="auto" style:column-width="2.646cm"/>
    </style:style>
    <style:style style:name="co53" style:family="table-column">
      <style:table-column-properties fo:break-before="auto" style:column-width="4.128cm"/>
    </style:style>
    <style:style style:name="co54" style:family="table-column">
      <style:table-column-properties fo:break-before="auto" style:column-width="3.598cm"/>
    </style:style>
    <style:style style:name="co55" style:family="table-column">
      <style:table-column-properties fo:break-before="auto" style:column-width="7.197cm"/>
    </style:style>
    <style:style style:name="co56" style:family="table-column">
      <style:table-column-properties fo:break-before="auto" style:column-width="14.746cm"/>
    </style:style>
    <style:style style:name="co57" style:family="table-column">
      <style:table-column-properties fo:break-before="auto" style:column-width="3.422cm"/>
    </style:style>
    <style:style style:name="co58" style:family="table-column">
      <style:table-column-properties fo:break-before="auto" style:column-width="1.923cm"/>
    </style:style>
    <style:style style:name="co59" style:family="table-column">
      <style:table-column-properties fo:break-before="auto" style:column-width="3.739cm"/>
    </style:style>
    <style:style style:name="co60" style:family="table-column">
      <style:table-column-properties fo:break-before="auto" style:column-width="2.134cm"/>
    </style:style>
    <style:style style:name="co61" style:family="table-column">
      <style:table-column-properties fo:break-before="auto" style:column-width="1.852cm"/>
    </style:style>
    <style:style style:name="co62" style:family="table-column">
      <style:table-column-properties fo:break-before="auto" style:column-width="4.427cm"/>
    </style:style>
    <style:style style:name="co63" style:family="table-column">
      <style:table-column-properties fo:break-before="auto" style:column-width="5.256cm"/>
    </style:style>
    <style:style style:name="co64" style:family="table-column">
      <style:table-column-properties fo:break-before="auto" style:column-width="2.875cm"/>
    </style:style>
    <style:style style:name="co65" style:family="table-column">
      <style:table-column-properties fo:break-before="auto" style:column-width="2.84cm"/>
    </style:style>
    <style:style style:name="co66" style:family="table-column">
      <style:table-column-properties fo:break-before="auto" style:column-width="3.281cm"/>
    </style:style>
    <style:style style:name="co67" style:family="table-column">
      <style:table-column-properties fo:break-before="auto" style:column-width="4.939cm"/>
    </style:style>
    <style:style style:name="co68" style:family="table-column">
      <style:table-column-properties fo:break-before="auto" style:column-width="2.734cm"/>
    </style:style>
    <style:style style:name="co69" style:family="table-column">
      <style:table-column-properties fo:break-before="auto" style:column-width="4.216cm"/>
    </style:style>
    <style:style style:name="co70" style:family="table-column">
      <style:table-column-properties fo:break-before="auto" style:column-width="6.05cm"/>
    </style:style>
    <style:style style:name="co71" style:family="table-column">
      <style:table-column-properties fo:break-before="auto" style:column-width="6.297cm"/>
    </style:style>
    <style:style style:name="co72" style:family="table-column">
      <style:table-column-properties fo:break-before="auto" style:column-width="0.758cm"/>
    </style:style>
    <style:style style:name="co73" style:family="table-column">
      <style:table-column-properties fo:break-before="auto" style:column-width="0.741cm"/>
    </style:style>
    <style:style style:name="co74" style:family="table-column">
      <style:table-column-properties fo:break-before="auto" style:column-width="1.182cm"/>
    </style:style>
    <style:style style:name="co75" style:family="table-column">
      <style:table-column-properties fo:break-before="auto" style:column-width="1.076cm"/>
    </style:style>
    <style:style style:name="co76" style:family="table-column">
      <style:table-column-properties fo:break-before="auto" style:column-width="1.552cm"/>
    </style:style>
    <style:style style:name="co77" style:family="table-column">
      <style:table-column-properties fo:break-before="auto" style:column-width="5.98cm"/>
    </style:style>
    <style:style style:name="co78" style:family="table-column">
      <style:table-column-properties fo:break-before="auto" style:column-width="2.611cm"/>
    </style:style>
    <style:style style:name="co79" style:family="table-column">
      <style:table-column-properties fo:break-before="auto" style:column-width="0.318cm"/>
    </style:style>
    <style:style style:name="co80" style:family="table-column">
      <style:table-column-properties fo:break-before="auto" style:column-width="0.37cm"/>
    </style:style>
    <style:style style:name="co81" style:family="table-column">
      <style:table-column-properties fo:break-before="auto" style:column-width="0.847cm"/>
    </style:style>
    <style:style style:name="co82" style:family="table-column">
      <style:table-column-properties fo:break-before="auto" style:column-width="1.588cm"/>
    </style:style>
    <style:style style:name="co83" style:family="table-column">
      <style:table-column-properties fo:break-before="auto" style:column-width="1.235cm"/>
    </style:style>
    <style:style style:name="co84" style:family="table-column">
      <style:table-column-properties fo:break-before="auto" style:column-width="1.129cm"/>
    </style:style>
    <style:style style:name="co85" style:family="table-column">
      <style:table-column-properties fo:break-before="auto" style:column-width="0.917cm"/>
    </style:style>
    <style:style style:name="ro1" style:family="table-row">
      <style:table-row-properties style:row-height="0.582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529cm" fo:break-before="auto" style:use-optimal-row-height="false"/>
    </style:style>
    <style:style style:name="ro4" style:family="table-row">
      <style:table-row-properties style:row-height="0.487cm" fo:break-before="auto" style:use-optimal-row-height="true"/>
    </style:style>
    <style:style style:name="ro5" style:family="table-row">
      <style:table-row-properties style:row-height="0.635cm" fo:break-before="auto" style:use-optimal-row-height="false"/>
    </style:style>
    <style:style style:name="ro6" style:family="table-row">
      <style:table-row-properties style:row-height="0.741cm" fo:break-before="auto" style:use-optimal-row-height="false"/>
    </style:style>
    <style:style style:name="ro7" style:family="table-row">
      <style:table-row-properties style:row-height="0.847cm" fo:break-before="auto" style:use-optimal-row-height="false"/>
    </style:style>
    <style:style style:name="ro8" style:family="table-row">
      <style:table-row-properties style:row-height="0.767cm" fo:break-before="auto" style:use-optimal-row-height="false"/>
    </style:style>
    <style:style style:name="ro9" style:family="table-row">
      <style:table-row-properties style:row-height="0.794cm" fo:break-before="auto" style:use-optimal-row-height="false"/>
    </style:style>
    <style:style style:name="ro10" style:family="table-row">
      <style:table-row-properties style:row-height="0.979cm" fo:break-before="auto" style:use-optimal-row-height="false"/>
    </style:style>
    <style:style style:name="ro11" style:family="table-row">
      <style:table-row-properties style:row-height="0.9cm" fo:break-before="auto" style:use-optimal-row-height="false"/>
    </style:style>
    <style:style style:name="ro12" style:family="table-row">
      <style:table-row-properties style:row-height="0.953cm" fo:break-before="auto" style:use-optimal-row-height="false"/>
    </style:style>
    <style:style style:name="ro13" style:family="table-row">
      <style:table-row-properties style:row-height="0.926cm" fo:break-before="auto" style:use-optimal-row-height="false"/>
    </style:style>
    <style:style style:name="ro14" style:family="table-row">
      <style:table-row-properties style:row-height="0.661cm" fo:break-before="auto" style:use-optimal-row-height="false"/>
    </style:style>
    <style:style style:name="ro15" style:family="table-row">
      <style:table-row-properties style:row-height="0.873cm" fo:break-before="auto" style:use-optimal-row-height="false"/>
    </style:style>
    <style:style style:name="ro16" style:family="table-row">
      <style:table-row-properties style:row-height="1.746cm" fo:break-before="auto" style:use-optimal-row-height="false"/>
    </style:style>
    <style:style style:name="ro17" style:family="table-row">
      <style:table-row-properties style:row-height="0.688cm" fo:break-before="auto" style:use-optimal-row-height="false"/>
    </style:style>
    <style:style style:name="ro18" style:family="table-row">
      <style:table-row-properties style:row-height="0.714cm" fo:break-before="auto" style:use-optimal-row-height="false"/>
    </style:style>
    <style:style style:name="ro19" style:family="table-row">
      <style:table-row-properties style:row-height="2.99cm" fo:break-before="auto" style:use-optimal-row-height="false"/>
    </style:style>
    <style:style style:name="ro20" style:family="table-row">
      <style:table-row-properties style:row-height="0.609cm" fo:break-before="auto" style:use-optimal-row-height="false"/>
    </style:style>
    <style:style style:name="ro21" style:family="table-row">
      <style:table-row-properties style:row-height="3.757cm" fo:break-before="auto" style:use-optimal-row-height="false"/>
    </style:style>
    <style:style style:name="ro22" style:family="table-row">
      <style:table-row-properties style:row-height="2.514cm" fo:break-before="auto" style:use-optimal-row-height="false"/>
    </style:style>
    <style:style style:name="ro23" style:family="table-row">
      <style:table-row-properties style:row-height="3.731cm" fo:break-before="auto" style:use-optimal-row-height="false"/>
    </style:style>
    <style:style style:name="ro24" style:family="table-row">
      <style:table-row-properties style:row-height="0.452cm" fo:break-before="auto" style:use-optimal-row-height="true"/>
    </style:style>
    <style:style style:name="ro25" style:family="table-row">
      <style:table-row-properties style:row-height="0.556cm" fo:break-before="auto" style:use-optimal-row-height="false"/>
    </style:style>
    <style:style style:name="ro26" style:family="table-row">
      <style:table-row-properties style:row-height="0.503c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number:boolean-style style:name="N99">
      <number:boolean/>
    </number:boolean-style>
    <style:style style:name="ce2" style:family="table-cell" style:parent-style-name="Default" style:data-style-name="N0">
      <style:table-cell-properties fo:background-color="transparent" style:vertical-align="automatic"/>
      <style:text-properties fo:font-size="12pt" style:font-size-asian="12pt" style:font-size-complex="12pt"/>
    </style:style>
    <style:style style:name="ce3" style:family="table-cell" style:parent-style-name="Default" style:data-style-name="N0">
      <style:table-cell-properties fo:background-color="transparent" style:vertical-align="automatic"/>
    </style:style>
    <style:style style:name="ce1" style:family="table-cell" style:parent-style-name="Default" style:data-style-name="N0"/>
    <style:style style:name="ce11" style:family="table-cell" style:parent-style-name="Default" style:data-style-name="N0">
      <style:table-cell-properties fo:background-color="transparent" style:vertical-align="automatic"/>
      <style:text-properties fo:font-size="12pt" style:font-size-asian="12pt" style:font-size-complex="12pt"/>
      <style:map style:condition="is-true-formula([.$A2]=&quot;note&quot;)" style:apply-style-name="cf1" style:base-cell-address="profile.A3"/>
    </style:style>
    <style:style style:name="ce14" style:family="table-cell" style:parent-style-name="Default" style:data-style-name="N0">
      <style:table-cell-properties fo:background-color="transparent" style:vertical-align="automatic"/>
      <style:text-properties fo:font-size="12pt" style:font-size-asian="12pt" style:font-size-complex="12pt"/>
      <style:map style:condition="is-true-formula([.$A2]=&quot;note&quot;)" style:apply-style-name="cf1" style:base-cell-address="profile.A4"/>
    </style:style>
    <style:style style:name="ce15" style:family="table-cell" style:parent-style-name="Default" style:data-style-name="N0">
      <style:table-cell-properties fo:background-color="transparent" style:vertical-align="automatic"/>
      <style:text-properties fo:font-size="12pt" style:font-size-asian="12pt" style:font-size-complex="12pt"/>
      <style:map style:condition="is-true-formula([.$A2]=&quot;note&quot;)" style:apply-style-name="cf1" style:base-cell-address="profile.A5"/>
    </style:style>
    <style:style style:name="ce16" style:family="table-cell" style:parent-style-name="Default" style:data-style-name="N0">
      <style:table-cell-properties fo:background-color="transparent" style:vertical-align="automatic"/>
      <style:text-properties fo:font-size="12pt" style:font-size-asian="12pt" style:font-size-complex="12pt"/>
      <style:map style:condition="is-true-formula([.$A2]=&quot;note&quot;)" style:apply-style-name="cf1" style:base-cell-address="profile.B3"/>
    </style:style>
    <style:style style:name="ce17" style:family="table-cell" style:parent-style-name="Default" style:data-style-name="N0">
      <style:table-cell-properties fo:background-color="transparent" style:vertical-align="automatic"/>
      <style:text-properties fo:font-size="12pt" style:font-size-asian="12pt" style:font-size-complex="12pt"/>
      <style:map style:condition="is-true-formula([.$A2]=&quot;note&quot;)" style:apply-style-name="cf1" style:base-cell-address="profile.B4"/>
    </style:style>
    <style:style style:name="ce20" style:family="table-cell" style:parent-style-name="Default" style:data-style-name="N0">
      <style:table-cell-properties fo:background-color="transparent" style:vertical-align="automatic"/>
      <style:text-properties fo:font-size="12pt" style:font-size-asian="12pt" style:font-size-complex="12pt"/>
      <style:map style:condition="is-true-formula([.$A2]=&quot;note&quot;)" style:apply-style-name="cf1" style:base-cell-address="profile.B5"/>
    </style:style>
    <style:style style:name="ce25"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text-underline-style="solid" style:text-underline-width="auto" style:text-underline-color="font-color" style:font-size-asian="12pt" style:font-size-complex="12pt"/>
      <style:map style:condition="is-true-formula([.$A2]=&quot;note&quot;)" style:apply-style-name="cf1" style:base-cell-address="profile.C2"/>
    </style:style>
    <style:style style:name="ce5" style:family="table-cell" style:parent-style-name="Default" style:data-style-name="N0">
      <style:table-cell-properties fo:background-color="transparent" style:vertical-align="automatic"/>
      <style:text-properties fo:font-size="12pt" style:text-underline-style="solid" style:text-underline-width="auto" style:text-underline-color="font-color" style:font-size-asian="12pt" style:font-size-complex="12pt"/>
    </style:style>
    <style:style style:name="ce34" style:family="table-cell" style:parent-style-name="Default" style:data-style-name="N0">
      <style:table-cell-properties fo:background-color="transparent" style:vertical-align="automatic"/>
      <style:text-properties fo:font-size="12pt" style:font-size-asian="12pt" style:font-size-complex="12pt"/>
      <style:map style:condition="is-true-formula([.$A2]=&quot;note&quot;)" style:apply-style-name="cf1" style:base-cell-address="profile.C5"/>
    </style:style>
    <style:style style:name="ce6" style:family="table-cell" style:parent-style-name="Default" style:data-style-name="N0">
      <style:table-cell-properties style:text-align-source="fix" style:repeat-content="false" fo:background-color="transparent" style:vertical-align="automatic"/>
      <style:paragraph-properties fo:text-align="start" fo:margin-left="0cm"/>
      <style:text-properties fo:font-size="12pt" style:font-size-asian="12pt" style:font-size-complex="12pt"/>
    </style:style>
    <style:style style:name="ce37"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3]=&quot;note&quot;)" style:apply-style-name="cf1" style:base-cell-address="'q.EmCareA.Registration.P'.A2"/>
    </style:style>
    <style:style style:name="ce39"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REF!=&quot;note&quot;)" style:apply-style-name="cf1" style:base-cell-address="'q.EmCareA.Registration.P'.A7"/>
    </style:style>
    <style:style style:name="ce40"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19]=&quot;note&quot;)" style:apply-style-name="cf1" style:base-cell-address="'q.EmCareA.Registration.P'.A18"/>
    </style:style>
    <style:style style:name="ce41" style:family="table-cell" style:parent-style-name="Default" style:data-style-name="N0">
      <style:table-cell-properties fo:background-color="transparent" style:vertical-align="automatic"/>
      <style:text-properties fo:font-size="12pt" style:font-size-asian="12pt" style:font-size-complex="12pt"/>
      <style:map style:condition="is-true-formula([.$A20]=&quot;note&quot;)" style:apply-style-name="cf1" style:base-cell-address="'q.EmCareA.Registration.P'.A19"/>
    </style:style>
    <style:style style:name="ce42" style:family="table-cell" style:parent-style-name="Default" style:data-style-name="N0">
      <style:table-cell-properties fo:background-color="transparent" style:vertical-align="automatic"/>
      <style:text-properties fo:font-size="12pt" style:font-size-asian="12pt" style:font-size-complex="12pt"/>
      <style:map style:condition="is-true-formula([.$A30]=&quot;note&quot;)" style:apply-style-name="cf1" style:base-cell-address="'q.EmCareA.Registration.P'.A29"/>
    </style:style>
    <style:style style:name="ce43" style:family="table-cell" style:parent-style-name="Default" style:data-style-name="N0">
      <style:table-cell-properties fo:background-color="transparent" style:vertical-align="automatic"/>
      <style:text-properties fo:font-size="12pt" style:font-size-asian="12pt" style:font-size-complex="12pt"/>
      <style:map style:condition="is-true-formula([.$A614]=&quot;note&quot;)" style:apply-style-name="cf1" style:base-cell-address="'q.EmCareA.Registration.P'.A307"/>
    </style:style>
    <style:style style:name="ce44" style:family="table-cell" style:parent-style-name="Default" style:data-style-name="N0">
      <style:table-cell-properties fo:background-color="transparent" style:vertical-align="automatic"/>
      <style:text-properties fo:font-size="12pt" style:font-size-asian="12pt" style:font-size-complex="12pt"/>
      <style:map style:condition="is-true-formula([.$A622]=&quot;note&quot;)" style:apply-style-name="cf1" style:base-cell-address="'q.EmCareA.Registration.P'.A311"/>
    </style:style>
    <style:style style:name="ce45" style:family="table-cell" style:parent-style-name="Default" style:data-style-name="N0">
      <style:table-cell-properties fo:background-color="transparent" style:vertical-align="automatic"/>
      <style:text-properties fo:font-size="12pt" style:font-size-asian="12pt" style:font-size-complex="12pt"/>
      <style:map style:condition="is-true-formula([.$A624]=&quot;note&quot;)" style:apply-style-name="cf1" style:base-cell-address="'q.EmCareA.Registration.P'.A312"/>
    </style:style>
    <style:style style:name="ce47" style:family="table-cell" style:parent-style-name="Default" style:data-style-name="N0">
      <style:table-cell-properties fo:background-color="transparent" style:vertical-align="automatic"/>
      <style:text-properties fo:font-size="12pt" style:font-size-asian="12pt" style:font-size-complex="12pt"/>
      <style:map style:condition="is-true-formula([.$A628]=&quot;note&quot;)" style:apply-style-name="cf1" style:base-cell-address="'q.EmCareA.Registration.P'.A314"/>
    </style:style>
    <style:style style:name="ce48" style:family="table-cell" style:parent-style-name="Default" style:data-style-name="N0">
      <style:table-cell-properties fo:background-color="transparent" style:vertical-align="automatic"/>
      <style:text-properties fo:font-size="12pt" style:font-size-asian="12pt" style:font-size-complex="12pt"/>
      <style:map style:condition="is-true-formula([.$A1056]=&quot;note&quot;)" style:apply-style-name="cf1" style:base-cell-address="'q.EmCareA.Registration.P'.A528"/>
    </style:style>
    <style:style style:name="ce49" style:family="table-cell" style:parent-style-name="Default" style:data-style-name="N0">
      <style:table-cell-properties fo:background-color="transparent" style:vertical-align="automatic"/>
      <style:text-properties fo:font-size="12pt" style:font-size-asian="12pt" style:font-size-complex="12pt"/>
      <style:map style:condition="is-true-formula([.$A1058]=&quot;note&quot;)" style:apply-style-name="cf1" style:base-cell-address="'q.EmCareA.Registration.P'.A529"/>
    </style:style>
    <style:style style:name="ce50" style:family="table-cell" style:parent-style-name="Default" style:data-style-name="N0">
      <style:table-cell-properties fo:background-color="transparent" style:vertical-align="automatic"/>
      <style:text-properties fo:font-size="12pt" style:font-size-asian="12pt" style:font-size-complex="12pt"/>
      <style:map style:condition="is-true-formula([.$A1102]=&quot;note&quot;)" style:apply-style-name="cf1" style:base-cell-address="'q.EmCareA.Registration.P'.A551"/>
    </style:style>
    <style:style style:name="ce51" style:family="table-cell" style:parent-style-name="Default" style:data-style-name="N0">
      <style:table-cell-properties fo:background-color="transparent" style:vertical-align="automatic"/>
      <style:text-properties fo:font-size="12pt" style:font-size-asian="12pt" style:font-size-complex="12pt"/>
      <style:map style:condition="is-true-formula([.$A1186]=&quot;note&quot;)" style:apply-style-name="cf1" style:base-cell-address="'q.EmCareA.Registration.P'.A593"/>
    </style:style>
    <style:style style:name="ce53" style:family="table-cell" style:parent-style-name="Default" style:data-style-name="N0">
      <style:table-cell-properties fo:background-color="transparent" style:vertical-align="automatic"/>
      <style:text-properties fo:font-size="12pt" style:font-size-asian="12pt" style:font-size-complex="12pt"/>
      <style:map style:condition="is-true-formula([.$A1286]=&quot;note&quot;)" style:apply-style-name="cf1" style:base-cell-address="'q.EmCareA.Registration.P'.A643"/>
    </style:style>
    <style:style style:name="ce54" style:family="table-cell" style:parent-style-name="Default" style:data-style-name="N0">
      <style:table-cell-properties fo:background-color="transparent" style:vertical-align="automatic"/>
      <style:text-properties fo:font-size="12pt" style:font-size-asian="12pt" style:font-size-complex="12pt"/>
      <style:map style:condition="is-true-formula([.$A1294]=&quot;note&quot;)" style:apply-style-name="cf1" style:base-cell-address="'q.EmCareA.Registration.P'.A647"/>
    </style:style>
    <style:style style:name="ce56" style:family="table-cell" style:parent-style-name="Default" style:data-style-name="N0">
      <style:table-cell-properties fo:background-color="transparent" style:vertical-align="automatic"/>
      <style:text-properties fo:font-size="12pt" style:font-size-asian="12pt" style:font-size-complex="12pt"/>
      <style:map style:condition="is-true-formula([.$A1296]=&quot;note&quot;)" style:apply-style-name="cf1" style:base-cell-address="'q.EmCareA.Registration.P'.A648"/>
    </style:style>
    <style:style style:name="ce57" style:family="table-cell" style:parent-style-name="Default" style:data-style-name="N0">
      <style:table-cell-properties fo:background-color="transparent" style:vertical-align="automatic"/>
      <style:text-properties fo:font-size="12pt" style:font-size-asian="12pt" style:font-size-complex="12pt"/>
      <style:map style:condition="is-true-formula([.$A1452]=&quot;note&quot;)" style:apply-style-name="cf1" style:base-cell-address="'q.EmCareA.Registration.P'.A726"/>
    </style:style>
    <style:style style:name="ce58" style:family="table-cell" style:parent-style-name="Default" style:data-style-name="N0">
      <style:table-cell-properties fo:background-color="transparent" style:vertical-align="automatic"/>
      <style:text-properties fo:font-size="12pt" style:font-size-asian="12pt" style:font-size-complex="12pt"/>
      <style:map style:condition="is-true-formula([.$A1828]=&quot;note&quot;)" style:apply-style-name="cf1" style:base-cell-address="'q.EmCareA.Registration.P'.A914"/>
    </style:style>
    <style:style style:name="ce59" style:family="table-cell" style:parent-style-name="Default" style:data-style-name="N0">
      <style:table-cell-properties fo:background-color="transparent" style:vertical-align="automatic"/>
      <style:text-properties fo:font-size="12pt" style:font-size-asian="12pt" style:font-size-complex="12pt"/>
      <style:map style:condition="is-true-formula([.$A1838]=&quot;note&quot;)" style:apply-style-name="cf1" style:base-cell-address="'q.EmCareA.Registration.P'.A919"/>
    </style:style>
    <style:style style:name="ce60" style:family="table-cell" style:parent-style-name="Default" style:data-style-name="N0">
      <style:table-cell-properties fo:background-color="transparent" style:vertical-align="automatic"/>
      <style:text-properties fo:font-size="12pt" style:font-size-asian="12pt" style:font-size-complex="12pt"/>
      <style:map style:condition="is-true-formula([.$A1860]=&quot;note&quot;)" style:apply-style-name="cf1" style:base-cell-address="'q.EmCareA.Registration.P'.A930"/>
    </style:style>
    <style:style style:name="ce61" style:family="table-cell" style:parent-style-name="Default" style:data-style-name="N0">
      <style:table-cell-properties fo:background-color="transparent" style:vertical-align="automatic"/>
      <style:text-properties fo:font-size="12pt" style:font-size-asian="12pt" style:font-size-complex="12pt"/>
      <style:map style:condition="is-true-formula([.$A1902]=&quot;note&quot;)" style:apply-style-name="cf1" style:base-cell-address="'q.EmCareA.Registration.P'.A951"/>
    </style:style>
    <style:style style:name="ce62" style:family="table-cell" style:parent-style-name="Default" style:data-style-name="N0">
      <style:table-cell-properties fo:background-color="transparent" style:vertical-align="automatic"/>
      <style:text-properties fo:font-size="12pt" style:font-size-asian="12pt" style:font-size-complex="12pt"/>
      <style:map style:condition="is-true-formula([.$A1936]=&quot;note&quot;)" style:apply-style-name="cf1" style:base-cell-address="'q.EmCareA.Registration.P'.A968"/>
    </style:style>
    <style:style style:name="ce63" style:family="table-cell" style:parent-style-name="Default" style:data-style-name="N0">
      <style:table-cell-properties fo:background-color="transparent" style:vertical-align="automatic"/>
      <style:map style:condition="is-true-formula([.$A30]=&quot;note&quot;)" style:apply-style-name="cf1" style:base-cell-address="'q.EmCareA.Registration.P'.A29"/>
    </style:style>
    <style:style style:name="ce64" style:family="table-cell" style:parent-style-name="Default">
      <style:map style:condition="is-true-formula([.$A30]=&quot;note&quot;)" style:apply-style-name="cf1" style:base-cell-address="'q.EmCareA.Registration.P'.A29"/>
    </style:style>
    <style:style style:name="ce65" style:family="table-cell" style:parent-style-name="Default" style:data-style-name="N0">
      <style:table-cell-properties fo:background-color="transparent" style:vertical-align="automatic"/>
      <style:text-properties fo:font-size="12pt" style:font-size-asian="12pt" style:font-size-complex="12pt"/>
      <style:map style:condition="is-true-formula([.$A614]=&quot;note&quot;)" style:apply-style-name="cf1" style:base-cell-address="'q.EmCareA.Registration.P'.C307"/>
    </style:style>
    <style:style style:name="ce66" style:family="table-cell" style:parent-style-name="Default" style:data-style-name="N0">
      <style:table-cell-properties fo:background-color="transparent" style:vertical-align="automatic"/>
      <style:text-properties fo:font-size="12pt" style:font-size-asian="12pt" style:font-size-complex="12pt"/>
      <style:map style:condition="is-true-formula([.$A868]=&quot;comments&quot;)" style:apply-style-name="cf2" style:base-cell-address="'q.EmCareA.Registration.P'.C434"/>
    </style:style>
    <style:style style:name="ce67" style:family="table-cell" style:parent-style-name="Default" style:data-style-name="N0">
      <style:table-cell-properties fo:background-color="transparent" style:vertical-align="automatic"/>
      <style:text-properties fo:font-size="12pt" style:font-size-asian="12pt" style:font-size-complex="12pt"/>
      <style:map style:condition="is-true-formula([.$A1056]=&quot;note&quot;)" style:apply-style-name="cf1" style:base-cell-address="'q.EmCareA.Registration.P'.C528"/>
    </style:style>
    <style:style style:name="ce68" style:family="table-cell" style:parent-style-name="Default" style:data-style-name="N0">
      <style:table-cell-properties fo:background-color="transparent" style:vertical-align="automatic"/>
      <style:text-properties fo:font-size="12pt" style:font-size-asian="12pt" style:font-size-complex="12pt"/>
      <style:map style:condition="is-true-formula([.$A1102]=&quot;note&quot;)" style:apply-style-name="cf1" style:base-cell-address="'q.EmCareA.Registration.P'.C551"/>
    </style:style>
    <style:style style:name="ce69" style:family="table-cell" style:parent-style-name="Default" style:data-style-name="N0">
      <style:table-cell-properties fo:background-color="transparent" style:vertical-align="automatic"/>
      <style:text-properties fo:font-size="12pt" style:font-size-asian="12pt" style:font-size-complex="12pt"/>
      <style:map style:condition="is-true-formula([.$A1186]=&quot;note&quot;)" style:apply-style-name="cf1" style:base-cell-address="'q.EmCareA.Registration.P'.C593"/>
    </style:style>
    <style:style style:name="ce70" style:family="table-cell" style:parent-style-name="Default" style:data-style-name="N0">
      <style:table-cell-properties fo:background-color="transparent" style:vertical-align="automatic"/>
      <style:text-properties fo:font-size="12pt" style:font-size-asian="12pt" style:font-size-complex="12pt"/>
      <style:map style:condition="is-true-formula([.$A1286]=&quot;note&quot;)" style:apply-style-name="cf1" style:base-cell-address="'q.EmCareA.Registration.P'.C643"/>
    </style:style>
    <style:style style:name="ce71" style:family="table-cell" style:parent-style-name="Default" style:data-style-name="N0">
      <style:table-cell-properties fo:background-color="transparent" style:vertical-align="automatic"/>
      <style:text-properties fo:font-size="12pt" style:font-size-asian="12pt" style:font-size-complex="12pt"/>
      <style:map style:condition="is-true-formula([.$A1452]=&quot;note&quot;)" style:apply-style-name="cf1" style:base-cell-address="'q.EmCareA.Registration.P'.C726"/>
    </style:style>
    <style:style style:name="ce72" style:family="table-cell" style:parent-style-name="Default" style:data-style-name="N0">
      <style:table-cell-properties fo:background-color="transparent" style:vertical-align="automatic"/>
      <style:text-properties fo:font-size="12pt" style:font-size-asian="12pt" style:font-size-complex="12pt"/>
      <style:map style:condition="is-true-formula([.$A1786]=&quot;note&quot;)" style:apply-style-name="cf1" style:base-cell-address="'q.EmCareA.Registration.P'.C893"/>
    </style:style>
    <style:style style:name="ce74" style:family="table-cell" style:parent-style-name="Default" style:data-style-name="N0">
      <style:table-cell-properties fo:background-color="transparent" style:vertical-align="automatic"/>
      <style:text-properties fo:font-size="12pt" style:font-size-asian="12pt" style:font-size-complex="12pt"/>
      <style:map style:condition="is-true-formula([.$A1826]=&quot;note&quot;)" style:apply-style-name="cf1" style:base-cell-address="'q.EmCareA.Registration.P'.C913"/>
    </style:style>
    <style:style style:name="ce75" style:family="table-cell" style:parent-style-name="Default" style:data-style-name="N0">
      <style:table-cell-properties fo:background-color="transparent" style:vertical-align="automatic"/>
      <style:text-properties fo:font-size="12pt" style:font-size-asian="12pt" style:font-size-complex="12pt"/>
      <style:map style:condition="is-true-formula([.$A1860]=&quot;note&quot;)" style:apply-style-name="cf1" style:base-cell-address="'q.EmCareA.Registration.P'.C930"/>
    </style:style>
    <style:style style:name="ce76" style:family="table-cell" style:parent-style-name="Default" style:data-style-name="N0">
      <style:table-cell-properties fo:background-color="transparent" style:vertical-align="automatic"/>
      <style:text-properties fo:font-size="12pt" style:font-size-asian="12pt" style:font-size-complex="12pt"/>
      <style:map style:condition="is-true-formula([.$A1870]=&quot;note&quot;)" style:apply-style-name="cf1" style:base-cell-address="'q.EmCareA.Registration.P'.C935"/>
    </style:style>
    <style:style style:name="ce77" style:family="table-cell" style:parent-style-name="Default" style:data-style-name="N0">
      <style:table-cell-properties fo:background-color="transparent" style:vertical-align="automatic"/>
      <style:text-properties fo:font-size="12pt" style:font-size-asian="12pt" style:font-size-complex="12pt"/>
      <style:map style:condition="is-true-formula([.$A1932]=&quot;note&quot;)" style:apply-style-name="cf1" style:base-cell-address="'q.EmCareA.Registration.P'.C966"/>
    </style:style>
    <style:style style:name="ce78" style:family="table-cell" style:parent-style-name="Default" style:data-style-name="N0">
      <style:table-cell-properties fo:background-color="transparent" style:vertical-align="automatic"/>
      <style:text-properties fo:font-size="12pt" style:font-size-asian="12pt" style:font-size-complex="12pt"/>
      <style:map style:condition="is-true-formula([.$A1934]=&quot;note&quot;)" style:apply-style-name="cf1" style:base-cell-address="'q.EmCareA.Registration.P'.C967"/>
    </style:style>
    <style:style style:name="ce79" style:family="table-cell" style:parent-style-name="Default" style:data-style-name="N0">
      <style:table-cell-properties fo:background-color="transparent" style:vertical-align="automatic"/>
      <style:text-properties fo:font-size="12pt" style:font-size-asian="12pt" style:font-size-complex="12pt"/>
      <style:map style:condition="is-true-formula([.$A1944]=&quot;note&quot;)" style:apply-style-name="cf1" style:base-cell-address="'q.EmCareA.Registration.P'.C972"/>
    </style:style>
    <style:style style:name="ce80" style:family="table-cell" style:parent-style-name="Default" style:data-style-name="N0">
      <style:table-cell-properties fo:background-color="transparent" style:vertical-align="automatic"/>
      <style:text-properties fo:font-size="12pt" style:font-size-asian="12pt" style:font-size-complex="12pt"/>
      <style:map style:condition="is-true-formula([.$A1946]=&quot;note&quot;)" style:apply-style-name="cf1" style:base-cell-address="'q.EmCareA.Registration.P'.C973"/>
    </style:style>
    <style:style style:name="ce81" style:family="table-cell" style:parent-style-name="Default" style:data-style-name="N0">
      <style:table-cell-properties fo:background-color="transparent" fo:wrap-option="wrap" style:vertical-align="automatic"/>
      <style:text-properties fo:font-size="12pt" style:font-size-asian="12pt" style:font-size-complex="12pt"/>
      <style:map style:condition="is-true-formula([.$A30]=&quot;note&quot;)" style:apply-style-name="cf1" style:base-cell-address="'q.EmCareA.Registration.P'.A29"/>
    </style:style>
    <style:style style:name="ce82" style:family="table-cell" style:parent-style-name="Default" style:data-style-name="N0">
      <style:table-cell-properties fo:background-color="transparent" fo:wrap-option="wrap" style:vertical-align="automatic"/>
      <style:text-properties fo:font-size="12pt" style:font-size-asian="12pt" style:font-size-complex="12pt"/>
      <style:map style:condition="is-true-formula([.$A614]=&quot;note&quot;)" style:apply-style-name="cf1" style:base-cell-address="'q.EmCareA.Registration.P'.C307"/>
    </style:style>
    <style:style style:name="ce83" style:family="table-cell" style:parent-style-name="Default" style:data-style-name="N0">
      <style:table-cell-properties fo:background-color="transparent" fo:wrap-option="wrap" style:vertical-align="automatic"/>
      <style:text-properties fo:font-size="12pt" style:font-size-asian="12pt" style:font-size-complex="12pt"/>
      <style:map style:condition="is-true-formula([.$A1056]=&quot;note&quot;)" style:apply-style-name="cf1" style:base-cell-address="'q.EmCareA.Registration.P'.C528"/>
    </style:style>
    <style:style style:name="ce84" style:family="table-cell" style:parent-style-name="Default" style:data-style-name="N0">
      <style:table-cell-properties fo:background-color="transparent" fo:wrap-option="wrap" style:vertical-align="automatic"/>
      <style:text-properties fo:font-size="12pt" style:font-size-asian="12pt" style:font-size-complex="12pt"/>
      <style:map style:condition="is-true-formula([.$A1102]=&quot;note&quot;)" style:apply-style-name="cf1" style:base-cell-address="'q.EmCareA.Registration.P'.C551"/>
    </style:style>
    <style:style style:name="ce85" style:family="table-cell" style:parent-style-name="Default" style:data-style-name="N0">
      <style:table-cell-properties fo:background-color="transparent" style:vertical-align="automatic"/>
      <style:text-properties fo:font-size="12pt" style:font-size-asian="12pt" style:font-size-complex="12pt"/>
      <style:map style:condition="is-true-formula([.$A1114]=&quot;note&quot;)" style:apply-style-name="cf1" style:base-cell-address="'q.EmCareA.Registration.P'.D557"/>
    </style:style>
    <style:style style:name="ce86" style:family="table-cell" style:parent-style-name="Default" style:data-style-name="N0">
      <style:table-cell-properties fo:background-color="transparent" style:vertical-align="automatic"/>
      <style:text-properties fo:font-size="12pt" style:font-size-asian="12pt" style:font-size-complex="12pt"/>
      <style:map style:condition="is-true-formula([.$A1122]=&quot;note&quot;)" style:apply-style-name="cf1" style:base-cell-address="'q.EmCareA.Registration.P'.D561"/>
    </style:style>
    <style:style style:name="ce87" style:family="table-cell" style:parent-style-name="Default" style:data-style-name="N0">
      <style:table-cell-properties fo:background-color="transparent" fo:wrap-option="wrap" style:vertical-align="automatic"/>
      <style:text-properties fo:font-size="12pt" style:font-size-asian="12pt" style:font-size-complex="12pt"/>
      <style:map style:condition="is-true-formula([.$A1286]=&quot;note&quot;)" style:apply-style-name="cf1" style:base-cell-address="'q.EmCareA.Registration.P'.C643"/>
    </style:style>
    <style:style style:name="ce88" style:family="table-cell" style:parent-style-name="Default" style:data-style-name="N0">
      <style:table-cell-properties fo:background-color="transparent" fo:wrap-option="wrap" style:vertical-align="automatic"/>
      <style:text-properties fo:font-size="12pt" style:font-size-asian="12pt" style:font-size-complex="12pt"/>
      <style:map style:condition="is-true-formula([.$A1452]=&quot;note&quot;)" style:apply-style-name="cf1" style:base-cell-address="'q.EmCareA.Registration.P'.C726"/>
    </style:style>
    <style:style style:name="ce89" style:family="table-cell" style:parent-style-name="Default" style:data-style-name="N0">
      <style:table-cell-properties fo:background-color="transparent" style:vertical-align="automatic"/>
      <style:text-properties fo:font-size="12pt" style:font-size-asian="12pt" style:font-size-complex="12pt"/>
      <style:map style:condition="is-true-formula([.$A1860]=&quot;note&quot;)" style:apply-style-name="cf1" style:base-cell-address="'q.EmCareA.Registration.P'.D930"/>
    </style:style>
    <style:style style:name="ce90" style:family="table-cell" style:parent-style-name="Default" style:data-style-name="N0">
      <style:table-cell-properties fo:background-color="transparent" style:vertical-align="automatic"/>
      <style:text-properties fo:font-size="12pt" style:font-size-asian="12pt" style:font-size-complex="12pt"/>
      <style:map style:condition="is-true-formula([.$A21]=&quot;note&quot;)" style:apply-style-name="cf1" style:base-cell-address="'q.EmCareA.Registration.P'.G20"/>
    </style:style>
    <style:style style:name="ce91" style:family="table-cell" style:parent-style-name="Default" style:data-style-name="N0">
      <style:table-cell-properties fo:background-color="transparent" style:vertical-align="automatic"/>
      <style:text-properties fo:font-size="12pt" style:font-size-asian="12pt" style:font-size-complex="12pt"/>
      <style:map style:condition="is-true-formula([.$A604]=&quot;note&quot;)" style:apply-style-name="cf1" style:base-cell-address="'q.EmCareA.Registration.P'.G302"/>
    </style:style>
    <style:style style:name="ce92" style:family="table-cell" style:parent-style-name="Default">
      <style:map style:condition="is-true-formula([.$A2]=&quot;note&quot;)" style:apply-style-name="cf3" style:base-cell-address="'q.EmCareA.Registration.P'.K2"/>
      <style:map style:condition="is-true-formula([.$A2]=&quot;calculate&quot;)" style:apply-style-name="cf3" style:base-cell-address="'q.EmCareA.Registration.P'.K2"/>
      <style:map style:condition="is-true-formula(LEFT([.$A2];6)=&quot;select&quot;)" style:apply-style-name="cf3" style:base-cell-address="'q.EmCareA.Registration.P'.K2"/>
      <style:map style:condition="is-true-formula([.$A2]=&quot;text&quot;)" style:apply-style-name="cf3" style:base-cell-address="'q.EmCareA.Registration.P'.K2"/>
      <style:map style:condition="is-true-formula([.$A2]=&quot;end repeat&quot;)" style:apply-style-name="cf3" style:base-cell-address="'q.EmCareA.Registration.P'.K2"/>
      <style:map style:condition="is-true-formula([.$A2]=&quot;begin repeat&quot;)" style:apply-style-name="cf3" style:base-cell-address="'q.EmCareA.Registration.P'.K2"/>
      <style:map style:condition="is-true-formula([.$A2]=&quot;end group&quot;)" style:apply-style-name="cf3" style:base-cell-address="'q.EmCareA.Registration.P'.K2"/>
      <style:map style:condition="is-true-formula([.$A2]=&quot;decimal&quot;)" style:apply-style-name="cf3" style:base-cell-address="'q.EmCareA.Registration.P'.K2"/>
      <style:map style:condition="is-true-formula([.$A2]=&quot;integer&quot;)" style:apply-style-name="cf3" style:base-cell-address="'q.EmCareA.Registration.P'.K2"/>
      <style:map style:condition="is-true-formula([.$A2]=&quot;begin group&quot;)" style:apply-style-name="cf3" style:base-cell-address="'q.EmCareA.Registration.P'.K2"/>
      <style:map style:condition="is-true-formula([.$A2]=&quot;barcode&quot;)" style:apply-style-name="cf3" style:base-cell-address="'q.EmCareA.Registration.P'.K2"/>
    </style:style>
    <style:style style:name="ce93" style:family="table-cell" style:parent-style-name="Default" style:data-style-name="N0">
      <style:table-cell-properties fo:wrap-option="wrap" style:vertical-align="automatic"/>
      <style:map style:condition="is-true-formula([.$A2]=&quot;note&quot;)" style:apply-style-name="cf3" style:base-cell-address="'q.EmCareA.Registration.P'.K2"/>
      <style:map style:condition="is-true-formula([.$A2]=&quot;calculate&quot;)" style:apply-style-name="cf3" style:base-cell-address="'q.EmCareA.Registration.P'.K2"/>
      <style:map style:condition="is-true-formula(LEFT([.$A2];6)=&quot;select&quot;)" style:apply-style-name="cf3" style:base-cell-address="'q.EmCareA.Registration.P'.K2"/>
      <style:map style:condition="is-true-formula([.$A2]=&quot;text&quot;)" style:apply-style-name="cf3" style:base-cell-address="'q.EmCareA.Registration.P'.K2"/>
      <style:map style:condition="is-true-formula([.$A2]=&quot;end repeat&quot;)" style:apply-style-name="cf3" style:base-cell-address="'q.EmCareA.Registration.P'.K2"/>
      <style:map style:condition="is-true-formula([.$A2]=&quot;begin repeat&quot;)" style:apply-style-name="cf3" style:base-cell-address="'q.EmCareA.Registration.P'.K2"/>
      <style:map style:condition="is-true-formula([.$A2]=&quot;end group&quot;)" style:apply-style-name="cf3" style:base-cell-address="'q.EmCareA.Registration.P'.K2"/>
      <style:map style:condition="is-true-formula([.$A2]=&quot;decimal&quot;)" style:apply-style-name="cf3" style:base-cell-address="'q.EmCareA.Registration.P'.K2"/>
      <style:map style:condition="is-true-formula([.$A2]=&quot;integer&quot;)" style:apply-style-name="cf3" style:base-cell-address="'q.EmCareA.Registration.P'.K2"/>
      <style:map style:condition="is-true-formula([.$A2]=&quot;begin group&quot;)" style:apply-style-name="cf3" style:base-cell-address="'q.EmCareA.Registration.P'.K2"/>
      <style:map style:condition="is-true-formula([.$A2]=&quot;barcode&quot;)" style:apply-style-name="cf3" style:base-cell-address="'q.EmCareA.Registration.P'.K2"/>
    </style:style>
    <style:style style:name="ce94" style:family="table-cell" style:parent-style-name="Default">
      <style:map style:condition="is-true-formula([.$A18]=&quot;note&quot;)" style:apply-style-name="cf3" style:base-cell-address="'q.EmCareA.Registration.P'.K18"/>
      <style:map style:condition="is-true-formula([.$A18]=&quot;calculate&quot;)" style:apply-style-name="cf3" style:base-cell-address="'q.EmCareA.Registration.P'.K18"/>
      <style:map style:condition="is-true-formula(LEFT([.$A18];6)=&quot;select&quot;)" style:apply-style-name="cf3" style:base-cell-address="'q.EmCareA.Registration.P'.K18"/>
      <style:map style:condition="is-true-formula([.$A18]=&quot;text&quot;)" style:apply-style-name="cf3" style:base-cell-address="'q.EmCareA.Registration.P'.K18"/>
      <style:map style:condition="is-true-formula([.$A18]=&quot;end repeat&quot;)" style:apply-style-name="cf3" style:base-cell-address="'q.EmCareA.Registration.P'.K18"/>
      <style:map style:condition="is-true-formula([.$A18]=&quot;begin repeat&quot;)" style:apply-style-name="cf3" style:base-cell-address="'q.EmCareA.Registration.P'.K18"/>
      <style:map style:condition="is-true-formula([.$A18]=&quot;end group&quot;)" style:apply-style-name="cf3" style:base-cell-address="'q.EmCareA.Registration.P'.K18"/>
      <style:map style:condition="is-true-formula([.$A18]=&quot;decimal&quot;)" style:apply-style-name="cf3" style:base-cell-address="'q.EmCareA.Registration.P'.K18"/>
      <style:map style:condition="is-true-formula([.$A18]=&quot;integer&quot;)" style:apply-style-name="cf3" style:base-cell-address="'q.EmCareA.Registration.P'.K18"/>
      <style:map style:condition="is-true-formula([.$A18]=&quot;begin group&quot;)" style:apply-style-name="cf3" style:base-cell-address="'q.EmCareA.Registration.P'.K18"/>
      <style:map style:condition="is-true-formula([.$A18]=&quot;barcode&quot;)" style:apply-style-name="cf3" style:base-cell-address="'q.EmCareA.Registration.P'.K18"/>
    </style:style>
    <style:style style:name="ce95" style:family="table-cell" style:parent-style-name="Default">
      <style:map style:condition="is-true-formula([.$A2]=&quot;note&quot;)" style:apply-style-name="cf3" style:base-cell-address="'q.EmCareA.Registration.P'.K21"/>
      <style:map style:condition="is-true-formula([.$A4]=&quot;note&quot;)" style:apply-style-name="cf3" style:base-cell-address="'q.EmCareA.Registration.P'.K21"/>
      <style:map style:condition="is-true-formula([.$A4]=&quot;calculate&quot;)" style:apply-style-name="cf3" style:base-cell-address="'q.EmCareA.Registration.P'.K21"/>
      <style:map style:condition="is-true-formula([.$A2]=&quot;calculate&quot;)" style:apply-style-name="cf3" style:base-cell-address="'q.EmCareA.Registration.P'.K21"/>
      <style:map style:condition="is-true-formula(LEFT([.$A2];6)=&quot;select&quot;)" style:apply-style-name="cf3" style:base-cell-address="'q.EmCareA.Registration.P'.K21"/>
      <style:map style:condition="is-true-formula(LEFT([.$A4];6)=&quot;select&quot;)" style:apply-style-name="cf3" style:base-cell-address="'q.EmCareA.Registration.P'.K21"/>
      <style:map style:condition="is-true-formula([.$A2]=&quot;text&quot;)" style:apply-style-name="cf3" style:base-cell-address="'q.EmCareA.Registration.P'.K21"/>
      <style:map style:condition="is-true-formula([.$A4]=&quot;text&quot;)" style:apply-style-name="cf3" style:base-cell-address="'q.EmCareA.Registration.P'.K21"/>
      <style:map style:condition="is-true-formula([.$A4]=&quot;end repeat&quot;)" style:apply-style-name="cf3" style:base-cell-address="'q.EmCareA.Registration.P'.K21"/>
      <style:map style:condition="is-true-formula([.$A2]=&quot;end repeat&quot;)" style:apply-style-name="cf3" style:base-cell-address="'q.EmCareA.Registration.P'.K21"/>
      <style:map style:condition="is-true-formula([.$A2]=&quot;begin repeat&quot;)" style:apply-style-name="cf3" style:base-cell-address="'q.EmCareA.Registration.P'.K21"/>
      <style:map style:condition="is-true-formula([.$A4]=&quot;begin repeat&quot;)" style:apply-style-name="cf3" style:base-cell-address="'q.EmCareA.Registration.P'.K21"/>
      <style:map style:condition="is-true-formula([.$A4]=&quot;end group&quot;)" style:apply-style-name="cf3" style:base-cell-address="'q.EmCareA.Registration.P'.K21"/>
      <style:map style:condition="is-true-formula([.$A2]=&quot;end group&quot;)" style:apply-style-name="cf3" style:base-cell-address="'q.EmCareA.Registration.P'.K21"/>
      <style:map style:condition="is-true-formula([.$A4]=&quot;decimal&quot;)" style:apply-style-name="cf3" style:base-cell-address="'q.EmCareA.Registration.P'.K21"/>
      <style:map style:condition="is-true-formula([.$A2]=&quot;decimal&quot;)" style:apply-style-name="cf3" style:base-cell-address="'q.EmCareA.Registration.P'.K21"/>
      <style:map style:condition="is-true-formula([.$A2]=&quot;integer&quot;)" style:apply-style-name="cf3" style:base-cell-address="'q.EmCareA.Registration.P'.K21"/>
      <style:map style:condition="is-true-formula([.$A4]=&quot;integer&quot;)" style:apply-style-name="cf3" style:base-cell-address="'q.EmCareA.Registration.P'.K21"/>
      <style:map style:condition="is-true-formula([.$A2]=&quot;begin group&quot;)" style:apply-style-name="cf3" style:base-cell-address="'q.EmCareA.Registration.P'.K21"/>
      <style:map style:condition="is-true-formula([.$A4]=&quot;begin group&quot;)" style:apply-style-name="cf3" style:base-cell-address="'q.EmCareA.Registration.P'.K21"/>
      <style:map style:condition="is-true-formula([.$A2]=&quot;barcode&quot;)" style:apply-style-name="cf3" style:base-cell-address="'q.EmCareA.Registration.P'.K21"/>
      <style:map style:condition="is-true-formula([.$A4]=&quot;barcode&quot;)" style:apply-style-name="cf3" style:base-cell-address="'q.EmCareA.Registration.P'.K21"/>
    </style:style>
    <style:style style:name="ce96" style:family="table-cell" style:parent-style-name="Default">
      <style:map style:condition="is-true-formula([.$A4]=&quot;note&quot;)" style:apply-style-name="cf3" style:base-cell-address="'q.EmCareA.Registration.P'.K21"/>
      <style:map style:condition="is-true-formula([.$A4]=&quot;calculate&quot;)" style:apply-style-name="cf3" style:base-cell-address="'q.EmCareA.Registration.P'.K21"/>
      <style:map style:condition="is-true-formula(LEFT([.$A4];6)=&quot;select&quot;)" style:apply-style-name="cf3" style:base-cell-address="'q.EmCareA.Registration.P'.K21"/>
      <style:map style:condition="is-true-formula([.$A4]=&quot;text&quot;)" style:apply-style-name="cf3" style:base-cell-address="'q.EmCareA.Registration.P'.K21"/>
      <style:map style:condition="is-true-formula([.$A4]=&quot;end repeat&quot;)" style:apply-style-name="cf3" style:base-cell-address="'q.EmCareA.Registration.P'.K21"/>
      <style:map style:condition="is-true-formula([.$A4]=&quot;begin repeat&quot;)" style:apply-style-name="cf3" style:base-cell-address="'q.EmCareA.Registration.P'.K21"/>
      <style:map style:condition="is-true-formula([.$A4]=&quot;end group&quot;)" style:apply-style-name="cf3" style:base-cell-address="'q.EmCareA.Registration.P'.K21"/>
      <style:map style:condition="is-true-formula([.$A4]=&quot;decimal&quot;)" style:apply-style-name="cf3" style:base-cell-address="'q.EmCareA.Registration.P'.K21"/>
      <style:map style:condition="is-true-formula([.$A4]=&quot;integer&quot;)" style:apply-style-name="cf3" style:base-cell-address="'q.EmCareA.Registration.P'.K21"/>
      <style:map style:condition="is-true-formula([.$A4]=&quot;begin group&quot;)" style:apply-style-name="cf3" style:base-cell-address="'q.EmCareA.Registration.P'.K21"/>
      <style:map style:condition="is-true-formula([.$A4]=&quot;barcode&quot;)" style:apply-style-name="cf3" style:base-cell-address="'q.EmCareA.Registration.P'.K21"/>
    </style:style>
    <style:style style:name="ce97" style:family="table-cell" style:parent-style-name="Default">
      <style:map style:condition="is-true-formula(#REF!=&quot;note&quot;)" style:apply-style-name="cf3" style:base-cell-address="'q.EmCareA.Registration.P'.K25"/>
      <style:map style:condition="is-true-formula(#REF!=&quot;calculate&quot;)" style:apply-style-name="cf3" style:base-cell-address="'q.EmCareA.Registration.P'.K25"/>
      <style:map style:condition="is-true-formula(LEFT(#REF!;6)=&quot;select&quot;)" style:apply-style-name="cf3" style:base-cell-address="'q.EmCareA.Registration.P'.K25"/>
      <style:map style:condition="is-true-formula(#REF!=&quot;text&quot;)" style:apply-style-name="cf3" style:base-cell-address="'q.EmCareA.Registration.P'.K25"/>
      <style:map style:condition="is-true-formula(#REF!=&quot;end repeat&quot;)" style:apply-style-name="cf3" style:base-cell-address="'q.EmCareA.Registration.P'.K25"/>
      <style:map style:condition="is-true-formula(#REF!=&quot;begin repeat&quot;)" style:apply-style-name="cf3" style:base-cell-address="'q.EmCareA.Registration.P'.K25"/>
      <style:map style:condition="is-true-formula(#REF!=&quot;end group&quot;)" style:apply-style-name="cf3" style:base-cell-address="'q.EmCareA.Registration.P'.K25"/>
      <style:map style:condition="is-true-formula(#REF!=&quot;decimal&quot;)" style:apply-style-name="cf3" style:base-cell-address="'q.EmCareA.Registration.P'.K25"/>
      <style:map style:condition="is-true-formula(#REF!=&quot;integer&quot;)" style:apply-style-name="cf3" style:base-cell-address="'q.EmCareA.Registration.P'.K25"/>
      <style:map style:condition="is-true-formula(#REF!=&quot;begin group&quot;)" style:apply-style-name="cf3" style:base-cell-address="'q.EmCareA.Registration.P'.K25"/>
      <style:map style:condition="is-true-formula(#REF!=&quot;barcode&quot;)" style:apply-style-name="cf3" style:base-cell-address="'q.EmCareA.Registration.P'.K25"/>
    </style:style>
    <style:style style:name="ce98" style:family="table-cell" style:parent-style-name="Default">
      <style:map style:condition="is-true-formula([.$A8]=&quot;note&quot;)" style:apply-style-name="cf3" style:base-cell-address="'q.EmCareA.Registration.P'.K26"/>
      <style:map style:condition="is-true-formula([.$A2]=&quot;note&quot;)" style:apply-style-name="cf3" style:base-cell-address="'q.EmCareA.Registration.P'.K26"/>
      <style:map style:condition="is-true-formula([.$A8]=&quot;calculate&quot;)" style:apply-style-name="cf3" style:base-cell-address="'q.EmCareA.Registration.P'.K26"/>
      <style:map style:condition="is-true-formula([.$A2]=&quot;calculate&quot;)" style:apply-style-name="cf3" style:base-cell-address="'q.EmCareA.Registration.P'.K26"/>
      <style:map style:condition="is-true-formula(LEFT([.$A2];6)=&quot;select&quot;)" style:apply-style-name="cf3" style:base-cell-address="'q.EmCareA.Registration.P'.K26"/>
      <style:map style:condition="is-true-formula(LEFT([.$A8];6)=&quot;select&quot;)" style:apply-style-name="cf3" style:base-cell-address="'q.EmCareA.Registration.P'.K26"/>
      <style:map style:condition="is-true-formula([.$A2]=&quot;text&quot;)" style:apply-style-name="cf3" style:base-cell-address="'q.EmCareA.Registration.P'.K26"/>
      <style:map style:condition="is-true-formula([.$A8]=&quot;text&quot;)" style:apply-style-name="cf3" style:base-cell-address="'q.EmCareA.Registration.P'.K26"/>
      <style:map style:condition="is-true-formula([.$A2]=&quot;end repeat&quot;)" style:apply-style-name="cf3" style:base-cell-address="'q.EmCareA.Registration.P'.K26"/>
      <style:map style:condition="is-true-formula([.$A8]=&quot;end repeat&quot;)" style:apply-style-name="cf3" style:base-cell-address="'q.EmCareA.Registration.P'.K26"/>
      <style:map style:condition="is-true-formula([.$A2]=&quot;begin repeat&quot;)" style:apply-style-name="cf3" style:base-cell-address="'q.EmCareA.Registration.P'.K26"/>
      <style:map style:condition="is-true-formula([.$A8]=&quot;begin repeat&quot;)" style:apply-style-name="cf3" style:base-cell-address="'q.EmCareA.Registration.P'.K26"/>
      <style:map style:condition="is-true-formula([.$A8]=&quot;end group&quot;)" style:apply-style-name="cf3" style:base-cell-address="'q.EmCareA.Registration.P'.K26"/>
      <style:map style:condition="is-true-formula([.$A2]=&quot;end group&quot;)" style:apply-style-name="cf3" style:base-cell-address="'q.EmCareA.Registration.P'.K26"/>
      <style:map style:condition="is-true-formula([.$A8]=&quot;decimal&quot;)" style:apply-style-name="cf3" style:base-cell-address="'q.EmCareA.Registration.P'.K26"/>
      <style:map style:condition="is-true-formula([.$A2]=&quot;decimal&quot;)" style:apply-style-name="cf3" style:base-cell-address="'q.EmCareA.Registration.P'.K26"/>
      <style:map style:condition="is-true-formula([.$A2]=&quot;note&quot;)" style:apply-style-name="cf3" style:base-cell-address="'q.EmCareA.Registration.P'.K26"/>
      <style:map style:condition="is-true-formula([.$A2]=&quot;calculate&quot;)" style:apply-style-name="cf3" style:base-cell-address="'q.EmCareA.Registration.P'.K26"/>
      <style:map style:condition="is-true-formula(LEFT([.$A2];6)=&quot;select&quot;)" style:apply-style-name="cf3" style:base-cell-address="'q.EmCareA.Registration.P'.K26"/>
      <style:map style:condition="is-true-formula([.$A2]=&quot;integer&quot;)" style:apply-style-name="cf3" style:base-cell-address="'q.EmCareA.Registration.P'.K26"/>
      <style:map style:condition="is-true-formula([.$A8]=&quot;integer&quot;)" style:apply-style-name="cf3" style:base-cell-address="'q.EmCareA.Registration.P'.K26"/>
      <style:map style:condition="is-true-formula([.$A2]=&quot;text&quot;)" style:apply-style-name="cf3" style:base-cell-address="'q.EmCareA.Registration.P'.K26"/>
      <style:map style:condition="is-true-formula([.$A2]=&quot;end repeat&quot;)" style:apply-style-name="cf3" style:base-cell-address="'q.EmCareA.Registration.P'.K26"/>
      <style:map style:condition="is-true-formula([.$A2]=&quot;begin repeat&quot;)" style:apply-style-name="cf3" style:base-cell-address="'q.EmCareA.Registration.P'.K26"/>
      <style:map style:condition="is-true-formula([.$A2]=&quot;begin group&quot;)" style:apply-style-name="cf3" style:base-cell-address="'q.EmCareA.Registration.P'.K26"/>
      <style:map style:condition="is-true-formula([.$A2]=&quot;end group&quot;)" style:apply-style-name="cf3" style:base-cell-address="'q.EmCareA.Registration.P'.K26"/>
      <style:map style:condition="is-true-formula([.$A8]=&quot;begin group&quot;)" style:apply-style-name="cf3" style:base-cell-address="'q.EmCareA.Registration.P'.K26"/>
      <style:map style:condition="is-true-formula([.$A2]=&quot;decimal&quot;)" style:apply-style-name="cf3" style:base-cell-address="'q.EmCareA.Registration.P'.K26"/>
      <style:map style:condition="is-true-formula([.$A2]=&quot;integer&quot;)" style:apply-style-name="cf3" style:base-cell-address="'q.EmCareA.Registration.P'.K26"/>
      <style:map style:condition="is-true-formula([.$A8]=&quot;barcode&quot;)" style:apply-style-name="cf3" style:base-cell-address="'q.EmCareA.Registration.P'.K26"/>
      <style:map style:condition="is-true-formula([.$A2]=&quot;begin group&quot;)" style:apply-style-name="cf3" style:base-cell-address="'q.EmCareA.Registration.P'.K26"/>
      <style:map style:condition="is-true-formula([.$A2]=&quot;barcode&quot;)" style:apply-style-name="cf3" style:base-cell-address="'q.EmCareA.Registration.P'.K26"/>
      <style:map style:condition="is-true-formula([.$A2]=&quot;barcode&quot;)" style:apply-style-name="cf3" style:base-cell-address="'q.EmCareA.Registration.P'.K26"/>
    </style:style>
    <style:style style:name="ce99" style:family="table-cell" style:parent-style-name="Default" style:data-style-name="N0">
      <style:table-cell-properties fo:wrap-option="wrap" style:vertical-align="automatic"/>
      <style:map style:condition="is-true-formula([.$A8]=&quot;note&quot;)" style:apply-style-name="cf3" style:base-cell-address="'q.EmCareA.Registration.P'.K26"/>
      <style:map style:condition="is-true-formula([.$A8]=&quot;calculate&quot;)" style:apply-style-name="cf3" style:base-cell-address="'q.EmCareA.Registration.P'.K26"/>
      <style:map style:condition="is-true-formula(LEFT([.$A8];6)=&quot;select&quot;)" style:apply-style-name="cf3" style:base-cell-address="'q.EmCareA.Registration.P'.K26"/>
      <style:map style:condition="is-true-formula([.$A8]=&quot;text&quot;)" style:apply-style-name="cf3" style:base-cell-address="'q.EmCareA.Registration.P'.K26"/>
      <style:map style:condition="is-true-formula([.$A8]=&quot;end repeat&quot;)" style:apply-style-name="cf3" style:base-cell-address="'q.EmCareA.Registration.P'.K26"/>
      <style:map style:condition="is-true-formula([.$A8]=&quot;begin repeat&quot;)" style:apply-style-name="cf3" style:base-cell-address="'q.EmCareA.Registration.P'.K26"/>
      <style:map style:condition="is-true-formula([.$A8]=&quot;end group&quot;)" style:apply-style-name="cf3" style:base-cell-address="'q.EmCareA.Registration.P'.K26"/>
      <style:map style:condition="is-true-formula([.$A8]=&quot;decimal&quot;)" style:apply-style-name="cf3" style:base-cell-address="'q.EmCareA.Registration.P'.K26"/>
      <style:map style:condition="is-true-formula([.$A8]=&quot;integer&quot;)" style:apply-style-name="cf3" style:base-cell-address="'q.EmCareA.Registration.P'.K26"/>
      <style:map style:condition="is-true-formula([.$A8]=&quot;begin group&quot;)" style:apply-style-name="cf3" style:base-cell-address="'q.EmCareA.Registration.P'.K26"/>
      <style:map style:condition="is-true-formula([.$A8]=&quot;barcode&quot;)" style:apply-style-name="cf3" style:base-cell-address="'q.EmCareA.Registration.P'.K26"/>
    </style:style>
    <style:style style:name="ce100" style:family="table-cell" style:parent-style-name="Default">
      <style:map style:condition="is-true-formula([.$A8]=&quot;note&quot;)" style:apply-style-name="cf3" style:base-cell-address="'q.EmCareA.Registration.P'.K26"/>
      <style:map style:condition="is-true-formula([.$A8]=&quot;calculate&quot;)" style:apply-style-name="cf3" style:base-cell-address="'q.EmCareA.Registration.P'.K26"/>
      <style:map style:condition="is-true-formula(LEFT([.$A8];6)=&quot;select&quot;)" style:apply-style-name="cf3" style:base-cell-address="'q.EmCareA.Registration.P'.K26"/>
      <style:map style:condition="is-true-formula([.$A8]=&quot;text&quot;)" style:apply-style-name="cf3" style:base-cell-address="'q.EmCareA.Registration.P'.K26"/>
      <style:map style:condition="is-true-formula([.$A8]=&quot;end repeat&quot;)" style:apply-style-name="cf3" style:base-cell-address="'q.EmCareA.Registration.P'.K26"/>
      <style:map style:condition="is-true-formula([.$A8]=&quot;begin repeat&quot;)" style:apply-style-name="cf3" style:base-cell-address="'q.EmCareA.Registration.P'.K26"/>
      <style:map style:condition="is-true-formula([.$A8]=&quot;end group&quot;)" style:apply-style-name="cf3" style:base-cell-address="'q.EmCareA.Registration.P'.K26"/>
      <style:map style:condition="is-true-formula([.$A8]=&quot;decimal&quot;)" style:apply-style-name="cf3" style:base-cell-address="'q.EmCareA.Registration.P'.K26"/>
      <style:map style:condition="is-true-formula([.$A8]=&quot;integer&quot;)" style:apply-style-name="cf3" style:base-cell-address="'q.EmCareA.Registration.P'.K26"/>
      <style:map style:condition="is-true-formula([.$A8]=&quot;begin group&quot;)" style:apply-style-name="cf3" style:base-cell-address="'q.EmCareA.Registration.P'.K26"/>
      <style:map style:condition="is-true-formula([.$A8]=&quot;barcode&quot;)" style:apply-style-name="cf3" style:base-cell-address="'q.EmCareA.Registration.P'.K26"/>
    </style:style>
    <style:style style:name="ce101" style:family="table-cell" style:parent-style-name="Default">
      <style:map style:condition="is-true-formula([.$A2]=&quot;note&quot;)" style:apply-style-name="cf3" style:base-cell-address="'q.EmCareA.Registration.P'.K29"/>
      <style:map style:condition="is-true-formula([.$A2]=&quot;calculate&quot;)" style:apply-style-name="cf3" style:base-cell-address="'q.EmCareA.Registration.P'.K29"/>
      <style:map style:condition="is-true-formula(LEFT([.$A2];6)=&quot;select&quot;)" style:apply-style-name="cf3" style:base-cell-address="'q.EmCareA.Registration.P'.K29"/>
      <style:map style:condition="is-true-formula([.$A2]=&quot;text&quot;)" style:apply-style-name="cf3" style:base-cell-address="'q.EmCareA.Registration.P'.K29"/>
      <style:map style:condition="is-true-formula([.$A2]=&quot;end repeat&quot;)" style:apply-style-name="cf3" style:base-cell-address="'q.EmCareA.Registration.P'.K29"/>
      <style:map style:condition="is-true-formula([.$A2]=&quot;begin repeat&quot;)" style:apply-style-name="cf3" style:base-cell-address="'q.EmCareA.Registration.P'.K29"/>
      <style:map style:condition="is-true-formula([.$A2]=&quot;end group&quot;)" style:apply-style-name="cf3" style:base-cell-address="'q.EmCareA.Registration.P'.K29"/>
      <style:map style:condition="is-true-formula([.$A2]=&quot;decimal&quot;)" style:apply-style-name="cf3" style:base-cell-address="'q.EmCareA.Registration.P'.K29"/>
      <style:map style:condition="is-true-formula([.$A2]=&quot;integer&quot;)" style:apply-style-name="cf3" style:base-cell-address="'q.EmCareA.Registration.P'.K29"/>
      <style:map style:condition="is-true-formula([.$A2]=&quot;begin group&quot;)" style:apply-style-name="cf3" style:base-cell-address="'q.EmCareA.Registration.P'.K29"/>
      <style:map style:condition="is-true-formula([.$A2]=&quot;barcode&quot;)" style:apply-style-name="cf3" style:base-cell-address="'q.EmCareA.Registration.P'.K29"/>
    </style:style>
    <style:style style:name="ce102" style:family="table-cell" style:parent-style-name="Default">
      <style:map style:condition="is-true-formula(#REF!=&quot;note&quot;)" style:apply-style-name="cf3" style:base-cell-address="'q.EmCareA.Registration.P'.K35"/>
      <style:map style:condition="is-true-formula(#REF!=&quot;calculate&quot;)" style:apply-style-name="cf3" style:base-cell-address="'q.EmCareA.Registration.P'.K35"/>
      <style:map style:condition="is-true-formula(LEFT(#REF!;6)=&quot;select&quot;)" style:apply-style-name="cf3" style:base-cell-address="'q.EmCareA.Registration.P'.K35"/>
      <style:map style:condition="is-true-formula(#REF!=&quot;text&quot;)" style:apply-style-name="cf3" style:base-cell-address="'q.EmCareA.Registration.P'.K35"/>
      <style:map style:condition="is-true-formula(#REF!=&quot;end repeat&quot;)" style:apply-style-name="cf3" style:base-cell-address="'q.EmCareA.Registration.P'.K35"/>
      <style:map style:condition="is-true-formula(#REF!=&quot;begin repeat&quot;)" style:apply-style-name="cf3" style:base-cell-address="'q.EmCareA.Registration.P'.K35"/>
      <style:map style:condition="is-true-formula(#REF!=&quot;end group&quot;)" style:apply-style-name="cf3" style:base-cell-address="'q.EmCareA.Registration.P'.K35"/>
      <style:map style:condition="is-true-formula(#REF!=&quot;decimal&quot;)" style:apply-style-name="cf3" style:base-cell-address="'q.EmCareA.Registration.P'.K35"/>
      <style:map style:condition="is-true-formula(#REF!=&quot;integer&quot;)" style:apply-style-name="cf3" style:base-cell-address="'q.EmCareA.Registration.P'.K35"/>
      <style:map style:condition="is-true-formula(#REF!=&quot;begin group&quot;)" style:apply-style-name="cf3" style:base-cell-address="'q.EmCareA.Registration.P'.K35"/>
      <style:map style:condition="is-true-formula(#REF!=&quot;barcode&quot;)" style:apply-style-name="cf3" style:base-cell-address="'q.EmCareA.Registration.P'.K35"/>
    </style:style>
    <style:style style:name="ce103" style:family="table-cell" style:parent-style-name="Default">
      <style:map style:condition="is-true-formula([.$A8]=&quot;note&quot;)" style:apply-style-name="cf3" style:base-cell-address="'q.EmCareA.Registration.P'.K36"/>
      <style:map style:condition="is-true-formula([.$A8]=&quot;calculate&quot;)" style:apply-style-name="cf3" style:base-cell-address="'q.EmCareA.Registration.P'.K36"/>
      <style:map style:condition="is-true-formula(LEFT([.$A8];6)=&quot;select&quot;)" style:apply-style-name="cf3" style:base-cell-address="'q.EmCareA.Registration.P'.K36"/>
      <style:map style:condition="is-true-formula([.$A8]=&quot;text&quot;)" style:apply-style-name="cf3" style:base-cell-address="'q.EmCareA.Registration.P'.K36"/>
      <style:map style:condition="is-true-formula([.$A8]=&quot;end repeat&quot;)" style:apply-style-name="cf3" style:base-cell-address="'q.EmCareA.Registration.P'.K36"/>
      <style:map style:condition="is-true-formula([.$A8]=&quot;begin repeat&quot;)" style:apply-style-name="cf3" style:base-cell-address="'q.EmCareA.Registration.P'.K36"/>
      <style:map style:condition="is-true-formula([.$A8]=&quot;end group&quot;)" style:apply-style-name="cf3" style:base-cell-address="'q.EmCareA.Registration.P'.K36"/>
      <style:map style:condition="is-true-formula([.$A8]=&quot;decimal&quot;)" style:apply-style-name="cf3" style:base-cell-address="'q.EmCareA.Registration.P'.K36"/>
      <style:map style:condition="is-true-formula([.$A8]=&quot;integer&quot;)" style:apply-style-name="cf3" style:base-cell-address="'q.EmCareA.Registration.P'.K36"/>
      <style:map style:condition="is-true-formula([.$A8]=&quot;begin group&quot;)" style:apply-style-name="cf3" style:base-cell-address="'q.EmCareA.Registration.P'.K36"/>
      <style:map style:condition="is-true-formula([.$A8]=&quot;barcode&quot;)" style:apply-style-name="cf3" style:base-cell-address="'q.EmCareA.Registration.P'.K36"/>
    </style:style>
    <style:style style:name="ce104" style:family="table-cell" style:parent-style-name="Default">
      <style:map style:condition="is-true-formula([.$A105]=&quot;note&quot;)" style:apply-style-name="cf3" style:base-cell-address="'q.EmCareA.Registration.P'.K105"/>
      <style:map style:condition="is-true-formula([.$A105]=&quot;calculate&quot;)" style:apply-style-name="cf3" style:base-cell-address="'q.EmCareA.Registration.P'.K105"/>
      <style:map style:condition="is-true-formula(LEFT([.$A105];6)=&quot;select&quot;)" style:apply-style-name="cf3" style:base-cell-address="'q.EmCareA.Registration.P'.K105"/>
      <style:map style:condition="is-true-formula([.$A105]=&quot;text&quot;)" style:apply-style-name="cf3" style:base-cell-address="'q.EmCareA.Registration.P'.K105"/>
      <style:map style:condition="is-true-formula([.$A105]=&quot;end repeat&quot;)" style:apply-style-name="cf3" style:base-cell-address="'q.EmCareA.Registration.P'.K105"/>
      <style:map style:condition="is-true-formula([.$A105]=&quot;begin repeat&quot;)" style:apply-style-name="cf3" style:base-cell-address="'q.EmCareA.Registration.P'.K105"/>
      <style:map style:condition="is-true-formula([.$A105]=&quot;end group&quot;)" style:apply-style-name="cf3" style:base-cell-address="'q.EmCareA.Registration.P'.K105"/>
      <style:map style:condition="is-true-formula([.$A105]=&quot;decimal&quot;)" style:apply-style-name="cf3" style:base-cell-address="'q.EmCareA.Registration.P'.K105"/>
      <style:map style:condition="is-true-formula([.$A105]=&quot;integer&quot;)" style:apply-style-name="cf3" style:base-cell-address="'q.EmCareA.Registration.P'.K105"/>
      <style:map style:condition="is-true-formula([.$A105]=&quot;begin group&quot;)" style:apply-style-name="cf3" style:base-cell-address="'q.EmCareA.Registration.P'.K105"/>
      <style:map style:condition="is-true-formula([.$A105]=&quot;barcode&quot;)" style:apply-style-name="cf3" style:base-cell-address="'q.EmCareA.Registration.P'.K105"/>
    </style:style>
    <style:style style:name="ce7" style:family="table-cell" style:parent-style-name="Default" style:data-style-name="N0">
      <style:table-cell-properties style:text-align-source="fix" style:repeat-content="false" fo:background-color="transparent" style:vertical-align="top"/>
      <style:paragraph-properties fo:text-align="start" fo:margin-left="0cm"/>
      <style:text-properties fo:font-size="12pt" style:font-size-asian="12pt" style:font-size-complex="12pt"/>
    </style:style>
    <style:style style:name="ce106" style:family="table-cell" style:parent-style-name="Default" style:data-style-name="N0">
      <style:table-cell-properties fo:background-color="transparent" fo:wrap-option="wrap" style:vertical-align="top"/>
      <style:text-properties fo:font-size="12pt" style:font-size-asian="12pt" style:font-size-complex="12pt"/>
      <style:map style:condition="is-true-formula([.$A3]=&quot;note&quot;)" style:apply-style-name="cf1" style:base-cell-address="'q.EmCareA.Registration.P'.A2"/>
    </style:style>
    <style:style style:name="ce108" style:family="table-cell" style:parent-style-name="Default" style:data-style-name="N0">
      <style:table-cell-properties fo:background-color="transparent" fo:wrap-option="wrap" style:vertical-align="top"/>
      <style:text-properties fo:font-size="12pt" style:font-size-asian="12pt" style:font-size-complex="12pt"/>
      <style:map style:condition="is-true-formula(#REF!=&quot;note&quot;)" style:apply-style-name="cf1" style:base-cell-address="'q.EmCareA.Registration.P'.A7"/>
    </style:style>
    <style:style style:name="ce109" style:family="table-cell" style:parent-style-name="Default" style:data-style-name="N0">
      <style:table-cell-properties fo:background-color="transparent" style:vertical-align="top"/>
      <style:text-properties fo:font-size="12pt" style:font-size-asian="12pt" style:font-size-complex="12pt"/>
      <style:map style:condition="is-true-formula([.$A20]=&quot;note&quot;)" style:apply-style-name="cf1" style:base-cell-address="'q.EmCareA.Registration.P'.A19"/>
    </style:style>
    <style:style style:name="ce110" style:family="table-cell" style:parent-style-name="Default" style:data-style-name="N0">
      <style:table-cell-properties fo:background-color="#d8d8d8" style:vertical-align="automatic"/>
      <style:text-properties fo:font-size="12pt" style:font-size-asian="12pt" style:font-size-complex="12pt"/>
      <style:map style:condition="is-true-formula([.$A30]=&quot;note&quot;)" style:apply-style-name="cf1" style:base-cell-address="'q.EmCareA.Registration.P'.A29"/>
    </style:style>
    <style:style style:name="ce151" style:family="table-cell" style:parent-style-name="Default" style:data-style-name="N0">
      <style:table-cell-properties fo:background-color="#d8d8d8" style:vertical-align="automatic"/>
    </style:style>
    <style:style style:name="ce113" style:family="table-cell" style:parent-style-name="Default" style:data-style-name="N0">
      <style:table-cell-properties fo:background-color="#d8d8d8" style:vertical-align="automatic"/>
      <style:text-properties fo:font-size="12pt" style:font-size-asian="12pt" style:font-size-complex="12pt"/>
      <style:map style:condition="is-true-formula([.$A614]=&quot;note&quot;)" style:apply-style-name="cf1" style:base-cell-address="'q.EmCareA.Registration.P'.L307"/>
    </style:style>
    <style:style style:name="ce114" style:family="table-cell" style:parent-style-name="Default" style:data-style-name="N0">
      <style:table-cell-properties fo:background-color="#d8d8d8" style:vertical-align="automatic"/>
      <style:text-properties fo:font-size="12pt" style:font-size-asian="12pt" style:font-size-complex="12pt"/>
      <style:map style:condition="is-true-formula([.$A618]=&quot;note&quot;)" style:apply-style-name="cf1" style:base-cell-address="'q.EmCareA.Registration.P'.L309"/>
    </style:style>
    <style:style style:name="ce115" style:family="table-cell" style:parent-style-name="Default" style:data-style-name="N0">
      <style:table-cell-properties fo:background-color="#d8d8d8" style:vertical-align="automatic"/>
      <style:text-properties fo:font-size="12pt" style:font-size-asian="12pt" style:font-size-complex="12pt"/>
      <style:map style:condition="is-true-formula([.$A620]=&quot;note&quot;)" style:apply-style-name="cf1" style:base-cell-address="'q.EmCareA.Registration.P'.L310"/>
    </style:style>
    <style:style style:name="ce116" style:family="table-cell" style:parent-style-name="Default" style:data-style-name="N0">
      <style:table-cell-properties fo:background-color="#d8d8d8" style:vertical-align="automatic"/>
      <style:text-properties fo:font-size="12pt" style:font-size-asian="12pt" style:font-size-complex="12pt"/>
      <style:map style:condition="is-true-formula([.$A624]=&quot;note&quot;)" style:apply-style-name="cf1" style:base-cell-address="'q.EmCareA.Registration.P'.L312"/>
    </style:style>
    <style:style style:name="ce117" style:family="table-cell" style:parent-style-name="Default" style:data-style-name="N0">
      <style:table-cell-properties fo:background-color="#d8d8d8" style:vertical-align="automatic"/>
      <style:text-properties fo:font-size="12pt" style:font-size-asian="12pt" style:font-size-complex="12pt"/>
      <style:map style:condition="is-true-formula([.$A1114]=&quot;note&quot;)" style:apply-style-name="cf1" style:base-cell-address="'q.EmCareA.Registration.P'.L557"/>
    </style:style>
    <style:style style:name="ce118" style:family="table-cell" style:parent-style-name="Default" style:data-style-name="N0">
      <style:table-cell-properties fo:background-color="#d8d8d8" style:vertical-align="automatic"/>
      <style:text-properties fo:font-size="12pt" style:font-size-asian="12pt" style:font-size-complex="12pt"/>
      <style:map style:condition="is-true-formula([.$A1122]=&quot;note&quot;)" style:apply-style-name="cf1" style:base-cell-address="'q.EmCareA.Registration.P'.L561"/>
    </style:style>
    <style:style style:name="ce119" style:family="table-cell" style:parent-style-name="Default" style:data-style-name="N0">
      <style:table-cell-properties fo:background-color="#d8d8d8" style:vertical-align="automatic"/>
      <style:map style:condition="is-true-formula([.$A30]=&quot;note&quot;)" style:apply-style-name="cf1" style:base-cell-address="'q.EmCareA.Registration.P'.A29"/>
    </style:style>
    <style:style style:name="ce120" style:family="table-cell" style:parent-style-name="Default" style:data-style-name="N0">
      <style:table-cell-properties fo:background-color="transparent" style:vertical-align="automatic"/>
      <style:text-properties fo:font-size="12pt" style:font-size-asian="12pt" style:font-size-complex="12pt"/>
      <style:map style:condition="is-true-formula([.$A614]=&quot;note&quot;)" style:apply-style-name="cf1" style:base-cell-address="'q.EmCareA.Registration.P'.L307"/>
    </style:style>
    <style:style style:name="ce121" style:family="table-cell" style:parent-style-name="Default" style:data-style-name="N0">
      <style:table-cell-properties fo:background-color="transparent" style:vertical-align="automatic"/>
      <style:text-properties fo:font-size="12pt" style:font-size-asian="12pt" style:font-size-complex="12pt"/>
      <style:map style:condition="is-true-formula([.$A618]=&quot;note&quot;)" style:apply-style-name="cf1" style:base-cell-address="'q.EmCareA.Registration.P'.L309"/>
    </style:style>
    <style:style style:name="ce122" style:family="table-cell" style:parent-style-name="Default" style:data-style-name="N0">
      <style:table-cell-properties fo:background-color="transparent" style:vertical-align="automatic"/>
      <style:text-properties fo:font-size="12pt" style:font-size-asian="12pt" style:font-size-complex="12pt"/>
      <style:map style:condition="is-true-formula([.$A620]=&quot;note&quot;)" style:apply-style-name="cf1" style:base-cell-address="'q.EmCareA.Registration.P'.L310"/>
    </style:style>
    <style:style style:name="ce123" style:family="table-cell" style:parent-style-name="Default" style:data-style-name="N0">
      <style:table-cell-properties fo:background-color="transparent" style:vertical-align="automatic"/>
      <style:text-properties fo:font-size="12pt" style:font-size-asian="12pt" style:font-size-complex="12pt"/>
      <style:map style:condition="is-true-formula([.$A624]=&quot;note&quot;)" style:apply-style-name="cf1" style:base-cell-address="'q.EmCareA.Registration.P'.L312"/>
    </style:style>
    <style:style style:name="ce124" style:family="table-cell" style:parent-style-name="Default" style:data-style-name="N0">
      <style:table-cell-properties fo:background-color="transparent" style:vertical-align="automatic"/>
      <style:text-properties fo:font-size="12pt" style:font-size-asian="12pt" style:font-size-complex="12pt"/>
      <style:map style:condition="is-true-formula([.$A1114]=&quot;note&quot;)" style:apply-style-name="cf1" style:base-cell-address="'q.EmCareA.Registration.P'.L557"/>
    </style:style>
    <style:style style:name="ce125" style:family="table-cell" style:parent-style-name="Default" style:data-style-name="N0">
      <style:table-cell-properties fo:background-color="transparent" style:vertical-align="automatic"/>
      <style:text-properties fo:font-size="12pt" style:font-size-asian="12pt" style:font-size-complex="12pt"/>
      <style:map style:condition="is-true-formula([.$A1122]=&quot;note&quot;)" style:apply-style-name="cf1" style:base-cell-address="'q.EmCareA.Registration.P'.L561"/>
    </style:style>
    <style:style style:name="ce126" style:family="table-cell" style:parent-style-name="Default" style:data-style-name="N0">
      <style:table-cell-properties style:text-align-source="fix" style:repeat-content="false" fo:background-color="transparent" style:vertical-align="top"/>
      <style:paragraph-properties fo:text-align="start" fo:margin-left="0cm"/>
      <style:text-properties fo:font-size="12pt" style:font-size-asian="12pt" style:font-size-complex="12pt"/>
      <style:map style:condition="is-true-formula([.$A20]=&quot;note&quot;)" style:apply-style-name="cf1" style:base-cell-address="'q.EmCareA.Registration.P'.A19"/>
    </style:style>
    <style:style style:name="ce127" style:family="table-cell" style:parent-style-name="Default" style:data-style-name="N0">
      <style:table-cell-properties fo:background-color="transparent" fo:wrap-option="wrap" style:vertical-align="top"/>
      <style:text-properties fo:font-size="12pt" style:font-size-asian="12pt" style:font-size-complex="12pt"/>
      <style:map style:condition="is-true-formula([.$A20]=&quot;note&quot;)" style:apply-style-name="cf1" style:base-cell-address="'q.EmCareA.Registration.P'.A19"/>
    </style:style>
    <style:style style:name="ce128" style:family="table-cell" style:parent-style-name="Default" style:data-style-name="N0">
      <style:table-cell-properties fo:background-color="transparent" fo:wrap-option="wrap" style:vertical-align="top"/>
      <style:text-properties fo:font-size="12pt" style:font-size-asian="12pt" style:font-size-complex="12pt"/>
      <style:map style:condition="is-true-formula([.$A22]=&quot;note&quot;)" style:apply-style-name="cf1" style:base-cell-address="'q.EmCareA.Registration.P'.P21"/>
    </style:style>
    <style:style style:name="ce129" style:family="table-cell" style:parent-style-name="Default" style:data-style-name="N0">
      <style:table-cell-properties fo:background-color="transparent" fo:wrap-option="wrap" style:vertical-align="automatic"/>
      <style:text-properties fo:font-size="12pt" style:font-size-asian="12pt" style:font-size-complex="12pt"/>
      <style:map style:condition="is-true-formula([.$A158]=&quot;note&quot;)" style:apply-style-name="cf1" style:base-cell-address="'q.EmCareA.Registration.P'.R79"/>
    </style:style>
    <style:style style:name="ce130" style:family="table-cell" style:parent-style-name="Default" style:data-style-name="N0">
      <style:table-cell-properties fo:background-color="transparent" style:vertical-align="automatic"/>
      <style:text-properties fo:font-size="12pt" style:font-size-asian="12pt" style:font-size-complex="12pt"/>
      <style:map style:condition="is-true-formula([.$A174]=&quot;note&quot;)" style:apply-style-name="cf1" style:base-cell-address="'q.EmCareA.Registration.P'.R87"/>
    </style:style>
    <style:style style:name="ce131" style:family="table-cell" style:parent-style-name="Default" style:data-style-name="N0">
      <style:table-cell-properties fo:background-color="transparent" style:vertical-align="automatic"/>
      <style:text-properties fo:font-size="12pt" style:font-size-asian="12pt" style:font-size-complex="12pt"/>
      <style:map style:condition="is-true-formula([.$A176]=&quot;note&quot;)" style:apply-style-name="cf1" style:base-cell-address="'q.EmCareA.Registration.P'.R88"/>
    </style:style>
    <style:style style:name="ce132" style:family="table-cell" style:parent-style-name="Default" style:data-style-name="N0">
      <style:table-cell-properties fo:background-color="transparent" style:vertical-align="automatic"/>
      <style:text-properties fo:font-size="12pt" style:font-size-asian="12pt" style:font-size-complex="12pt"/>
      <style:map style:condition="is-true-formula([.$A298]=&quot;note&quot;)" style:apply-style-name="cf1" style:base-cell-address="'q.EmCareA.Registration.P'.R149"/>
    </style:style>
    <style:style style:name="ce133" style:family="table-cell" style:parent-style-name="Default" style:data-style-name="N0">
      <style:table-cell-properties fo:background-color="transparent" style:vertical-align="automatic"/>
      <style:text-properties fo:font-size="12pt" style:font-size-asian="12pt" style:font-size-complex="12pt"/>
      <style:map style:condition="is-true-formula([.$A300]=&quot;note&quot;)" style:apply-style-name="cf1" style:base-cell-address="'q.EmCareA.Registration.P'.R150"/>
    </style:style>
    <style:style style:name="ce134" style:family="table-cell" style:parent-style-name="Default" style:data-style-name="N0">
      <style:table-cell-properties fo:background-color="transparent" style:vertical-align="automatic"/>
      <style:text-properties fo:font-size="12pt" style:font-size-asian="12pt" style:font-size-complex="12pt"/>
      <style:map style:condition="is-true-formula([.$A404]=&quot;note&quot;)" style:apply-style-name="cf1" style:base-cell-address="'q.EmCareA.Registration.P'.R202"/>
    </style:style>
    <style:style style:name="ce135" style:family="table-cell" style:parent-style-name="Default" style:data-style-name="N0">
      <style:table-cell-properties fo:background-color="transparent" style:vertical-align="automatic"/>
      <style:text-properties fo:font-size="12pt" style:font-size-asian="12pt" style:font-size-complex="12pt"/>
      <style:map style:condition="is-true-formula([.$A598]=&quot;note&quot;)" style:apply-style-name="cf1" style:base-cell-address="'q.EmCareA.Registration.P'.R299"/>
    </style:style>
    <style:style style:name="ce136" style:family="table-cell" style:parent-style-name="Default" style:data-style-name="N0">
      <style:table-cell-properties fo:background-color="transparent" fo:wrap-option="wrap" style:vertical-align="automatic"/>
      <style:text-properties fo:font-size="12pt" style:font-size-asian="12pt" style:font-size-complex="12pt"/>
      <style:map style:condition="is-true-formula([.$A658]=&quot;note&quot;)" style:apply-style-name="cf1" style:base-cell-address="'q.EmCareA.Registration.P'.R329"/>
    </style:style>
    <style:style style:name="ce137" style:family="table-cell" style:parent-style-name="Default" style:data-style-name="N0">
      <style:table-cell-properties fo:background-color="transparent" style:vertical-align="automatic"/>
      <style:text-properties fo:font-size="12pt" style:font-size-asian="12pt" style:font-size-complex="12pt"/>
      <style:map style:condition="is-true-formula([.$A1520]=&quot;note&quot;)" style:apply-style-name="cf1" style:base-cell-address="'q.EmCareA.Registration.P'.R760"/>
    </style:style>
    <style:style style:name="ce138" style:family="table-cell" style:parent-style-name="Default" style:data-style-name="N0">
      <style:table-cell-properties fo:background-color="transparent" fo:wrap-option="wrap" style:vertical-align="automatic"/>
      <style:text-properties fo:font-size="12pt" style:font-size-asian="12pt" style:font-size-complex="12pt"/>
      <style:map style:condition="is-true-formula([.$A1542]=&quot;note&quot;)" style:apply-style-name="cf1" style:base-cell-address="'q.EmCareA.Registration.P'.R771"/>
    </style:style>
    <style:style style:name="ce139" style:family="table-cell" style:parent-style-name="Default" style:data-style-name="N0">
      <style:table-cell-properties fo:background-color="transparent" fo:wrap-option="wrap" style:vertical-align="automatic"/>
      <style:text-properties fo:font-size="12pt" style:font-size-asian="12pt" style:font-size-complex="12pt"/>
      <style:map style:condition="is-true-formula([.$A1826]=&quot;note&quot;)" style:apply-style-name="cf1" style:base-cell-address="'q.EmCareA.Registration.P'.C913"/>
    </style:style>
    <style:style style:name="ce140" style:family="table-cell" style:parent-style-name="Default" style:data-style-name="N0">
      <style:table-cell-properties fo:background-color="transparent" style:vertical-align="automatic"/>
      <style:text-properties fo:font-size="12pt" style:font-size-asian="12pt" style:font-size-complex="12pt"/>
      <style:map style:condition="is-true-formula([.$A1902]=&quot;note&quot;)" style:apply-style-name="cf1" style:base-cell-address="'q.EmCareA.Registration.P'.R951"/>
    </style:style>
    <style:style style:name="ce141" style:family="table-cell" style:parent-style-name="Default" style:data-style-name="N0">
      <style:table-cell-properties fo:background-color="transparent" fo:wrap-option="wrap" style:vertical-align="automatic"/>
      <style:text-properties fo:font-size="12pt" style:font-size-asian="12pt" style:font-size-complex="12pt"/>
      <style:map style:condition="is-true-formula([.$A1934]=&quot;note&quot;)" style:apply-style-name="cf1" style:base-cell-address="'q.EmCareA.Registration.P'.R967"/>
    </style:style>
    <style:style style:name="ce142" style:family="table-cell" style:parent-style-name="Default" style:data-style-name="N0">
      <style:table-cell-properties fo:background-color="transparent" style:vertical-align="automatic"/>
      <style:text-properties fo:font-size="12pt" style:font-size-asian="12pt" style:font-size-complex="12pt"/>
      <style:map style:condition="is-true-formula([.$A1936]=&quot;note&quot;)" style:apply-style-name="cf1" style:base-cell-address="'q.EmCareA.Registration.P'.R968"/>
    </style:style>
    <style:style style:name="ce143" style:family="table-cell" style:parent-style-name="Default" style:data-style-name="N0">
      <style:table-cell-properties fo:background-color="transparent" fo:wrap-option="wrap" style:vertical-align="automatic"/>
      <style:text-properties fo:font-size="12pt" style:font-size-asian="12pt" style:font-size-complex="12pt"/>
      <style:map style:condition="is-true-formula([.$A1946]=&quot;note&quot;)" style:apply-style-name="cf1" style:base-cell-address="'q.EmCareA.Registration.P'.R973"/>
    </style:style>
    <style:style style:name="ce144" style:family="table-cell" style:parent-style-name="Default" style:data-style-name="N0">
      <style:table-cell-properties fo:background-color="transparent" style:vertical-align="automatic"/>
      <style:text-properties fo:font-size="12pt" style:font-size-asian="12pt" style:font-size-complex="12pt"/>
      <style:map style:condition="is-true-formula([.$A158]=&quot;note&quot;)" style:apply-style-name="cf1" style:base-cell-address="'q.EmCareA.Registration.P'.T79"/>
    </style:style>
    <style:style style:name="ce145" style:family="table-cell" style:parent-style-name="Default" style:data-style-name="N0">
      <style:table-cell-properties fo:background-color="transparent" style:vertical-align="automatic"/>
      <style:text-properties fo:font-size="12pt" style:font-size-asian="12pt" style:font-size-complex="12pt"/>
      <style:map style:condition="is-true-formula([.$A776]=&quot;note&quot;)" style:apply-style-name="cf1" style:base-cell-address="'q.EmCareA.Registration.P'.T388"/>
    </style:style>
    <style:style style:name="ce146" style:family="table-cell" style:parent-style-name="Default" style:data-style-name="N0">
      <style:table-cell-properties fo:background-color="transparent" style:vertical-align="automatic"/>
      <style:text-properties fo:font-size="12pt" style:font-size-asian="12pt" style:font-size-complex="12pt"/>
      <style:map style:condition="is-true-formula([.$A1690]=&quot;note&quot;)" style:apply-style-name="cf1" style:base-cell-address="'q.EmCareA.Registration.P'.T845"/>
    </style:style>
    <style:style style:name="ce147" style:family="table-cell" style:parent-style-name="Default" style:data-style-name="N0">
      <style:table-cell-properties fo:background-color="transparent" style:vertical-align="automatic"/>
      <style:text-properties fo:font-size="12pt" style:font-size-asian="12pt" style:font-size-complex="12pt"/>
      <style:map style:condition="is-true-formula([.$A1692]=&quot;note&quot;)" style:apply-style-name="cf1" style:base-cell-address="'q.EmCareA.Registration.P'.T846"/>
    </style:style>
    <style:style style:name="ce148" style:family="table-cell" style:parent-style-name="Default" style:data-style-name="N0">
      <style:table-cell-properties fo:background-color="transparent" style:vertical-align="automatic"/>
      <style:text-properties fo:font-size="12pt" style:font-size-asian="12pt" style:font-size-complex="12pt"/>
      <style:map style:condition="is-true-formula([.$A172]=&quot;note&quot;)" style:apply-style-name="cf1" style:base-cell-address="'q.EmCareA.Registration.P'.U86"/>
    </style:style>
    <style:style style:name="ce149" style:family="table-cell" style:parent-style-name="Default" style:data-style-name="N0">
      <style:table-cell-properties fo:background-color="transparent" style:vertical-align="automatic"/>
      <style:text-properties fo:font-size="12pt" style:font-size-asian="12pt" style:font-size-complex="12pt"/>
      <style:map style:condition="is-true-formula([.$A174]=&quot;note&quot;)" style:apply-style-name="cf1" style:base-cell-address="'q.EmCareA.Registration.P'.U87"/>
    </style:style>
    <style:style style:name="ce12" style:family="table-cell" style:parent-style-name="Default" style:data-style-name="N0">
      <style:table-cell-properties fo:background-color="#d8d8d8" style:vertical-align="automatic"/>
      <style:text-properties fo:font-size="12pt" fo:font-weight="bold" style:font-size-asian="12pt" style:font-weight-asian="bold" style:font-size-complex="12pt" style:font-weight-complex="bold"/>
    </style:style>
    <style:style style:name="ce152" style:family="table-cell" style:parent-style-name="Default" style:data-style-name="N0">
      <style:table-cell-properties fo:background-color="#d8d8d8" style:vertical-align="automatic"/>
      <style:text-properties fo:font-size="12pt" fo:font-weight="bold" style:font-size-asian="12pt" style:font-weight-asian="bold" style:font-size-complex="12pt" style:font-weight-complex="bold"/>
      <style:map style:condition="is-true-formula([.$A30]=&quot;note&quot;)" style:apply-style-name="cf1" style:base-cell-address="'q.EmCareA.Registration.P'.A29"/>
    </style:style>
    <style:style style:name="ce10" style:family="table-cell" style:parent-style-name="Default" style:data-style-name="N0">
      <style:table-cell-properties fo:background-color="#d8d8d8" style:text-align-source="fix" style:repeat-content="false" style:vertical-align="middle"/>
      <style:paragraph-properties fo:text-align="start" fo:margin-left="0cm"/>
      <style:text-properties fo:font-size="12pt" fo:font-weight="bold" style:font-size-asian="12pt" style:font-weight-asian="bold" style:font-size-complex="12pt" style:font-weight-complex="bold"/>
    </style:style>
    <style:style style:name="ce46"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style>
    <style:style style:name="ce155"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3]=&quot;note&quot;)" style:apply-style-name="cf1" style:base-cell-address="'q.EmCareB.Registration.E'.A2"/>
    </style:style>
    <style:style style:name="ce156"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4]=&quot;note&quot;)" style:apply-style-name="cf1" style:base-cell-address="'q.EmCareB.Registration.E'.A3"/>
    </style:style>
    <style:style style:name="ce157" style:family="table-cell" style:parent-style-name="Default" style:data-style-name="N0">
      <style:table-cell-properties fo:background-color="transparent" style:vertical-align="automatic"/>
      <style:text-properties fo:font-size="12pt" style:font-size-asian="12pt" style:font-size-complex="12pt"/>
      <style:map style:condition="is-true-formula([.$A6]=&quot;note&quot;)" style:apply-style-name="cf1" style:base-cell-address="'q.EmCareB.Registration.E'.A5"/>
    </style:style>
    <style:style style:name="ce19" style:family="table-cell" style:parent-style-name="Default" style:data-style-name="N0">
      <style:table-cell-properties fo:background-color="transparent" style:vertical-align="middle"/>
    </style:style>
    <style:style style:name="ce159"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540]=&quot;note&quot;)" style:apply-style-name="cf1" style:base-cell-address="'q.EmCareB.Registration.E'.A271"/>
    </style:style>
    <style:style style:name="ce160"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548]=&quot;note&quot;)" style:apply-style-name="cf1" style:base-cell-address="'q.EmCareB.Registration.E'.A275"/>
    </style:style>
    <style:style style:name="ce161"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550]=&quot;note&quot;)" style:apply-style-name="cf1" style:base-cell-address="'q.EmCareB.Registration.E'.A276"/>
    </style:style>
    <style:style style:name="ce162"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554]=&quot;note&quot;)" style:apply-style-name="cf1" style:base-cell-address="'q.EmCareB.Registration.E'.A278"/>
    </style:style>
    <style:style style:name="ce163"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982]=&quot;note&quot;)" style:apply-style-name="cf1" style:base-cell-address="'q.EmCareB.Registration.E'.A492"/>
    </style:style>
    <style:style style:name="ce165"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984]=&quot;note&quot;)" style:apply-style-name="cf1" style:base-cell-address="'q.EmCareB.Registration.E'.A493"/>
    </style:style>
    <style:style style:name="ce166"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1028]=&quot;note&quot;)" style:apply-style-name="cf1" style:base-cell-address="'q.EmCareB.Registration.E'.A515"/>
    </style:style>
    <style:style style:name="ce167"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1112]=&quot;note&quot;)" style:apply-style-name="cf1" style:base-cell-address="'q.EmCareB.Registration.E'.A557"/>
    </style:style>
    <style:style style:name="ce168"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1212]=&quot;note&quot;)" style:apply-style-name="cf1" style:base-cell-address="'q.EmCareB.Registration.E'.A607"/>
    </style:style>
    <style:style style:name="ce169"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1220]=&quot;note&quot;)" style:apply-style-name="cf1" style:base-cell-address="'q.EmCareB.Registration.E'.A611"/>
    </style:style>
    <style:style style:name="ce170"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1222]=&quot;note&quot;)" style:apply-style-name="cf1" style:base-cell-address="'q.EmCareB.Registration.E'.A612"/>
    </style:style>
    <style:style style:name="ce171"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1378]=&quot;note&quot;)" style:apply-style-name="cf1" style:base-cell-address="'q.EmCareB.Registration.E'.A690"/>
    </style:style>
    <style:style style:name="ce172"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1754]=&quot;note&quot;)" style:apply-style-name="cf1" style:base-cell-address="'q.EmCareB.Registration.E'.A878"/>
    </style:style>
    <style:style style:name="ce173"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1764]=&quot;note&quot;)" style:apply-style-name="cf1" style:base-cell-address="'q.EmCareB.Registration.E'.A883"/>
    </style:style>
    <style:style style:name="ce174"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1786]=&quot;note&quot;)" style:apply-style-name="cf1" style:base-cell-address="'q.EmCareB.Registration.E'.A894"/>
    </style:style>
    <style:style style:name="ce175"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1828]=&quot;note&quot;)" style:apply-style-name="cf1" style:base-cell-address="'q.EmCareB.Registration.E'.A915"/>
    </style:style>
    <style:style style:name="ce176"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1862]=&quot;note&quot;)" style:apply-style-name="cf1" style:base-cell-address="'q.EmCareB.Registration.E'.A932"/>
    </style:style>
    <style:style style:name="ce177" style:family="table-cell" style:parent-style-name="Default" style:data-style-name="N0">
      <style:table-cell-properties fo:background-color="transparent" style:vertical-align="middle"/>
      <style:map style:condition="is-true-formula([.$A4]=&quot;note&quot;)" style:apply-style-name="cf1" style:base-cell-address="'q.EmCareB.Registration.E'.A3"/>
    </style:style>
    <style:style style:name="ce178" style:family="table-cell" style:parent-style-name="Default">
      <style:map style:condition="is-true-formula([.$A4]=&quot;note&quot;)" style:apply-style-name="cf1" style:base-cell-address="'q.EmCareB.Registration.E'.A3"/>
    </style:style>
    <style:style style:name="ce179"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540]=&quot;note&quot;)" style:apply-style-name="cf1" style:base-cell-address="'q.EmCareB.Registration.E'.C271"/>
    </style:style>
    <style:style style:name="ce180"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794]=&quot;comments&quot;)" style:apply-style-name="cf2" style:base-cell-address="'q.EmCareB.Registration.E'.C398"/>
    </style:style>
    <style:style style:name="ce181"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982]=&quot;note&quot;)" style:apply-style-name="cf1" style:base-cell-address="'q.EmCareB.Registration.E'.C492"/>
    </style:style>
    <style:style style:name="ce182"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1028]=&quot;note&quot;)" style:apply-style-name="cf1" style:base-cell-address="'q.EmCareB.Registration.E'.C515"/>
    </style:style>
    <style:style style:name="ce183"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1112]=&quot;note&quot;)" style:apply-style-name="cf1" style:base-cell-address="'q.EmCareB.Registration.E'.C557"/>
    </style:style>
    <style:style style:name="ce184"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1212]=&quot;note&quot;)" style:apply-style-name="cf1" style:base-cell-address="'q.EmCareB.Registration.E'.C607"/>
    </style:style>
    <style:style style:name="ce185"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1378]=&quot;note&quot;)" style:apply-style-name="cf1" style:base-cell-address="'q.EmCareB.Registration.E'.C690"/>
    </style:style>
    <style:style style:name="ce186"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1712]=&quot;note&quot;)" style:apply-style-name="cf1" style:base-cell-address="'q.EmCareB.Registration.E'.C857"/>
    </style:style>
    <style:style style:name="ce187"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1752]=&quot;note&quot;)" style:apply-style-name="cf1" style:base-cell-address="'q.EmCareB.Registration.E'.C877"/>
    </style:style>
    <style:style style:name="ce188"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1786]=&quot;note&quot;)" style:apply-style-name="cf1" style:base-cell-address="'q.EmCareB.Registration.E'.C894"/>
    </style:style>
    <style:style style:name="ce189"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1796]=&quot;note&quot;)" style:apply-style-name="cf1" style:base-cell-address="'q.EmCareB.Registration.E'.C899"/>
    </style:style>
    <style:style style:name="ce190"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1858]=&quot;note&quot;)" style:apply-style-name="cf1" style:base-cell-address="'q.EmCareB.Registration.E'.C930"/>
    </style:style>
    <style:style style:name="ce191"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1860]=&quot;note&quot;)" style:apply-style-name="cf1" style:base-cell-address="'q.EmCareB.Registration.E'.C931"/>
    </style:style>
    <style:style style:name="ce192"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1870]=&quot;note&quot;)" style:apply-style-name="cf1" style:base-cell-address="'q.EmCareB.Registration.E'.C936"/>
    </style:style>
    <style:style style:name="ce193"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1872]=&quot;note&quot;)" style:apply-style-name="cf1" style:base-cell-address="'q.EmCareB.Registration.E'.C937"/>
    </style:style>
    <style:style style:name="ce194"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12pt" style:font-size-asian="12pt" style:font-size-complex="12pt"/>
      <style:map style:condition="is-true-formula([.$A4]=&quot;note&quot;)" style:apply-style-name="cf1" style:base-cell-address="'q.EmCareB.Registration.E'.A3"/>
    </style:style>
    <style:style style:name="ce195"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12pt" style:font-size-asian="12pt" style:font-size-complex="12pt"/>
      <style:map style:condition="is-true-formula([.$A540]=&quot;note&quot;)" style:apply-style-name="cf1" style:base-cell-address="'q.EmCareB.Registration.E'.C271"/>
    </style:style>
    <style:style style:name="ce196"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12pt" style:font-size-asian="12pt" style:font-size-complex="12pt"/>
      <style:map style:condition="is-true-formula([.$A982]=&quot;note&quot;)" style:apply-style-name="cf1" style:base-cell-address="'q.EmCareB.Registration.E'.C492"/>
    </style:style>
    <style:style style:name="ce197"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12pt" style:font-size-asian="12pt" style:font-size-complex="12pt"/>
      <style:map style:condition="is-true-formula([.$A1028]=&quot;note&quot;)" style:apply-style-name="cf1" style:base-cell-address="'q.EmCareB.Registration.E'.C515"/>
    </style:style>
    <style:style style:name="ce198"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1040]=&quot;note&quot;)" style:apply-style-name="cf1" style:base-cell-address="'q.EmCareB.Registration.E'.D521"/>
    </style:style>
    <style:style style:name="ce199"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1048]=&quot;note&quot;)" style:apply-style-name="cf1" style:base-cell-address="'q.EmCareB.Registration.E'.D525"/>
    </style:style>
    <style:style style:name="ce200"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12pt" style:font-size-asian="12pt" style:font-size-complex="12pt"/>
      <style:map style:condition="is-true-formula([.$A1212]=&quot;note&quot;)" style:apply-style-name="cf1" style:base-cell-address="'q.EmCareB.Registration.E'.C607"/>
    </style:style>
    <style:style style:name="ce201"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12pt" style:font-size-asian="12pt" style:font-size-complex="12pt"/>
      <style:map style:condition="is-true-formula([.$A1378]=&quot;note&quot;)" style:apply-style-name="cf1" style:base-cell-address="'q.EmCareB.Registration.E'.C690"/>
    </style:style>
    <style:style style:name="ce202"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1786]=&quot;note&quot;)" style:apply-style-name="cf1" style:base-cell-address="'q.EmCareB.Registration.E'.D894"/>
    </style:style>
    <style:style style:name="ce203"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6]=&quot;note&quot;)" style:apply-style-name="cf1" style:base-cell-address="'q.EmCareB.Registration.E'.G5"/>
    </style:style>
    <style:style style:name="ce204"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7]=&quot;note&quot;)" style:apply-style-name="cf1" style:base-cell-address="'q.EmCareB.Registration.E'.G6"/>
    </style:style>
    <style:style style:name="ce205"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8]=&quot;note&quot;)" style:apply-style-name="cf1" style:base-cell-address="'q.EmCareB.Registration.E'.G7"/>
    </style:style>
    <style:style style:name="ce206"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530]=&quot;note&quot;)" style:apply-style-name="cf1" style:base-cell-address="'q.EmCareB.Registration.E'.G266"/>
    </style:style>
    <style:style style:name="ce207" style:family="table-cell" style:parent-style-name="Default" style:data-style-name="N0">
      <style:table-cell-properties fo:background-color="transparent" style:vertical-align="automatic"/>
      <style:text-properties fo:font-size="12pt" style:font-size-asian="12pt" style:font-size-complex="12pt"/>
      <style:map style:condition="is-true-formula([.$A6]=&quot;note&quot;)" style:apply-style-name="cf1" style:base-cell-address="'q.EmCareB.Registration.E'.J5"/>
    </style:style>
    <style:style style:name="ce18" style:family="table-cell" style:parent-style-name="Default" style:data-style-name="N0">
      <style:table-cell-properties fo:background-color="#9bbb59" style:text-align-source="fix" style:repeat-content="false" style:vertical-align="middle"/>
      <style:paragraph-properties fo:text-align="start" fo:margin-left="0cm"/>
      <style:text-properties fo:font-size="12pt" style:font-size-asian="12pt" style:font-size-complex="12pt"/>
    </style:style>
    <style:style style:name="ce209" style:family="table-cell" style:parent-style-name="Default">
      <style:map style:condition="is-true-formula([.$A2]=&quot;note&quot;)" style:apply-style-name="cf3" style:base-cell-address="'q.EmCareB.Registration.E'.L2"/>
      <style:map style:condition="is-true-formula([.$A2]=&quot;calculate&quot;)" style:apply-style-name="cf3" style:base-cell-address="'q.EmCareB.Registration.E'.L2"/>
      <style:map style:condition="is-true-formula(LEFT([.$A2];6)=&quot;select&quot;)" style:apply-style-name="cf3" style:base-cell-address="'q.EmCareB.Registration.E'.L2"/>
      <style:map style:condition="is-true-formula([.$A2]=&quot;text&quot;)" style:apply-style-name="cf3" style:base-cell-address="'q.EmCareB.Registration.E'.L2"/>
      <style:map style:condition="is-true-formula([.$A2]=&quot;end repeat&quot;)" style:apply-style-name="cf3" style:base-cell-address="'q.EmCareB.Registration.E'.L2"/>
      <style:map style:condition="is-true-formula([.$A2]=&quot;begin repeat&quot;)" style:apply-style-name="cf3" style:base-cell-address="'q.EmCareB.Registration.E'.L2"/>
      <style:map style:condition="is-true-formula([.$A2]=&quot;end group&quot;)" style:apply-style-name="cf3" style:base-cell-address="'q.EmCareB.Registration.E'.L2"/>
      <style:map style:condition="is-true-formula([.$A2]=&quot;decimal&quot;)" style:apply-style-name="cf3" style:base-cell-address="'q.EmCareB.Registration.E'.L2"/>
      <style:map style:condition="is-true-formula([.$A2]=&quot;note&quot;)" style:apply-style-name="cf3" style:base-cell-address="'q.EmCareB.Registration.E'.L2"/>
      <style:map style:condition="is-true-formula([.$A2]=&quot;calculate&quot;)" style:apply-style-name="cf3" style:base-cell-address="'q.EmCareB.Registration.E'.L2"/>
      <style:map style:condition="is-true-formula(LEFT([.$A2];6)=&quot;select&quot;)" style:apply-style-name="cf3" style:base-cell-address="'q.EmCareB.Registration.E'.L2"/>
      <style:map style:condition="is-true-formula([.$A2]=&quot;integer&quot;)" style:apply-style-name="cf3" style:base-cell-address="'q.EmCareB.Registration.E'.L2"/>
      <style:map style:condition="is-true-formula([.$A2]=&quot;text&quot;)" style:apply-style-name="cf3" style:base-cell-address="'q.EmCareB.Registration.E'.L2"/>
      <style:map style:condition="is-true-formula([.$A2]=&quot;end repeat&quot;)" style:apply-style-name="cf3" style:base-cell-address="'q.EmCareB.Registration.E'.L2"/>
      <style:map style:condition="is-true-formula([.$A2]=&quot;begin repeat&quot;)" style:apply-style-name="cf3" style:base-cell-address="'q.EmCareB.Registration.E'.L2"/>
      <style:map style:condition="is-true-formula([.$A2]=&quot;begin group&quot;)" style:apply-style-name="cf3" style:base-cell-address="'q.EmCareB.Registration.E'.L2"/>
      <style:map style:condition="is-true-formula([.$A2]=&quot;end group&quot;)" style:apply-style-name="cf3" style:base-cell-address="'q.EmCareB.Registration.E'.L2"/>
      <style:map style:condition="is-true-formula([.$A2]=&quot;decimal&quot;)" style:apply-style-name="cf3" style:base-cell-address="'q.EmCareB.Registration.E'.L2"/>
      <style:map style:condition="is-true-formula([.$A2]=&quot;integer&quot;)" style:apply-style-name="cf3" style:base-cell-address="'q.EmCareB.Registration.E'.L2"/>
      <style:map style:condition="is-true-formula([.$A2]=&quot;begin group&quot;)" style:apply-style-name="cf3" style:base-cell-address="'q.EmCareB.Registration.E'.L2"/>
      <style:map style:condition="is-true-formula([.$A2]=&quot;barcode&quot;)" style:apply-style-name="cf3" style:base-cell-address="'q.EmCareB.Registration.E'.L2"/>
      <style:map style:condition="is-true-formula([.$A2]=&quot;barcode&quot;)" style:apply-style-name="cf3" style:base-cell-address="'q.EmCareB.Registration.E'.L2"/>
    </style:style>
    <style:style style:name="ce210" style:family="table-cell" style:parent-style-name="Default">
      <style:map style:condition="is-true-formula([.$A2]=&quot;note&quot;)" style:apply-style-name="cf3" style:base-cell-address="'q.EmCareB.Registration.E'.L3"/>
      <style:map style:condition="is-true-formula([.$A2]=&quot;calculate&quot;)" style:apply-style-name="cf3" style:base-cell-address="'q.EmCareB.Registration.E'.L3"/>
      <style:map style:condition="is-true-formula(LEFT([.$A2];6)=&quot;select&quot;)" style:apply-style-name="cf3" style:base-cell-address="'q.EmCareB.Registration.E'.L3"/>
      <style:map style:condition="is-true-formula([.$A2]=&quot;text&quot;)" style:apply-style-name="cf3" style:base-cell-address="'q.EmCareB.Registration.E'.L3"/>
      <style:map style:condition="is-true-formula([.$A2]=&quot;end repeat&quot;)" style:apply-style-name="cf3" style:base-cell-address="'q.EmCareB.Registration.E'.L3"/>
      <style:map style:condition="is-true-formula([.$A2]=&quot;begin repeat&quot;)" style:apply-style-name="cf3" style:base-cell-address="'q.EmCareB.Registration.E'.L3"/>
      <style:map style:condition="is-true-formula([.$A2]=&quot;end group&quot;)" style:apply-style-name="cf3" style:base-cell-address="'q.EmCareB.Registration.E'.L3"/>
      <style:map style:condition="is-true-formula([.$A2]=&quot;decimal&quot;)" style:apply-style-name="cf3" style:base-cell-address="'q.EmCareB.Registration.E'.L3"/>
      <style:map style:condition="is-true-formula([.$A2]=&quot;integer&quot;)" style:apply-style-name="cf3" style:base-cell-address="'q.EmCareB.Registration.E'.L3"/>
      <style:map style:condition="is-true-formula([.$A2]=&quot;begin group&quot;)" style:apply-style-name="cf3" style:base-cell-address="'q.EmCareB.Registration.E'.L3"/>
      <style:map style:condition="is-true-formula([.$A2]=&quot;barcode&quot;)" style:apply-style-name="cf3" style:base-cell-address="'q.EmCareB.Registration.E'.L3"/>
    </style:style>
    <style:style style:name="ce211" style:family="table-cell" style:parent-style-name="Default">
      <style:map style:condition="is-true-formula([.$A6]=&quot;note&quot;)" style:apply-style-name="cf3" style:base-cell-address="'q.EmCareB.Registration.E'.L6"/>
      <style:map style:condition="is-true-formula([.$A6]=&quot;calculate&quot;)" style:apply-style-name="cf3" style:base-cell-address="'q.EmCareB.Registration.E'.L6"/>
      <style:map style:condition="is-true-formula(LEFT([.$A6];6)=&quot;select&quot;)" style:apply-style-name="cf3" style:base-cell-address="'q.EmCareB.Registration.E'.L6"/>
      <style:map style:condition="is-true-formula([.$A6]=&quot;text&quot;)" style:apply-style-name="cf3" style:base-cell-address="'q.EmCareB.Registration.E'.L6"/>
      <style:map style:condition="is-true-formula([.$A6]=&quot;end repeat&quot;)" style:apply-style-name="cf3" style:base-cell-address="'q.EmCareB.Registration.E'.L6"/>
      <style:map style:condition="is-true-formula([.$A6]=&quot;begin repeat&quot;)" style:apply-style-name="cf3" style:base-cell-address="'q.EmCareB.Registration.E'.L6"/>
      <style:map style:condition="is-true-formula([.$A6]=&quot;end group&quot;)" style:apply-style-name="cf3" style:base-cell-address="'q.EmCareB.Registration.E'.L6"/>
      <style:map style:condition="is-true-formula([.$A6]=&quot;decimal&quot;)" style:apply-style-name="cf3" style:base-cell-address="'q.EmCareB.Registration.E'.L6"/>
      <style:map style:condition="is-true-formula([.$A6]=&quot;integer&quot;)" style:apply-style-name="cf3" style:base-cell-address="'q.EmCareB.Registration.E'.L6"/>
      <style:map style:condition="is-true-formula([.$A6]=&quot;begin group&quot;)" style:apply-style-name="cf3" style:base-cell-address="'q.EmCareB.Registration.E'.L6"/>
      <style:map style:condition="is-true-formula([.$A6]=&quot;barcode&quot;)" style:apply-style-name="cf3" style:base-cell-address="'q.EmCareB.Registration.E'.L6"/>
    </style:style>
    <style:style style:name="ce212" style:family="table-cell" style:parent-style-name="Default">
      <style:map style:condition="is-true-formula([.$A2]=&quot;note&quot;)" style:apply-style-name="cf3" style:base-cell-address="'q.EmCareB.Registration.E'.L8"/>
      <style:map style:condition="is-true-formula([.$A2]=&quot;note&quot;)" style:apply-style-name="cf3" style:base-cell-address="'q.EmCareB.Registration.E'.L8"/>
      <style:map style:condition="is-true-formula([.$A2]=&quot;calculate&quot;)" style:apply-style-name="cf3" style:base-cell-address="'q.EmCareB.Registration.E'.L8"/>
      <style:map style:condition="is-true-formula([.$A2]=&quot;calculate&quot;)" style:apply-style-name="cf3" style:base-cell-address="'q.EmCareB.Registration.E'.L8"/>
      <style:map style:condition="is-true-formula(LEFT([.$A2];6)=&quot;select&quot;)" style:apply-style-name="cf3" style:base-cell-address="'q.EmCareB.Registration.E'.L8"/>
      <style:map style:condition="is-true-formula(LEFT([.$A2];6)=&quot;select&quot;)" style:apply-style-name="cf3" style:base-cell-address="'q.EmCareB.Registration.E'.L8"/>
      <style:map style:condition="is-true-formula([.$A2]=&quot;text&quot;)" style:apply-style-name="cf3" style:base-cell-address="'q.EmCareB.Registration.E'.L8"/>
      <style:map style:condition="is-true-formula([.$A2]=&quot;text&quot;)" style:apply-style-name="cf3" style:base-cell-address="'q.EmCareB.Registration.E'.L8"/>
      <style:map style:condition="is-true-formula([.$A2]=&quot;end repeat&quot;)" style:apply-style-name="cf3" style:base-cell-address="'q.EmCareB.Registration.E'.L8"/>
      <style:map style:condition="is-true-formula([.$A2]=&quot;end repeat&quot;)" style:apply-style-name="cf3" style:base-cell-address="'q.EmCareB.Registration.E'.L8"/>
      <style:map style:condition="is-true-formula([.$A2]=&quot;begin repeat&quot;)" style:apply-style-name="cf3" style:base-cell-address="'q.EmCareB.Registration.E'.L8"/>
      <style:map style:condition="is-true-formula([.$A2]=&quot;begin repeat&quot;)" style:apply-style-name="cf3" style:base-cell-address="'q.EmCareB.Registration.E'.L8"/>
      <style:map style:condition="is-true-formula([.$A2]=&quot;end group&quot;)" style:apply-style-name="cf3" style:base-cell-address="'q.EmCareB.Registration.E'.L8"/>
      <style:map style:condition="is-true-formula([.$A2]=&quot;end group&quot;)" style:apply-style-name="cf3" style:base-cell-address="'q.EmCareB.Registration.E'.L8"/>
      <style:map style:condition="is-true-formula([.$A2]=&quot;decimal&quot;)" style:apply-style-name="cf3" style:base-cell-address="'q.EmCareB.Registration.E'.L8"/>
      <style:map style:condition="is-true-formula([.$A2]=&quot;decimal&quot;)" style:apply-style-name="cf3" style:base-cell-address="'q.EmCareB.Registration.E'.L8"/>
      <style:map style:condition="is-true-formula([.$A2]=&quot;note&quot;)" style:apply-style-name="cf3" style:base-cell-address="'q.EmCareB.Registration.E'.L3"/>
      <style:map style:condition="is-true-formula([.$A2]=&quot;calculate&quot;)" style:apply-style-name="cf3" style:base-cell-address="'q.EmCareB.Registration.E'.L3"/>
      <style:map style:condition="is-true-formula(LEFT([.$A2];6)=&quot;select&quot;)" style:apply-style-name="cf3" style:base-cell-address="'q.EmCareB.Registration.E'.L3"/>
      <style:map style:condition="is-true-formula([.$A2]=&quot;integer&quot;)" style:apply-style-name="cf3" style:base-cell-address="'q.EmCareB.Registration.E'.L8"/>
      <style:map style:condition="is-true-formula([.$A2]=&quot;integer&quot;)" style:apply-style-name="cf3" style:base-cell-address="'q.EmCareB.Registration.E'.L8"/>
      <style:map style:condition="is-true-formula([.$A2]=&quot;text&quot;)" style:apply-style-name="cf3" style:base-cell-address="'q.EmCareB.Registration.E'.L3"/>
      <style:map style:condition="is-true-formula([.$A2]=&quot;end repeat&quot;)" style:apply-style-name="cf3" style:base-cell-address="'q.EmCareB.Registration.E'.L3"/>
      <style:map style:condition="is-true-formula([.$A2]=&quot;begin repeat&quot;)" style:apply-style-name="cf3" style:base-cell-address="'q.EmCareB.Registration.E'.L3"/>
      <style:map style:condition="is-true-formula([.$A2]=&quot;begin group&quot;)" style:apply-style-name="cf3" style:base-cell-address="'q.EmCareB.Registration.E'.L8"/>
      <style:map style:condition="is-true-formula([.$A2]=&quot;begin group&quot;)" style:apply-style-name="cf3" style:base-cell-address="'q.EmCareB.Registration.E'.L8"/>
      <style:map style:condition="is-true-formula([.$A2]=&quot;end group&quot;)" style:apply-style-name="cf3" style:base-cell-address="'q.EmCareB.Registration.E'.L3"/>
      <style:map style:condition="is-true-formula([.$A2]=&quot;decimal&quot;)" style:apply-style-name="cf3" style:base-cell-address="'q.EmCareB.Registration.E'.L3"/>
      <style:map style:condition="is-true-formula([.$A2]=&quot;integer&quot;)" style:apply-style-name="cf3" style:base-cell-address="'q.EmCareB.Registration.E'.L3"/>
      <style:map style:condition="is-true-formula([.$A2]=&quot;barcode&quot;)" style:apply-style-name="cf3" style:base-cell-address="'q.EmCareB.Registration.E'.L8"/>
      <style:map style:condition="is-true-formula([.$A2]=&quot;barcode&quot;)" style:apply-style-name="cf3" style:base-cell-address="'q.EmCareB.Registration.E'.L8"/>
      <style:map style:condition="is-true-formula([.$A2]=&quot;begin group&quot;)" style:apply-style-name="cf3" style:base-cell-address="'q.EmCareB.Registration.E'.L3"/>
      <style:map style:condition="is-true-formula([.$A2]=&quot;barcode&quot;)" style:apply-style-name="cf3" style:base-cell-address="'q.EmCareB.Registration.E'.L3"/>
    </style:style>
    <style:style style:name="ce213" style:family="table-cell" style:parent-style-name="Default" style:data-style-name="N0">
      <style:table-cell-properties fo:wrap-option="wrap" style:vertical-align="automatic"/>
      <style:map style:condition="is-true-formula([.$A2]=&quot;note&quot;)" style:apply-style-name="cf3" style:base-cell-address="'q.EmCareB.Registration.E'.L9"/>
      <style:map style:condition="is-true-formula([.$A2]=&quot;note&quot;)" style:apply-style-name="cf3" style:base-cell-address="'q.EmCareB.Registration.E'.L9"/>
      <style:map style:condition="is-true-formula([.$A2]=&quot;calculate&quot;)" style:apply-style-name="cf3" style:base-cell-address="'q.EmCareB.Registration.E'.L9"/>
      <style:map style:condition="is-true-formula([.$A2]=&quot;calculate&quot;)" style:apply-style-name="cf3" style:base-cell-address="'q.EmCareB.Registration.E'.L9"/>
      <style:map style:condition="is-true-formula(LEFT([.$A2];6)=&quot;select&quot;)" style:apply-style-name="cf3" style:base-cell-address="'q.EmCareB.Registration.E'.L9"/>
      <style:map style:condition="is-true-formula(LEFT([.$A2];6)=&quot;select&quot;)" style:apply-style-name="cf3" style:base-cell-address="'q.EmCareB.Registration.E'.L9"/>
      <style:map style:condition="is-true-formula([.$A2]=&quot;text&quot;)" style:apply-style-name="cf3" style:base-cell-address="'q.EmCareB.Registration.E'.L9"/>
      <style:map style:condition="is-true-formula([.$A2]=&quot;text&quot;)" style:apply-style-name="cf3" style:base-cell-address="'q.EmCareB.Registration.E'.L9"/>
      <style:map style:condition="is-true-formula([.$A2]=&quot;end repeat&quot;)" style:apply-style-name="cf3" style:base-cell-address="'q.EmCareB.Registration.E'.L9"/>
      <style:map style:condition="is-true-formula([.$A2]=&quot;end repeat&quot;)" style:apply-style-name="cf3" style:base-cell-address="'q.EmCareB.Registration.E'.L9"/>
      <style:map style:condition="is-true-formula([.$A2]=&quot;begin repeat&quot;)" style:apply-style-name="cf3" style:base-cell-address="'q.EmCareB.Registration.E'.L9"/>
      <style:map style:condition="is-true-formula([.$A2]=&quot;begin repeat&quot;)" style:apply-style-name="cf3" style:base-cell-address="'q.EmCareB.Registration.E'.L9"/>
      <style:map style:condition="is-true-formula([.$A2]=&quot;end group&quot;)" style:apply-style-name="cf3" style:base-cell-address="'q.EmCareB.Registration.E'.L9"/>
      <style:map style:condition="is-true-formula([.$A2]=&quot;end group&quot;)" style:apply-style-name="cf3" style:base-cell-address="'q.EmCareB.Registration.E'.L9"/>
      <style:map style:condition="is-true-formula([.$A2]=&quot;decimal&quot;)" style:apply-style-name="cf3" style:base-cell-address="'q.EmCareB.Registration.E'.L9"/>
      <style:map style:condition="is-true-formula([.$A2]=&quot;decimal&quot;)" style:apply-style-name="cf3" style:base-cell-address="'q.EmCareB.Registration.E'.L9"/>
      <style:map style:condition="is-true-formula([.$A2]=&quot;note&quot;)" style:apply-style-name="cf3" style:base-cell-address="'q.EmCareB.Registration.E'.L9"/>
      <style:map style:condition="is-true-formula([.$A2]=&quot;note&quot;)" style:apply-style-name="cf3" style:base-cell-address="'q.EmCareB.Registration.E'.L3"/>
      <style:map style:condition="is-true-formula([.$A2]=&quot;calculate&quot;)" style:apply-style-name="cf3" style:base-cell-address="'q.EmCareB.Registration.E'.L9"/>
      <style:map style:condition="is-true-formula([.$A2]=&quot;calculate&quot;)" style:apply-style-name="cf3" style:base-cell-address="'q.EmCareB.Registration.E'.L3"/>
      <style:map style:condition="is-true-formula(LEFT([.$A2];6)=&quot;select&quot;)" style:apply-style-name="cf3" style:base-cell-address="'q.EmCareB.Registration.E'.L9"/>
      <style:map style:condition="is-true-formula([.$A2]=&quot;integer&quot;)" style:apply-style-name="cf3" style:base-cell-address="'q.EmCareB.Registration.E'.L9"/>
      <style:map style:condition="is-true-formula(LEFT([.$A2];6)=&quot;select&quot;)" style:apply-style-name="cf3" style:base-cell-address="'q.EmCareB.Registration.E'.L3"/>
      <style:map style:condition="is-true-formula([.$A2]=&quot;integer&quot;)" style:apply-style-name="cf3" style:base-cell-address="'q.EmCareB.Registration.E'.L9"/>
      <style:map style:condition="is-true-formula([.$A2]=&quot;text&quot;)" style:apply-style-name="cf3" style:base-cell-address="'q.EmCareB.Registration.E'.L3"/>
      <style:map style:condition="is-true-formula([.$A2]=&quot;text&quot;)" style:apply-style-name="cf3" style:base-cell-address="'q.EmCareB.Registration.E'.L9"/>
      <style:map style:condition="is-true-formula([.$A2]=&quot;end repeat&quot;)" style:apply-style-name="cf3" style:base-cell-address="'q.EmCareB.Registration.E'.L3"/>
      <style:map style:condition="is-true-formula([.$A2]=&quot;end repeat&quot;)" style:apply-style-name="cf3" style:base-cell-address="'q.EmCareB.Registration.E'.L9"/>
      <style:map style:condition="is-true-formula([.$A2]=&quot;begin repeat&quot;)" style:apply-style-name="cf3" style:base-cell-address="'q.EmCareB.Registration.E'.L9"/>
      <style:map style:condition="is-true-formula([.$A2]=&quot;begin repeat&quot;)" style:apply-style-name="cf3" style:base-cell-address="'q.EmCareB.Registration.E'.L3"/>
      <style:map style:condition="is-true-formula([.$A2]=&quot;end group&quot;)" style:apply-style-name="cf3" style:base-cell-address="'q.EmCareB.Registration.E'.L3"/>
      <style:map style:condition="is-true-formula([.$A2]=&quot;begin group&quot;)" style:apply-style-name="cf3" style:base-cell-address="'q.EmCareB.Registration.E'.L9"/>
      <style:map style:condition="is-true-formula([.$A2]=&quot;end group&quot;)" style:apply-style-name="cf3" style:base-cell-address="'q.EmCareB.Registration.E'.L9"/>
      <style:map style:condition="is-true-formula([.$A2]=&quot;begin group&quot;)" style:apply-style-name="cf3" style:base-cell-address="'q.EmCareB.Registration.E'.L9"/>
      <style:map style:condition="is-true-formula([.$A2]=&quot;decimal&quot;)" style:apply-style-name="cf3" style:base-cell-address="'q.EmCareB.Registration.E'.L3"/>
      <style:map style:condition="is-true-formula([.$A2]=&quot;decimal&quot;)" style:apply-style-name="cf3" style:base-cell-address="'q.EmCareB.Registration.E'.L9"/>
      <style:map style:condition="is-true-formula([.$A2]=&quot;integer&quot;)" style:apply-style-name="cf3" style:base-cell-address="'q.EmCareB.Registration.E'.L9"/>
      <style:map style:condition="is-true-formula([.$A2]=&quot;integer&quot;)" style:apply-style-name="cf3" style:base-cell-address="'q.EmCareB.Registration.E'.L3"/>
      <style:map style:condition="is-true-formula([.$A2]=&quot;begin group&quot;)" style:apply-style-name="cf3" style:base-cell-address="'q.EmCareB.Registration.E'.L3"/>
      <style:map style:condition="is-true-formula([.$A2]=&quot;barcode&quot;)" style:apply-style-name="cf3" style:base-cell-address="'q.EmCareB.Registration.E'.L9"/>
      <style:map style:condition="is-true-formula([.$A2]=&quot;begin group&quot;)" style:apply-style-name="cf3" style:base-cell-address="'q.EmCareB.Registration.E'.L9"/>
      <style:map style:condition="is-true-formula([.$A2]=&quot;barcode&quot;)" style:apply-style-name="cf3" style:base-cell-address="'q.EmCareB.Registration.E'.L9"/>
      <style:map style:condition="is-true-formula([.$A2]=&quot;barcode&quot;)" style:apply-style-name="cf3" style:base-cell-address="'q.EmCareB.Registration.E'.L3"/>
      <style:map style:condition="is-true-formula([.$A2]=&quot;barcode&quot;)" style:apply-style-name="cf3" style:base-cell-address="'q.EmCareB.Registration.E'.L9"/>
    </style:style>
    <style:style style:name="ce214" style:family="table-cell" style:parent-style-name="Default">
      <style:map style:condition="is-true-formula([.$A68]=&quot;note&quot;)" style:apply-style-name="cf3" style:base-cell-address="'q.EmCareB.Registration.E'.L69"/>
      <style:map style:condition="is-true-formula([.$A68]=&quot;calculate&quot;)" style:apply-style-name="cf3" style:base-cell-address="'q.EmCareB.Registration.E'.L69"/>
      <style:map style:condition="is-true-formula(LEFT([.$A68];6)=&quot;select&quot;)" style:apply-style-name="cf3" style:base-cell-address="'q.EmCareB.Registration.E'.L69"/>
      <style:map style:condition="is-true-formula([.$A68]=&quot;text&quot;)" style:apply-style-name="cf3" style:base-cell-address="'q.EmCareB.Registration.E'.L69"/>
      <style:map style:condition="is-true-formula([.$A68]=&quot;end repeat&quot;)" style:apply-style-name="cf3" style:base-cell-address="'q.EmCareB.Registration.E'.L69"/>
      <style:map style:condition="is-true-formula([.$A68]=&quot;begin repeat&quot;)" style:apply-style-name="cf3" style:base-cell-address="'q.EmCareB.Registration.E'.L69"/>
      <style:map style:condition="is-true-formula([.$A68]=&quot;end group&quot;)" style:apply-style-name="cf3" style:base-cell-address="'q.EmCareB.Registration.E'.L69"/>
      <style:map style:condition="is-true-formula([.$A68]=&quot;decimal&quot;)" style:apply-style-name="cf3" style:base-cell-address="'q.EmCareB.Registration.E'.L69"/>
      <style:map style:condition="is-true-formula([.$A68]=&quot;integer&quot;)" style:apply-style-name="cf3" style:base-cell-address="'q.EmCareB.Registration.E'.L69"/>
      <style:map style:condition="is-true-formula([.$A68]=&quot;begin group&quot;)" style:apply-style-name="cf3" style:base-cell-address="'q.EmCareB.Registration.E'.L69"/>
      <style:map style:condition="is-true-formula([.$A68]=&quot;barcode&quot;)" style:apply-style-name="cf3" style:base-cell-address="'q.EmCareB.Registration.E'.L69"/>
    </style:style>
    <style:style style:name="ce215"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540]=&quot;note&quot;)" style:apply-style-name="cf1" style:base-cell-address="'q.EmCareB.Registration.E'.M271"/>
    </style:style>
    <style:style style:name="ce216"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544]=&quot;note&quot;)" style:apply-style-name="cf1" style:base-cell-address="'q.EmCareB.Registration.E'.M273"/>
    </style:style>
    <style:style style:name="ce217"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546]=&quot;note&quot;)" style:apply-style-name="cf1" style:base-cell-address="'q.EmCareB.Registration.E'.M274"/>
    </style:style>
    <style:style style:name="ce218"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550]=&quot;note&quot;)" style:apply-style-name="cf1" style:base-cell-address="'q.EmCareB.Registration.E'.M276"/>
    </style:style>
    <style:style style:name="ce219"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768]=&quot;note&quot;)" style:apply-style-name="cf1" style:base-cell-address="'q.EmCareB.Registration.E'.M385"/>
    </style:style>
    <style:style style:name="ce220"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1040]=&quot;note&quot;)" style:apply-style-name="cf1" style:base-cell-address="'q.EmCareB.Registration.E'.M521"/>
    </style:style>
    <style:style style:name="ce221"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1048]=&quot;note&quot;)" style:apply-style-name="cf1" style:base-cell-address="'q.EmCareB.Registration.E'.M525"/>
    </style:style>
    <style:style style:name="ce222"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554]=&quot;note&quot;)" style:apply-style-name="cf1" style:base-cell-address="'q.EmCareB.Registration.E'.O278"/>
    </style:style>
    <style:style style:name="ce223"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1236]=&quot;note&quot;)" style:apply-style-name="cf1" style:base-cell-address="'q.EmCareB.Registration.E'.O619"/>
    </style:style>
    <style:style style:name="ce224" style:family="table-cell" style:parent-style-name="Default" style:data-style-name="N0">
      <style:table-cell-properties fo:background-color="transparent" fo:wrap-option="wrap" style:vertical-align="top"/>
      <style:text-properties fo:font-size="12pt" style:font-size-asian="12pt" style:font-size-complex="12pt"/>
      <style:map style:condition="is-true-formula([.$A7]=&quot;note&quot;)" style:apply-style-name="cf1" style:base-cell-address="'q.EmCareB.Registration.E'.R6"/>
    </style:style>
    <style:style style:name="ce225" style:family="table-cell" style:parent-style-name="Default" style:data-style-name="N0">
      <style:table-cell-properties fo:background-color="transparent" fo:wrap-option="wrap" style:vertical-align="top"/>
      <style:text-properties fo:font-size="12pt" style:font-size-asian="12pt" style:font-size-complex="12pt"/>
      <style:map style:condition="is-true-formula([.$A8]=&quot;note&quot;)" style:apply-style-name="cf1" style:base-cell-address="'q.EmCareB.Registration.E'.R7"/>
    </style:style>
    <style:style style:name="ce226" style:family="table-cell" style:parent-style-name="Default" style:data-style-name="N0">
      <style:table-cell-properties fo:background-color="transparent" fo:wrap-option="wrap" style:vertical-align="top"/>
      <style:text-properties fo:font-size="12pt" style:font-size-asian="12pt" style:font-size-complex="12pt"/>
      <style:map style:condition="is-true-formula([.$A9]=&quot;note&quot;)" style:apply-style-name="cf1" style:base-cell-address="'q.EmCareB.Registration.E'.R8"/>
    </style:style>
    <style:style style:name="ce227" style:family="table-cell" style:parent-style-name="Default" style:data-style-name="N0">
      <style:table-cell-properties fo:background-color="transparent" fo:wrap-option="wrap" style:vertical-align="top"/>
      <style:text-properties fo:font-size="12pt" style:font-size-asian="12pt" style:font-size-complex="12pt"/>
      <style:map style:condition="is-true-formula([.$A10]=&quot;note&quot;)" style:apply-style-name="cf1" style:base-cell-address="'q.EmCareB.Registration.E'.R9"/>
    </style:style>
    <style:style style:name="ce228"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12pt" style:font-size-asian="12pt" style:font-size-complex="12pt"/>
      <style:map style:condition="is-true-formula([.$A84]=&quot;note&quot;)" style:apply-style-name="cf1" style:base-cell-address="'q.EmCareB.Registration.E'.T43"/>
    </style:style>
    <style:style style:name="ce229"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100]=&quot;note&quot;)" style:apply-style-name="cf1" style:base-cell-address="'q.EmCareB.Registration.E'.T51"/>
    </style:style>
    <style:style style:name="ce230"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102]=&quot;note&quot;)" style:apply-style-name="cf1" style:base-cell-address="'q.EmCareB.Registration.E'.T52"/>
    </style:style>
    <style:style style:name="ce231"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224]=&quot;note&quot;)" style:apply-style-name="cf1" style:base-cell-address="'q.EmCareB.Registration.E'.T113"/>
    </style:style>
    <style:style style:name="ce232"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226]=&quot;note&quot;)" style:apply-style-name="cf1" style:base-cell-address="'q.EmCareB.Registration.E'.T114"/>
    </style:style>
    <style:style style:name="ce233"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330]=&quot;note&quot;)" style:apply-style-name="cf1" style:base-cell-address="'q.EmCareB.Registration.E'.T166"/>
    </style:style>
    <style:style style:name="ce234"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524]=&quot;note&quot;)" style:apply-style-name="cf1" style:base-cell-address="'q.EmCareB.Registration.E'.T263"/>
    </style:style>
    <style:style style:name="ce235"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12pt" style:font-size-asian="12pt" style:font-size-complex="12pt"/>
      <style:map style:condition="is-true-formula([.$A584]=&quot;note&quot;)" style:apply-style-name="cf1" style:base-cell-address="'q.EmCareB.Registration.E'.T293"/>
    </style:style>
    <style:style style:name="ce236"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1446]=&quot;note&quot;)" style:apply-style-name="cf1" style:base-cell-address="'q.EmCareB.Registration.E'.T724"/>
    </style:style>
    <style:style style:name="ce237"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12pt" style:font-size-asian="12pt" style:font-size-complex="12pt"/>
      <style:map style:condition="is-true-formula([.$A1468]=&quot;note&quot;)" style:apply-style-name="cf1" style:base-cell-address="'q.EmCareB.Registration.E'.T735"/>
    </style:style>
    <style:style style:name="ce238"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12pt" style:font-size-asian="12pt" style:font-size-complex="12pt"/>
      <style:map style:condition="is-true-formula([.$A1752]=&quot;note&quot;)" style:apply-style-name="cf1" style:base-cell-address="'q.EmCareB.Registration.E'.C877"/>
    </style:style>
    <style:style style:name="ce239"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1828]=&quot;note&quot;)" style:apply-style-name="cf1" style:base-cell-address="'q.EmCareB.Registration.E'.T915"/>
    </style:style>
    <style:style style:name="ce240"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12pt" style:font-size-asian="12pt" style:font-size-complex="12pt"/>
      <style:map style:condition="is-true-formula([.$A1860]=&quot;note&quot;)" style:apply-style-name="cf1" style:base-cell-address="'q.EmCareB.Registration.E'.T931"/>
    </style:style>
    <style:style style:name="ce241"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1862]=&quot;note&quot;)" style:apply-style-name="cf1" style:base-cell-address="'q.EmCareB.Registration.E'.T932"/>
    </style:style>
    <style:style style:name="ce242"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12pt" style:font-size-asian="12pt" style:font-size-complex="12pt"/>
      <style:map style:condition="is-true-formula([.$A1872]=&quot;note&quot;)" style:apply-style-name="cf1" style:base-cell-address="'q.EmCareB.Registration.E'.T937"/>
    </style:style>
    <style:style style:name="ce243"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84]=&quot;note&quot;)" style:apply-style-name="cf1" style:base-cell-address="'q.EmCareB.Registration.E'.Y43"/>
    </style:style>
    <style:style style:name="ce244"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702]=&quot;note&quot;)" style:apply-style-name="cf1" style:base-cell-address="'q.EmCareB.Registration.E'.Y352"/>
    </style:style>
    <style:style style:name="ce246"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1616]=&quot;note&quot;)" style:apply-style-name="cf1" style:base-cell-address="'q.EmCareB.Registration.E'.Y809"/>
    </style:style>
    <style:style style:name="ce247"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1618]=&quot;note&quot;)" style:apply-style-name="cf1" style:base-cell-address="'q.EmCareB.Registration.E'.Y810"/>
    </style:style>
    <style:style style:name="ce248"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98]=&quot;note&quot;)" style:apply-style-name="cf1" style:base-cell-address="'q.EmCareB.Registration.E'.Z50"/>
    </style:style>
    <style:style style:name="ce249"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2pt" style:font-size-asian="12pt" style:font-size-complex="12pt"/>
      <style:map style:condition="is-true-formula([.$A100]=&quot;note&quot;)" style:apply-style-name="cf1" style:base-cell-address="'q.EmCareB.Registration.E'.Z51"/>
    </style:style>
    <style:style style:name="ce250" style:family="table-cell" style:parent-style-name="Default" style:data-style-name="N0">
      <style:table-cell-properties fo:background-color="#d8d8d8" style:text-align-source="fix" style:repeat-content="false" style:vertical-align="middle"/>
      <style:paragraph-properties fo:text-align="start" fo:margin-left="0cm"/>
      <style:text-properties fo:font-size="12pt" fo:font-weight="bold" style:font-size-asian="12pt" style:font-weight-asian="bold" style:font-size-complex="12pt" style:font-weight-complex="bold"/>
      <style:map style:condition="is-true-formula([.$A4]=&quot;note&quot;)" style:apply-style-name="cf1" style:base-cell-address="'q.EmCareB.Registration.E'.A3"/>
    </style:style>
    <style:style style:name="ce13" style:family="table-cell" style:parent-style-name="Default" style:data-style-name="N0">
      <style:table-cell-properties fo:background-color="transparent" fo:wrap-option="wrap" style:vertical-align="top"/>
      <style:text-properties fo:font-size="10pt" style:font-size-asian="10pt" style:font-size-complex="10pt"/>
    </style:style>
    <style:style style:name="ce22" style:family="table-cell" style:parent-style-name="Default" style:data-style-name="N0">
      <style:table-cell-properties fo:wrap-option="wrap" style:vertical-align="top"/>
      <style:text-properties fo:font-size="10pt" style:font-size-asian="10pt" style:font-size-complex="10pt"/>
    </style:style>
    <style:style style:name="ce254" style:family="table-cell" style:parent-style-name="Default" style:data-style-name="N0">
      <style:text-properties fo:font-size="10pt" style:font-size-asian="10pt" style:font-size-complex="10pt"/>
    </style:style>
    <style:style style:name="ce21"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fo:font-size="10pt" style:font-size-asian="10pt" style:font-size-complex="10pt"/>
    </style:style>
    <style:style style:name="ce258" style:family="table-cell" style:parent-style-name="Default" style:data-style-name="N0">
      <style:table-cell-properties fo:wrap-option="wrap"/>
      <style:text-properties fo:font-size="10pt" style:font-size-asian="10pt" style:font-size-complex="10pt"/>
    </style:style>
    <style:style style:name="ce107" style:family="table-cell" style:parent-style-name="Default" style:data-style-name="N0">
      <style:table-cell-properties fo:background-color="transparent" fo:wrap-option="wrap" style:vertical-align="automatic"/>
      <style:text-properties fo:font-size="12pt" style:font-size-asian="12pt" style:font-size-complex="12pt"/>
    </style:style>
    <style:style style:name="ce24" style:family="table-cell" style:parent-style-name="Default" style:data-style-name="N0">
      <style:table-cell-properties fo:background-color="transparent" fo:wrap-option="wrap" style:vertical-align="automatic"/>
    </style:style>
    <style:style style:name="ce55" style:family="table-cell" style:parent-style-name="Default" style:data-style-name="N0">
      <style:table-cell-properties fo:wrap-option="wrap" style:vertical-align="automatic"/>
    </style:style>
    <style:style style:name="ce262" style:family="table-cell" style:parent-style-name="Default" style:data-style-name="N99">
      <style:table-cell-properties fo:background-color="transparent" fo:wrap-option="wrap" style:vertical-align="automatic"/>
    </style:style>
    <style:style style:name="ce23"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fo:font-size="12pt" style:font-size-asian="12pt" style:font-size-complex="12pt"/>
    </style:style>
    <style:style style:name="ce245" style:family="table-cell" style:parent-style-name="Default" style:data-style-name="N0">
      <style:table-cell-properties fo:background-color="transparent" fo:border="0.06pt solid #bfbfbf" style:vertical-align="automatic"/>
      <style:text-properties fo:font-size="12pt" style:font-size-asian="12pt" style:font-size-complex="12pt"/>
    </style:style>
    <style:style style:name="ce29" style:family="table-cell" style:parent-style-name="Default" style:data-style-name="N0">
      <style:table-cell-properties fo:background-color="transparent" fo:border="0.06pt solid #bfbfbf" style:vertical-align="automatic"/>
    </style:style>
    <style:style style:name="ce27" style:family="table-cell" style:parent-style-name="Default" style:data-style-name="N0">
      <style:table-cell-properties fo:background-color="transparent" fo:border="0.06pt solid #bfbfbf" style:vertical-align="automatic"/>
      <style:text-properties fo:font-size="12pt" style:text-underline-style="solid" style:text-underline-width="auto" style:text-underline-color="font-color" style:font-size-asian="12pt" style:font-size-complex="12pt"/>
    </style:style>
    <style:style style:name="ce267" style:family="table-cell" style:parent-style-name="Default" style:data-style-name="N0">
      <style:table-cell-properties fo:background-color="transparent" fo:border="0.06pt solid #bfbfbf" style:vertical-align="automatic"/>
      <style:text-properties fo:font-size="12pt" style:font-size-asian="12pt" style:font-size-complex="12pt"/>
      <style:map style:condition="is-true-formula([.$B259]=&quot;note&quot;)" style:apply-style-name="cf1" style:base-cell-address="valueSet.D275"/>
    </style:style>
    <style:style style:name="ce268" style:family="table-cell" style:parent-style-name="Default" style:data-style-name="N0">
      <style:table-cell-properties fo:background-color="transparent" fo:border="0.06pt solid #bfbfbf" style:vertical-align="automatic"/>
      <style:text-properties fo:font-size="12pt" style:font-size-asian="12pt" style:font-size-complex="12pt"/>
      <style:map style:condition="is-true-formula([.$B268]=&quot;note&quot;)" style:apply-style-name="cf1" style:base-cell-address="valueSet.D284"/>
    </style:style>
    <style:style style:name="ce28" style:family="table-cell" style:parent-style-name="Default" style:data-style-name="N0">
      <style:table-cell-properties fo:background-color="transparent" fo:border="0.06pt solid #bfbfbf" style:vertical-align="automatic"/>
      <style:text-properties style:font-name="Calibri" style:font-name-asian="Calibri" style:font-name-complex="Calibri"/>
    </style:style>
    <style:style style:name="ce270" style:family="table-cell" style:parent-style-name="Default" style:data-style-name="N0">
      <style:table-cell-properties fo:background-color="transparent" fo:border="0.06pt solid #bfbfbf" style:vertical-align="automatic"/>
      <style:text-properties fo:font-size="12pt" style:font-size-asian="12pt" style:font-size-complex="12pt"/>
      <style:map style:condition="is-true-formula([.$B259]=&quot;note&quot;)" style:apply-style-name="cf1" style:base-cell-address="valueSet.E275"/>
    </style:style>
    <style:style style:name="ce271" style:family="table-cell" style:parent-style-name="Default" style:data-style-name="N0">
      <style:table-cell-properties fo:background-color="transparent" fo:wrap-option="wrap" style:vertical-align="automatic"/>
      <style:text-properties fo:font-size="12pt" style:font-size-asian="12pt" style:font-size-complex="12pt"/>
      <style:map style:condition="is-true-formula([.$B268]=&quot;note&quot;)" style:apply-style-name="cf1" style:base-cell-address="valueSet.D284"/>
    </style:style>
    <style:style style:name="ce272" style:family="table-cell" style:parent-style-name="Default" style:data-style-name="N0">
      <style:table-cell-properties fo:background-color="transparent" fo:wrap-option="wrap" style:vertical-align="automatic"/>
      <style:text-properties fo:font-size="12pt" style:font-size-asian="12pt" style:font-size-complex="12pt"/>
      <style:map style:condition="is-true-formula([.$B278]=&quot;note&quot;)" style:apply-style-name="cf1" style:base-cell-address="valueSet.E294"/>
    </style:style>
    <style:style style:name="ce273" style:family="table-cell" style:parent-style-name="Default" style:data-style-name="N0">
      <style:table-cell-properties fo:background-color="transparent" style:vertical-align="automatic"/>
      <style:text-properties fo:font-size="12pt" style:font-size-asian="12pt" style:font-size-complex="12pt"/>
      <style:map style:condition="is-true-formula([.$B276]=&quot;note&quot;)" style:apply-style-name="cf1" style:base-cell-address="valueSet.F292"/>
    </style:style>
    <style:style style:name="ce274" style:family="table-cell" style:parent-style-name="Default" style:data-style-name="N0">
      <style:table-cell-properties fo:background-color="transparent" style:vertical-align="automatic"/>
      <style:text-properties fo:font-size="12pt" style:font-size-asian="12pt" style:font-size-complex="12pt"/>
      <style:map style:condition="is-true-formula([.$B277]=&quot;note&quot;)" style:apply-style-name="cf1" style:base-cell-address="valueSet.O293"/>
    </style:style>
    <style:style style:name="ce275" style:family="table-cell" style:parent-style-name="Default" style:data-style-name="N0">
      <style:table-cell-properties fo:background-color="transparent" fo:wrap-option="wrap" style:vertical-align="automatic"/>
      <style:text-properties fo:font-size="12pt" style:font-size-asian="12pt" style:font-size-complex="12pt"/>
      <style:map style:condition="is-true-formula([.$A2]=&quot;note&quot;)" style:apply-style-name="cf1" style:base-cell-address="extension.C3"/>
    </style:style>
    <style:style style:name="ce32" style:family="table-cell" style:parent-style-name="Default" style:data-style-name="N0">
      <style:table-cell-properties fo:border-bottom="none" fo:background-color="transparent" fo:border-left="none" fo:border-right="0.06pt solid #bfbfbf" fo:border-top="none" style:vertical-align="automatic"/>
      <style:text-properties fo:font-size="12pt" style:font-size-asian="12pt" style:font-size-complex="12pt"/>
    </style:style>
    <style:style style:name="ce30" style:family="table-cell" style:parent-style-name="Default" style:data-style-name="N0">
      <style:table-cell-properties fo:border-bottom="0.06pt solid #bfbfbf" fo:background-color="#b8cce4" fo:border-left="none" fo:border-right="none" fo:border-top="none" style:vertical-align="automatic"/>
      <style:text-properties style:font-name="Calibri" style:font-name-asian="Calibri" style:font-name-complex="Calibri"/>
    </style:style>
    <style:style style:name="ce31" style:family="table-cell" style:parent-style-name="Default" style:data-style-name="N0">
      <style:table-cell-properties fo:background-color="#b8cce4" style:vertical-align="automatic"/>
      <style:text-properties style:font-name="Calibri" style:font-name-asian="Calibri" style:font-name-complex="Calibri"/>
    </style:style>
    <style:style style:name="ce33" style:family="table-cell" style:parent-style-name="Default" style:data-style-name="N0">
      <style:table-cell-properties fo:border-bottom="none" fo:background-color="#b8cce4" fo:border-left="0.06pt solid #bfbfbf" fo:border-right="none" fo:border-top="none" style:vertical-align="automatic"/>
      <style:text-properties style:font-name="Calibri" style:font-name-asian="Calibri" style:font-name-complex="Calibri"/>
    </style:style>
    <style:style style:name="ce280" style:family="table-cell" style:parent-style-name="Default" style:data-style-name="N0">
      <style:table-cell-properties fo:background-color="transparent" style:vertical-align="automatic"/>
      <style:text-properties fo:font-size="12pt" style:font-size-asian="12pt" style:font-size-complex="12pt"/>
      <style:map style:condition="is-true-formula([.$A2]=&quot;note&quot;)" style:apply-style-name="cf1" style:base-cell-address="codeSystem.C3"/>
    </style:style>
    <style:style style:name="ce281" style:family="table-cell" style:parent-style-name="Default" style:data-style-name="N0">
      <style:table-cell-properties fo:border-bottom="none" fo:background-color="transparent" fo:border-left="0.06pt solid #bfbfbf" fo:border-right="none" fo:border-top="none" style:vertical-align="automatic"/>
      <style:text-properties fo:font-size="12pt" style:font-size-asian="12pt" style:font-size-complex="12pt"/>
      <style:map style:condition="is-true-formula([.$A2]=&quot;note&quot;)" style:apply-style-name="cf1" style:base-cell-address="codeSystem.C7"/>
    </style:style>
    <style:style style:name="ce282" style:family="table-cell" style:parent-style-name="Default" style:data-style-name="N0">
      <style:table-cell-properties fo:border-bottom="0.06pt solid #bfbfbf" fo:background-color="transparent" fo:border-left="0.06pt solid #bfbfbf" fo:border-right="none" fo:border-top="none" style:vertical-align="automatic"/>
      <style:text-properties fo:font-size="12pt" style:font-size-asian="12pt" style:font-size-complex="12pt"/>
      <style:map style:condition="is-true-formula([.$A2]=&quot;note&quot;)" style:apply-style-name="cf1" style:base-cell-address="codeSystem.C7"/>
    </style:style>
    <style:style style:name="ce283" style:family="table-cell" style:parent-style-name="Default" style:data-style-name="N0">
      <style:table-cell-properties fo:background-color="transparent" style:vertical-align="automatic"/>
      <style:text-properties fo:font-size="12pt" style:font-size-asian="12pt" style:font-size-complex="12pt"/>
      <style:map style:condition="is-true-formula([.$A2]=&quot;note&quot;)" style:apply-style-name="cf1" style:base-cell-address="codeSystem.D3"/>
    </style:style>
    <style:style style:name="ce284" style:family="table-cell" style:parent-style-name="Default" style:data-style-name="N0">
      <style:table-cell-properties fo:background-color="transparent" style:vertical-align="automatic"/>
      <style:text-properties fo:font-size="12pt" style:font-size-asian="12pt" style:font-size-complex="12pt"/>
      <style:map style:condition="is-true-formula([.$A2]=&quot;note&quot;)" style:apply-style-name="cf1" style:base-cell-address="codeSystem.C7"/>
    </style:style>
    <style:style style:name="ce285" style:family="table-cell" style:parent-style-name="Default" style:data-style-name="N0">
      <style:table-cell-properties fo:border-bottom="0.06pt solid #bfbfbf" fo:background-color="transparent" fo:border-left="none" fo:border-right="none" fo:border-top="none" style:vertical-align="automatic"/>
      <style:text-properties fo:font-size="12pt" style:font-size-asian="12pt" style:font-size-complex="12pt"/>
      <style:map style:condition="is-true-formula([.$A2]=&quot;note&quot;)" style:apply-style-name="cf1" style:base-cell-address="codeSystem.C7"/>
    </style:style>
    <style:style style:name="ce286" style:family="table-cell" style:parent-style-name="Default" style:data-style-name="N0">
      <style:table-cell-properties fo:background-color="transparent" style:vertical-align="automatic"/>
      <style:text-properties fo:font-size="12pt" style:font-size-asian="12pt" style:font-size-complex="12pt"/>
      <style:map style:condition="is-true-formula([.$A2]=&quot;note&quot;)" style:apply-style-name="cf1" style:base-cell-address="codeSystem.E3"/>
    </style:style>
    <style:style style:name="ce35" style:family="table-cell" style:parent-style-name="Default" style:data-style-name="N0">
      <style:table-cell-properties fo:background-color="transparent" style:vertical-align="automatic"/>
      <style:text-properties fo:color="#0000ff" fo:font-size="12pt" style:text-underline-style="solid" style:text-underline-width="auto" style:text-underline-color="font-color" style:font-size-asian="12pt" style:font-size-complex="12pt"/>
    </style:style>
    <style:style style:name="T1" style:family="text">
      <style:text-properties fo:color="#000000" style:font-name="Arial" fo:font-size="12pt" fo:font-weight="normal" style:text-underline-style="none" style:text-underline-color="font-color" style:text-line-through-type="none" fo:font-style="normal" style:text-outline="false" fo:text-shadow="none" style:font-name-asian="Arial" style:font-name-complex="Arial" style:font-size-asian="12pt" style:font-size-complex="12pt" style:font-weight-asian="normal" style:font-weight-complex="normal" style:font-style-asian="normal" style:font-style-complex="normal"/>
    </style:style>
    <style:style style:name="T2" style:family="text">
      <style:text-properties fo:color="#000000" style:font-name="Arial" fo:font-size="11pt" fo:font-weight="normal" style:text-underline-style="none" style:text-underline-color="font-color" style:text-line-through-type="none" fo:font-style="normal" style:text-outline="false" fo:text-shadow="none" style:font-name-asian="Arial" style:font-name-complex="Arial" style:font-size-asian="11pt" style:font-size-complex="11pt" style:font-weight-asian="normal" style:font-weight-complex="normal" style:font-style-asian="normal" style:font-style-complex="normal"/>
    </style:style>
  </office:automatic-styles>
  <office:body>
    <office:spreadsheet>
      <table:calculation-settings table:automatic-find-labels="false" table:use-regular-expressions="false"/>
      <table:table table:name="carePla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1018" table:default-cell-style-name="ce1"/>
        <table:table-column table:style-name="co6" table:default-cell-style-name="ce1"/>
        <table:table-row table:style-name="ro1">
          <table:table-cell table:style-name="ce2" office:value-type="string" calcext:value-type="string">
            <text:p>profile</text:p>
          </table:table-cell>
          <table:table-cell table:style-name="ce2" office:value-type="string" calcext:value-type="string">
            <text:p>elementPath</text:p>
          </table:table-cell>
          <table:table-cell table:style-name="ce2" office:value-type="string" calcext:value-type="string">
            <text:p>elementType</text:p>
          </table:table-cell>
          <table:table-cell table:style-name="ce2" office:value-type="string" calcext:value-type="string">
            <text:p>description</text:p>
          </table:table-cell>
          <table:table-cell table:style-name="ce2" office:value-type="string" calcext:value-type="string">
            <text:p>value</text:p>
          </table:table-cell>
          <table:table-cell table:style-name="ce3" table:number-columns-repeated="1019"/>
        </table:table-row>
        <table:table-row table:style-name="ro2">
          <table:table-cell table:style-name="ce3" table:number-columns-repeated="1024"/>
        </table:table-row>
        <table:table-row table:style-name="ro3" table:number-rows-repeated="62">
          <table:table-cell table:style-name="ce3" table:number-columns-repeated="1024"/>
        </table:table-row>
        <table:table-row table:style-name="ro4" table:number-rows-repeated="1048511">
          <table:table-cell table:number-columns-repeated="1024"/>
        </table:table-row>
        <table:table-row table:style-name="ro4">
          <table:table-cell table:number-columns-repeated="1024"/>
        </table:table-row>
      </table:table>
      <table:table table:name="profile" table:style-name="ta1">
        <table:table-column table:style-name="co7" table:number-columns-repeated="2" table:default-cell-style-name="ce1"/>
        <table:table-column table:style-name="co8" table:default-cell-style-name="ce1"/>
        <table:table-column table:style-name="co1" table:number-columns-repeated="5" table:default-cell-style-name="ce1"/>
        <table:table-column table:style-name="co9" table:default-cell-style-name="ce1"/>
        <table:table-column table:style-name="co1" table:number-columns-repeated="1014" table:default-cell-style-name="ce1"/>
        <table:table-column table:style-name="co6" table:default-cell-style-name="ce1"/>
        <table:table-row table:style-name="ro1">
          <table:table-cell table:style-name="ce2" office:value-type="string" calcext:value-type="string">
            <text:p>title</text:p>
          </table:table-cell>
          <table:table-cell table:style-name="ce2" office:value-type="string" calcext:value-type="string">
            <text:p>description</text:p>
          </table:table-cell>
          <table:table-cell table:style-name="ce2" office:value-type="string" calcext:value-type="string">
            <text:p>baseProfile</text:p>
          </table:table-cell>
          <table:table-cell table:style-name="ce2" office:value-type="string" calcext:value-type="string">
            <text:p>scope</text:p>
          </table:table-cell>
          <table:table-cell table:style-name="ce3" table:number-columns-repeated="1020"/>
        </table:table-row>
        <table:table-row table:style-name="ro1">
          <table:table-cell table:style-name="ce2" office:value-type="string" calcext:value-type="string">
            <text:p><text:a xlink:href="http://fhir.org/guides/who/core/StructureDefinition/who-patient" xlink:type="simple">EmCare Patient</text:a></text:p>
          </table:table-cell>
          <table:table-cell table:style-name="ce2" office:value-type="string" calcext:value-type="string">
            <text:p>EmCare Patient</text:p>
          </table:table-cell>
          <table:table-cell table:style-name="ce25" office:value-type="string" calcext:value-type="string">
            <text:p><text:span text:style-name="T1">http://fhir.org/guides/who/core/StructureDefinition/who-patient</text:span></text:p>
          </table:table-cell>
          <table:table-cell table:style-name="ce5" office:value-type="string" calcext:value-type="string">
            <text:p><text:span text:style-name="T1">EmCare</text:span></text:p>
          </table:table-cell>
          <table:table-cell table:style-name="ce3" table:number-columns-repeated="1020"/>
        </table:table-row>
        <table:table-row table:style-name="ro1">
          <table:table-cell table:style-name="ce11" office:value-type="string" calcext:value-type="string">
            <text:p><text:a xlink:href="http://fhir.org/guides/who/core/StructureDefinition/who-encounter" xlink:type="simple">EmCare Encounter</text:a></text:p>
          </table:table-cell>
          <table:table-cell table:style-name="ce16" office:value-type="string" calcext:value-type="string">
            <text:p>EmCare Encounter</text:p>
          </table:table-cell>
          <table:table-cell table:style-name="ce5" office:value-type="string" calcext:value-type="string">
            <text:p><text:span text:style-name="T1">http://fhir.org/guides/who/core/StructureDefinition/who-encounter</text:span></text:p>
          </table:table-cell>
          <table:table-cell table:style-name="ce5" office:value-type="string" calcext:value-type="string">
            <text:p><text:span text:style-name="T1">EmCare</text:span></text:p>
          </table:table-cell>
          <table:table-cell table:style-name="ce3" table:number-columns-repeated="1020"/>
        </table:table-row>
        <table:table-row table:style-name="ro1">
          <table:table-cell table:style-name="ce14" office:value-type="string" calcext:value-type="string">
            <text:p><text:a xlink:href="https://…." xlink:type="simple">EmCare RelatedPerson</text:a></text:p>
          </table:table-cell>
          <table:table-cell table:style-name="ce17" office:value-type="string" calcext:value-type="string">
            <text:p>EmCare RelatedPerson Caregiver</text:p>
          </table:table-cell>
          <table:table-cell table:style-name="ce2" office:value-type="string" calcext:value-type="string">
            <text:p>RelatedPerson</text:p>
          </table:table-cell>
          <table:table-cell table:style-name="ce5" office:value-type="string" calcext:value-type="string">
            <text:p><text:span text:style-name="T1">EmCare</text:span></text:p>
          </table:table-cell>
          <table:table-cell table:style-name="ce3" table:number-columns-repeated="1020"/>
        </table:table-row>
        <table:table-row table:style-name="ro1">
          <table:table-cell table:style-name="ce15" office:value-type="string" calcext:value-type="string">
            <text:p><text:a xlink:href="https://…." xlink:type="simple">EmCare CommuncationRequest</text:a></text:p>
          </table:table-cell>
          <table:table-cell table:style-name="ce20" office:value-type="string" calcext:value-type="string">
            <text:p>EmCare CommuncationRequest</text:p>
          </table:table-cell>
          <table:table-cell table:style-name="ce34" office:value-type="string" calcext:value-type="string">
            <text:p>CommuncationRequest</text:p>
          </table:table-cell>
          <table:table-cell table:style-name="ce5" office:value-type="string" calcext:value-type="string">
            <text:p><text:span text:style-name="T1">EmCare</text:span></text:p>
          </table:table-cell>
          <table:table-cell table:style-name="ce3" table:number-columns-repeated="1020"/>
        </table:table-row>
        <table:table-row table:style-name="ro1">
          <table:table-cell table:style-name="ce3" table:number-columns-repeated="1024"/>
        </table:table-row>
        <table:table-row table:style-name="ro3" table:number-rows-repeated="58">
          <table:table-cell table:style-name="ce3" table:number-columns-repeated="1024"/>
        </table:table-row>
        <table:table-row table:style-name="ro4" table:number-rows-repeated="1048511">
          <table:table-cell table:number-columns-repeated="1024"/>
        </table:table-row>
        <table:table-row table:style-name="ro4">
          <table:table-cell table:number-columns-repeated="1024"/>
        </table:table-row>
        <calcext:conditional-formats>
          <calcext:conditional-format calcext:target-range-address="profile.C2:profile.C2">
            <calcext:condition calcext:apply-style-name="cf1" calcext:value="formula-is([.$A2]=&quot;note&quot;)" calcext:base-cell-address="profile.C2"/>
          </calcext:conditional-format>
          <calcext:conditional-format calcext:target-range-address="profile.A4:profile.A4">
            <calcext:condition calcext:apply-style-name="cf1" calcext:value="formula-is([.$A2]=&quot;note&quot;)" calcext:base-cell-address="profile.A4"/>
          </calcext:conditional-format>
          <calcext:conditional-format calcext:target-range-address="profile.B4:profile.B4">
            <calcext:condition calcext:apply-style-name="cf1" calcext:value="formula-is([.$A2]=&quot;note&quot;)" calcext:base-cell-address="profile.B4"/>
          </calcext:conditional-format>
          <calcext:conditional-format calcext:target-range-address="profile.B5:profile.B5">
            <calcext:condition calcext:apply-style-name="cf1" calcext:value="formula-is([.$A2]=&quot;note&quot;)" calcext:base-cell-address="profile.B5"/>
          </calcext:conditional-format>
          <calcext:conditional-format calcext:target-range-address="profile.B3:profile.B3">
            <calcext:condition calcext:apply-style-name="cf1" calcext:value="formula-is([.$A2]=&quot;note&quot;)" calcext:base-cell-address="profile.B3"/>
          </calcext:conditional-format>
          <calcext:conditional-format calcext:target-range-address="profile.A3:profile.A3">
            <calcext:condition calcext:apply-style-name="cf1" calcext:value="formula-is([.$A2]=&quot;note&quot;)" calcext:base-cell-address="profile.A3"/>
          </calcext:conditional-format>
          <calcext:conditional-format calcext:target-range-address="profile.C5:profile.C5">
            <calcext:condition calcext:apply-style-name="cf1" calcext:value="formula-is([.$A2]=&quot;note&quot;)" calcext:base-cell-address="profile.C5"/>
          </calcext:conditional-format>
          <calcext:conditional-format calcext:target-range-address="profile.A5:profile.A5">
            <calcext:condition calcext:apply-style-name="cf1" calcext:value="formula-is([.$A2]=&quot;note&quot;)" calcext:base-cell-address="profile.A5"/>
          </calcext:conditional-format>
        </calcext:conditional-formats>
      </table:table>
      <table:table table:name="pd.ANC.DT.03" table:style-name="ta2">
        <table:table-column table:style-name="co1" table:number-columns-repeated="1023" table:default-cell-style-name="ce1"/>
        <table:table-column table:style-name="co6" table:default-cell-style-name="ce1"/>
        <table:table-row table:style-name="ro1">
          <table:table-cell table:style-name="ce6" office:value-type="string" calcext:value-type="string">
            <text:p>parentActionId</text:p>
          </table:table-cell>
          <table:table-cell table:style-name="ce6" office:value-type="string" calcext:value-type="string">
            <text:p>id</text:p>
          </table:table-cell>
          <table:table-cell table:style-name="ce6" office:value-type="string" calcext:value-type="string">
            <text:p>description</text:p>
          </table:table-cell>
          <table:table-cell table:style-name="ce6" office:value-type="string" calcext:value-type="string">
            <text:p>inputs</text:p>
          </table:table-cell>
          <table:table-cell table:style-name="ce6" office:value-type="string" calcext:value-type="string">
            <text:p>definitionCanonical</text:p>
          </table:table-cell>
          <table:table-cell table:style-name="ce6" office:value-type="string" calcext:value-type="string">
            <text:p>title</text:p>
          </table:table-cell>
          <table:table-cell table:style-name="ce6" office:value-type="string" calcext:value-type="string">
            <text:p>applicabilityExpressions</text:p>
          </table:table-cell>
          <table:table-cell table:style-name="ce6" office:value-type="string" calcext:value-type="string">
            <text:p>startExpressions</text:p>
          </table:table-cell>
          <table:table-cell table:style-name="ce6" office:value-type="string" calcext:value-type="string">
            <text:p>stopExpressions</text:p>
          </table:table-cell>
          <table:table-cell table:style-name="ce6" office:value-type="string" calcext:value-type="string">
            <text:p>trigger</text:p>
          </table:table-cell>
          <table:table-cell table:style-name="ce6" office:value-type="string" calcext:value-type="string">
            <text:p>annotation</text:p>
          </table:table-cell>
          <table:table-cell table:style-name="ce6" office:value-type="string" calcext:value-type="string">
            <text:p>reference</text:p>
          </table:table-cell>
          <table:table-cell table:style-name="ce3" table:number-columns-repeated="1012"/>
        </table:table-row>
        <table:table-row table:style-name="ro1">
          <table:table-cell table:style-name="ce2" office:value-type="string" calcext:value-type="string">
            <text:p><text:a xlink:href="https://fhir.dk.swisstph-mis.ch/matchbox/fhir/questionnaire/new-patient" xlink:type="simple"> </text:a></text:p>
          </table:table-cell>
          <table:table-cell table:style-name="ce2" office:value-type="string" calcext:value-type="string">
            <text:p>ANCDT03</text:p>
          </table:table-cell>
          <table:table-cell table:style-name="ce2" office:value-type="string" calcext:value-type="string">
            <text:p>Depending on current and/or persistant symptoms, physiological symptoms counselling may be required</text:p>
          </table:table-cell>
          <table:table-cell table:style-name="ce2" office:value-type="string" calcext:value-type="string">
            <text:p>"Current physiological symptoms" = "Nausea and vomiting"</text:p>
          </table:table-cell>
          <table:table-cell table:style-name="ce5" office:value-type="string" calcext:value-type="string">
            <text:p><text:span text:style-name="T1">https://fhir.dk.swisstph-mis.ch/matchbox/fhir/questionnaire/new-patient</text:span></text:p>
          </table:table-cell>
          <table:table-cell table:style-name="ce2" office:value-type="string" calcext:value-type="string">
            <text:p>Check symptoms and follow up</text:p>
          </table:table-cell>
          <table:table-cell table:number-columns-repeated="3" table:style-name="ce2" office:value-type="string" calcext:value-type="string">
            <text:p> </text:p>
          </table:table-cell>
          <table:table-cell table:style-name="ce2" office:value-type="string" calcext:value-type="string">
            <text:p>named-event ANC.B7 Check symptoms and follow up</text:p>
          </table:table-cell>
          <table:table-cell table:style-name="ce2" table:number-columns-repeated="5"/>
          <table:table-cell table:style-name="ce3" table:number-columns-repeated="1009"/>
        </table:table-row>
        <table:table-row table:style-name="ro1">
          <table:table-cell table:style-name="ce2" office:value-type="string" calcext:value-type="string">
            <text:p>ANCDT03</text:p>
          </table:table-cell>
          <table:table-cell table:style-name="ce2" office:value-type="string" calcext:value-type="string">
            <text:p>ANCDT03.1</text:p>
          </table:table-cell>
          <table:table-cell table:style-name="ce2" office:value-type="string" calcext:value-type="string">
            <text:p>Conduct counselling on physiological symptoms (see Annotations for pop-up message)</text:p>
          </table:table-cell>
          <table:table-cell table:style-name="ce2" office:value-type="string" calcext:value-type="string">
            <text:p>"Current physiological symptoms" = "vomiting"</text:p>
          </table:table-cell>
          <table:table-cell table:style-name="ce2"/>
          <table:table-cell table:style-name="ce2" office:value-type="string" calcext:value-type="string">
            <text:p>Conduct counselling on physiological symptoms (see Annotations for pop-up message)</text:p>
          </table:table-cell>
          <table:table-cell table:style-name="ce2" table:number-columns-repeated="5"/>
          <table:table-cell table:style-name="ce2" office:value-type="string" calcext:value-type="string">
            <text:p>WHO ANC recommendations (2016): D.1. Nausea and vomiting (3) | WHO consolidated self-care interventions guidelines (2019) (4)</text:p>
          </table:table-cell>
          <table:table-cell table:style-name="ce2" table:number-columns-repeated="3"/>
          <table:table-cell table:style-name="ce3" table:number-columns-repeated="1009"/>
        </table:table-row>
        <table:table-row table:style-name="ro1">
          <table:table-cell table:style-name="ce2" office:value-type="string" calcext:value-type="string">
            <text:p> </text:p>
          </table:table-cell>
          <table:table-cell table:style-name="ce2" office:value-type="string" calcext:value-type="string">
            <text:p>ANCDT04</text:p>
          </table:table-cell>
          <table:table-cell table:style-name="ce2" office:value-type="string" calcext:value-type="string">
            <text:p>Conduct counselling on physiological symptoms (see Annotations for pop-up message)</text:p>
          </table:table-cell>
          <table:table-cell table:style-name="ce2" office:value-type="string" calcext:value-type="string">
            <text:p>"Persistent physiological symptoms" = "Nausea and vomiting"</text:p>
          </table:table-cell>
          <table:table-cell table:style-name="ce2"/>
          <table:table-cell table:style-name="ce2" office:value-type="string" calcext:value-type="string">
            <text:p>Conduct counselling on physiological symptoms (see Annotations for pop-up message)</text:p>
          </table:table-cell>
          <table:table-cell table:style-name="ce2" table:number-columns-repeated="3"/>
          <table:table-cell table:style-name="ce2" office:value-type="string" calcext:value-type="string">
            <text:p>named-event ANC.B7 Check symptoms and follow up || periodic ANC.B10 Check danger signs</text:p>
          </table:table-cell>
          <table:table-cell table:style-name="ce2"/>
          <table:table-cell table:style-name="ce2" office:value-type="string" calcext:value-type="string">
            <text:p>WHO ANC recommendations (2016): D.1. Nausea and vomiting (3) | WHO consolidated self-care interventions guidelines (2019) (4)</text:p>
          </table:table-cell>
          <table:table-cell table:style-name="ce2" table:number-columns-repeated="3"/>
          <table:table-cell table:style-name="ce3" table:number-columns-repeated="1009"/>
        </table:table-row>
        <table:table-row table:style-name="ro1">
          <table:table-cell table:style-name="ce2" office:value-type="string" calcext:value-type="string">
            <text:p>ANCDT04</text:p>
          </table:table-cell>
          <table:table-cell table:style-name="ce2" office:value-type="string" calcext:value-type="string">
            <text:p>ANCDT04.1</text:p>
          </table:table-cell>
          <table:table-cell table:style-name="ce2" office:value-type="string" calcext:value-type="string">
            <text:p>Conduct counselling on physiological symptoms (see Annotations for pop-up message)</text:p>
          </table:table-cell>
          <table:table-cell table:style-name="ce2" office:value-type="string" calcext:value-type="string">
            <text:p>"Current physiological symptoms" = "Heartburn"</text:p>
          </table:table-cell>
          <table:table-cell table:style-name="ce2"/>
          <table:table-cell table:style-name="ce2" office:value-type="string" calcext:value-type="string">
            <text:p>Conduct counselling on physiological symptoms (see Annotations for pop-up message)</text:p>
          </table:table-cell>
          <table:table-cell table:style-name="ce2" table:number-columns-repeated="3"/>
          <table:table-cell table:number-columns-repeated="2" table:style-name="ce2" office:value-type="string" calcext:value-type="string">
            <text:p> </text:p>
          </table:table-cell>
          <table:table-cell table:style-name="ce2" office:value-type="string" calcext:value-type="string">
            <text:p>WHO ANC recommendations (2016): D.2. Heartburn (3) | WHO consolidated self-care interventions guidelines (2019) (4)</text:p>
          </table:table-cell>
          <table:table-cell table:style-name="ce2" table:number-columns-repeated="3"/>
          <table:table-cell table:style-name="ce3" table:number-columns-repeated="1009"/>
        </table:table-row>
        <table:table-row table:style-name="ro1">
          <table:table-cell table:style-name="ce2" office:value-type="string" calcext:value-type="string">
            <text:p>ANCDT04</text:p>
          </table:table-cell>
          <table:table-cell table:style-name="ce2" office:value-type="string" calcext:value-type="string">
            <text:p>ANCDT04.2</text:p>
          </table:table-cell>
          <table:table-cell table:style-name="ce2" office:value-type="string" calcext:value-type="string">
            <text:p>Conduct counselling on physiological symptoms (see Annotations for pop-up message)</text:p>
          </table:table-cell>
          <table:table-cell table:style-name="ce2" office:value-type="string" calcext:value-type="string">
            <text:p>"Persistent physiological symptoms" = "Heartburn"</text:p>
          </table:table-cell>
          <table:table-cell table:style-name="ce2"/>
          <table:table-cell table:style-name="ce2" office:value-type="string" calcext:value-type="string">
            <text:p>Conduct counselling on physiological symptoms (see Annotations for pop-up message)</text:p>
          </table:table-cell>
          <table:table-cell table:style-name="ce2" table:number-columns-repeated="3"/>
          <table:table-cell table:number-columns-repeated="2" table:style-name="ce2" office:value-type="string" calcext:value-type="string">
            <text:p> </text:p>
          </table:table-cell>
          <table:table-cell table:style-name="ce2" office:value-type="string" calcext:value-type="string">
            <text:p>WHO ANC recommendations (2016): D.2. Heartburn (3) | WHO consolidated self-care interventions guidelines (2019) (4)</text:p>
          </table:table-cell>
          <table:table-cell table:style-name="ce2" table:number-columns-repeated="3"/>
          <table:table-cell table:style-name="ce3" table:number-columns-repeated="1009"/>
        </table:table-row>
        <table:table-row table:style-name="ro1">
          <table:table-cell table:style-name="ce2" office:value-type="string" calcext:value-type="string">
            <text:p>ANCDT04</text:p>
          </table:table-cell>
          <table:table-cell table:style-name="ce2" office:value-type="string" calcext:value-type="string">
            <text:p>ANCDT04.3</text:p>
          </table:table-cell>
          <table:table-cell table:style-name="ce2" office:value-type="string" calcext:value-type="string">
            <text:p>Conduct counselling on physiological symptoms (see Annotations for pop-up message)</text:p>
          </table:table-cell>
          <table:table-cell table:style-name="ce2" office:value-type="string" calcext:value-type="string">
            <text:p>"Current physiological symptoms" = "Leg cramps"</text:p>
          </table:table-cell>
          <table:table-cell table:style-name="ce2"/>
          <table:table-cell table:style-name="ce2" office:value-type="string" calcext:value-type="string">
            <text:p>Conduct counselling on physiological symptoms (see Annotations for pop-up message)</text:p>
          </table:table-cell>
          <table:table-cell table:style-name="ce2" table:number-columns-repeated="3"/>
          <table:table-cell table:number-columns-repeated="2" table:style-name="ce2" office:value-type="string" calcext:value-type="string">
            <text:p> </text:p>
          </table:table-cell>
          <table:table-cell table:style-name="ce2" office:value-type="string" calcext:value-type="string">
            <text:p>WHO ANC recommendations (2016): D.3. Leg cramps (3) | WHO consolidated self-care interventions guidelines (2019) (4)</text:p>
          </table:table-cell>
          <table:table-cell table:style-name="ce2" table:number-columns-repeated="3"/>
          <table:table-cell table:style-name="ce3" table:number-columns-repeated="1009"/>
        </table:table-row>
        <table:table-row table:style-name="ro1">
          <table:table-cell table:style-name="ce2" office:value-type="string" calcext:value-type="string">
            <text:p>ANCDT04</text:p>
          </table:table-cell>
          <table:table-cell table:style-name="ce2" office:value-type="string" calcext:value-type="string">
            <text:p>ANCDT05</text:p>
          </table:table-cell>
          <table:table-cell table:style-name="ce2" office:value-type="string" calcext:value-type="string">
            <text:p>Conduct counselling on physiological symptoms (see Annotations for pop-up message)</text:p>
          </table:table-cell>
          <table:table-cell table:style-name="ce2" office:value-type="string" calcext:value-type="string">
            <text:p>"Persistent physiological symptoms" = "Leg cramps"</text:p>
          </table:table-cell>
          <table:table-cell table:style-name="ce2"/>
          <table:table-cell table:style-name="ce2" office:value-type="string" calcext:value-type="string">
            <text:p>Conduct counselling on physiological symptoms (see Annotations for pop-up message)</text:p>
          </table:table-cell>
          <table:table-cell table:style-name="ce2" table:number-columns-repeated="3"/>
          <table:table-cell table:style-name="ce2" office:value-type="string" calcext:value-type="string">
            <text:p>named-event ANC.B9 Check symptoms only</text:p>
          </table:table-cell>
          <table:table-cell table:style-name="ce2"/>
          <table:table-cell table:style-name="ce2" office:value-type="string" calcext:value-type="string">
            <text:p>WHO ANC recommendations (2016): D.3. Leg cramps (3) | WHO consolidated self-care interventions guidelines (2019) (4)</text:p>
          </table:table-cell>
          <table:table-cell table:style-name="ce2" table:number-columns-repeated="3"/>
          <table:table-cell table:style-name="ce3" table:number-columns-repeated="1009"/>
        </table:table-row>
        <table:table-row table:style-name="ro1">
          <table:table-cell table:style-name="ce2" office:value-type="string" calcext:value-type="string">
            <text:p>ANCDT05</text:p>
          </table:table-cell>
          <table:table-cell table:style-name="ce2" office:value-type="string" calcext:value-type="string">
            <text:p>ANCDT05.1</text:p>
          </table:table-cell>
          <table:table-cell table:style-name="ce2" office:value-type="string" calcext:value-type="string">
            <text:p>Conduct counselling on physiological symptoms | Counselling on regular exercise, physiotherapy, support belts and acupuncture to relieve low back and pelvic pain</text:p>
          </table:table-cell>
          <table:table-cell table:style-name="ce2" office:value-type="string" calcext:value-type="string">
            <text:p>"Current physiological symptoms" = "Low back pain" OR 'Current physiological symptoms" ≠ "Contractions" OR "Pain during urination (dysuria)" OR "Extreme pelvic pain, cannot walk (symphysis pubis dysfunction)"</text:p>
          </table:table-cell>
          <table:table-cell table:style-name="ce2"/>
          <table:table-cell table:style-name="ce2" office:value-type="string" calcext:value-type="string">
            <text:p>Conduct counselling on physiological symptoms | Counselling on regular exercise, physiotherapy, support belts and acupuncture to relieve low back and pelvic pain</text:p>
          </table:table-cell>
          <table:table-cell table:style-name="ce2" table:number-columns-repeated="5"/>
          <table:table-cell table:style-name="ce2" office:value-type="string" calcext:value-type="string">
            <text:p>WHO ANC recommendations (2016): D.4. Low back and pelvic pain (3) | WHO consolidated self-care interventions guidelines (2019) (4)</text:p>
          </table:table-cell>
          <table:table-cell table:style-name="ce2" table:number-columns-repeated="3"/>
          <table:table-cell table:style-name="ce3" table:number-columns-repeated="1009"/>
        </table:table-row>
        <table:table-row table:style-name="ro1">
          <table:table-cell table:style-name="ce2" office:value-type="string" calcext:value-type="string">
            <text:p>ANCDT05</text:p>
          </table:table-cell>
          <table:table-cell table:style-name="ce2" office:value-type="string" calcext:value-type="string">
            <text:p>ANCDT05.2</text:p>
          </table:table-cell>
          <table:table-cell table:style-name="ce2" office:value-type="string" calcext:value-type="string">
            <text:p>Conduct counselling on physiological symptoms | Counselling on regular exercise, physiotherapy, support belts and acupuncture to relieve low back and pelvic pain</text:p>
          </table:table-cell>
          <table:table-cell table:style-name="ce2" office:value-type="string" calcext:value-type="string">
            <text:p>"Current physiological symptoms" = "Pelvic pain" OR 'Current physiological symptoms" ≠ "Contractions" OR "Pain during urination (dysuria)" OR "Extreme pelvic pain, cannot walk (symphysis pubis dysfunction)"</text:p>
          </table:table-cell>
          <table:table-cell table:style-name="ce2"/>
          <table:table-cell table:style-name="ce2" office:value-type="string" calcext:value-type="string">
            <text:p>Conduct counselling on physiological symptoms | Counselling on regular exercise, physiotherapy, support belts and acupuncture to relieve low back and pelvic pain</text:p>
          </table:table-cell>
          <table:table-cell table:style-name="ce2" table:number-columns-repeated="5"/>
          <table:table-cell table:style-name="ce2" office:value-type="string" calcext:value-type="string">
            <text:p>WHO ANC recommendations (2016): D.4. Low back and pelvic pain (3) | WHO consolidated self-care interventions guidelines (2019) (4)</text:p>
          </table:table-cell>
          <table:table-cell table:style-name="ce2" table:number-columns-repeated="3"/>
          <table:table-cell table:style-name="ce3" table:number-columns-repeated="1009"/>
        </table:table-row>
        <table:table-row table:style-name="ro1">
          <table:table-cell table:style-name="ce2" office:value-type="string" calcext:value-type="string">
            <text:p>ANCDT05</text:p>
          </table:table-cell>
          <table:table-cell table:style-name="ce2" office:value-type="string" calcext:value-type="string">
            <text:p>ANCDT05.3</text:p>
          </table:table-cell>
          <table:table-cell table:style-name="ce2" office:value-type="string" calcext:value-type="string">
            <text:p>Conduct counselling on physiological symptoms | Counselling on regular exercise, physiotherapy, support belts and acupuncture to relieve low back and pelvic pain</text:p>
          </table:table-cell>
          <table:table-cell table:style-name="ce2" office:value-type="string" calcext:value-type="string">
            <text:p>"Persistent physiological symptoms" = "Low back pain" OR 'Current physiological symptoms" ≠ "Contractions" OR "Pain during urination (dysuria)" OR "Extreme pelvic pain, cannot walk (symphysis pubis dysfunction)"</text:p>
          </table:table-cell>
          <table:table-cell table:style-name="ce2"/>
          <table:table-cell table:style-name="ce2" office:value-type="string" calcext:value-type="string">
            <text:p>Conduct counselling on physiological symptoms | Counselling on regular exercise, physiotherapy, support belts and acupuncture to relieve low back and pelvic pain</text:p>
          </table:table-cell>
          <table:table-cell table:style-name="ce2" table:number-columns-repeated="9"/>
          <table:table-cell table:style-name="ce3" table:number-columns-repeated="1009"/>
        </table:table-row>
        <table:table-row table:style-name="ro1">
          <table:table-cell table:style-name="ce2" office:value-type="string" calcext:value-type="string">
            <text:p>ANCDT05</text:p>
          </table:table-cell>
          <table:table-cell table:style-name="ce2" office:value-type="string" calcext:value-type="string">
            <text:p>ANCDT05.4</text:p>
          </table:table-cell>
          <table:table-cell table:style-name="ce2" office:value-type="string" calcext:value-type="string">
            <text:p>Conduct counselling on physiological symptoms | Counselling on regular exercise, physiotherapy, support belts and acupuncture to relieve low back and pelvic pain</text:p>
          </table:table-cell>
          <table:table-cell table:style-name="ce2" office:value-type="string" calcext:value-type="string">
            <text:p>"Persistent physiological symptoms" = "Pelvic pain" OR 'Current physiological symptoms" ≠ "Contractions" OR "Pain during urination (dysuria)" OR "Extreme pelvic pain, cannot walk (symphysis pubis dysfunction)"</text:p>
          </table:table-cell>
          <table:table-cell table:style-name="ce2"/>
          <table:table-cell table:style-name="ce2" office:value-type="string" calcext:value-type="string">
            <text:p>Conduct counselling on physiological symptoms | Counselling on regular exercise, physiotherapy, support belts and acupuncture to relieve low back and pelvic pain</text:p>
          </table:table-cell>
          <table:table-cell table:style-name="ce2" table:number-columns-repeated="9"/>
          <table:table-cell table:style-name="ce3" table:number-columns-repeated="1009"/>
        </table:table-row>
        <table:table-row table:style-name="ro1">
          <table:table-cell table:style-name="ce2" office:value-type="string" calcext:value-type="string">
            <text:p>ANCDT05</text:p>
          </table:table-cell>
          <table:table-cell table:style-name="ce2" office:value-type="string" calcext:value-type="string">
            <text:p>ANCDT05.5</text:p>
          </table:table-cell>
          <table:table-cell table:style-name="ce2" office:value-type="string" calcext:value-type="string">
            <text:p>Conduct counselling on physiological symptoms (see Annotations for pop-up message)</text:p>
          </table:table-cell>
          <table:table-cell table:style-name="ce2" office:value-type="string" calcext:value-type="string">
            <text:p>"Current physiological symptoms" = "Constipation"</text:p>
          </table:table-cell>
          <table:table-cell table:style-name="ce2"/>
          <table:table-cell table:style-name="ce2" office:value-type="string" calcext:value-type="string">
            <text:p>Conduct counselling on physiological symptoms (see Annotations for pop-up message)</text:p>
          </table:table-cell>
          <table:table-cell table:style-name="ce2" table:number-columns-repeated="5"/>
          <table:table-cell table:style-name="ce2" office:value-type="string" calcext:value-type="string">
            <text:p>WHO ANC recommendations (2016): D.5. Constipation (3) | WHO consolidated self-care interventions guidelines (2019) (4)</text:p>
          </table:table-cell>
          <table:table-cell table:style-name="ce2" table:number-columns-repeated="3"/>
          <table:table-cell table:style-name="ce3" table:number-columns-repeated="1009"/>
        </table:table-row>
        <table:table-row table:style-name="ro1">
          <table:table-cell table:style-name="ce2" office:value-type="string" calcext:value-type="string">
            <text:p>ANCDT05</text:p>
          </table:table-cell>
          <table:table-cell table:style-name="ce2" office:value-type="string" calcext:value-type="string">
            <text:p>ANCDT05.6</text:p>
          </table:table-cell>
          <table:table-cell table:style-name="ce2" office:value-type="string" calcext:value-type="string">
            <text:p>Conduct counselling on physiological symptoms (see Annotations for pop-up message)</text:p>
          </table:table-cell>
          <table:table-cell table:style-name="ce2" office:value-type="string" calcext:value-type="string">
            <text:p>"Persistent physiological symptoms" = "Constipation"</text:p>
          </table:table-cell>
          <table:table-cell table:style-name="ce2"/>
          <table:table-cell table:style-name="ce2" office:value-type="string" calcext:value-type="string">
            <text:p>Conduct counselling on physiological symptoms (see Annotations for pop-up message)</text:p>
          </table:table-cell>
          <table:table-cell table:style-name="ce2" table:number-columns-repeated="5"/>
          <table:table-cell table:style-name="ce2" office:value-type="string" calcext:value-type="string">
            <text:p>WHO ANC recommendations (2016): D.5. Constipation (3) | WHO consolidated self-care interventions guidelines (2019) (4)</text:p>
          </table:table-cell>
          <table:table-cell table:style-name="ce2" table:number-columns-repeated="3"/>
          <table:table-cell table:style-name="ce3" table:number-columns-repeated="1009"/>
        </table:table-row>
        <table:table-row table:style-name="ro1">
          <table:table-cell table:style-name="ce2" office:value-type="string" calcext:value-type="string">
            <text:p>ANCDT05</text:p>
          </table:table-cell>
          <table:table-cell table:style-name="ce2" office:value-type="string" calcext:value-type="string">
            <text:p>ANCDT05.7</text:p>
          </table:table-cell>
          <table:table-cell table:style-name="ce2" office:value-type="string" calcext:value-type="string">
            <text:p>Conduct counselling on physiological symptoms (see Annotations for pop-up message)</text:p>
          </table:table-cell>
          <table:table-cell table:style-name="ce2" office:value-type="string" calcext:value-type="string">
            <text:p>"Current physiological symptoms" = "Varicose veins" OR 'Current physiological symptoms" ≠ "Leg pain" OR "Leg redness"</text:p>
          </table:table-cell>
          <table:table-cell table:style-name="ce2"/>
          <table:table-cell table:style-name="ce2" office:value-type="string" calcext:value-type="string">
            <text:p>Conduct counselling on physiological symptoms (see Annotations for pop-up message)</text:p>
          </table:table-cell>
          <table:table-cell table:style-name="ce2" table:number-columns-repeated="5"/>
          <table:table-cell table:style-name="ce2" office:value-type="string" calcext:value-type="string">
            <text:p>WHO ANC recommendations (2016): D.6. Varicose veins and oedema (3) | WHO consolidated self-care interventions guidelines (2019) (4)</text:p>
          </table:table-cell>
          <table:table-cell table:style-name="ce2" table:number-columns-repeated="3"/>
          <table:table-cell table:style-name="ce3" table:number-columns-repeated="1009"/>
        </table:table-row>
        <table:table-row table:style-name="ro1">
          <table:table-cell table:style-name="ce2" office:value-type="string" calcext:value-type="string">
            <text:p>ANCDT05</text:p>
          </table:table-cell>
          <table:table-cell table:style-name="ce2" office:value-type="string" calcext:value-type="string">
            <text:p>ANCDT05.8</text:p>
          </table:table-cell>
          <table:table-cell table:style-name="ce2" office:value-type="string" calcext:value-type="string">
            <text:p>Conduct counselling on physiological symptoms (see Annotations for pop-up message)</text:p>
          </table:table-cell>
          <table:table-cell table:style-name="ce2" office:value-type="string" calcext:value-type="string">
            <text:p>"Current physiological symptoms" = "Oedema" OR 'Current physiological symptoms" ≠ "Leg pain" OR "Leg redness"</text:p>
          </table:table-cell>
          <table:table-cell table:style-name="ce2"/>
          <table:table-cell table:style-name="ce2" office:value-type="string" calcext:value-type="string">
            <text:p>Conduct counselling on physiological symptoms (see Annotations for pop-up message)</text:p>
          </table:table-cell>
          <table:table-cell table:style-name="ce2" table:number-columns-repeated="5"/>
          <table:table-cell table:style-name="ce2" office:value-type="string" calcext:value-type="string">
            <text:p>WHO ANC recommendations (2016): D.6. Varicose veins and oedema (3) | WHO consolidated self-care interventions guidelines (2019) (4)</text:p>
          </table:table-cell>
          <table:table-cell table:style-name="ce2" table:number-columns-repeated="3"/>
          <table:table-cell table:style-name="ce3" table:number-columns-repeated="1009"/>
        </table:table-row>
        <table:table-row table:style-name="ro1">
          <table:table-cell table:style-name="ce2" office:value-type="string" calcext:value-type="string">
            <text:p>ANCDT05</text:p>
          </table:table-cell>
          <table:table-cell table:style-name="ce2" office:value-type="string" calcext:value-type="string">
            <text:p>ANCDT05.9</text:p>
          </table:table-cell>
          <table:table-cell table:style-name="ce2" office:value-type="string" calcext:value-type="string">
            <text:p>Conduct counselling on physiological symptoms (see Annotations for pop-up message)</text:p>
          </table:table-cell>
          <table:table-cell table:style-name="ce2" office:value-type="string" calcext:value-type="string">
            <text:p>"Persistent physiological symptoms" = "Varicose veins" OR 'Current physiological symptoms" ≠ "Leg pain" OR "Leg redness"</text:p>
          </table:table-cell>
          <table:table-cell table:style-name="ce2"/>
          <table:table-cell table:style-name="ce2" office:value-type="string" calcext:value-type="string">
            <text:p>Conduct counselling on physiological symptoms (see Annotations for pop-up message)</text:p>
          </table:table-cell>
          <table:table-cell table:style-name="ce2" table:number-columns-repeated="9"/>
          <table:table-cell table:style-name="ce3" table:number-columns-repeated="1009"/>
        </table:table-row>
        <table:table-row table:style-name="ro1">
          <table:table-cell table:style-name="ce2" office:value-type="string" calcext:value-type="string">
            <text:p>ANCDT05</text:p>
          </table:table-cell>
          <table:table-cell table:style-name="ce2" office:value-type="string" calcext:value-type="string">
            <text:p>ANCDT05.10</text:p>
          </table:table-cell>
          <table:table-cell table:style-name="ce2" office:value-type="string" calcext:value-type="string">
            <text:p>Conduct counselling on physiological symptoms (see Annotations for pop-up message)</text:p>
          </table:table-cell>
          <table:table-cell table:style-name="ce2" office:value-type="string" calcext:value-type="string">
            <text:p>"Persistent physiological symptoms" = "Oedema" OR 'Current physiological symptoms" ≠ "Leg pain" OR "Leg redness"</text:p>
          </table:table-cell>
          <table:table-cell table:style-name="ce2"/>
          <table:table-cell table:style-name="ce2" office:value-type="string" calcext:value-type="string">
            <text:p>Conduct counselling on physiological symptoms (see Annotations for pop-up message)</text:p>
          </table:table-cell>
          <table:table-cell table:style-name="ce2" table:number-columns-repeated="9"/>
          <table:table-cell table:style-name="ce3" table:number-columns-repeated="1009"/>
        </table:table-row>
        <table:table-row table:style-name="ro1">
          <table:table-cell table:style-name="ce2" office:value-type="string" calcext:value-type="string">
            <text:p>ANCDT05</text:p>
          </table:table-cell>
          <table:table-cell table:style-name="ce2" office:value-type="string" calcext:value-type="string">
            <text:p>ANCDT05.11</text:p>
          </table:table-cell>
          <table:table-cell table:style-name="ce2" office:value-type="string" calcext:value-type="string">
            <text:p>Conduct counselling on physiological symptoms | Investigate any possible complications or onset of labour</text:p>
          </table:table-cell>
          <table:table-cell table:style-name="ce2" office:value-type="string" calcext:value-type="string">
            <text:p>"Current physiological symptoms" = "Contractions"</text:p>
          </table:table-cell>
          <table:table-cell table:style-name="ce2"/>
          <table:table-cell table:style-name="ce2" office:value-type="string" calcext:value-type="string">
            <text:p>Conduct counselling on physiological symptoms | Investigate any possible complications or onset of labour</text:p>
          </table:table-cell>
          <table:table-cell table:style-name="ce2" table:number-columns-repeated="5"/>
          <table:table-cell table:style-name="ce2" office:value-type="string" calcext:value-type="string">
            <text:p>Managing complications guide (IMPAC) (2017): C-3 (3)</text:p>
          </table:table-cell>
          <table:table-cell table:style-name="ce2" table:number-columns-repeated="3"/>
          <table:table-cell table:style-name="ce3" table:number-columns-repeated="1009"/>
        </table:table-row>
        <table:table-row table:style-name="ro1">
          <table:table-cell table:style-name="ce2" office:value-type="string" calcext:value-type="string">
            <text:p>ANCDT05</text:p>
          </table:table-cell>
          <table:table-cell table:style-name="ce2" office:value-type="string" calcext:value-type="string">
            <text:p>ANCDT05.12</text:p>
          </table:table-cell>
          <table:table-cell table:style-name="ce2" office:value-type="string" calcext:value-type="string">
            <text:p>Conduct counselling on physiological symptoms | Investigate any possible complications or onset of labour</text:p>
          </table:table-cell>
          <table:table-cell table:style-name="ce2" office:value-type="string" calcext:value-type="string">
            <text:p>Current physiological symptoms" = "Extreme pelvic pain, cannot walk (symphysis pubis dysfunction)"</text:p>
          </table:table-cell>
          <table:table-cell table:style-name="ce2"/>
          <table:table-cell table:style-name="ce2" office:value-type="string" calcext:value-type="string">
            <text:p>Conduct counselling on physiological symptoms | Investigate any possible complications or onset of labour</text:p>
          </table:table-cell>
          <table:table-cell table:style-name="ce2" table:number-columns-repeated="5"/>
          <table:table-cell table:style-name="ce2" office:value-type="string" calcext:value-type="string">
            <text:p>WHO ANC recommendations (2016): D.4. Low back and pelvic pain (3)</text:p>
          </table:table-cell>
          <table:table-cell table:style-name="ce2" table:number-columns-repeated="3"/>
          <table:table-cell table:style-name="ce3" table:number-columns-repeated="1009"/>
        </table:table-row>
        <table:table-row table:style-name="ro1">
          <table:table-cell table:style-name="ce2" office:value-type="string" calcext:value-type="string">
            <text:p>ANCDT05</text:p>
          </table:table-cell>
          <table:table-cell table:style-name="ce2" office:value-type="string" calcext:value-type="string">
            <text:p>ANCDT05.13</text:p>
          </table:table-cell>
          <table:table-cell table:style-name="ce2" office:value-type="string" calcext:value-type="string">
            <text:p>Conduct counselling on physiological symptoms | Investigate any possible complications or onset of labour</text:p>
          </table:table-cell>
          <table:table-cell table:style-name="ce2" office:value-type="string" calcext:value-type="string">
            <text:p>"Persistent physiological symptoms" = "Contractions"</text:p>
          </table:table-cell>
          <table:table-cell table:style-name="ce2"/>
          <table:table-cell table:style-name="ce2" office:value-type="string" calcext:value-type="string">
            <text:p>Conduct counselling on physiological symptoms | Investigate any possible complications or onset of labour</text:p>
          </table:table-cell>
          <table:table-cell table:style-name="ce2" table:number-columns-repeated="9"/>
          <table:table-cell table:style-name="ce3" table:number-columns-repeated="1009"/>
        </table:table-row>
        <table:table-row table:style-name="ro1">
          <table:table-cell table:style-name="ce2" office:value-type="string" calcext:value-type="string">
            <text:p>ANCDT05</text:p>
          </table:table-cell>
          <table:table-cell table:style-name="ce2" office:value-type="string" calcext:value-type="string">
            <text:p>ANCDT05.14</text:p>
          </table:table-cell>
          <table:table-cell table:style-name="ce2" office:value-type="string" calcext:value-type="string">
            <text:p>Conduct counselling on physiological symptoms | Investigate any possible complications or onset of labour</text:p>
          </table:table-cell>
          <table:table-cell table:style-name="ce2" office:value-type="string" calcext:value-type="string">
            <text:p>Persistent physiological symptoms" = "Extreme pelvic pain, cannot walk (symphysis pubis dysfunction)"</text:p>
          </table:table-cell>
          <table:table-cell table:style-name="ce2"/>
          <table:table-cell table:style-name="ce2" office:value-type="string" calcext:value-type="string">
            <text:p>Conduct counselling on physiological symptoms | Investigate any possible complications or onset of labour</text:p>
          </table:table-cell>
          <table:table-cell table:style-name="ce2" table:number-columns-repeated="9"/>
          <table:table-cell table:style-name="ce3" table:number-columns-repeated="1009"/>
        </table:table-row>
        <table:table-row table:style-name="ro1">
          <table:table-cell table:style-name="ce2" office:value-type="string" calcext:value-type="string">
            <text:p>ANCDT05</text:p>
          </table:table-cell>
          <table:table-cell table:style-name="ce2" office:value-type="string" calcext:value-type="string">
            <text:p>ANCDT05.15</text:p>
          </table:table-cell>
          <table:table-cell table:style-name="ce2" office:value-type="string" calcext:value-type="string">
            <text:p>Conduct laboratory tests and imaging | Urine test required</text:p>
          </table:table-cell>
          <table:table-cell table:style-name="ce2" office:value-type="string" calcext:value-type="string">
            <text:p>"Current physiological symptoms" = "Pain during urination (dysuria)"</text:p>
          </table:table-cell>
          <table:table-cell table:style-name="ce2"/>
          <table:table-cell table:style-name="ce2" office:value-type="string" calcext:value-type="string">
            <text:p>Conduct laboratory tests and imaging | Urine test required</text:p>
          </table:table-cell>
          <table:table-cell table:style-name="ce2" table:number-columns-repeated="5"/>
          <table:table-cell table:style-name="ce2" office:value-type="string" calcext:value-type="string">
            <text:p>Managing complications guide (IMPAC) (2017): S-114 (5)</text:p>
          </table:table-cell>
          <table:table-cell table:style-name="ce2" table:number-columns-repeated="3"/>
          <table:table-cell table:style-name="ce3" table:number-columns-repeated="1009"/>
        </table:table-row>
        <table:table-row table:style-name="ro1">
          <table:table-cell table:style-name="ce2" office:value-type="string" calcext:value-type="string">
            <text:p>ANCDT05</text:p>
          </table:table-cell>
          <table:table-cell table:style-name="ce2" office:value-type="string" calcext:value-type="string">
            <text:p>ANCDT05.16</text:p>
          </table:table-cell>
          <table:table-cell table:style-name="ce2" office:value-type="string" calcext:value-type="string">
            <text:p>Conduct laboratory tests and imaging | Urine test required</text:p>
          </table:table-cell>
          <table:table-cell table:style-name="ce2" office:value-type="string" calcext:value-type="string">
            <text:p>"Persistent physiological symptoms" = "Pain during urination (dysuria)"</text:p>
          </table:table-cell>
          <table:table-cell table:style-name="ce2"/>
          <table:table-cell table:style-name="ce2" office:value-type="string" calcext:value-type="string">
            <text:p>Conduct laboratory tests and imaging | Urine test required</text:p>
          </table:table-cell>
          <table:table-cell table:style-name="ce2" table:number-columns-repeated="9"/>
          <table:table-cell table:style-name="ce3" table:number-columns-repeated="1009"/>
        </table:table-row>
        <table:table-row table:style-name="ro1">
          <table:table-cell table:style-name="ce2" office:value-type="string" calcext:value-type="string">
            <text:p>ANCDT05</text:p>
          </table:table-cell>
          <table:table-cell table:style-name="ce2" office:value-type="string" calcext:value-type="string">
            <text:p>ANCDT05.17</text:p>
          </table:table-cell>
          <table:table-cell table:style-name="ce2" office:value-type="string" calcext:value-type="string">
            <text:p>Conduct counselling on physiological symptoms | Investigate any possible complications, including thrombosis, related to varicose veins and oedema</text:p>
          </table:table-cell>
          <table:table-cell table:style-name="ce2" office:value-type="string" calcext:value-type="string">
            <text:p>"Current physiological symptoms" = "Leg pain"</text:p>
          </table:table-cell>
          <table:table-cell table:style-name="ce2"/>
          <table:table-cell table:style-name="ce2" office:value-type="string" calcext:value-type="string">
            <text:p>Conduct counselling on physiological symptoms | Investigate any possible complications, including thrombosis, related to varicose veins and oedema</text:p>
          </table:table-cell>
          <table:table-cell table:style-name="ce2" table:number-columns-repeated="5"/>
          <table:table-cell table:style-name="ce2" office:value-type="string" calcext:value-type="string">
            <text:p>Managing complications guide (IMPAC) (2017): S-128 (5)</text:p>
          </table:table-cell>
          <table:table-cell table:style-name="ce2" table:number-columns-repeated="3"/>
          <table:table-cell table:style-name="ce3" table:number-columns-repeated="1009"/>
        </table:table-row>
        <table:table-row table:style-name="ro1">
          <table:table-cell table:style-name="ce2" office:value-type="string" calcext:value-type="string">
            <text:p>ANCDT05</text:p>
          </table:table-cell>
          <table:table-cell table:style-name="ce2" office:value-type="string" calcext:value-type="string">
            <text:p>ANCDT05.18</text:p>
          </table:table-cell>
          <table:table-cell table:style-name="ce2" office:value-type="string" calcext:value-type="string">
            <text:p>Conduct counselling on physiological symptoms | Investigate any possible complications, including thrombosis, related to varicose veins and oedema</text:p>
          </table:table-cell>
          <table:table-cell table:style-name="ce2" office:value-type="string" calcext:value-type="string">
            <text:p>"Current physiological symptoms" = "Leg redness"</text:p>
          </table:table-cell>
          <table:table-cell table:style-name="ce2"/>
          <table:table-cell table:style-name="ce2" office:value-type="string" calcext:value-type="string">
            <text:p>Conduct counselling on physiological symptoms | Investigate any possible complications, including thrombosis, related to varicose veins and oedema</text:p>
          </table:table-cell>
          <table:table-cell table:style-name="ce2" table:number-columns-repeated="5"/>
          <table:table-cell table:style-name="ce2" office:value-type="string" calcext:value-type="string">
            <text:p>Pregnancy, childbirth, postpartum and newborn care guide (IMPAC) (2015) (1)</text:p>
          </table:table-cell>
          <table:table-cell table:style-name="ce2" table:number-columns-repeated="3"/>
          <table:table-cell table:style-name="ce3" table:number-columns-repeated="1009"/>
        </table:table-row>
        <table:table-row table:style-name="ro1">
          <table:table-cell table:style-name="ce2" office:value-type="string" calcext:value-type="string">
            <text:p>ANCDT05</text:p>
          </table:table-cell>
          <table:table-cell table:style-name="ce2" office:value-type="string" calcext:value-type="string">
            <text:p>ANCDT05.19</text:p>
          </table:table-cell>
          <table:table-cell table:style-name="ce2" office:value-type="string" calcext:value-type="string">
            <text:p>Conduct counselling on physiological symptoms | Investigate any possible complications, including thrombosis, related to varicose veins and oedema</text:p>
          </table:table-cell>
          <table:table-cell table:style-name="ce2" office:value-type="string" calcext:value-type="string">
            <text:p>"Persistent physiological symptoms" = "Leg pain"</text:p>
          </table:table-cell>
          <table:table-cell table:style-name="ce2"/>
          <table:table-cell table:style-name="ce2" office:value-type="string" calcext:value-type="string">
            <text:p>Conduct counselling on physiological symptoms | Investigate any possible complications, including thrombosis, related to varicose veins and oedema</text:p>
          </table:table-cell>
          <table:table-cell table:style-name="ce2" table:number-columns-repeated="9"/>
          <table:table-cell table:style-name="ce3" table:number-columns-repeated="1009"/>
        </table:table-row>
        <table:table-row table:style-name="ro1">
          <table:table-cell table:style-name="ce2" office:value-type="string" calcext:value-type="string">
            <text:p>ANCDT05</text:p>
          </table:table-cell>
          <table:table-cell table:style-name="ce2" office:value-type="string" calcext:value-type="string">
            <text:p>ANCDT05.20</text:p>
          </table:table-cell>
          <table:table-cell table:style-name="ce2" office:value-type="string" calcext:value-type="string">
            <text:p>Conduct counselling on physiological symptoms | Investigate any possible complications, including thrombosis, related to varicose veins and oedema</text:p>
          </table:table-cell>
          <table:table-cell table:style-name="ce2" office:value-type="string" calcext:value-type="string">
            <text:p>"Persistent physiological symptoms" = "Leg redness"</text:p>
          </table:table-cell>
          <table:table-cell table:style-name="ce2"/>
          <table:table-cell table:style-name="ce2" office:value-type="string" calcext:value-type="string">
            <text:p>Conduct counselling on physiological symptoms | Investigate any possible complications, including thrombosis, related to varicose veins and oedema</text:p>
          </table:table-cell>
          <table:table-cell table:style-name="ce2" table:number-columns-repeated="9"/>
          <table:table-cell table:style-name="ce3" table:number-columns-repeated="1009"/>
        </table:table-row>
        <table:table-row table:style-name="ro1">
          <table:table-cell table:style-name="ce2" office:value-type="string" calcext:value-type="string">
            <text:p>ANCDT05</text:p>
          </table:table-cell>
          <table:table-cell table:style-name="ce2" office:value-type="string" calcext:value-type="string">
            <text:p>ANCDT05.21</text:p>
          </table:table-cell>
          <table:table-cell table:style-name="ce2" office:value-type="string" calcext:value-type="string">
            <text:p>Follow-up steps/investigations: clinician's discretion</text:p>
          </table:table-cell>
          <table:table-cell table:style-name="ce2" office:value-type="string" calcext:value-type="string">
            <text:p>"Current physiological symptoms" = "Abnormal vaginal discharge"</text:p>
          </table:table-cell>
          <table:table-cell table:style-name="ce2"/>
          <table:table-cell table:style-name="ce2" office:value-type="string" calcext:value-type="string">
            <text:p>Follow-up steps/investigations: clinician's discretion</text:p>
          </table:table-cell>
          <table:table-cell table:style-name="ce2"/>
          <table:table-cell table:number-columns-repeated="4" table:style-name="ce2" office:value-type="string" calcext:value-type="string">
            <text:p> </text:p>
          </table:table-cell>
          <table:table-cell table:style-name="ce2" office:value-type="string" calcext:value-type="string">
            <text:p>Managing complications guide (IMPAC) (2017): S-9 (5)</text:p>
          </table:table-cell>
          <table:table-cell table:style-name="ce2" table:number-columns-repeated="3"/>
          <table:table-cell table:style-name="ce3" table:number-columns-repeated="1009"/>
        </table:table-row>
        <table:table-row table:style-name="ro1">
          <table:table-cell table:style-name="ce2" office:value-type="string" calcext:value-type="string">
            <text:p>ANCDT05</text:p>
          </table:table-cell>
          <table:table-cell table:style-name="ce2" office:value-type="string" calcext:value-type="string">
            <text:p>ANCDT05.22</text:p>
          </table:table-cell>
          <table:table-cell table:style-name="ce2" office:value-type="string" calcext:value-type="string">
            <text:p>Follow-up steps/investigations: clinician's discretion</text:p>
          </table:table-cell>
          <table:table-cell table:style-name="ce2" office:value-type="string" calcext:value-type="string">
            <text:p>"Current physiological symptoms" = "Breathing difficulty"</text:p>
          </table:table-cell>
          <table:table-cell table:style-name="ce2"/>
          <table:table-cell table:style-name="ce2" office:value-type="string" calcext:value-type="string">
            <text:p>Follow-up steps/investigations: clinician's discretion</text:p>
          </table:table-cell>
          <table:table-cell table:style-name="ce2" table:number-columns-repeated="5"/>
          <table:table-cell table:style-name="ce2" office:value-type="string" calcext:value-type="string">
            <text:p>Managing complications guide (IMPAC) (2017): S-114, S-150 (5)</text:p>
          </table:table-cell>
          <table:table-cell table:style-name="ce2" table:number-columns-repeated="3"/>
          <table:table-cell table:style-name="ce3" table:number-columns-repeated="1009"/>
        </table:table-row>
        <table:table-row table:style-name="ro1">
          <table:table-cell table:style-name="ce2" office:value-type="string" calcext:value-type="string">
            <text:p>ANCDT05</text:p>
          </table:table-cell>
          <table:table-cell table:style-name="ce2" office:value-type="string" calcext:value-type="string">
            <text:p>ANCDT05.23</text:p>
          </table:table-cell>
          <table:table-cell table:style-name="ce2" office:value-type="string" calcext:value-type="string">
            <text:p>Follow-up steps/investigations: clinician's discretion</text:p>
          </table:table-cell>
          <table:table-cell table:style-name="ce2" office:value-type="string" calcext:value-type="string">
            <text:p>"Current physiological symptoms" = "Breathless during routine activities"</text:p>
          </table:table-cell>
          <table:table-cell table:style-name="ce2"/>
          <table:table-cell table:style-name="ce2" office:value-type="string" calcext:value-type="string">
            <text:p>Follow-up steps/investigations: clinician's discretion</text:p>
          </table:table-cell>
          <table:table-cell table:style-name="ce2" table:number-columns-repeated="5"/>
          <table:table-cell table:style-name="ce2" office:value-type="string" calcext:value-type="string">
            <text:p>Managing complications guide (IMPAC) (2017): S-114, S-150 (5)</text:p>
          </table:table-cell>
          <table:table-cell table:style-name="ce2" table:number-columns-repeated="3"/>
          <table:table-cell table:style-name="ce3" table:number-columns-repeated="1009"/>
        </table:table-row>
        <table:table-row table:style-name="ro1">
          <table:table-cell table:style-name="ce2" office:value-type="string" calcext:value-type="string">
            <text:p>ANCDT05</text:p>
          </table:table-cell>
          <table:table-cell table:style-name="ce2" office:value-type="string" calcext:value-type="string">
            <text:p>ANCDT05.24</text:p>
          </table:table-cell>
          <table:table-cell table:style-name="ce2" office:value-type="string" calcext:value-type="string">
            <text:p>Follow-up steps/investigations: clinician's discretion</text:p>
          </table:table-cell>
          <table:table-cell table:style-name="ce2" office:value-type="string" calcext:value-type="string">
            <text:p>"Current physiological symptoms" = "Cough lasting more than 3 weeks"</text:p>
          </table:table-cell>
          <table:table-cell table:style-name="ce2"/>
          <table:table-cell table:style-name="ce2" office:value-type="string" calcext:value-type="string">
            <text:p>Follow-up steps/investigations: clinician's discretion</text:p>
          </table:table-cell>
          <table:table-cell table:style-name="ce2" table:number-columns-repeated="5"/>
          <table:table-cell table:style-name="ce2" office:value-type="string" calcext:value-type="string">
            <text:p>Managing complications guide (IMPAC) (2017): S-114 (5)</text:p>
          </table:table-cell>
          <table:table-cell table:style-name="ce2" table:number-columns-repeated="3"/>
          <table:table-cell table:style-name="ce3" table:number-columns-repeated="1009"/>
        </table:table-row>
        <table:table-row table:style-name="ro1">
          <table:table-cell table:style-name="ce2" office:value-type="string" calcext:value-type="string">
            <text:p>ANCDT05</text:p>
          </table:table-cell>
          <table:table-cell table:style-name="ce2" office:value-type="string" calcext:value-type="string">
            <text:p>ANCDT05.25</text:p>
          </table:table-cell>
          <table:table-cell table:style-name="ce2" office:value-type="string" calcext:value-type="string">
            <text:p>Follow-up steps/investigations: clinician's discretion</text:p>
          </table:table-cell>
          <table:table-cell table:style-name="ce2" office:value-type="string" calcext:value-type="string">
            <text:p>"Current physiological symptoms" = "Fever"</text:p>
          </table:table-cell>
          <table:table-cell table:style-name="ce2"/>
          <table:table-cell table:style-name="ce2" office:value-type="string" calcext:value-type="string">
            <text:p>Follow-up steps/investigations: clinician's discretion</text:p>
          </table:table-cell>
          <table:table-cell table:style-name="ce2" table:number-columns-repeated="5"/>
          <table:table-cell table:style-name="ce2" office:value-type="string" calcext:value-type="string">
            <text:p>Managing complications guide (IMPAC) (2017): S-113 (5)</text:p>
          </table:table-cell>
          <table:table-cell table:style-name="ce3" table:number-columns-repeated="1012"/>
        </table:table-row>
        <table:table-row table:style-name="ro1">
          <table:table-cell table:style-name="ce2" office:value-type="string" calcext:value-type="string">
            <text:p>ANCDT05</text:p>
          </table:table-cell>
          <table:table-cell table:style-name="ce2" office:value-type="string" calcext:value-type="string">
            <text:p>ANCDT05.26</text:p>
          </table:table-cell>
          <table:table-cell table:style-name="ce2" office:value-type="string" calcext:value-type="string">
            <text:p>Follow-up steps/investigations: clinician's discretion</text:p>
          </table:table-cell>
          <table:table-cell table:style-name="ce2" office:value-type="string" calcext:value-type="string">
            <text:p>"Current physiological symptoms" = "Gets tired easily"</text:p>
          </table:table-cell>
          <table:table-cell table:style-name="ce2"/>
          <table:table-cell table:style-name="ce2" office:value-type="string" calcext:value-type="string">
            <text:p>Follow-up steps/investigations: clinician's discretion</text:p>
          </table:table-cell>
          <table:table-cell table:style-name="ce2" table:number-columns-repeated="5"/>
          <table:table-cell table:style-name="ce2" office:value-type="string" calcext:value-type="string">
            <text:p>Managing complications guide (IMPAC) (2017): S-150, S-151 (5)</text:p>
          </table:table-cell>
          <table:table-cell table:style-name="ce3" table:number-columns-repeated="1012"/>
        </table:table-row>
        <table:table-row table:style-name="ro1">
          <table:table-cell table:style-name="ce2" office:value-type="string" calcext:value-type="string">
            <text:p>ANCDT05</text:p>
          </table:table-cell>
          <table:table-cell table:style-name="ce2" office:value-type="string" calcext:value-type="string">
            <text:p>ANCDT05.27</text:p>
          </table:table-cell>
          <table:table-cell table:style-name="ce2" office:value-type="string" calcext:value-type="string">
            <text:p>Follow-up steps/investigations: clinician's discretion</text:p>
          </table:table-cell>
          <table:table-cell table:style-name="ce2" office:value-type="string" calcext:value-type="string">
            <text:p>"Current physiological symptoms" = "Headache"</text:p>
          </table:table-cell>
          <table:table-cell table:style-name="ce2"/>
          <table:table-cell table:style-name="ce2" office:value-type="string" calcext:value-type="string">
            <text:p>Follow-up steps/investigations: clinician's discretion</text:p>
          </table:table-cell>
          <table:table-cell table:style-name="ce2" table:number-columns-repeated="5"/>
          <table:table-cell table:style-name="ce2" office:value-type="string" calcext:value-type="string">
            <text:p>Managing complications guide (IMPAC) (2017): S-49 (5)</text:p>
          </table:table-cell>
          <table:table-cell table:style-name="ce3" table:number-columns-repeated="1012"/>
        </table:table-row>
        <table:table-row table:style-name="ro1">
          <table:table-cell table:style-name="ce2" office:value-type="string" calcext:value-type="string">
            <text:p>ANCDT05</text:p>
          </table:table-cell>
          <table:table-cell table:style-name="ce2" office:value-type="string" calcext:value-type="string">
            <text:p>ANCDT05.28</text:p>
          </table:table-cell>
          <table:table-cell table:style-name="ce2" office:value-type="string" calcext:value-type="string">
            <text:p>Follow-up steps/investigations: clinician's discretion</text:p>
          </table:table-cell>
          <table:table-cell table:style-name="ce2" office:value-type="string" calcext:value-type="string">
            <text:p>"Current physiological symptoms" = "Vaginal bleeding"</text:p>
          </table:table-cell>
          <table:table-cell table:style-name="ce2"/>
          <table:table-cell table:style-name="ce2" office:value-type="string" calcext:value-type="string">
            <text:p>Follow-up steps/investigations: clinician's discretion</text:p>
          </table:table-cell>
          <table:table-cell table:style-name="ce2" table:number-columns-repeated="5"/>
          <table:table-cell table:style-name="ce2" office:value-type="string" calcext:value-type="string">
            <text:p>Managing complications guide (IMPAC) (2017): S-21 (5)</text:p>
          </table:table-cell>
          <table:table-cell table:style-name="ce3" table:number-columns-repeated="1012"/>
        </table:table-row>
        <table:table-row table:style-name="ro1">
          <table:table-cell table:style-name="ce2" office:value-type="string" calcext:value-type="string">
            <text:p>ANCDT05</text:p>
          </table:table-cell>
          <table:table-cell table:style-name="ce2" office:value-type="string" calcext:value-type="string">
            <text:p>ANCDT05.29</text:p>
          </table:table-cell>
          <table:table-cell table:style-name="ce2" office:value-type="string" calcext:value-type="string">
            <text:p>Follow-up steps/investigations: clinician's discretion</text:p>
          </table:table-cell>
          <table:table-cell table:style-name="ce2" office:value-type="string" calcext:value-type="string">
            <text:p>"Current physiological symptoms" = "Vaginal discharge"</text:p>
          </table:table-cell>
          <table:table-cell table:style-name="ce2"/>
          <table:table-cell table:style-name="ce2" office:value-type="string" calcext:value-type="string">
            <text:p>Follow-up steps/investigations: clinician's discretion</text:p>
          </table:table-cell>
          <table:table-cell table:style-name="ce2" table:number-columns-repeated="5"/>
          <table:table-cell table:style-name="ce2" office:value-type="string" calcext:value-type="string">
            <text:p>Pregnancy, childbirth, postpartum and newborn care guide (IMPAC) (2015) (1)</text:p>
          </table:table-cell>
          <table:table-cell table:style-name="ce3" table:number-columns-repeated="1012"/>
        </table:table-row>
        <table:table-row table:style-name="ro1">
          <table:table-cell table:style-name="ce2" office:value-type="string" calcext:value-type="string">
            <text:p>ANCDT05</text:p>
          </table:table-cell>
          <table:table-cell table:style-name="ce2" office:value-type="string" calcext:value-type="string">
            <text:p>ANCDT05.30</text:p>
          </table:table-cell>
          <table:table-cell table:style-name="ce2" office:value-type="string" calcext:value-type="string">
            <text:p>Follow-up steps/investigations: clinician's discretion</text:p>
          </table:table-cell>
          <table:table-cell table:style-name="ce2" office:value-type="string" calcext:value-type="string">
            <text:p>"Current physiological symptoms" = "Visual disturbance"</text:p>
          </table:table-cell>
          <table:table-cell table:style-name="ce2"/>
          <table:table-cell table:style-name="ce2" office:value-type="string" calcext:value-type="string">
            <text:p>Follow-up steps/investigations: clinician's discretion</text:p>
          </table:table-cell>
          <table:table-cell table:style-name="ce2" table:number-columns-repeated="5"/>
          <table:table-cell table:style-name="ce2" office:value-type="string" calcext:value-type="string">
            <text:p>Managing complications guide (IMPAC) (2017): S-49 (5)</text:p>
          </table:table-cell>
          <table:table-cell table:style-name="ce3" table:number-columns-repeated="1012"/>
        </table:table-row>
        <table:table-row table:style-name="ro1">
          <table:table-cell table:style-name="ce2" office:value-type="string" calcext:value-type="string">
            <text:p>ANCDT05</text:p>
          </table:table-cell>
          <table:table-cell table:style-name="ce2" office:value-type="string" calcext:value-type="string">
            <text:p>ANCDT05.31</text:p>
          </table:table-cell>
          <table:table-cell table:style-name="ce2" office:value-type="string" calcext:value-type="string">
            <text:p>Follow-up steps/investigations: clinician's discretion</text:p>
          </table:table-cell>
          <table:table-cell table:style-name="ce2" office:value-type="string" calcext:value-type="string">
            <text:p>"Persistent physiological symptoms" = "Abnormal vaginal discharge"</text:p>
          </table:table-cell>
          <table:table-cell table:style-name="ce2"/>
          <table:table-cell table:style-name="ce2" office:value-type="string" calcext:value-type="string">
            <text:p>Follow-up steps/investigations: clinician's discretion</text:p>
          </table:table-cell>
          <table:table-cell table:style-name="ce2" table:number-columns-repeated="6"/>
          <table:table-cell table:style-name="ce3" table:number-columns-repeated="1012"/>
        </table:table-row>
        <table:table-row table:style-name="ro1">
          <table:table-cell table:style-name="ce2" office:value-type="string" calcext:value-type="string">
            <text:p>ANCDT05</text:p>
          </table:table-cell>
          <table:table-cell table:style-name="ce2" office:value-type="string" calcext:value-type="string">
            <text:p>ANCDT05.32</text:p>
          </table:table-cell>
          <table:table-cell table:style-name="ce2" office:value-type="string" calcext:value-type="string">
            <text:p>Follow-up steps/investigations: clinician's discretion</text:p>
          </table:table-cell>
          <table:table-cell table:style-name="ce2" office:value-type="string" calcext:value-type="string">
            <text:p>"Persistent physiological symptoms" = "Breathing difficulty"</text:p>
          </table:table-cell>
          <table:table-cell table:style-name="ce2"/>
          <table:table-cell table:style-name="ce2" office:value-type="string" calcext:value-type="string">
            <text:p>Follow-up steps/investigations: clinician's discretion</text:p>
          </table:table-cell>
          <table:table-cell table:style-name="ce2" table:number-columns-repeated="6"/>
          <table:table-cell table:style-name="ce3" table:number-columns-repeated="1012"/>
        </table:table-row>
        <table:table-row table:style-name="ro1">
          <table:table-cell table:style-name="ce2" office:value-type="string" calcext:value-type="string">
            <text:p>ANCDT05</text:p>
          </table:table-cell>
          <table:table-cell table:style-name="ce2" office:value-type="string" calcext:value-type="string">
            <text:p>ANCDT05.33</text:p>
          </table:table-cell>
          <table:table-cell table:style-name="ce2" office:value-type="string" calcext:value-type="string">
            <text:p>Follow-up steps/investigations: clinician's discretion</text:p>
          </table:table-cell>
          <table:table-cell table:style-name="ce2" office:value-type="string" calcext:value-type="string">
            <text:p>"Persistent physiological symptoms" = "Breathless during routine activities"</text:p>
          </table:table-cell>
          <table:table-cell table:style-name="ce2"/>
          <table:table-cell table:style-name="ce2" office:value-type="string" calcext:value-type="string">
            <text:p>Follow-up steps/investigations: clinician's discretion</text:p>
          </table:table-cell>
          <table:table-cell table:style-name="ce2" table:number-columns-repeated="6"/>
          <table:table-cell table:style-name="ce3" table:number-columns-repeated="1012"/>
        </table:table-row>
        <table:table-row table:style-name="ro1">
          <table:table-cell table:style-name="ce2" office:value-type="string" calcext:value-type="string">
            <text:p>ANCDT05</text:p>
          </table:table-cell>
          <table:table-cell table:style-name="ce2" office:value-type="string" calcext:value-type="string">
            <text:p>ANCDT05.34</text:p>
          </table:table-cell>
          <table:table-cell table:style-name="ce2" office:value-type="string" calcext:value-type="string">
            <text:p>Follow-up steps/investigations: clinician's discretion</text:p>
          </table:table-cell>
          <table:table-cell table:style-name="ce2" office:value-type="string" calcext:value-type="string">
            <text:p>"Persistent physiological symptoms" = "Cough lasting more than 3 weeks"</text:p>
          </table:table-cell>
          <table:table-cell table:style-name="ce2"/>
          <table:table-cell table:style-name="ce2" office:value-type="string" calcext:value-type="string">
            <text:p>Follow-up steps/investigations: clinician's discretion</text:p>
          </table:table-cell>
          <table:table-cell table:style-name="ce2" table:number-columns-repeated="6"/>
          <table:table-cell table:style-name="ce3" table:number-columns-repeated="1012"/>
        </table:table-row>
        <table:table-row table:style-name="ro1">
          <table:table-cell table:style-name="ce2" office:value-type="string" calcext:value-type="string">
            <text:p>ANCDT05</text:p>
          </table:table-cell>
          <table:table-cell table:style-name="ce2" office:value-type="string" calcext:value-type="string">
            <text:p>ANCDT05.35</text:p>
          </table:table-cell>
          <table:table-cell table:style-name="ce2" office:value-type="string" calcext:value-type="string">
            <text:p>Follow-up steps/investigations: clinician's discretion</text:p>
          </table:table-cell>
          <table:table-cell table:style-name="ce2" office:value-type="string" calcext:value-type="string">
            <text:p>"Persistent physiological symptoms" = "Fever"</text:p>
          </table:table-cell>
          <table:table-cell table:style-name="ce2"/>
          <table:table-cell table:style-name="ce2" office:value-type="string" calcext:value-type="string">
            <text:p>Follow-up steps/investigations: clinician's discretion</text:p>
          </table:table-cell>
          <table:table-cell table:style-name="ce2" table:number-columns-repeated="6"/>
          <table:table-cell table:style-name="ce3" table:number-columns-repeated="1012"/>
        </table:table-row>
        <table:table-row table:style-name="ro1">
          <table:table-cell table:style-name="ce2" office:value-type="string" calcext:value-type="string">
            <text:p>ANCDT05</text:p>
          </table:table-cell>
          <table:table-cell table:style-name="ce2" office:value-type="string" calcext:value-type="string">
            <text:p>ANCDT05.36</text:p>
          </table:table-cell>
          <table:table-cell table:style-name="ce2" office:value-type="string" calcext:value-type="string">
            <text:p>Follow-up steps/investigations: clinician's discretion</text:p>
          </table:table-cell>
          <table:table-cell table:style-name="ce2" office:value-type="string" calcext:value-type="string">
            <text:p>"Persistent physiological symptoms" = "Gets tired easily"</text:p>
          </table:table-cell>
          <table:table-cell table:style-name="ce2"/>
          <table:table-cell table:style-name="ce2" office:value-type="string" calcext:value-type="string">
            <text:p>Follow-up steps/investigations: clinician's discretion</text:p>
          </table:table-cell>
          <table:table-cell table:style-name="ce2" table:number-columns-repeated="6"/>
          <table:table-cell table:style-name="ce3" table:number-columns-repeated="1012"/>
        </table:table-row>
        <table:table-row table:style-name="ro1">
          <table:table-cell table:style-name="ce2" office:value-type="string" calcext:value-type="string">
            <text:p>ANCDT05</text:p>
          </table:table-cell>
          <table:table-cell table:style-name="ce2" office:value-type="string" calcext:value-type="string">
            <text:p>ANCDT05.37</text:p>
          </table:table-cell>
          <table:table-cell table:style-name="ce2" office:value-type="string" calcext:value-type="string">
            <text:p>Follow-up steps/investigations: clinician's discretion</text:p>
          </table:table-cell>
          <table:table-cell table:style-name="ce2" office:value-type="string" calcext:value-type="string">
            <text:p>"Persistent physiological symptoms" = "Headache"</text:p>
          </table:table-cell>
          <table:table-cell table:style-name="ce2"/>
          <table:table-cell table:style-name="ce2" office:value-type="string" calcext:value-type="string">
            <text:p>Follow-up steps/investigations: clinician's discretion</text:p>
          </table:table-cell>
          <table:table-cell table:style-name="ce2" table:number-columns-repeated="6"/>
          <table:table-cell table:style-name="ce3" table:number-columns-repeated="1012"/>
        </table:table-row>
        <table:table-row table:style-name="ro1">
          <table:table-cell table:style-name="ce2" office:value-type="string" calcext:value-type="string">
            <text:p>ANCDT05</text:p>
          </table:table-cell>
          <table:table-cell table:style-name="ce2" office:value-type="string" calcext:value-type="string">
            <text:p>ANCDT05.38</text:p>
          </table:table-cell>
          <table:table-cell table:style-name="ce2" office:value-type="string" calcext:value-type="string">
            <text:p>Follow-up steps/investigations: clinician's discretion</text:p>
          </table:table-cell>
          <table:table-cell table:style-name="ce2" office:value-type="string" calcext:value-type="string">
            <text:p>"Persistent physiological symptoms" = "Vaginal bleeding"</text:p>
          </table:table-cell>
          <table:table-cell table:style-name="ce2"/>
          <table:table-cell table:style-name="ce2" office:value-type="string" calcext:value-type="string">
            <text:p>Follow-up steps/investigations: clinician's discretion</text:p>
          </table:table-cell>
          <table:table-cell table:style-name="ce2" table:number-columns-repeated="6"/>
          <table:table-cell table:style-name="ce3" table:number-columns-repeated="1012"/>
        </table:table-row>
        <table:table-row table:style-name="ro1">
          <table:table-cell table:style-name="ce2" office:value-type="string" calcext:value-type="string">
            <text:p>ANCDT05</text:p>
          </table:table-cell>
          <table:table-cell table:style-name="ce2" office:value-type="string" calcext:value-type="string">
            <text:p>ANCDT05.39</text:p>
          </table:table-cell>
          <table:table-cell table:style-name="ce2" office:value-type="string" calcext:value-type="string">
            <text:p>Follow-up steps/investigations: clinician's discretion</text:p>
          </table:table-cell>
          <table:table-cell table:style-name="ce2" office:value-type="string" calcext:value-type="string">
            <text:p>"Persistent physiological symptoms" = "Vaginal discharge"</text:p>
          </table:table-cell>
          <table:table-cell table:style-name="ce2"/>
          <table:table-cell table:style-name="ce2" office:value-type="string" calcext:value-type="string">
            <text:p>Follow-up steps/investigations: clinician's discretion</text:p>
          </table:table-cell>
          <table:table-cell table:style-name="ce2" table:number-columns-repeated="6"/>
          <table:table-cell table:style-name="ce3" table:number-columns-repeated="1012"/>
        </table:table-row>
        <table:table-row table:style-name="ro1">
          <table:table-cell table:style-name="ce2" office:value-type="string" calcext:value-type="string">
            <text:p>ANCDT05</text:p>
          </table:table-cell>
          <table:table-cell table:style-name="ce2" office:value-type="string" calcext:value-type="string">
            <text:p>ANCDT05.40</text:p>
          </table:table-cell>
          <table:table-cell table:style-name="ce2" office:value-type="string" calcext:value-type="string">
            <text:p>Follow-up steps/investigations: clinician's discretion</text:p>
          </table:table-cell>
          <table:table-cell table:style-name="ce2" office:value-type="string" calcext:value-type="string">
            <text:p>"Persistent physiological symptoms" = "Visual disturbance"</text:p>
          </table:table-cell>
          <table:table-cell table:style-name="ce2"/>
          <table:table-cell table:style-name="ce2" office:value-type="string" calcext:value-type="string">
            <text:p>Follow-up steps/investigations: clinician's discretion</text:p>
          </table:table-cell>
          <table:table-cell table:style-name="ce2" table:number-columns-repeated="6"/>
          <table:table-cell table:style-name="ce3" table:number-columns-repeated="1012"/>
        </table:table-row>
        <table:table-row table:style-name="ro2">
          <table:table-cell table:style-name="ce3" table:number-columns-repeated="1024"/>
        </table:table-row>
        <table:table-row table:style-name="ro3" table:number-rows-repeated="15">
          <table:table-cell table:style-name="ce3" table:number-columns-repeated="1024"/>
        </table:table-row>
        <table:table-row table:style-name="ro4" table:number-rows-repeated="1048511">
          <table:table-cell table:number-columns-repeated="1024"/>
        </table:table-row>
        <table:table-row table:style-name="ro4">
          <table:table-cell table:number-columns-repeated="1024"/>
        </table:table-row>
      </table:table>
      <table:table table:name="q.EmCareA.Registration.P" table:style-name="ta3">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5" table:default-cell-style-name="ce1"/>
        <table:table-column table:style-name="co2" table:default-cell-style-name="ce1"/>
        <table:table-column table:style-name="co16" table:default-cell-style-name="ce1"/>
        <table:table-column table:style-name="co17" table:default-cell-style-name="ce1"/>
        <table:table-column table:style-name="co18" table:default-cell-style-name="ce1"/>
        <table:table-column table:style-name="co19" table:visibility="collapse" table:default-cell-style-name="ce1"/>
        <table:table-column table:style-name="co15" table:default-cell-style-name="ce1"/>
        <table:table-column table:style-name="co20" table:default-cell-style-name="ce1"/>
        <table:table-column table:style-name="co9" table:default-cell-style-name="ce1"/>
        <table:table-column table:style-name="co21" table:default-cell-style-name="ce1"/>
        <table:table-column table:style-name="co14" table:default-cell-style-name="ce1"/>
        <table:table-column table:style-name="co2" table:default-cell-style-name="ce1"/>
        <table:table-column table:style-name="co22" table:default-cell-style-name="ce1"/>
        <table:table-column table:style-name="co23" table:default-cell-style-name="ce1"/>
        <table:table-column table:style-name="co24" table:default-cell-style-name="ce1"/>
        <table:table-column table:style-name="co17" table:default-cell-style-name="ce1"/>
        <table:table-column table:style-name="co25" table:number-columns-repeated="1001" table:default-cell-style-name="ce1"/>
        <table:table-column table:style-name="co6" table:default-cell-style-name="ce1"/>
        <table:table-row table:style-name="ro5">
          <table:table-cell table:style-name="ce2" office:value-type="string" calcext:value-type="string">
            <text:p>type</text:p>
          </table:table-cell>
          <table:table-cell table:style-name="ce2" office:value-type="string" calcext:value-type="string">
            <text:p>id</text:p>
          </table:table-cell>
          <table:table-cell table:style-name="ce2" office:value-type="string" calcext:value-type="string">
            <text:p>label</text:p>
          </table:table-cell>
          <table:table-cell table:style-name="ce2" office:value-type="string" calcext:value-type="string">
            <text:p>description</text:p>
          </table:table-cell>
          <table:table-cell table:style-name="ce2" office:value-type="string" calcext:value-type="string">
            <text:p>note:skip_logic</text:p>
          </table:table-cell>
          <table:table-cell table:style-name="ce2" office:value-type="string" calcext:value-type="string">
            <text:p>calculatedExpression</text:p>
          </table:table-cell>
          <table:table-cell table:style-name="ce2" office:value-type="string" calcext:value-type="string">
            <text:p>enableWhenExpression</text:p>
          </table:table-cell>
          <table:table-cell table:style-name="ce2" office:value-type="string" calcext:value-type="string">
            <text:p>required</text:p>
          </table:table-cell>
          <table:table-cell table:style-name="ce2" office:value-type="string" calcext:value-type="string">
            <text:p>definition</text:p>
          </table:table-cell>
          <table:table-cell table:style-name="ce2" office:value-type="string" calcext:value-type="string">
            <text:p>display</text:p>
          </table:table-cell>
          <table:table-cell office:value-type="string" calcext:value-type="string">
            <text:p>map_resource</text:p>
          </table:table-cell>
          <table:table-cell table:style-name="ce7" office:value-type="string" calcext:value-type="string">
            <text:p>map_resource_type</text:p>
          </table:table-cell>
          <table:table-cell table:style-name="ce7" office:value-type="string" calcext:value-type="string">
            <text:p>map_extension_needed</text:p>
          </table:table-cell>
          <table:table-cell table:style-name="ce7"/>
          <table:table-cell table:style-name="ce7" office:value-type="string" calcext:value-type="string">
            <text:p>map_details</text:p>
          </table:table-cell>
          <table:table-cell table:style-name="ce7" office:value-type="string" calcext:value-type="string">
            <text:p>map_profile</text:p>
          </table:table-cell>
          <table:table-cell table:style-name="ce7" office:value-type="string" calcext:value-type="string">
            <text:p>map_bindding</text:p>
          </table:table-cell>
          <table:table-cell table:style-name="ce7" office:value-type="string" calcext:value-type="string">
            <text:p>map_binding_strength</text:p>
          </table:table-cell>
          <table:table-cell table:style-name="ce7" office:value-type="string" calcext:value-type="string">
            <text:p>scope</text:p>
          </table:table-cell>
          <table:table-cell table:style-name="ce2" office:value-type="string" calcext:value-type="string">
            <text:p>response_note</text:p>
          </table:table-cell>
          <table:table-cell table:style-name="ce2" office:value-type="string" calcext:value-type="string">
            <text:p>publishable</text:p>
          </table:table-cell>
          <table:table-cell table:style-name="ce2" office:value-type="string" calcext:value-type="string">
            <text:p>minimum_seconds</text:p>
          </table:table-cell>
          <table:table-cell table:style-name="ce2" table:number-columns-repeated="20"/>
          <table:table-cell table:style-name="ce3" table:number-columns-repeated="982"/>
        </table:table-row>
        <table:table-row table:style-name="ro6">
          <table:table-cell table:style-name="ce37" office:value-type="string" calcext:value-type="string">
            <text:p>text</text:p>
          </table:table-cell>
          <table:table-cell table:style-name="ce37" office:value-type="string" calcext:value-type="string">
            <text:p>EmCare.A.DE01</text:p>
          </table:table-cell>
          <table:table-cell table:style-name="ce37" office:value-type="string" calcext:value-type="string">
            <text:p>Universal ID</text:p>
          </table:table-cell>
          <table:table-cell table:style-name="ce37" office:value-type="string" calcext:value-type="string">
            <text:p>Unique identifier provided or a universal ID, if used in the country</text:p>
          </table:table-cell>
          <table:table-cell table:style-name="ce37" table:number-columns-repeated="4"/>
          <table:table-cell table:style-name="ce37" office:value-type="string" calcext:value-type="string">
            <text:p>EmCare</text:p>
          </table:table-cell>
          <table:table-cell table:style-name="ce37"/>
          <table:table-cell table:style-name="ce92" office:value-type="string" calcext:value-type="string">
            <text:p>tgt.identifier as id then { <text:s/>a -&gt; id.type = '{{cs_url}}', id.value = a 'uid-1';} </text:p>
          </table:table-cell>
          <table:table-cell table:style-name="ce106" office:value-type="string" calcext:value-type="string">
            <text:p>string</text:p>
          </table:table-cell>
          <table:table-cell table:style-name="ce37" table:number-columns-repeated="3"/>
          <table:table-cell table:style-name="ce37" office:value-type="string" calcext:value-type="string">
            <text:p>EmCare Patient</text:p>
          </table:table-cell>
          <table:table-cell table:style-name="ce37" table:number-columns-repeated="10"/>
          <table:table-cell table:style-name="ce10" table:number-columns-repeated="20"/>
          <table:table-cell table:style-name="ce3" table:number-columns-repeated="978"/>
        </table:table-row>
        <table:table-row table:style-name="ro7">
          <table:table-cell table:style-name="ce37" office:value-type="string" calcext:value-type="string">
            <text:p>text</text:p>
          </table:table-cell>
          <table:table-cell table:style-name="ce37" office:value-type="string" calcext:value-type="string">
            <text:p>EmCare.A.DE02</text:p>
          </table:table-cell>
          <table:table-cell table:style-name="ce37" office:value-type="string" calcext:value-type="string">
            <text:p>Auto-generated ID</text:p>
          </table:table-cell>
          <table:table-cell table:style-name="ce37" office:value-type="string" calcext:value-type="string">
            <text:p>Auto-generated unique identification if used by the implementation</text:p>
          </table:table-cell>
          <table:table-cell table:style-name="ce37" table:number-columns-repeated="4"/>
          <table:table-cell table:style-name="ce37" office:value-type="string" calcext:value-type="string">
            <text:p>EmCare</text:p>
          </table:table-cell>
          <table:table-cell table:style-name="ce37" office:value-type="string" calcext:value-type="string">
            <text:p><text:span text:style-name="T2">hidden</text:span></text:p>
          </table:table-cell>
          <table:table-cell table:style-name="ce92" office:value-type="string" calcext:value-type="string">
            <text:p>tgt.identifier as id then { <text:s/>a -&gt; id.type = '{{cs_url}}', id.value = a 'uid-1';} </text:p>
          </table:table-cell>
          <table:table-cell table:style-name="ce106" office:value-type="string" calcext:value-type="string">
            <text:p>string</text:p>
          </table:table-cell>
          <table:table-cell table:style-name="ce37" table:number-columns-repeated="3"/>
          <table:table-cell table:style-name="ce37" office:value-type="string" calcext:value-type="string">
            <text:p>EmCare Patient</text:p>
          </table:table-cell>
          <table:table-cell table:style-name="ce37" table:number-columns-repeated="10"/>
          <table:table-cell table:style-name="ce10" table:number-columns-repeated="20"/>
          <table:table-cell table:style-name="ce3" table:number-columns-repeated="978"/>
        </table:table-row>
        <table:table-row table:style-name="ro8">
          <table:table-cell table:style-name="ce37" office:value-type="string" calcext:value-type="string">
            <text:p>boolean</text:p>
          </table:table-cell>
          <table:table-cell table:style-name="ce37" office:value-type="string" calcext:value-type="string">
            <text:p>EmCare.A.DE03</text:p>
          </table:table-cell>
          <table:table-cell table:style-name="ce37" office:value-type="string" calcext:value-type="string">
            <text:p>Child's Identity unknown/prefer to remain anonymous</text:p>
          </table:table-cell>
          <table:table-cell table:style-name="ce37" office:value-type="string" calcext:value-type="string">
            <text:p>The client's identity is unknown or the client's prefers to remain anonymous</text:p>
          </table:table-cell>
          <table:table-cell table:style-name="ce37" table:number-columns-repeated="4"/>
          <table:table-cell table:style-name="ce37" office:value-type="string" calcext:value-type="string">
            <text:p>EmCare</text:p>
          </table:table-cell>
          <table:table-cell table:style-name="ce37" office:value-type="string" calcext:value-type="string">
            <text:p>checkbox</text:p>
          </table:table-cell>
          <table:table-cell table:style-name="ce92" office:value-type="string" calcext:value-type="string">
            <text:p>tgt.identifier as id then { <text:s/>a -&gt; id.type = '{{cs_url}}' 'noid';} </text:p>
          </table:table-cell>
          <table:table-cell table:style-name="ce106" office:value-type="string" calcext:value-type="string">
            <text:p>boolean</text:p>
          </table:table-cell>
          <table:table-cell table:style-name="ce37" table:number-columns-repeated="3"/>
          <table:table-cell table:style-name="ce37" office:value-type="string" calcext:value-type="string">
            <text:p>EmCare Patient</text:p>
          </table:table-cell>
          <table:table-cell table:style-name="ce37" table:number-columns-repeated="10"/>
          <table:table-cell table:style-name="ce10" table:number-columns-repeated="20"/>
          <table:table-cell table:style-name="ce3" table:number-columns-repeated="978"/>
        </table:table-row>
        <table:table-row table:style-name="ro7">
          <table:table-cell table:style-name="ce37" office:value-type="string" calcext:value-type="string">
            <text:p>text</text:p>
          </table:table-cell>
          <table:table-cell table:style-name="ce37" office:value-type="string" calcext:value-type="string">
            <text:p>EmCare.A.DE04</text:p>
          </table:table-cell>
          <table:table-cell table:style-name="ce37" office:value-type="string" calcext:value-type="string">
            <text:p>First name</text:p>
          </table:table-cell>
          <table:table-cell table:style-name="ce37" office:value-type="string" calcext:value-type="string">
            <text:p>Client's first name</text:p>
          </table:table-cell>
          <table:table-cell table:style-name="ce37" table:number-columns-repeated="4"/>
          <table:table-cell table:style-name="ce37" office:value-type="string" calcext:value-type="string">
            <text:p>EmCare</text:p>
          </table:table-cell>
          <table:table-cell table:style-name="ce37"/>
          <table:table-cell table:style-name="ce92" office:value-type="string" calcext:value-type="string">
            <text:p>tgt.name as name then { <text:s/>a -&gt; name.given = create(a) 'set-given-0';}</text:p>
          </table:table-cell>
          <table:table-cell table:style-name="ce106" office:value-type="string" calcext:value-type="string">
            <text:p>string</text:p>
          </table:table-cell>
          <table:table-cell table:style-name="ce37"/>
          <table:table-cell table:style-name="ce37" office:value-type="string" calcext:value-type="string">
            <text:p>4.0.1</text:p>
          </table:table-cell>
          <table:table-cell table:style-name="ce37"/>
          <table:table-cell table:style-name="ce37" office:value-type="string" calcext:value-type="string">
            <text:p>EmCare Patient</text:p>
          </table:table-cell>
          <table:table-cell table:style-name="ce37" table:number-columns-repeated="10"/>
          <table:table-cell table:style-name="ce10" table:number-columns-repeated="20"/>
          <table:table-cell table:style-name="ce3" table:number-columns-repeated="978"/>
        </table:table-row>
        <table:table-row table:style-name="ro9">
          <table:table-cell table:style-name="ce37" office:value-type="string" calcext:value-type="string">
            <text:p>text</text:p>
          </table:table-cell>
          <table:table-cell table:style-name="ce37" office:value-type="string" calcext:value-type="string">
            <text:p>EmCare.A.DE05</text:p>
          </table:table-cell>
          <table:table-cell table:style-name="ce37" office:value-type="string" calcext:value-type="string">
            <text:p>Middle Name</text:p>
          </table:table-cell>
          <table:table-cell table:style-name="ce37" office:value-type="string" calcext:value-type="string">
            <text:p>Client's middle name</text:p>
          </table:table-cell>
          <table:table-cell table:style-name="ce37" table:number-columns-repeated="4"/>
          <table:table-cell table:style-name="ce37" office:value-type="string" calcext:value-type="string">
            <text:p>EmCare</text:p>
          </table:table-cell>
          <table:table-cell table:style-name="ce37"/>
          <table:table-cell table:style-name="ce92" office:value-type="string" calcext:value-type="string">
            <text:p>tgt.name as name then { <text:s/>a -&gt; name.given= create(a) 'set-given-1';}</text:p>
          </table:table-cell>
          <table:table-cell table:style-name="ce106" office:value-type="string" calcext:value-type="string">
            <text:p>string</text:p>
          </table:table-cell>
          <table:table-cell table:style-name="ce37"/>
          <table:table-cell table:style-name="ce37" office:value-type="string" calcext:value-type="string">
            <text:p>4.0.1</text:p>
          </table:table-cell>
          <table:table-cell table:style-name="ce37"/>
          <table:table-cell table:style-name="ce37" office:value-type="string" calcext:value-type="string">
            <text:p>EmCare Patient</text:p>
          </table:table-cell>
          <table:table-cell table:style-name="ce37" table:number-columns-repeated="10"/>
          <table:table-cell table:style-name="ce10" table:number-columns-repeated="20"/>
          <table:table-cell table:style-name="ce3" table:number-columns-repeated="978"/>
        </table:table-row>
        <table:table-row table:style-name="ro10">
          <table:table-cell table:style-name="ce39" office:value-type="string" calcext:value-type="string">
            <text:p>text</text:p>
          </table:table-cell>
          <table:table-cell table:style-name="ce39" office:value-type="string" calcext:value-type="string">
            <text:p>EmCare.A.DE06</text:p>
          </table:table-cell>
          <table:table-cell table:style-name="ce39" office:value-type="string" calcext:value-type="string">
            <text:p>Last name</text:p>
          </table:table-cell>
          <table:table-cell table:style-name="ce39" office:value-type="string" calcext:value-type="string">
            <text:p>Client's family name or last name</text:p>
          </table:table-cell>
          <table:table-cell table:style-name="ce39" table:number-columns-repeated="4"/>
          <table:table-cell table:style-name="ce39" office:value-type="string" calcext:value-type="string">
            <text:p>EmCare</text:p>
          </table:table-cell>
          <table:table-cell table:style-name="ce39"/>
          <table:table-cell table:style-name="ce92" office:value-type="string" calcext:value-type="string">
            <text:p>tgt.name as name then { <text:s/>a -&gt; name.family = a 'set-family';}</text:p>
          </table:table-cell>
          <table:table-cell table:style-name="ce108" office:value-type="string" calcext:value-type="string">
            <text:p>string</text:p>
          </table:table-cell>
          <table:table-cell table:style-name="ce39"/>
          <table:table-cell table:style-name="ce39" office:value-type="string" calcext:value-type="string">
            <text:p>4.0.1</text:p>
          </table:table-cell>
          <table:table-cell table:style-name="ce39"/>
          <table:table-cell table:style-name="ce39" office:value-type="string" calcext:value-type="string">
            <text:p>EmCare Patient</text:p>
          </table:table-cell>
          <table:table-cell table:style-name="ce39" table:number-columns-repeated="10"/>
          <table:table-cell table:style-name="ce10" table:number-columns-repeated="20"/>
          <table:table-cell table:style-name="ce3" table:number-columns-repeated="978"/>
        </table:table-row>
        <table:table-row table:style-name="ro11">
          <table:table-cell table:style-name="ce37" office:value-type="string" calcext:value-type="string">
            <text:p>date</text:p>
          </table:table-cell>
          <table:table-cell table:style-name="ce37" office:value-type="string" calcext:value-type="string">
            <text:p>EmCare.A.DE08</text:p>
          </table:table-cell>
          <table:table-cell table:style-name="ce37" office:value-type="string" calcext:value-type="string">
            <text:p>Date of birth</text:p>
          </table:table-cell>
          <table:table-cell table:style-name="ce37" office:value-type="string" calcext:value-type="string">
            <text:p>The client's date of birth (DOB), if known, OR the estimated date of birth IF not known (see EmCare.A.DE10)</text:p>
          </table:table-cell>
          <table:table-cell table:style-name="ce37" table:number-columns-repeated="4"/>
          <table:table-cell table:style-name="ce37" office:value-type="string" calcext:value-type="string">
            <text:p>EmCare</text:p>
          </table:table-cell>
          <table:table-cell table:style-name="ce37"/>
          <table:table-cell table:style-name="ce92" office:value-type="string" calcext:value-type="string">
            <text:p>a -&gt; tgt.birthDate = a</text:p>
          </table:table-cell>
          <table:table-cell table:style-name="ce106" office:value-type="string" calcext:value-type="string">
            <text:p>date</text:p>
          </table:table-cell>
          <table:table-cell table:style-name="ce37"/>
          <table:table-cell table:style-name="ce37" office:value-type="string" calcext:value-type="string">
            <text:p>4.0.1</text:p>
          </table:table-cell>
          <table:table-cell table:style-name="ce37"/>
          <table:table-cell table:style-name="ce37" office:value-type="string" calcext:value-type="string">
            <text:p>EmCare Patient</text:p>
          </table:table-cell>
          <table:table-cell table:style-name="ce37" table:number-columns-repeated="10"/>
          <table:table-cell table:style-name="ce10" table:number-columns-repeated="20"/>
          <table:table-cell table:style-name="ce3" table:number-columns-repeated="978"/>
        </table:table-row>
        <table:table-row table:style-name="ro8">
          <table:table-cell table:style-name="ce37" office:value-type="string" calcext:value-type="string">
            <text:p>time</text:p>
          </table:table-cell>
          <table:table-cell table:style-name="ce37" office:value-type="string" calcext:value-type="string">
            <text:p>EmCare.A.DE09</text:p>
          </table:table-cell>
          <table:table-cell table:style-name="ce37" office:value-type="string" calcext:value-type="string">
            <text:p>Time of Birth</text:p>
          </table:table-cell>
          <table:table-cell table:style-name="ce37" office:value-type="string" calcext:value-type="string">
            <text:p>The client's time of birth (if &lt;1 day old)</text:p>
          </table:table-cell>
          <table:table-cell table:style-name="ce37" table:number-columns-repeated="4"/>
          <table:table-cell table:style-name="ce37" office:value-type="string" calcext:value-type="string">
            <text:p>EmCare</text:p>
          </table:table-cell>
          <table:table-cell table:style-name="ce37"/>
          <table:table-cell table:style-name="ce93" office:value-type="string" calcext:value-type="string">
            <text:p>tgt.extension as ext where ext.url ='{{canonical_base}}Extension/birthTime' as ext then {a -&gt; ext.valueTime = a 'set-time';}</text:p>
            <text:p/>
          </table:table-cell>
          <table:table-cell table:style-name="ce106" office:value-type="string" calcext:value-type="string">
            <text:p>time</text:p>
          </table:table-cell>
          <table:table-cell table:style-name="ce37" office:value-type="string" calcext:value-type="string">
            <text:p>time-extension::birthTime</text:p>
          </table:table-cell>
          <table:table-cell table:style-name="ce37" office:value-type="string" calcext:value-type="string">
            <text:p>4.0.1</text:p>
          </table:table-cell>
          <table:table-cell table:style-name="ce37"/>
          <table:table-cell table:style-name="ce37" office:value-type="string" calcext:value-type="string">
            <text:p>EmCare Patient</text:p>
          </table:table-cell>
          <table:table-cell table:style-name="ce37" table:number-columns-repeated="10"/>
          <table:table-cell table:style-name="ce10" table:number-columns-repeated="20"/>
          <table:table-cell table:style-name="ce3" table:number-columns-repeated="978"/>
        </table:table-row>
        <table:table-row table:style-name="ro12">
          <table:table-cell table:style-name="ce37" office:value-type="string" calcext:value-type="string">
            <text:p>decimal</text:p>
          </table:table-cell>
          <table:table-cell table:style-name="ce37" office:value-type="string" calcext:value-type="string">
            <text:p>EmCare.A.DE10</text:p>
          </table:table-cell>
          <table:table-cell table:style-name="ce37" office:value-type="string" calcext:value-type="string">
            <text:p>Age</text:p>
          </table:table-cell>
          <table:table-cell table:style-name="ce37" office:value-type="string" calcext:value-type="string">
            <text:p>Age auto-calculated (presented as number of years, months, days) of the client based on date of birth OR estimated age OR based on auto-calculation from estimaged date of birth</text:p>
          </table:table-cell>
          <table:table-cell table:style-name="ce37" table:number-columns-repeated="2"/>
          <table:table-cell table:style-name="ce37" office:value-type="string" calcext:value-type="string">
            <text:p>hidden</text:p>
          </table:table-cell>
          <table:table-cell table:style-name="ce37"/>
          <table:table-cell table:style-name="ce37" office:value-type="string" calcext:value-type="string">
            <text:p>EmCare</text:p>
          </table:table-cell>
          <table:table-cell table:style-name="ce37"/>
          <table:table-cell table:style-name="ce92"/>
          <table:table-cell table:style-name="ce106"/>
          <table:table-cell table:style-name="ce37"/>
          <table:table-cell table:style-name="ce37" office:value-type="string" calcext:value-type="string">
            <text:p>4.0.1</text:p>
          </table:table-cell>
          <table:table-cell table:style-name="ce37" table:number-columns-repeated="12"/>
          <table:table-cell table:style-name="ce10" table:number-columns-repeated="20"/>
          <table:table-cell table:style-name="ce3" table:number-columns-repeated="978"/>
        </table:table-row>
        <table:table-row table:style-name="ro12">
          <table:table-cell table:style-name="ce37" office:value-type="string" calcext:value-type="string">
            <text:p>boolean</text:p>
          </table:table-cell>
          <table:table-cell table:style-name="ce37" office:value-type="string" calcext:value-type="string">
            <text:p>EmCare.A.DE11</text:p>
          </table:table-cell>
          <table:table-cell table:style-name="ce37" office:value-type="string" calcext:value-type="string">
            <text:p>Date of Birth not known</text:p>
          </table:table-cell>
          <table:table-cell table:style-name="ce37" office:value-type="string" calcext:value-type="string">
            <text:p>The client and/or Caregiver does not know the date of birth of the client (this is to check whether the age and date of birth are facts or estimations)</text:p>
          </table:table-cell>
          <table:table-cell table:style-name="ce37" table:number-columns-repeated="4"/>
          <table:table-cell table:style-name="ce37" office:value-type="string" calcext:value-type="string">
            <text:p>EmCare</text:p>
          </table:table-cell>
          <table:table-cell table:style-name="ce37" office:value-type="string" calcext:value-type="string">
            <text:p>checkbox</text:p>
          </table:table-cell>
          <table:table-cell table:style-name="ce92"/>
          <table:table-cell table:style-name="ce106"/>
          <table:table-cell table:style-name="ce37"/>
          <table:table-cell table:style-name="ce37" office:value-type="string" calcext:value-type="string">
            <text:p>4.0.1</text:p>
          </table:table-cell>
          <table:table-cell table:style-name="ce37" table:number-columns-repeated="12"/>
          <table:table-cell table:style-name="ce10" table:number-columns-repeated="20"/>
          <table:table-cell table:style-name="ce3" table:number-columns-repeated="978"/>
        </table:table-row>
        <table:table-row table:style-name="ro13">
          <table:table-cell table:style-name="ce37" office:value-type="string" calcext:value-type="string">
            <text:p>select_one dob-estimator</text:p>
          </table:table-cell>
          <table:table-cell table:style-name="ce37" office:value-type="string" calcext:value-type="string">
            <text:p>EmCare.A.DE12</text:p>
          </table:table-cell>
          <table:table-cell table:style-name="ce37" office:value-type="string" calcext:value-type="string">
            <text:p>Provide an estimated age or estimated date of birth</text:p>
          </table:table-cell>
          <table:table-cell table:style-name="ce37" office:value-type="string" calcext:value-type="string">
            <text:p>The client/caregiver will provide an estimated age or estimated date of birth</text:p>
          </table:table-cell>
          <table:table-cell table:style-name="ce37" table:number-columns-repeated="4"/>
          <table:table-cell table:style-name="ce37" office:value-type="string" calcext:value-type="string">
            <text:p>EmCare</text:p>
          </table:table-cell>
          <table:table-cell table:style-name="ce37" office:value-type="string" calcext:value-type="string">
            <text:p>dropdown</text:p>
          </table:table-cell>
          <table:table-cell table:style-name="ce92" office:value-type="string" calcext:value-type="string">
            <text:p>tgt.extension as ext where ext.url ='{{canonical_base}}Extension/birthDateEstimator' as ext then {a -&gt; ext.valueCode = a 'set-code';}</text:p>
          </table:table-cell>
          <table:table-cell table:style-name="ce106" office:value-type="string" calcext:value-type="string">
            <text:p>CodeableConcept</text:p>
          </table:table-cell>
          <table:table-cell table:style-name="ce37" office:value-type="string" calcext:value-type="string">
            <text:p>birthDate-estimator-extension::birthDateEstimator</text:p>
          </table:table-cell>
          <table:table-cell table:style-name="ce37" office:value-type="string" calcext:value-type="string">
            <text:p>4.0.1</text:p>
          </table:table-cell>
          <table:table-cell table:style-name="ce37"/>
          <table:table-cell table:style-name="ce37" office:value-type="string" calcext:value-type="string">
            <text:p>EmCare Patient</text:p>
          </table:table-cell>
          <table:table-cell table:style-name="ce37" table:number-columns-repeated="10"/>
          <table:table-cell table:style-name="ce10" table:number-columns-repeated="20"/>
          <table:table-cell table:style-name="ce3" table:number-columns-repeated="978"/>
        </table:table-row>
        <table:table-row table:style-name="ro8">
          <table:table-cell table:style-name="ce37" table:number-columns-repeated="10"/>
          <table:table-cell table:style-name="ce92"/>
          <table:table-cell table:style-name="ce106"/>
          <table:table-cell table:style-name="ce37" table:number-columns-repeated="14"/>
          <table:table-cell table:style-name="ce10" table:number-columns-repeated="20"/>
          <table:table-cell table:style-name="ce3" table:number-columns-repeated="978"/>
        </table:table-row>
        <table:table-row table:style-name="ro9">
          <table:table-cell table:style-name="ce37" office:value-type="string" calcext:value-type="string">
            <text:p>select_one sex-of-the-client</text:p>
          </table:table-cell>
          <table:table-cell table:style-name="ce37" office:value-type="string" calcext:value-type="string">
            <text:p>EmCare.A.DE16</text:p>
          </table:table-cell>
          <table:table-cell table:style-name="ce37" office:value-type="string" calcext:value-type="string">
            <text:p>Sex</text:p>
          </table:table-cell>
          <table:table-cell table:style-name="ce37" office:value-type="string" calcext:value-type="string">
            <text:p>The Sex of the client</text:p>
          </table:table-cell>
          <table:table-cell table:style-name="ce37" table:number-columns-repeated="4"/>
          <table:table-cell table:style-name="ce37" office:value-type="string" calcext:value-type="string">
            <text:p>EmCare</text:p>
          </table:table-cell>
          <table:table-cell table:style-name="ce37"/>
          <table:table-cell table:style-name="ce92" office:value-type="string" calcext:value-type="string">
            <text:p>a -&gt; tgt.gender = translate(a, 'sex-of-the-client', 'http://hl7.org/fhir/administrative-gender')</text:p>
          </table:table-cell>
          <table:table-cell table:style-name="ce106" office:value-type="string" calcext:value-type="string">
            <text:p>CodeableConcept</text:p>
          </table:table-cell>
          <table:table-cell table:style-name="ce37"/>
          <table:table-cell table:style-name="ce37" office:value-type="string" calcext:value-type="string">
            <text:p>4.0.1</text:p>
          </table:table-cell>
          <table:table-cell table:style-name="ce37"/>
          <table:table-cell table:style-name="ce37" office:value-type="string" calcext:value-type="string">
            <text:p>EmCare Patient</text:p>
          </table:table-cell>
          <table:table-cell table:style-name="ce37" office:value-type="string" calcext:value-type="string">
            <text:p>sex</text:p>
          </table:table-cell>
          <table:table-cell table:style-name="ce37" table:number-columns-repeated="9"/>
          <table:table-cell table:style-name="ce10" table:number-columns-repeated="20"/>
          <table:table-cell table:style-name="ce3" table:number-columns-repeated="978"/>
        </table:table-row>
        <table:table-row table:style-name="ro14">
          <table:table-cell table:style-name="ce37" office:value-type="string" calcext:value-type="string">
            <text:p>text</text:p>
          </table:table-cell>
          <table:table-cell table:style-name="ce37" office:value-type="string" calcext:value-type="string">
            <text:p>EmCare.A.DE20</text:p>
          </table:table-cell>
          <table:table-cell table:style-name="ce37" office:value-type="string" calcext:value-type="string">
            <text:p>Address</text:p>
          </table:table-cell>
          <table:table-cell table:style-name="ce37" office:value-type="string" calcext:value-type="string">
            <text:p>Client's home address or address that the client is consenting to disclose</text:p>
          </table:table-cell>
          <table:table-cell table:style-name="ce37" table:number-columns-repeated="4"/>
          <table:table-cell table:style-name="ce37" office:value-type="string" calcext:value-type="string">
            <text:p>EmCare</text:p>
          </table:table-cell>
          <table:table-cell table:style-name="ce37"/>
          <table:table-cell table:style-name="ce92" office:value-type="string" calcext:value-type="string">
            <text:p>tgt.address as address then { a -&gt; address.text = a "set-address";} </text:p>
          </table:table-cell>
          <table:table-cell table:style-name="ce106" office:value-type="string" calcext:value-type="string">
            <text:p>string</text:p>
          </table:table-cell>
          <table:table-cell table:style-name="ce37"/>
          <table:table-cell table:style-name="ce37" office:value-type="string" calcext:value-type="string">
            <text:p>4.0.1</text:p>
          </table:table-cell>
          <table:table-cell table:style-name="ce37"/>
          <table:table-cell table:style-name="ce37" office:value-type="string" calcext:value-type="string">
            <text:p>EmCare Patient</text:p>
          </table:table-cell>
          <table:table-cell table:style-name="ce37" table:number-columns-repeated="10"/>
          <table:table-cell table:style-name="ce10" table:number-columns-repeated="20"/>
          <table:table-cell table:style-name="ce3" table:number-columns-repeated="978"/>
        </table:table-row>
        <table:table-row table:style-name="ro15">
          <table:table-cell table:style-name="ce37" office:value-type="string" calcext:value-type="string">
            <text:p>select_one RelatedPerson</text:p>
          </table:table-cell>
          <table:table-cell table:style-name="ce37" office:value-type="string" calcext:value-type="string">
            <text:p>EmCare.A.DE47</text:p>
          </table:table-cell>
          <table:table-cell table:style-name="ce37" office:value-type="string" calcext:value-type="string">
            <text:p>Caregiver</text:p>
          </table:table-cell>
          <table:table-cell table:style-name="ce37" office:value-type="string" calcext:value-type="string">
            <text:p>the child could have been created from the mother therefore a relatedpersom may already exist</text:p>
          </table:table-cell>
          <table:table-cell table:style-name="ce37" table:number-columns-repeated="4"/>
          <table:table-cell table:style-name="ce37" office:value-type="string" calcext:value-type="string">
            <text:p>EmCare</text:p>
          </table:table-cell>
          <table:table-cell table:style-name="ce37" office:value-type="string" calcext:value-type="string">
            <text:p>candidateExpression</text:p>
          </table:table-cell>
          <table:table-cell table:style-name="ce93" office:value-type="string" calcext:value-type="string">
            <text:p>tgt.extension as ext where ext.url ='{{canonical_base}}Extension/caregiver' as ext then {a -&gt; ext.valueReference= a 'set-ref';}</text:p>
            <text:p/>
          </table:table-cell>
          <table:table-cell table:style-name="ce106" office:value-type="string" calcext:value-type="string">
            <text:p>Reference(RelatedPerson)</text:p>
          </table:table-cell>
          <table:table-cell table:style-name="ce37" office:value-type="string" calcext:value-type="string">
            <text:p>contact-reference-extension::caregiver</text:p>
          </table:table-cell>
          <table:table-cell table:style-name="ce37" office:value-type="string" calcext:value-type="string">
            <text:p>4.0.1</text:p>
          </table:table-cell>
          <table:table-cell table:style-name="ce37"/>
          <table:table-cell table:style-name="ce37" office:value-type="string" calcext:value-type="string">
            <text:p>EmCare Patient</text:p>
          </table:table-cell>
          <table:table-cell table:style-name="ce37" table:number-columns-repeated="10"/>
          <table:table-cell table:style-name="ce10" table:number-columns-repeated="20"/>
          <table:table-cell table:style-name="ce3" table:number-columns-repeated="978"/>
        </table:table-row>
        <table:table-row table:style-name="ro1">
          <table:table-cell table:style-name="ce37" office:value-type="string" calcext:value-type="string">
            <text:p>boolean</text:p>
          </table:table-cell>
          <table:table-cell table:style-name="ce37" office:value-type="string" calcext:value-type="string">
            <text:p>newCaregiver</text:p>
          </table:table-cell>
          <table:table-cell table:style-name="ce37" office:value-type="string" calcext:value-type="string">
            <text:p>Register a new caregiver</text:p>
          </table:table-cell>
          <table:table-cell table:style-name="ce37" table:number-columns-repeated="3"/>
          <table:table-cell table:style-name="ce37" office:value-type="string" calcext:value-type="string">
            <text:p>%EmCare.A.DE47 is empty</text:p>
          </table:table-cell>
          <table:table-cell table:style-name="ce37" table:number-columns-repeated="2"/>
          <table:table-cell table:style-name="ce37" office:value-type="string" calcext:value-type="string">
            <text:p>checkbox</text:p>
          </table:table-cell>
          <table:table-cell table:style-name="ce92"/>
          <table:table-cell table:style-name="ce106"/>
          <table:table-cell table:style-name="ce37" table:number-columns-repeated="14"/>
          <table:table-cell table:style-name="ce10" table:number-columns-repeated="20"/>
          <table:table-cell table:style-name="ce3" table:number-columns-repeated="978"/>
        </table:table-row>
        <table:table-row table:style-name="ro12">
          <table:table-cell table:style-name="ce40" office:value-type="string" calcext:value-type="string">
            <text:p>text</text:p>
          </table:table-cell>
          <table:table-cell table:style-name="ce40" office:value-type="string" calcext:value-type="string">
            <text:p>EmCare.A.DE21</text:p>
          </table:table-cell>
          <table:table-cell table:style-name="ce40" office:value-type="string" calcext:value-type="string">
            <text:p>Primary Caregiver First Name</text:p>
          </table:table-cell>
          <table:table-cell table:style-name="ce40" office:value-type="string" calcext:value-type="string">
            <text:p>The client's primary Caregiver's first name</text:p>
          </table:table-cell>
          <table:table-cell table:style-name="ce40" table:number-columns-repeated="2"/>
          <table:table-cell table:style-name="ce40" office:value-type="string" calcext:value-type="string">
            <text:p>%EmCare.A.DE47 is empty</text:p>
          </table:table-cell>
          <table:table-cell table:style-name="ce40"/>
          <table:table-cell table:style-name="ce40" office:value-type="string" calcext:value-type="string">
            <text:p>EmCare</text:p>
          </table:table-cell>
          <table:table-cell table:style-name="ce40"/>
          <table:table-cell table:style-name="ce94" office:value-type="string" calcext:value-type="string">
            <text:p>tgt.name as name then { <text:s/>a -&gt; name.given = create(a) 'set-given-0';}</text:p>
          </table:table-cell>
          <table:table-cell table:style-name="ce106" office:value-type="string" calcext:value-type="string">
            <text:p>string</text:p>
          </table:table-cell>
          <table:table-cell table:style-name="ce40"/>
          <table:table-cell table:style-name="ce40" office:value-type="string" calcext:value-type="string">
            <text:p>4.0.1</text:p>
          </table:table-cell>
          <table:table-cell table:style-name="ce40"/>
          <table:table-cell table:style-name="ce40" office:value-type="string" calcext:value-type="string">
            <text:p>EmCare RelatedPerson Caregiver</text:p>
          </table:table-cell>
          <table:table-cell table:style-name="ce40" table:number-columns-repeated="10"/>
          <table:table-cell table:style-name="ce10" table:number-columns-repeated="20"/>
          <table:table-cell table:style-name="ce3" table:number-columns-repeated="978"/>
        </table:table-row>
        <table:table-row table:style-name="ro16">
          <table:table-cell table:style-name="ce41" office:value-type="string" calcext:value-type="string">
            <text:p>text</text:p>
          </table:table-cell>
          <table:table-cell table:style-name="ce41" office:value-type="string" calcext:value-type="string">
            <text:p>EmCare.A.DE22</text:p>
          </table:table-cell>
          <table:table-cell table:style-name="ce41" office:value-type="string" calcext:value-type="string">
            <text:p>Primary Caregiver Middle Name</text:p>
          </table:table-cell>
          <table:table-cell table:style-name="ce41" office:value-type="string" calcext:value-type="string">
            <text:p>The client's primary Caregiver's middle name</text:p>
          </table:table-cell>
          <table:table-cell table:style-name="ce41" table:number-columns-repeated="2"/>
          <table:table-cell table:style-name="ce41" office:value-type="string" calcext:value-type="string">
            <text:p>%EmCare.A.DE47 is empty</text:p>
          </table:table-cell>
          <table:table-cell table:style-name="ce41"/>
          <table:table-cell table:style-name="ce41" office:value-type="string" calcext:value-type="string">
            <text:p>EmCare</text:p>
          </table:table-cell>
          <table:table-cell table:style-name="ce41"/>
          <table:table-cell table:style-name="ce94" office:value-type="string" calcext:value-type="string">
            <text:p>tgt.name as name then { <text:s/>a -&gt; name.given= create(a) 'set-given-1';}</text:p>
          </table:table-cell>
          <table:table-cell table:style-name="ce109" office:value-type="string" calcext:value-type="string">
            <text:p>string</text:p>
          </table:table-cell>
          <table:table-cell table:style-name="ce109"/>
          <table:table-cell table:style-name="ce126" office:value-type="string" calcext:value-type="string">
            <text:p>4.0.1</text:p>
          </table:table-cell>
          <table:table-cell table:style-name="ce109"/>
          <table:table-cell table:style-name="ce127" office:value-type="string" calcext:value-type="string">
            <text:p>EmCare RelatedPerson Caregiver</text:p>
          </table:table-cell>
          <table:table-cell table:style-name="ce109" table:number-columns-repeated="3"/>
          <table:table-cell table:style-name="ce41" table:number-columns-repeated="2"/>
          <table:table-cell table:style-name="ce12" table:number-columns-repeated="20"/>
          <table:table-cell table:style-name="ce3" table:number-columns-repeated="983"/>
        </table:table-row>
        <table:table-row table:style-name="ro16">
          <table:table-cell table:style-name="ce41" office:value-type="string" calcext:value-type="string">
            <text:p>text</text:p>
          </table:table-cell>
          <table:table-cell table:style-name="ce41" office:value-type="string" calcext:value-type="string">
            <text:p>EmCare.A.DE23</text:p>
          </table:table-cell>
          <table:table-cell table:style-name="ce41" office:value-type="string" calcext:value-type="string">
            <text:p>Primary Caregiver Last Name</text:p>
          </table:table-cell>
          <table:table-cell table:style-name="ce41" office:value-type="string" calcext:value-type="string">
            <text:p>The client's primary Caregiver's last name</text:p>
          </table:table-cell>
          <table:table-cell table:style-name="ce41" table:number-columns-repeated="2"/>
          <table:table-cell table:style-name="ce90" office:value-type="string" calcext:value-type="string">
            <text:p>%EmCare.A.DE47 is empty</text:p>
          </table:table-cell>
          <table:table-cell table:style-name="ce41"/>
          <table:table-cell table:style-name="ce41" office:value-type="string" calcext:value-type="string">
            <text:p>EmCare</text:p>
          </table:table-cell>
          <table:table-cell table:style-name="ce41"/>
          <table:table-cell table:style-name="ce94" office:value-type="string" calcext:value-type="string">
            <text:p>tgt.name as name then { <text:s/>a -&gt; name.family = a 'set-family';}</text:p>
          </table:table-cell>
          <table:table-cell table:style-name="ce109" office:value-type="string" calcext:value-type="string">
            <text:p>string</text:p>
          </table:table-cell>
          <table:table-cell table:style-name="ce109"/>
          <table:table-cell table:style-name="ce126" office:value-type="string" calcext:value-type="string">
            <text:p>4.0.1</text:p>
          </table:table-cell>
          <table:table-cell table:style-name="ce109"/>
          <table:table-cell table:style-name="ce127" office:value-type="string" calcext:value-type="string">
            <text:p>EmCare RelatedPerson Caregiver</text:p>
          </table:table-cell>
          <table:table-cell table:style-name="ce109" table:number-columns-repeated="3"/>
          <table:table-cell table:style-name="ce41" table:number-columns-repeated="2"/>
          <table:table-cell table:style-name="ce12" table:number-columns-repeated="20"/>
          <table:table-cell table:style-name="ce3" table:number-columns-repeated="983"/>
        </table:table-row>
        <table:table-row table:style-name="ro17">
          <table:table-cell table:style-name="ce41" office:value-type="string" calcext:value-type="string">
            <text:p>phone</text:p>
          </table:table-cell>
          <table:table-cell table:style-name="ce41" office:value-type="string" calcext:value-type="string">
            <text:p>EmCare.A.DE35</text:p>
          </table:table-cell>
          <table:table-cell table:style-name="ce41" office:value-type="string" calcext:value-type="string">
            <text:p>Caregiver's Mobile telephone number</text:p>
          </table:table-cell>
          <table:table-cell table:style-name="ce41" office:value-type="string" calcext:value-type="string">
            <text:p>Client's Caregiver's mobile telephone number</text:p>
          </table:table-cell>
          <table:table-cell table:style-name="ce41" table:number-columns-repeated="4"/>
          <table:table-cell table:style-name="ce41" office:value-type="string" calcext:value-type="string">
            <text:p>EmCare</text:p>
          </table:table-cell>
          <table:table-cell table:style-name="ce41"/>
          <table:table-cell table:style-name="ce95" office:value-type="string" calcext:value-type="string">
            <text:p><text:s/>tgt.telecom as tel then { <text:s/>a -&gt; tel.system = 'http://hl7.org/fhir/contact-point-system#phone', tel.use = translate('{{cs_concept}}', 'telecom-use', 'http://hl7.org/fhir/contact-point-use'), tel.value = a 'mphone-1';}</text:p>
          </table:table-cell>
          <table:table-cell table:style-name="ce109" office:value-type="string" calcext:value-type="string">
            <text:p>string</text:p>
          </table:table-cell>
          <table:table-cell table:style-name="ce109"/>
          <table:table-cell table:style-name="ce126" office:value-type="string" calcext:value-type="string">
            <text:p>4.0.1</text:p>
          </table:table-cell>
          <table:table-cell table:style-name="ce109"/>
          <table:table-cell table:style-name="ce128" office:value-type="string" calcext:value-type="string">
            <text:p>EmCare RelatedPerson Caregiver</text:p>
          </table:table-cell>
          <table:table-cell table:style-name="ce109" table:number-columns-repeated="3"/>
          <table:table-cell table:style-name="ce41" table:number-columns-repeated="2"/>
          <table:table-cell table:style-name="ce12" table:number-columns-repeated="20"/>
          <table:table-cell table:style-name="ce3" table:number-columns-repeated="983"/>
        </table:table-row>
        <table:table-row table:style-name="ro8">
          <table:table-cell table:style-name="ce41" office:value-type="string" calcext:value-type="string">
            <text:p>phone</text:p>
          </table:table-cell>
          <table:table-cell table:style-name="ce41" office:value-type="string" calcext:value-type="string">
            <text:p>EmCare.A.DE36</text:p>
          </table:table-cell>
          <table:table-cell table:style-name="ce41" office:value-type="string" calcext:value-type="string">
            <text:p>Caregiver's Home telephone number</text:p>
          </table:table-cell>
          <table:table-cell table:style-name="ce41" office:value-type="string" calcext:value-type="string">
            <text:p>Client's Caregiver's home telephone number</text:p>
          </table:table-cell>
          <table:table-cell table:style-name="ce41" table:number-columns-repeated="4"/>
          <table:table-cell table:style-name="ce41" office:value-type="string" calcext:value-type="string">
            <text:p>EmCare</text:p>
          </table:table-cell>
          <table:table-cell table:style-name="ce41"/>
          <table:table-cell table:style-name="ce96" office:value-type="string" calcext:value-type="string">
            <text:p>tgt.telecom as tel then { <text:s/>a -&gt; tel.system = 'http://hl7.org/fhir/contact-point-system#phone', tel.use = translate('{{cs_concept}}', 'telecom-use', 'http://hl7.org/fhir/contact-point-use'), tel.value = a 'hphone-1';}</text:p>
          </table:table-cell>
          <table:table-cell table:style-name="ce109" office:value-type="string" calcext:value-type="string">
            <text:p>string</text:p>
          </table:table-cell>
          <table:table-cell table:style-name="ce109"/>
          <table:table-cell table:style-name="ce126" office:value-type="string" calcext:value-type="string">
            <text:p>4.0.1</text:p>
          </table:table-cell>
          <table:table-cell table:style-name="ce109"/>
          <table:table-cell table:style-name="ce127" office:value-type="string" calcext:value-type="string">
            <text:p>EmCare RelatedPerson Caregiver</text:p>
          </table:table-cell>
          <table:table-cell table:style-name="ce109" table:number-columns-repeated="3"/>
          <table:table-cell table:style-name="ce41" table:number-columns-repeated="2"/>
          <table:table-cell table:style-name="ce12" table:number-columns-repeated="20"/>
          <table:table-cell table:style-name="ce3" table:number-columns-repeated="983"/>
        </table:table-row>
        <table:table-row table:style-name="ro17">
          <table:table-cell table:style-name="ce41" office:value-type="string" calcext:value-type="string">
            <text:p>phone</text:p>
          </table:table-cell>
          <table:table-cell table:style-name="ce41" office:value-type="string" calcext:value-type="string">
            <text:p>EmCare.A.DE37</text:p>
          </table:table-cell>
          <table:table-cell table:style-name="ce41" office:value-type="string" calcext:value-type="string">
            <text:p>Caregiver's Work telephone number</text:p>
          </table:table-cell>
          <table:table-cell table:style-name="ce41" office:value-type="string" calcext:value-type="string">
            <text:p>Client's Caregiver's work telephone number</text:p>
          </table:table-cell>
          <table:table-cell table:style-name="ce41" table:number-columns-repeated="4"/>
          <table:table-cell table:style-name="ce41" office:value-type="string" calcext:value-type="string">
            <text:p>EmCare</text:p>
          </table:table-cell>
          <table:table-cell table:style-name="ce41"/>
          <table:table-cell table:style-name="ce96" office:value-type="string" calcext:value-type="string">
            <text:p>tgt.telecom as tel then { <text:s/>a -&gt; tel.system = 'http://hl7.org/fhir/contact-point-system#phone', tel.use = translate('{{cs_concept}}', 'telecom-use', 'http://hl7.org/fhir/contact-point-use'), tel.value = a 'wphone-1';}</text:p>
          </table:table-cell>
          <table:table-cell table:style-name="ce109" office:value-type="string" calcext:value-type="string">
            <text:p>string</text:p>
          </table:table-cell>
          <table:table-cell table:style-name="ce109"/>
          <table:table-cell table:style-name="ce126" office:value-type="string" calcext:value-type="string">
            <text:p>4.0.1</text:p>
          </table:table-cell>
          <table:table-cell table:style-name="ce109"/>
          <table:table-cell table:style-name="ce127" office:value-type="string" calcext:value-type="string">
            <text:p>EmCare RelatedPerson Caregiver</text:p>
          </table:table-cell>
          <table:table-cell table:style-name="ce109" table:number-columns-repeated="3"/>
          <table:table-cell table:style-name="ce41" table:number-columns-repeated="2"/>
          <table:table-cell table:style-name="ce12" table:number-columns-repeated="20"/>
          <table:table-cell table:style-name="ce3" table:number-columns-repeated="983"/>
        </table:table-row>
        <table:table-row table:style-name="ro18">
          <table:table-cell table:style-name="ce41" office:value-type="string" calcext:value-type="string">
            <text:p>checkbox</text:p>
          </table:table-cell>
          <table:table-cell table:style-name="ce41" office:value-type="string" calcext:value-type="string">
            <text:p>EmCare.A.DE38</text:p>
          </table:table-cell>
          <table:table-cell table:style-name="ce41" office:value-type="string" calcext:value-type="string">
            <text:p>Caregiver wants to receive SMS or other messages regarding the child's visits and health status</text:p>
          </table:table-cell>
          <table:table-cell table:style-name="ce41" office:value-type="string" calcext:value-type="string">
            <text:p>The caregiver wants to receive SMS or other messages regarding the client's contacts/visits and health status</text:p>
          </table:table-cell>
          <table:table-cell table:style-name="ce41" table:number-columns-repeated="4"/>
          <table:table-cell table:style-name="ce41" office:value-type="string" calcext:value-type="string">
            <text:p>EmCare</text:p>
          </table:table-cell>
          <table:table-cell table:style-name="ce41"/>
          <table:table-cell table:style-name="ce96" office:value-type="string" calcext:value-type="string">
            <text:p>a -&gt; tgt.medium = '{{cs_url}}'</text:p>
          </table:table-cell>
          <table:table-cell table:style-name="ce109" office:value-type="string" calcext:value-type="string">
            <text:p>Code</text:p>
          </table:table-cell>
          <table:table-cell table:style-name="ce109"/>
          <table:table-cell table:style-name="ce126" office:value-type="string" calcext:value-type="string">
            <text:p>4.0.1</text:p>
          </table:table-cell>
          <table:table-cell table:style-name="ce109"/>
          <table:table-cell table:style-name="ce127" office:value-type="string" calcext:value-type="string">
            <text:p>EmCare CommuncationRequest</text:p>
          </table:table-cell>
          <table:table-cell table:style-name="ce109" table:number-columns-repeated="3"/>
          <table:table-cell table:style-name="ce41" table:number-columns-repeated="2"/>
          <table:table-cell table:style-name="ce12" table:number-columns-repeated="20"/>
          <table:table-cell table:style-name="ce3" table:number-columns-repeated="983"/>
        </table:table-row>
        <table:table-row table:style-name="ro1">
          <table:table-cell table:style-name="ce41" office:value-type="string" calcext:value-type="string">
            <text:p>mapping</text:p>
          </table:table-cell>
          <table:table-cell table:style-name="ce41" office:value-type="string" calcext:value-type="string">
            <text:p>EmCare.A.DE46</text:p>
          </table:table-cell>
          <table:table-cell table:style-name="ce41" office:value-type="string" calcext:value-type="string">
            <text:p>CommunicationRequest recipient</text:p>
          </table:table-cell>
          <table:table-cell table:style-name="ce41" office:value-type="string" calcext:value-type="string">
            <text:p>This is needed to link the CommunicationRequest to the Caregiver</text:p>
          </table:table-cell>
          <table:table-cell table:style-name="ce41" table:number-columns-repeated="4"/>
          <table:table-cell table:style-name="ce41" office:value-type="string" calcext:value-type="string">
            <text:p>EmCare</text:p>
          </table:table-cell>
          <table:table-cell table:style-name="ce41"/>
          <table:table-cell table:style-name="ce97" office:value-type="string" calcext:value-type="string">
            <text:p>a -&gt; tgt.recipient = a</text:p>
          </table:table-cell>
          <table:table-cell table:style-name="ce109" office:value-type="string" calcext:value-type="string">
            <text:p>Reference(RelatedPerson)</text:p>
          </table:table-cell>
          <table:table-cell table:style-name="ce109"/>
          <table:table-cell table:style-name="ce126" office:value-type="string" calcext:value-type="string">
            <text:p>4.0.1</text:p>
          </table:table-cell>
          <table:table-cell table:style-name="ce109"/>
          <table:table-cell table:style-name="ce127" office:value-type="string" calcext:value-type="string">
            <text:p>EmCare CommuncationRequest</text:p>
          </table:table-cell>
          <table:table-cell table:style-name="ce109" table:number-columns-repeated="3"/>
          <table:table-cell table:style-name="ce41" table:number-columns-repeated="2"/>
          <table:table-cell table:style-name="ce12" table:number-columns-repeated="20"/>
          <table:table-cell table:style-name="ce3" table:number-columns-repeated="983"/>
        </table:table-row>
        <table:table-row table:style-name="ro19">
          <table:table-cell table:style-name="ce41" office:value-type="string" calcext:value-type="string">
            <text:p>select_one relationship-to-client</text:p>
          </table:table-cell>
          <table:table-cell table:style-name="ce41" office:value-type="string" calcext:value-type="string">
            <text:p>EmCare.A.DE24</text:p>
          </table:table-cell>
          <table:table-cell table:style-name="ce41" office:value-type="string" calcext:value-type="string">
            <text:p>Primary Caregiver's Relationship to Client</text:p>
          </table:table-cell>
          <table:table-cell table:style-name="ce41" office:value-type="string" calcext:value-type="string">
            <text:p>The relationship of the primary Caregiver to the client</text:p>
          </table:table-cell>
          <table:table-cell table:style-name="ce41" table:number-columns-repeated="2"/>
          <table:table-cell table:style-name="ce41" office:value-type="string" calcext:value-type="string">
            <text:p>%EmCare.A.DE47 is empty</text:p>
          </table:table-cell>
          <table:table-cell table:style-name="ce41"/>
          <table:table-cell table:style-name="ce41" office:value-type="string" calcext:value-type="string">
            <text:p>EmCare</text:p>
          </table:table-cell>
          <table:table-cell table:style-name="ce41"/>
          <table:table-cell table:style-name="ce98" office:value-type="string" calcext:value-type="string">
            <text:p><text:s/>a where a= 'EmCare.A.DE30' <text:s/>-&gt; tgt.relationship = <text:s/>translate(a, 'relationship-to-client', 'http://terminology.hl7.org/CodeSystem/v2-0131') <text:s/>'caregiver-parent'; a where a != 'EmCare.A.DE30' -&gt; tgt.relationship = <text:s/>translate(a, 'relationship-to-client', 'http://terminology.hl7.org/CodeSystem/v3-RoleCode') </text:p>
          </table:table-cell>
          <table:table-cell table:style-name="ce109" office:value-type="string" calcext:value-type="string">
            <text:p>CodeableConcept</text:p>
          </table:table-cell>
          <table:table-cell table:style-name="ce109"/>
          <table:table-cell table:style-name="ce126" office:value-type="string" calcext:value-type="string">
            <text:p>4.0.1</text:p>
          </table:table-cell>
          <table:table-cell table:style-name="ce109"/>
          <table:table-cell table:style-name="ce127" office:value-type="string" calcext:value-type="string">
            <text:p>EmCare RelatedPerson Caregiver</text:p>
          </table:table-cell>
          <table:table-cell table:style-name="ce109" office:value-type="string" calcext:value-type="string">
            <text:p>Relationship to Client</text:p>
          </table:table-cell>
          <table:table-cell table:style-name="ce109" table:number-columns-repeated="2"/>
          <table:table-cell table:style-name="ce41" table:number-columns-repeated="2"/>
          <table:table-cell table:style-name="ce12" table:number-columns-repeated="20"/>
          <table:table-cell table:style-name="ce3" table:number-columns-repeated="983"/>
        </table:table-row>
        <table:table-row table:style-name="ro1">
          <table:table-cell table:style-name="ce41" office:value-type="string" calcext:value-type="string">
            <text:p>select_one vital-status</text:p>
          </table:table-cell>
          <table:table-cell table:style-name="ce41" office:value-type="string" calcext:value-type="string">
            <text:p>EmCare.A.DE31</text:p>
          </table:table-cell>
          <table:table-cell table:style-name="ce41" office:value-type="string" calcext:value-type="string">
            <text:p>Biological Mother Vital Status</text:p>
          </table:table-cell>
          <table:table-cell table:style-name="ce41" office:value-type="string" calcext:value-type="string">
            <text:p>The client's mother and father's vital status</text:p>
          </table:table-cell>
          <table:table-cell table:style-name="ce41" table:number-columns-repeated="4"/>
          <table:table-cell table:style-name="ce41" office:value-type="string" calcext:value-type="string">
            <text:p>EmCare</text:p>
          </table:table-cell>
          <table:table-cell table:style-name="ce41" office:value-type="string" calcext:value-type="string">
            <text:p>dropdown</text:p>
          </table:table-cell>
          <table:table-cell table:style-name="ce99" office:value-type="string" calcext:value-type="string">
            <text:p>tgt.extension as ext where ext.url ='{{canonical_base}}Extension/motherVitalStatus' as ext then {a -&gt; ext.valueCode = a 'set-code';}</text:p>
            <text:p/>
          </table:table-cell>
          <table:table-cell table:style-name="ce109" office:value-type="string" calcext:value-type="string">
            <text:p>CodeableConcept</text:p>
          </table:table-cell>
          <table:table-cell table:style-name="ce109" office:value-type="string" calcext:value-type="string">
            <text:p>vital-status-extension::motherVitalStatus</text:p>
          </table:table-cell>
          <table:table-cell table:style-name="ce126" office:value-type="string" calcext:value-type="string">
            <text:p>4.0.1</text:p>
          </table:table-cell>
          <table:table-cell table:style-name="ce109"/>
          <table:table-cell table:style-name="ce127" office:value-type="string" calcext:value-type="string">
            <text:p>EmCare Patient</text:p>
          </table:table-cell>
          <table:table-cell table:style-name="ce109" table:number-columns-repeated="3"/>
          <table:table-cell table:style-name="ce41" table:number-columns-repeated="2"/>
          <table:table-cell table:style-name="ce12" table:number-columns-repeated="20"/>
          <table:table-cell table:style-name="ce3" table:number-columns-repeated="983"/>
        </table:table-row>
        <table:table-row table:style-name="ro1">
          <table:table-cell table:style-name="ce41" office:value-type="string" calcext:value-type="string">
            <text:p>select_one vital-status</text:p>
          </table:table-cell>
          <table:table-cell table:style-name="ce41" office:value-type="string" calcext:value-type="string">
            <text:p>EmCare.A.DE32</text:p>
          </table:table-cell>
          <table:table-cell table:style-name="ce41" office:value-type="string" calcext:value-type="string">
            <text:p>Biological Father Vital Status</text:p>
          </table:table-cell>
          <table:table-cell table:style-name="ce41" office:value-type="string" calcext:value-type="string">
            <text:p>The client's mother and father's vital status</text:p>
          </table:table-cell>
          <table:table-cell table:style-name="ce41" table:number-columns-repeated="4"/>
          <table:table-cell table:style-name="ce41" office:value-type="string" calcext:value-type="string">
            <text:p>EmCare</text:p>
          </table:table-cell>
          <table:table-cell table:style-name="ce41" office:value-type="string" calcext:value-type="string">
            <text:p>dropdown</text:p>
          </table:table-cell>
          <table:table-cell table:style-name="ce100" office:value-type="string" calcext:value-type="string">
            <text:p>tgt.extension as ext where ext.url ='{{canonical_base}}Extension/fatherVitalStatus' as ext then {a -&gt; ext.valueCode = a 'set-code';}</text:p>
          </table:table-cell>
          <table:table-cell table:style-name="ce109" office:value-type="string" calcext:value-type="string">
            <text:p>CodeableConcept</text:p>
          </table:table-cell>
          <table:table-cell table:style-name="ce109" office:value-type="string" calcext:value-type="string">
            <text:p>vital-status-extension::fatherVitalStatus</text:p>
          </table:table-cell>
          <table:table-cell table:style-name="ce126" office:value-type="string" calcext:value-type="string">
            <text:p>4.0.1</text:p>
          </table:table-cell>
          <table:table-cell table:style-name="ce109"/>
          <table:table-cell table:style-name="ce127" office:value-type="string" calcext:value-type="string">
            <text:p>EmCare Patient</text:p>
          </table:table-cell>
          <table:table-cell table:style-name="ce109" table:number-columns-repeated="3"/>
          <table:table-cell table:style-name="ce41" table:number-columns-repeated="2"/>
          <table:table-cell table:style-name="ce12" table:number-columns-repeated="20"/>
          <table:table-cell table:style-name="ce3" table:number-columns-repeated="983"/>
        </table:table-row>
        <table:table-row table:style-name="ro5">
          <table:table-cell table:style-name="ce42" table:number-columns-repeated="3"/>
          <table:table-cell table:style-name="ce81" table:number-columns-repeated="3"/>
          <table:table-cell table:style-name="ce42" table:number-columns-repeated="4"/>
          <table:table-cell table:style-name="ce101"/>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5">
          <table:table-cell table:style-name="ce42" table:number-columns-repeated="10"/>
          <table:table-cell table:style-name="ce101"/>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2"/>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3">
          <table:table-cell table:style-name="ce42" table:number-columns-repeated="10"/>
          <table:table-cell table:style-name="ce103"/>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2">
          <table:table-cell table:style-name="ce42" table:number-columns-repeated="3"/>
          <table:table-cell table:style-name="ce81" table:number-columns-repeated="3"/>
          <table:table-cell table:style-name="ce42" table:number-columns-repeated="4"/>
          <table:table-cell table:style-name="ce103"/>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3"/>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2">
          <table:table-cell table:style-name="ce42" table:number-columns-repeated="3"/>
          <table:table-cell table:style-name="ce81" table:number-columns-repeated="3"/>
          <table:table-cell table:style-name="ce42" table:number-columns-repeated="4"/>
          <table:table-cell table:style-name="ce103"/>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25">
          <table:table-cell table:style-name="ce42" table:number-columns-repeated="10"/>
          <table:table-cell table:style-name="ce103"/>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3"/>
          <table:table-cell table:style-name="ce81" table:number-columns-repeated="3"/>
          <table:table-cell table:style-name="ce42" table:number-columns-repeated="4"/>
          <table:table-cell table:style-name="ce103"/>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3"/>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6">
          <table:table-cell table:style-name="ce42" table:number-columns-repeated="3"/>
          <table:table-cell table:style-name="ce81" table:number-columns-repeated="3"/>
          <table:table-cell table:style-name="ce42" table:number-columns-repeated="4"/>
          <table:table-cell table:style-name="ce103"/>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3"/>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3"/>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2">
          <table:table-cell table:style-name="ce42" table:number-columns-repeated="10"/>
          <table:table-cell table:style-name="ce103"/>
          <table:table-cell table:style-name="ce110"/>
          <table:table-cell table:style-name="ce42" table:number-columns-repeated="5"/>
          <table:table-cell table:style-name="ce129" table:number-columns-repeated="2"/>
          <table:table-cell table:style-name="ce144" table:number-columns-repeated="2"/>
          <table:table-cell table:style-name="ce12" table:number-columns-repeated="20"/>
          <table:table-cell table:style-name="ce3" table:number-columns-repeated="983"/>
        </table:table-row>
        <table:table-row table:style-name="ro5" table:number-rows-repeated="4">
          <table:table-cell table:style-name="ce42" table:number-columns-repeated="10"/>
          <table:table-cell table:style-name="ce103"/>
          <table:table-cell table:style-name="ce110"/>
          <table:table-cell table:style-name="ce42" table:number-columns-repeated="9"/>
          <table:table-cell table:style-name="ce12" table:number-columns-repeated="20"/>
          <table:table-cell table:style-name="ce3" table:number-columns-repeated="983"/>
        </table:table-row>
        <table:table-row table:style-name="ro20">
          <table:table-cell table:style-name="ce42" table:number-columns-repeated="10"/>
          <table:table-cell table:style-name="ce103"/>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3"/>
          <table:table-cell table:style-name="ce110"/>
          <table:table-cell table:style-name="ce42" table:number-columns-repeated="8"/>
          <table:table-cell table:style-name="ce148"/>
          <table:table-cell table:style-name="ce12" table:number-columns-repeated="20"/>
          <table:table-cell table:style-name="ce3" table:number-columns-repeated="983"/>
        </table:table-row>
        <table:table-row table:style-name="ro5">
          <table:table-cell table:style-name="ce42" table:number-columns-repeated="10"/>
          <table:table-cell table:style-name="ce103"/>
          <table:table-cell table:style-name="ce110"/>
          <table:table-cell table:style-name="ce42" table:number-columns-repeated="5"/>
          <table:table-cell table:style-name="ce130" table:number-columns-repeated="2"/>
          <table:table-cell table:style-name="ce42"/>
          <table:table-cell table:style-name="ce149"/>
          <table:table-cell table:style-name="ce12" table:number-columns-repeated="20"/>
          <table:table-cell table:style-name="ce3" table:number-columns-repeated="983"/>
        </table:table-row>
        <table:table-row table:style-name="ro5">
          <table:table-cell table:style-name="ce42" table:number-columns-repeated="10"/>
          <table:table-cell table:style-name="ce103"/>
          <table:table-cell table:style-name="ce110"/>
          <table:table-cell table:style-name="ce42" table:number-columns-repeated="5"/>
          <table:table-cell table:style-name="ce131" table:number-columns-repeated="2"/>
          <table:table-cell table:style-name="ce42"/>
          <table:table-cell table:style-name="ce149"/>
          <table:table-cell table:style-name="ce12" table:number-columns-repeated="20"/>
          <table:table-cell table:style-name="ce3" table:number-columns-repeated="983"/>
        </table:table-row>
        <table:table-row table:style-name="ro5" table:number-rows-repeated="15">
          <table:table-cell table:style-name="ce42" table:number-columns-repeated="10"/>
          <table:table-cell table:style-name="ce103"/>
          <table:table-cell table:style-name="ce110"/>
          <table:table-cell table:style-name="ce42" table:number-columns-repeated="9"/>
          <table:table-cell table:style-name="ce12" table:number-columns-repeated="20"/>
          <table:table-cell table:style-name="ce3" table:number-columns-repeated="983"/>
        </table:table-row>
        <table:table-row table:style-name="ro1">
          <table:table-cell table:style-name="ce42" table:number-columns-repeated="3"/>
          <table:table-cell table:style-name="ce3" table:number-columns-repeated="7"/>
          <table:table-cell/>
          <table:table-cell table:style-name="ce151"/>
          <table:table-cell table:style-name="ce3" table:number-columns-repeated="5"/>
          <table:table-cell table:style-name="ce42" table:number-columns-repeated="2"/>
          <table:table-cell table:style-name="ce3" table:number-columns-repeated="1005"/>
        </table:table-row>
        <table:table-row table:style-name="ro5" table:number-rows-repeated="3">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2">
          <table:table-cell table:style-name="ce42" table:number-columns-repeated="3"/>
          <table:table-cell table:style-name="ce81" table:number-columns-repeated="3"/>
          <table:table-cell table:style-name="ce42" table:number-columns-repeated="4"/>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4">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15">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3">
          <table:table-cell table:style-name="ce42" table:number-columns-repeated="10"/>
          <table:table-cell table:style-name="ce104"/>
          <table:table-cell table:style-name="ce110"/>
          <table:table-cell table:style-name="ce42" table:number-columns-repeated="10"/>
          <table:table-cell table:style-name="ce12" table:number-columns-repeated="20"/>
          <table:table-cell table:style-name="ce3" table:number-columns-repeated="982"/>
        </table:table-row>
        <table:table-row table:style-name="ro5" table:number-rows-repeated="2">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15">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3">
          <table:table-cell table:style-name="ce42" table:number-columns-repeated="3"/>
          <table:table-cell table:style-name="ce81" table:number-columns-repeated="3"/>
          <table:table-cell table:style-name="ce42" table:number-columns-repeated="4"/>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2">
          <table:table-cell table:style-name="ce42" table:number-columns-repeated="3"/>
          <table:table-cell table:style-name="ce81" table:number-columns-repeated="3"/>
          <table:table-cell table:style-name="ce42" table:number-columns-repeated="4"/>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6">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5"/>
          <table:table-cell table:style-name="ce132" table:number-columns-repeated="2"/>
          <table:table-cell table:style-name="ce42" table:number-columns-repeated="2"/>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5"/>
          <table:table-cell table:style-name="ce133" table:number-columns-repeated="2"/>
          <table:table-cell table:style-name="ce42" table:number-columns-repeated="2"/>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2">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3">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13">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2">
          <table:table-cell table:style-name="ce42" table:number-columns-repeated="3"/>
          <table:table-cell table:style-name="ce81" table:number-columns-repeated="3"/>
          <table:table-cell table:style-name="ce42" table:number-columns-repeated="4"/>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14">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3">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1">
          <table:table-cell table:style-name="ce3" table:number-columns-repeated="10"/>
          <table:table-cell/>
          <table:table-cell table:style-name="ce151"/>
          <table:table-cell table:style-name="ce3" table:number-columns-repeated="1012"/>
        </table:table-row>
        <table:table-row table:style-name="ro5" table:number-rows-repeated="6">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1">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5"/>
          <table:table-cell table:style-name="ce134" table:number-columns-repeated="2"/>
          <table:table-cell table:style-name="ce42" table:number-columns-repeated="2"/>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12">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2">
          <table:table-cell table:style-name="ce42" table:number-columns-repeated="3"/>
          <table:table-cell table:style-name="ce81" table:number-columns-repeated="3"/>
          <table:table-cell table:style-name="ce42" table:number-columns-repeated="4"/>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6">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8">
          <table:table-cell table:style-name="ce42" table:number-columns-repeated="3"/>
          <table:table-cell table:style-name="ce81" table:number-columns-repeated="3"/>
          <table:table-cell table:style-name="ce42" table:number-columns-repeated="4"/>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2">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7">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1">
          <table:table-cell table:style-name="ce3" table:number-columns-repeated="10"/>
          <table:table-cell/>
          <table:table-cell table:style-name="ce151"/>
          <table:table-cell table:style-name="ce3" table:number-columns-repeated="1012"/>
        </table:table-row>
        <table:table-row table:style-name="ro3">
          <table:table-cell table:style-name="ce3" table:number-columns-repeated="10"/>
          <table:table-cell/>
          <table:table-cell table:style-name="ce151"/>
          <table:table-cell table:style-name="ce3" table:number-columns-repeated="1012"/>
        </table:table-row>
        <table:table-row table:style-name="ro5" table:number-rows-repeated="10">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2">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3"/>
          <table:table-cell table:style-name="ce81" table:number-columns-repeated="3"/>
          <table:table-cell table:style-name="ce42" table:number-columns-repeated="4"/>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table-cell table:style-name="ce81"/>
          <table:table-cell table:style-name="ce42" table:number-columns-repeated="7"/>
          <table:table-cell table:style-name="ce12" table:number-columns-repeated="20"/>
          <table:table-cell table:style-name="ce3" table:number-columns-repeated="983"/>
        </table:table-row>
        <table:table-row table:style-name="ro5" table:number-rows-repeated="3">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1">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12">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11">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2">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6">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5"/>
          <table:table-cell table:style-name="ce135"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2">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6"/>
          <table:table-cell table:style-name="ce91" table:number-columns-repeated="2"/>
          <table:table-cell table:style-name="ce42" table:number-columns-repeated="2"/>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2">
          <table:table-cell table:style-name="ce42" table:number-columns-repeated="3"/>
          <table:table-cell table:style-name="ce81" table:number-columns-repeated="3"/>
          <table:table-cell table:style-name="ce42" table:number-columns-repeated="4"/>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3" table:number-columns-repeated="2"/>
          <table:table-cell table:style-name="ce65" table:number-columns-repeated="4"/>
          <table:table-cell table:style-name="ce42" table:number-columns-repeated="4"/>
          <table:table-cell table:style-name="ce104"/>
          <table:table-cell table:style-name="ce113"/>
          <table:table-cell table:style-name="ce120"/>
          <table:table-cell table:style-name="ce42" table:number-columns-repeated="8"/>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3" table:number-columns-repeated="2"/>
          <table:table-cell table:style-name="ce42" table:number-columns-repeated="8"/>
          <table:table-cell table:style-name="ce104"/>
          <table:table-cell table:style-name="ce114"/>
          <table:table-cell table:style-name="ce121"/>
          <table:table-cell table:style-name="ce42" table:number-columns-repeated="8"/>
          <table:table-cell table:style-name="ce12" table:number-columns-repeated="20"/>
          <table:table-cell table:style-name="ce3" table:number-columns-repeated="983"/>
        </table:table-row>
        <table:table-row table:style-name="ro5">
          <table:table-cell table:style-name="ce43" table:number-columns-repeated="2"/>
          <table:table-cell table:style-name="ce42" table:number-columns-repeated="8"/>
          <table:table-cell table:style-name="ce104"/>
          <table:table-cell table:style-name="ce115"/>
          <table:table-cell table:style-name="ce122"/>
          <table:table-cell table:style-name="ce42" table:number-columns-repeated="8"/>
          <table:table-cell table:style-name="ce12" table:number-columns-repeated="20"/>
          <table:table-cell table:style-name="ce3" table:number-columns-repeated="983"/>
        </table:table-row>
        <table:table-row table:style-name="ro5">
          <table:table-cell table:style-name="ce44" table:number-columns-repeated="2"/>
          <table:table-cell table:style-name="ce42" table:number-columns-repeated="8"/>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5" table:number-columns-repeated="2"/>
          <table:table-cell table:style-name="ce42" table:number-columns-repeated="8"/>
          <table:table-cell table:style-name="ce104"/>
          <table:table-cell table:style-name="ce116"/>
          <table:table-cell table:style-name="ce123"/>
          <table:table-cell table:style-name="ce42" table:number-columns-repeated="8"/>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7" table:number-columns-repeated="2"/>
          <table:table-cell table:style-name="ce65"/>
          <table:table-cell table:style-name="ce82" table:number-columns-repeated="3"/>
          <table:table-cell table:style-name="ce42" table:number-columns-repeated="4"/>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3">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4">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65" table:number-columns-repeated="2"/>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4">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5"/>
          <table:table-cell table:style-name="ce136"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8">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10">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3">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2">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13">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4">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3"/>
          <table:table-cell table:style-name="ce81" table:number-columns-repeated="3"/>
          <table:table-cell table:style-name="ce42" table:number-columns-repeated="4"/>
          <table:table-cell table:style-name="ce104"/>
          <table:table-cell table:style-name="ce110"/>
          <table:table-cell table:style-name="ce42"/>
          <table:table-cell table:style-name="ce81"/>
          <table:table-cell table:style-name="ce42" table:number-columns-repeated="7"/>
          <table:table-cell table:style-name="ce12" table:number-columns-repeated="20"/>
          <table:table-cell table:style-name="ce3" table:number-columns-repeated="983"/>
        </table:table-row>
        <table:table-row table:style-name="ro5">
          <table:table-cell table:style-name="ce42" table:number-columns-repeated="3"/>
          <table:table-cell table:style-name="ce81" table:number-columns-repeated="3"/>
          <table:table-cell table:style-name="ce42" table:number-columns-repeated="4"/>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12">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2">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3">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145" table:number-columns-repeated="2"/>
          <table:table-cell table:style-name="ce12" table:number-columns-repeated="20"/>
          <table:table-cell table:style-name="ce3" table:number-columns-repeated="983"/>
        </table:table-row>
        <table:table-row table:style-name="ro5" table:number-rows-repeated="2">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2">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8">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17">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20">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5">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2">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3"/>
          <table:table-cell table:style-name="ce81" table:number-columns-repeated="3"/>
          <table:table-cell table:style-name="ce42" table:number-columns-repeated="4"/>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2">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2"/>
          <table:table-cell table:style-name="ce66"/>
          <table:table-cell table:style-name="ce42" table:number-columns-repeated="7"/>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14">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41">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5">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2">
          <table:table-cell table:style-name="ce42" table:number-columns-repeated="3"/>
          <table:table-cell table:style-name="ce81" table:number-columns-repeated="3"/>
          <table:table-cell table:style-name="ce42" table:number-columns-repeated="4"/>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6">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1">
          <table:table-cell table:style-name="ce3" table:number-columns-repeated="10"/>
          <table:table-cell/>
          <table:table-cell table:style-name="ce151"/>
          <table:table-cell table:style-name="ce3" table:number-columns-repeated="1012"/>
        </table:table-row>
        <table:table-row table:style-name="ro5" table:number-rows-repeated="9">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3"/>
          <table:table-cell table:style-name="ce81" table:number-columns-repeated="3"/>
          <table:table-cell table:style-name="ce42" table:number-columns-repeated="4"/>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2">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9">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8" table:number-columns-repeated="2"/>
          <table:table-cell table:style-name="ce67"/>
          <table:table-cell table:style-name="ce83" table:number-columns-repeated="3"/>
          <table:table-cell table:style-name="ce42" table:number-columns-repeated="4"/>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9" table:number-columns-repeated="2"/>
          <table:table-cell table:style-name="ce42"/>
          <table:table-cell table:style-name="ce81" table:number-columns-repeated="3"/>
          <table:table-cell table:style-name="ce42" table:number-columns-repeated="4"/>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8">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2">
          <table:table-cell table:style-name="ce42" table:number-columns-repeated="3"/>
          <table:table-cell table:style-name="ce81" table:number-columns-repeated="3"/>
          <table:table-cell table:style-name="ce42" table:number-columns-repeated="4"/>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7">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1">
          <table:table-cell table:style-name="ce3" table:number-columns-repeated="10"/>
          <table:table-cell/>
          <table:table-cell table:style-name="ce151"/>
          <table:table-cell table:style-name="ce3" table:number-columns-repeated="1012"/>
        </table:table-row>
        <table:table-row table:style-name="ro5" table:number-rows-repeated="3">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6">
          <table:table-cell table:style-name="ce50" table:number-columns-repeated="2"/>
          <table:table-cell table:style-name="ce68"/>
          <table:table-cell table:style-name="ce84" table:number-columns-repeated="3"/>
          <table:table-cell table:style-name="ce42" table:number-columns-repeated="4"/>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50" table:number-columns-repeated="2"/>
          <table:table-cell table:style-name="ce68"/>
          <table:table-cell table:style-name="ce85" table:number-columns-repeated="3"/>
          <table:table-cell table:style-name="ce42" table:number-columns-repeated="4"/>
          <table:table-cell table:style-name="ce104"/>
          <table:table-cell table:style-name="ce117"/>
          <table:table-cell table:style-name="ce124"/>
          <table:table-cell table:style-name="ce42" table:number-columns-repeated="8"/>
          <table:table-cell table:style-name="ce12" table:number-columns-repeated="20"/>
          <table:table-cell table:style-name="ce3" table:number-columns-repeated="983"/>
        </table:table-row>
        <table:table-row table:style-name="ro5" table:number-rows-repeated="3">
          <table:table-cell table:style-name="ce50" table:number-columns-repeated="2"/>
          <table:table-cell table:style-name="ce68"/>
          <table:table-cell table:style-name="ce84" table:number-columns-repeated="3"/>
          <table:table-cell table:style-name="ce42" table:number-columns-repeated="4"/>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50" table:number-columns-repeated="2"/>
          <table:table-cell table:style-name="ce68"/>
          <table:table-cell table:style-name="ce86" table:number-columns-repeated="3"/>
          <table:table-cell table:style-name="ce42" table:number-columns-repeated="4"/>
          <table:table-cell table:style-name="ce104"/>
          <table:table-cell table:style-name="ce118"/>
          <table:table-cell table:style-name="ce125"/>
          <table:table-cell table:style-name="ce42" table:number-columns-repeated="8"/>
          <table:table-cell table:style-name="ce12" table:number-columns-repeated="20"/>
          <table:table-cell table:style-name="ce3" table:number-columns-repeated="983"/>
        </table:table-row>
        <table:table-row table:style-name="ro5" table:number-rows-repeated="2">
          <table:table-cell table:style-name="ce50" table:number-columns-repeated="2"/>
          <table:table-cell table:style-name="ce68"/>
          <table:table-cell table:style-name="ce84" table:number-columns-repeated="3"/>
          <table:table-cell table:style-name="ce42" table:number-columns-repeated="4"/>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2">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14">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5">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3"/>
          <table:table-cell table:style-name="ce81" table:number-columns-repeated="3"/>
          <table:table-cell table:style-name="ce42" table:number-columns-repeated="4"/>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2">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3">
          <table:table-cell table:style-name="ce42" table:number-columns-repeated="3"/>
          <table:table-cell table:style-name="ce81" table:number-columns-repeated="3"/>
          <table:table-cell table:style-name="ce42" table:number-columns-repeated="4"/>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51" table:number-columns-repeated="2"/>
          <table:table-cell table:style-name="ce69"/>
          <table:table-cell table:style-name="ce51" table:number-columns-repeated="3"/>
          <table:table-cell table:style-name="ce42" table:number-columns-repeated="4"/>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51" table:number-columns-repeated="2"/>
          <table:table-cell table:style-name="ce69"/>
          <table:table-cell table:style-name="ce51" table:number-columns-repeated="3"/>
          <table:table-cell table:style-name="ce42" table:number-columns-repeated="4"/>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12">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5">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10"/>
          <table:table-cell table:style-name="ce12" table:number-columns-repeated="20"/>
          <table:table-cell table:style-name="ce3" table:number-columns-repeated="982"/>
        </table:table-row>
        <table:table-row table:style-name="ro5">
          <table:table-cell table:style-name="ce42" table:number-columns-repeated="3"/>
          <table:table-cell table:style-name="ce81" table:number-columns-repeated="3"/>
          <table:table-cell table:style-name="ce42" table:number-columns-repeated="4"/>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2">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2">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8">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3">
          <table:table-cell table:style-name="ce42" table:number-columns-repeated="3"/>
          <table:table-cell table:style-name="ce81" table:number-columns-repeated="3"/>
          <table:table-cell table:style-name="ce42" table:number-columns-repeated="4"/>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17" table:number-rows-repeated="2">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17">
          <table:table-cell table:style-name="ce42" table:number-columns-repeated="3"/>
          <table:table-cell table:style-name="ce81" table:number-columns-repeated="3"/>
          <table:table-cell table:style-name="ce42" table:number-columns-repeated="4"/>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2">
          <table:table-cell table:style-name="ce42" table:number-columns-repeated="3"/>
          <table:table-cell table:style-name="ce81" table:number-columns-repeated="3"/>
          <table:table-cell table:style-name="ce42" table:number-columns-repeated="4"/>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6">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53" table:number-columns-repeated="2"/>
          <table:table-cell table:style-name="ce70" table:number-columns-repeated="4"/>
          <table:table-cell table:style-name="ce42" table:number-columns-repeated="4"/>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3">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54" table:number-columns-repeated="2"/>
          <table:table-cell table:style-name="ce70" table:number-columns-repeated="4"/>
          <table:table-cell table:style-name="ce42" table:number-columns-repeated="4"/>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4">
          <table:table-cell table:style-name="ce56" table:number-columns-repeated="2"/>
          <table:table-cell table:style-name="ce70"/>
          <table:table-cell table:style-name="ce87" table:number-columns-repeated="3"/>
          <table:table-cell table:style-name="ce42" table:number-columns-repeated="4"/>
          <table:table-cell table:style-name="ce104"/>
          <table:table-cell table:style-name="ce110"/>
          <table:table-cell table:style-name="ce42" table:number-columns-repeated="2"/>
          <table:table-cell table:style-name="ce70"/>
          <table:table-cell table:style-name="ce42" table:number-columns-repeated="6"/>
          <table:table-cell table:style-name="ce12" table:number-columns-repeated="20"/>
          <table:table-cell table:style-name="ce3" table:number-columns-repeated="983"/>
        </table:table-row>
        <table:table-row table:style-name="ro5" table:number-rows-repeated="11">
          <table:table-cell table:style-name="ce42" table:number-columns-repeated="3"/>
          <table:table-cell table:style-name="ce81" table:number-columns-repeated="3"/>
          <table:table-cell table:style-name="ce42" table:number-columns-repeated="4"/>
          <table:table-cell table:style-name="ce104"/>
          <table:table-cell table:style-name="ce110"/>
          <table:table-cell table:style-name="ce42" table:number-columns-repeated="2"/>
          <table:table-cell table:style-name="ce70"/>
          <table:table-cell table:style-name="ce42" table:number-columns-repeated="6"/>
          <table:table-cell table:style-name="ce12" table:number-columns-repeated="20"/>
          <table:table-cell table:style-name="ce3" table:number-columns-repeated="983"/>
        </table:table-row>
        <table:table-row table:style-name="ro6">
          <table:table-cell table:style-name="ce42" table:number-columns-repeated="3"/>
          <table:table-cell table:style-name="ce81" table:number-columns-repeated="3"/>
          <table:table-cell table:style-name="ce42" table:number-columns-repeated="4"/>
          <table:table-cell table:style-name="ce104"/>
          <table:table-cell table:style-name="ce110"/>
          <table:table-cell table:style-name="ce42" table:number-columns-repeated="2"/>
          <table:table-cell table:style-name="ce70"/>
          <table:table-cell table:style-name="ce42" table:number-columns-repeated="6"/>
          <table:table-cell table:style-name="ce12" table:number-columns-repeated="20"/>
          <table:table-cell table:style-name="ce3" table:number-columns-repeated="983"/>
        </table:table-row>
        <table:table-row table:style-name="ro5">
          <table:table-cell table:style-name="ce42" table:number-columns-repeated="3"/>
          <table:table-cell table:style-name="ce81" table:number-columns-repeated="3"/>
          <table:table-cell table:style-name="ce42" table:number-columns-repeated="4"/>
          <table:table-cell table:style-name="ce104"/>
          <table:table-cell table:style-name="ce110"/>
          <table:table-cell table:style-name="ce42" table:number-columns-repeated="2"/>
          <table:table-cell table:style-name="ce70"/>
          <table:table-cell table:style-name="ce42" table:number-columns-repeated="6"/>
          <table:table-cell table:style-name="ce12" table:number-columns-repeated="20"/>
          <table:table-cell table:style-name="ce3" table:number-columns-repeated="983"/>
        </table:table-row>
        <table:table-row table:style-name="ro5" table:number-rows-repeated="5">
          <table:table-cell table:style-name="ce42" table:number-columns-repeated="10"/>
          <table:table-cell table:style-name="ce104"/>
          <table:table-cell table:style-name="ce110"/>
          <table:table-cell table:style-name="ce42" table:number-columns-repeated="2"/>
          <table:table-cell table:style-name="ce70"/>
          <table:table-cell table:style-name="ce42" table:number-columns-repeated="6"/>
          <table:table-cell table:style-name="ce12" table:number-columns-repeated="20"/>
          <table:table-cell table:style-name="ce3" table:number-columns-repeated="983"/>
        </table:table-row>
        <table:table-row table:style-name="ro5">
          <table:table-cell table:style-name="ce42" table:number-columns-repeated="3"/>
          <table:table-cell table:style-name="ce81" table:number-columns-repeated="3"/>
          <table:table-cell table:style-name="ce42" table:number-columns-repeated="4"/>
          <table:table-cell table:style-name="ce104"/>
          <table:table-cell table:style-name="ce110"/>
          <table:table-cell table:style-name="ce42" table:number-columns-repeated="2"/>
          <table:table-cell table:style-name="ce70"/>
          <table:table-cell table:style-name="ce42" table:number-columns-repeated="6"/>
          <table:table-cell table:style-name="ce12" table:number-columns-repeated="20"/>
          <table:table-cell table:style-name="ce3" table:number-columns-repeated="983"/>
        </table:table-row>
        <table:table-row table:style-name="ro5" table:number-rows-repeated="6">
          <table:table-cell table:style-name="ce42" table:number-columns-repeated="10"/>
          <table:table-cell table:style-name="ce104"/>
          <table:table-cell table:style-name="ce110"/>
          <table:table-cell table:style-name="ce42" table:number-columns-repeated="2"/>
          <table:table-cell table:style-name="ce70"/>
          <table:table-cell table:style-name="ce42" table:number-columns-repeated="6"/>
          <table:table-cell table:style-name="ce12" table:number-columns-repeated="20"/>
          <table:table-cell table:style-name="ce3" table:number-columns-repeated="983"/>
        </table:table-row>
        <table:table-row table:style-name="ro5" table:number-rows-repeated="4">
          <table:table-cell table:style-name="ce42" table:number-columns-repeated="3"/>
          <table:table-cell table:style-name="ce81" table:number-columns-repeated="3"/>
          <table:table-cell table:style-name="ce42" table:number-columns-repeated="4"/>
          <table:table-cell table:style-name="ce104"/>
          <table:table-cell table:style-name="ce110"/>
          <table:table-cell table:style-name="ce42" table:number-columns-repeated="2"/>
          <table:table-cell table:style-name="ce70"/>
          <table:table-cell table:style-name="ce42" table:number-columns-repeated="6"/>
          <table:table-cell table:style-name="ce12" table:number-columns-repeated="20"/>
          <table:table-cell table:style-name="ce3" table:number-columns-repeated="983"/>
        </table:table-row>
        <table:table-row table:style-name="ro5" table:number-rows-repeated="2">
          <table:table-cell table:style-name="ce42" table:number-columns-repeated="3"/>
          <table:table-cell table:style-name="ce81" table:number-columns-repeated="3"/>
          <table:table-cell table:style-name="ce42" table:number-columns-repeated="4"/>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3">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38">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3"/>
          <table:table-cell table:style-name="ce81" table:number-columns-repeated="3"/>
          <table:table-cell table:style-name="ce42" table:number-columns-repeated="4"/>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57" table:number-columns-repeated="2"/>
          <table:table-cell table:style-name="ce71"/>
          <table:table-cell table:style-name="ce88" table:number-columns-repeated="3"/>
          <table:table-cell table:style-name="ce42" table:number-columns-repeated="4"/>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2">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9">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1">
          <table:table-cell table:style-name="ce3" table:number-columns-repeated="10"/>
          <table:table-cell/>
          <table:table-cell table:style-name="ce151"/>
          <table:table-cell table:style-name="ce3" table:number-columns-repeated="1012"/>
        </table:table-row>
        <table:table-row table:style-name="ro5" table:number-rows-repeated="2">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2">
          <table:table-cell table:style-name="ce42" table:number-columns-repeated="3"/>
          <table:table-cell table:style-name="ce81" table:number-columns-repeated="3"/>
          <table:table-cell table:style-name="ce42" table:number-columns-repeated="4"/>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3">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1">
          <table:table-cell table:style-name="ce3" table:number-columns-repeated="10"/>
          <table:table-cell/>
          <table:table-cell table:style-name="ce151"/>
          <table:table-cell table:style-name="ce3" table:number-columns-repeated="1012"/>
        </table:table-row>
        <table:table-row table:style-name="ro5" table:number-rows-repeated="9">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2">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5"/>
          <table:table-cell table:style-name="ce137" table:number-columns-repeated="2"/>
          <table:table-cell table:style-name="ce42" table:number-columns-repeated="2"/>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1">
          <table:table-cell table:style-name="ce3" table:number-columns-repeated="10"/>
          <table:table-cell/>
          <table:table-cell table:style-name="ce151"/>
          <table:table-cell table:style-name="ce3" table:number-columns-repeated="1012"/>
        </table:table-row>
        <table:table-row table:style-name="ro5" table:number-rows-repeated="6">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5"/>
          <table:table-cell table:style-name="ce138"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3">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2">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20">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11">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1">
          <table:table-cell table:style-name="ce3" table:number-columns-repeated="10"/>
          <table:table-cell/>
          <table:table-cell table:style-name="ce151"/>
          <table:table-cell table:style-name="ce3" table:number-columns-repeated="1012"/>
        </table:table-row>
        <table:table-row table:style-name="ro5">
          <table:table-cell table:style-name="ce42" table:number-columns-repeated="3"/>
          <table:table-cell table:style-name="ce81" table:number-columns-repeated="3"/>
          <table:table-cell table:style-name="ce42" table:number-columns-repeated="4"/>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10">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3"/>
          <table:table-cell table:style-name="ce81" table:number-columns-repeated="3"/>
          <table:table-cell table:style-name="ce42" table:number-columns-repeated="4"/>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3">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2">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12">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3"/>
          <table:table-cell table:style-name="ce81" table:number-columns-repeated="3"/>
          <table:table-cell table:style-name="ce42" table:number-columns-repeated="4"/>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4">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6">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6">
          <table:table-cell table:style-name="ce42" table:number-columns-repeated="3"/>
          <table:table-cell table:style-name="ce81" table:number-columns-repeated="3"/>
          <table:table-cell table:style-name="ce42" table:number-columns-repeated="4"/>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2">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3">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7"/>
          <table:table-cell table:style-name="ce146" table:number-columns-repeated="2"/>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7"/>
          <table:table-cell table:style-name="ce147" table:number-columns-repeated="2"/>
          <table:table-cell table:style-name="ce12" table:number-columns-repeated="20"/>
          <table:table-cell table:style-name="ce3" table:number-columns-repeated="983"/>
        </table:table-row>
        <table:table-row table:style-name="ro5" table:number-rows-repeated="8">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2">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33">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table-cell table:style-name="ce42" table:number-columns-repeated="2"/>
          <table:table-cell table:style-name="ce72" table:number-columns-repeated="4"/>
          <table:table-cell table:style-name="ce42" table:number-columns-repeated="4"/>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3">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3">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13">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5"/>
          <table:table-cell table:style-name="ce139" table:number-columns-repeated="2"/>
          <table:table-cell table:style-name="ce42" table:number-columns-repeated="2"/>
          <table:table-cell table:style-name="ce12" table:number-columns-repeated="20"/>
          <table:table-cell table:style-name="ce3" table:number-columns-repeated="983"/>
        </table:table-row>
        <table:table-row table:style-name="ro5">
          <table:table-cell table:style-name="ce58" table:number-columns-repeated="2"/>
          <table:table-cell table:style-name="ce74" table:number-columns-repeated="4"/>
          <table:table-cell table:style-name="ce42" table:number-columns-repeated="4"/>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3">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table-cell table:style-name="ce59" table:number-columns-repeated="2"/>
          <table:table-cell table:style-name="ce74" table:number-columns-repeated="4"/>
          <table:table-cell table:style-name="ce42" table:number-columns-repeated="4"/>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10">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60" table:number-columns-repeated="2"/>
          <table:table-cell table:style-name="ce75"/>
          <table:table-cell table:style-name="ce89" table:number-columns-repeated="3"/>
          <table:table-cell table:style-name="ce42" table:number-columns-repeated="4"/>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3">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2"/>
          <table:table-cell table:style-name="ce76"/>
          <table:table-cell table:style-name="ce42" table:number-columns-repeated="7"/>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2"/>
          <table:table-cell table:style-name="ce76"/>
          <table:table-cell table:style-name="ce42" table:number-columns-repeated="7"/>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5">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1">
          <table:table-cell table:style-name="ce3" table:number-columns-repeated="10"/>
          <table:table-cell/>
          <table:table-cell table:style-name="ce151"/>
          <table:table-cell table:style-name="ce3" table:number-columns-repeated="1012"/>
        </table:table-row>
        <table:table-row table:style-name="ro5" table:number-rows-repeated="4">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table-cell table:style-name="ce42" table:number-columns-repeated="3"/>
          <table:table-cell table:style-name="ce74" table:number-columns-repeated="3"/>
          <table:table-cell table:style-name="ce42" table:number-columns-repeated="4"/>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61" table:number-columns-repeated="2"/>
          <table:table-cell table:style-name="ce42" table:number-columns-repeated="8"/>
          <table:table-cell table:style-name="ce104"/>
          <table:table-cell table:style-name="ce110"/>
          <table:table-cell table:style-name="ce42" table:number-columns-repeated="5"/>
          <table:table-cell table:style-name="ce140"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14">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2"/>
          <table:table-cell table:style-name="ce77"/>
          <table:table-cell table:style-name="ce42" table:number-columns-repeated="7"/>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table-cell table:style-name="ce42" table:number-columns-repeated="2"/>
          <table:table-cell table:style-name="ce78"/>
          <table:table-cell table:style-name="ce42" table:number-columns-repeated="7"/>
          <table:table-cell table:style-name="ce104"/>
          <table:table-cell table:style-name="ce110"/>
          <table:table-cell table:style-name="ce42" table:number-columns-repeated="5"/>
          <table:table-cell table:style-name="ce141" table:number-columns-repeated="2"/>
          <table:table-cell table:style-name="ce42" table:number-columns-repeated="2"/>
          <table:table-cell table:style-name="ce12" table:number-columns-repeated="20"/>
          <table:table-cell table:style-name="ce3" table:number-columns-repeated="983"/>
        </table:table-row>
        <table:table-row table:style-name="ro5">
          <table:table-cell table:style-name="ce62" table:number-columns-repeated="6"/>
          <table:table-cell table:style-name="ce42" table:number-columns-repeated="4"/>
          <table:table-cell table:style-name="ce104"/>
          <table:table-cell table:style-name="ce110"/>
          <table:table-cell table:style-name="ce42" table:number-columns-repeated="5"/>
          <table:table-cell table:style-name="ce142"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3">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62" table:number-columns-repeated="2"/>
          <table:table-cell table:style-name="ce79"/>
          <table:table-cell table:style-name="ce62" table:number-columns-repeated="3"/>
          <table:table-cell table:style-name="ce42" table:number-columns-repeated="4"/>
          <table:table-cell table:style-name="ce104"/>
          <table:table-cell table:style-name="ce110"/>
          <table:table-cell table:style-name="ce42" table:number-columns-repeated="5"/>
          <table:table-cell table:style-name="ce81" table:number-columns-repeated="2"/>
          <table:table-cell table:style-name="ce42" table:number-columns-repeated="2"/>
          <table:table-cell table:style-name="ce12" table:number-columns-repeated="20"/>
          <table:table-cell table:style-name="ce3" table:number-columns-repeated="983"/>
        </table:table-row>
        <table:table-row table:style-name="ro5">
          <table:table-cell table:style-name="ce62" table:number-columns-repeated="2"/>
          <table:table-cell table:style-name="ce80"/>
          <table:table-cell table:style-name="ce62" table:number-columns-repeated="3"/>
          <table:table-cell table:style-name="ce42" table:number-columns-repeated="4"/>
          <table:table-cell table:style-name="ce104"/>
          <table:table-cell table:style-name="ce110"/>
          <table:table-cell table:style-name="ce42" table:number-columns-repeated="5"/>
          <table:table-cell table:style-name="ce143" table:number-columns-repeated="2"/>
          <table:table-cell table:style-name="ce42" table:number-columns-repeated="2"/>
          <table:table-cell table:style-name="ce12" table:number-columns-repeated="20"/>
          <table:table-cell table:style-name="ce3" table:number-columns-repeated="983"/>
        </table:table-row>
        <table:table-row table:style-name="ro5" table:number-rows-repeated="118">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table-cell table:style-name="ce42" table:number-columns-repeated="3"/>
          <table:table-cell table:style-name="ce81" table:number-columns-repeated="3"/>
          <table:table-cell table:style-name="ce42" table:number-columns-repeated="4"/>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74">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1">
          <table:table-cell table:style-name="ce3" table:number-columns-repeated="10"/>
          <table:table-cell/>
          <table:table-cell table:style-name="ce151"/>
          <table:table-cell table:style-name="ce3" table:number-columns-repeated="1012"/>
        </table:table-row>
        <table:table-row table:style-name="ro5" table:number-rows-repeated="530">
          <table:table-cell table:style-name="ce42" table:number-columns-repeated="10"/>
          <table:table-cell table:style-name="ce104"/>
          <table:table-cell table:style-name="ce110"/>
          <table:table-cell table:style-name="ce42" table:number-columns-repeated="9"/>
          <table:table-cell table:style-name="ce12" table:number-columns-repeated="20"/>
          <table:table-cell table:style-name="ce3" table:number-columns-repeated="983"/>
        </table:table-row>
        <table:table-row table:style-name="ro5" table:number-rows-repeated="18">
          <table:table-cell table:style-name="ce42" table:number-columns-repeated="10"/>
          <table:table-cell table:style-name="ce104"/>
          <table:table-cell table:style-name="ce110"/>
          <table:table-cell table:style-name="ce42" table:number-columns-repeated="9"/>
          <table:table-cell table:style-name="ce152"/>
          <table:table-cell table:style-name="ce12" table:number-columns-repeated="19"/>
          <table:table-cell table:style-name="ce3" table:number-columns-repeated="983"/>
        </table:table-row>
        <table:table-row table:style-name="ro5">
          <table:table-cell table:style-name="ce63" table:number-columns-repeated="10"/>
          <table:table-cell table:style-name="ce104"/>
          <table:table-cell table:style-name="ce119"/>
          <table:table-cell table:style-name="ce63" table:number-columns-repeated="10"/>
          <table:table-cell table:style-name="ce3" table:number-columns-repeated="1002"/>
        </table:table-row>
        <table:table-row table:style-name="ro3">
          <table:table-cell table:style-name="ce63" table:number-columns-repeated="10"/>
          <table:table-cell table:style-name="ce104"/>
          <table:table-cell table:style-name="ce119"/>
          <table:table-cell table:style-name="ce63" table:number-columns-repeated="10"/>
          <table:table-cell table:style-name="ce3" table:number-columns-repeated="1002"/>
        </table:table-row>
        <table:table-row table:style-name="ro4" table:number-rows-repeated="84">
          <table:table-cell table:style-name="ce64" table:number-columns-repeated="10"/>
          <table:table-cell table:style-name="ce104"/>
          <table:table-cell table:style-name="ce64" table:number-columns-repeated="11"/>
          <table:table-cell table:number-columns-repeated="1002"/>
        </table:table-row>
        <table:table-row table:style-name="ro4" table:number-rows-repeated="1046774">
          <table:table-cell table:number-columns-repeated="1024"/>
        </table:table-row>
        <table:table-row table:style-name="ro4">
          <table:table-cell table:number-columns-repeated="1024"/>
        </table:table-row>
        <calcext:conditional-formats>
          <calcext:conditional-format calcext:target-range-address="'q.EmCareA.Registration.P'.R202:'q.EmCareA.Registration.P'.S202">
            <calcext:condition calcext:apply-style-name="cf1" calcext:value="formula-is([.$A404]=&quot;note&quot;)" calcext:base-cell-address="'q.EmCareA.Registration.P'.R202"/>
          </calcext:conditional-format>
          <calcext:conditional-format calcext:target-range-address="'q.EmCareA.Registration.P'.G302:'q.EmCareA.Registration.P'.H302">
            <calcext:condition calcext:apply-style-name="cf1" calcext:value="formula-is([.$A604]=&quot;note&quot;)" calcext:base-cell-address="'q.EmCareA.Registration.P'.G302"/>
          </calcext:conditional-format>
          <calcext:conditional-format calcext:target-range-address="'q.EmCareA.Registration.P'.A307:'q.EmCareA.Registration.P'.B307 'q.EmCareA.Registration.P'.A309:'q.EmCareA.Registration.P'.B310">
            <calcext:condition calcext:apply-style-name="cf1" calcext:value="formula-is([.$A614]=&quot;note&quot;)" calcext:base-cell-address="'q.EmCareA.Registration.P'.A307"/>
          </calcext:conditional-format>
          <calcext:conditional-format calcext:target-range-address="'q.EmCareA.Registration.P'.C307:'q.EmCareA.Registration.P'.F307 'q.EmCareA.Registration.P'.C314:'q.EmCareA.Registration.P'.F314 'q.EmCareA.Registration.P'.T319:'q.EmCareA.Registration.P'.U322">
            <calcext:condition calcext:apply-style-name="cf1" calcext:value="formula-is([.$A614]=&quot;note&quot;)" calcext:base-cell-address="'q.EmCareA.Registration.P'.C307"/>
          </calcext:conditional-format>
          <calcext:conditional-format calcext:target-range-address="'q.EmCareA.Registration.P'.R299:'q.EmCareA.Registration.P'.S299">
            <calcext:condition calcext:apply-style-name="cf1" calcext:value="formula-is([.$A598]=&quot;note&quot;)" calcext:base-cell-address="'q.EmCareA.Registration.P'.R299"/>
          </calcext:conditional-format>
          <calcext:conditional-format calcext:target-range-address="'q.EmCareA.Registration.P'.A311:'q.EmCareA.Registration.P'.B311">
            <calcext:condition calcext:apply-style-name="cf1" calcext:value="formula-is([.$A622]=&quot;note&quot;)" calcext:base-cell-address="'q.EmCareA.Registration.P'.A311"/>
          </calcext:conditional-format>
          <calcext:conditional-format calcext:target-range-address="'q.EmCareA.Registration.P'.A312:'q.EmCareA.Registration.P'.B312">
            <calcext:condition calcext:apply-style-name="cf1" calcext:value="formula-is([.$A624]=&quot;note&quot;)" calcext:base-cell-address="'q.EmCareA.Registration.P'.A312"/>
          </calcext:conditional-format>
          <calcext:conditional-format calcext:target-range-address="'q.EmCareA.Registration.P'.R329:'q.EmCareA.Registration.P'.S329">
            <calcext:condition calcext:apply-style-name="cf1" calcext:value="formula-is([.$A658]=&quot;note&quot;)" calcext:base-cell-address="'q.EmCareA.Registration.P'.R329"/>
          </calcext:conditional-format>
          <calcext:conditional-format calcext:target-range-address="'q.EmCareA.Registration.P'.C528:'q.EmCareA.Registration.P'.F528">
            <calcext:condition calcext:apply-style-name="cf1" calcext:value="formula-is([.$A1056]=&quot;note&quot;)" calcext:base-cell-address="'q.EmCareA.Registration.P'.C528"/>
          </calcext:conditional-format>
          <calcext:conditional-format calcext:target-range-address="'q.EmCareA.Registration.P'.A529:'q.EmCareA.Registration.P'.B529">
            <calcext:condition calcext:apply-style-name="cf1" calcext:value="formula-is([.$A1058]=&quot;note&quot;)" calcext:base-cell-address="'q.EmCareA.Registration.P'.A529"/>
          </calcext:conditional-format>
          <calcext:conditional-format calcext:target-range-address="'q.EmCareA.Registration.P'.A528:'q.EmCareA.Registration.P'.B528">
            <calcext:condition calcext:apply-style-name="cf1" calcext:value="formula-is([.$A1056]=&quot;note&quot;)" calcext:base-cell-address="'q.EmCareA.Registration.P'.A528"/>
          </calcext:conditional-format>
          <calcext:conditional-format calcext:target-range-address="'q.EmCareA.Registration.P'.L307:'q.EmCareA.Registration.P'.M307">
            <calcext:condition calcext:apply-style-name="cf1" calcext:value="formula-is([.$A614]=&quot;note&quot;)" calcext:base-cell-address="'q.EmCareA.Registration.P'.L307"/>
          </calcext:conditional-format>
          <calcext:conditional-format calcext:target-range-address="'q.EmCareA.Registration.P'.L309:'q.EmCareA.Registration.P'.M309">
            <calcext:condition calcext:apply-style-name="cf1" calcext:value="formula-is([.$A618]=&quot;note&quot;)" calcext:base-cell-address="'q.EmCareA.Registration.P'.L309"/>
          </calcext:conditional-format>
          <calcext:conditional-format calcext:target-range-address="'q.EmCareA.Registration.P'.L310:'q.EmCareA.Registration.P'.M310">
            <calcext:condition calcext:apply-style-name="cf1" calcext:value="formula-is([.$A620]=&quot;note&quot;)" calcext:base-cell-address="'q.EmCareA.Registration.P'.L310"/>
          </calcext:conditional-format>
          <calcext:conditional-format calcext:target-range-address="'q.EmCareA.Registration.P'.L312:'q.EmCareA.Registration.P'.M312">
            <calcext:condition calcext:apply-style-name="cf1" calcext:value="formula-is([.$A624]=&quot;note&quot;)" calcext:base-cell-address="'q.EmCareA.Registration.P'.L312"/>
          </calcext:conditional-format>
          <calcext:conditional-format calcext:target-range-address="'q.EmCareA.Registration.P'.T388:'q.EmCareA.Registration.P'.U390">
            <calcext:condition calcext:apply-style-name="cf1" calcext:value="formula-is([.$A776]=&quot;note&quot;)" calcext:base-cell-address="'q.EmCareA.Registration.P'.T388"/>
          </calcext:conditional-format>
          <calcext:conditional-format calcext:target-range-address="'q.EmCareA.Registration.P'.A314:'q.EmCareA.Registration.P'.B314">
            <calcext:condition calcext:apply-style-name="cf1" calcext:value="formula-is([.$A628]=&quot;note&quot;)" calcext:base-cell-address="'q.EmCareA.Registration.P'.A314"/>
          </calcext:conditional-format>
          <calcext:conditional-format calcext:target-range-address="'q.EmCareA.Registration.P'.C434:'q.EmCareA.Registration.P'.C434">
            <calcext:condition calcext:apply-style-name="cf2" calcext:value="formula-is([.$A868]=&quot;comments&quot;)" calcext:base-cell-address="'q.EmCareA.Registration.P'.C434"/>
          </calcext:conditional-format>
          <calcext:conditional-format calcext:target-range-address="'q.EmCareA.Registration.P'.R760:'q.EmCareA.Registration.P'.S760">
            <calcext:condition calcext:apply-style-name="cf1" calcext:value="formula-is([.$A1520]=&quot;note&quot;)" calcext:base-cell-address="'q.EmCareA.Registration.P'.R760"/>
          </calcext:conditional-format>
          <calcext:conditional-format calcext:target-range-address="'q.EmCareA.Registration.P'.R771:'q.EmCareA.Registration.P'.S771">
            <calcext:condition calcext:apply-style-name="cf1" calcext:value="formula-is([.$A1542]=&quot;note&quot;)" calcext:base-cell-address="'q.EmCareA.Registration.P'.R771"/>
          </calcext:conditional-format>
          <calcext:conditional-format calcext:target-range-address="'q.EmCareA.Registration.P'.T845:'q.EmCareA.Registration.P'.U845">
            <calcext:condition calcext:apply-style-name="cf1" calcext:value="formula-is([.$A1690]=&quot;note&quot;)" calcext:base-cell-address="'q.EmCareA.Registration.P'.T845"/>
          </calcext:conditional-format>
          <calcext:conditional-format calcext:target-range-address="'q.EmCareA.Registration.P'.T846:'q.EmCareA.Registration.P'.U846">
            <calcext:condition calcext:apply-style-name="cf1" calcext:value="formula-is([.$A1692]=&quot;note&quot;)" calcext:base-cell-address="'q.EmCareA.Registration.P'.T846"/>
          </calcext:conditional-format>
          <calcext:conditional-format calcext:target-range-address="'q.EmCareA.Registration.P'.R913:'q.EmCareA.Registration.P'.S913 'q.EmCareA.Registration.P'.C914:'q.EmCareA.Registration.P'.F914 'q.EmCareA.Registration.P'.C919:'q.EmCareA.Registration.P'.F919 'q.EmCareA.Registration.P'.D949:'q.EmCareA.Registration.P'.F949">
            <calcext:condition calcext:apply-style-name="cf1" calcext:value="formula-is([.$A1826]=&quot;note&quot;)" calcext:base-cell-address="'q.EmCareA.Registration.P'.C913"/>
          </calcext:conditional-format>
          <calcext:conditional-format calcext:target-range-address="'q.EmCareA.Registration.P'.A914:'q.EmCareA.Registration.P'.B914">
            <calcext:condition calcext:apply-style-name="cf1" calcext:value="formula-is([.$A1828]=&quot;note&quot;)" calcext:base-cell-address="'q.EmCareA.Registration.P'.A914"/>
          </calcext:conditional-format>
          <calcext:conditional-format calcext:target-range-address="'q.EmCareA.Registration.P'.A919:'q.EmCareA.Registration.P'.B919">
            <calcext:condition calcext:apply-style-name="cf1" calcext:value="formula-is([.$A1838]=&quot;note&quot;)" calcext:base-cell-address="'q.EmCareA.Registration.P'.A919"/>
          </calcext:conditional-format>
          <calcext:conditional-format calcext:target-range-address="'q.EmCareA.Registration.P'.A930:'q.EmCareA.Registration.P'.B930">
            <calcext:condition calcext:apply-style-name="cf1" calcext:value="formula-is([.$A1860]=&quot;note&quot;)" calcext:base-cell-address="'q.EmCareA.Registration.P'.A930"/>
          </calcext:conditional-format>
          <calcext:conditional-format calcext:target-range-address="'q.EmCareA.Registration.P'.D930:'q.EmCareA.Registration.P'.F930">
            <calcext:condition calcext:apply-style-name="cf1" calcext:value="formula-is([.$A1860]=&quot;note&quot;)" calcext:base-cell-address="'q.EmCareA.Registration.P'.D930"/>
          </calcext:conditional-format>
          <calcext:conditional-format calcext:target-range-address="'q.EmCareA.Registration.P'.C930:'q.EmCareA.Registration.P'.C930">
            <calcext:condition calcext:apply-style-name="cf1" calcext:value="formula-is([.$A1860]=&quot;note&quot;)" calcext:base-cell-address="'q.EmCareA.Registration.P'.C930"/>
          </calcext:conditional-format>
          <calcext:conditional-format calcext:target-range-address="'q.EmCareA.Registration.P'.C935:'q.EmCareA.Registration.P'.C936">
            <calcext:condition calcext:apply-style-name="cf1" calcext:value="formula-is([.$A1870]=&quot;note&quot;)" calcext:base-cell-address="'q.EmCareA.Registration.P'.C935"/>
          </calcext:conditional-format>
          <calcext:conditional-format calcext:target-range-address="'q.EmCareA.Registration.P'.C893:'q.EmCareA.Registration.P'.F893">
            <calcext:condition calcext:apply-style-name="cf1" calcext:value="formula-is([.$A1786]=&quot;note&quot;)" calcext:base-cell-address="'q.EmCareA.Registration.P'.C893"/>
          </calcext:conditional-format>
          <calcext:conditional-format calcext:target-range-address="'q.EmCareA.Registration.P'.R951:'q.EmCareA.Registration.P'.S951">
            <calcext:condition calcext:apply-style-name="cf1" calcext:value="formula-is([.$A1902]=&quot;note&quot;)" calcext:base-cell-address="'q.EmCareA.Registration.P'.R951"/>
          </calcext:conditional-format>
          <calcext:conditional-format calcext:target-range-address="'q.EmCareA.Registration.P'.A951:'q.EmCareA.Registration.P'.B951">
            <calcext:condition calcext:apply-style-name="cf1" calcext:value="formula-is([.$A1902]=&quot;note&quot;)" calcext:base-cell-address="'q.EmCareA.Registration.P'.A951"/>
          </calcext:conditional-format>
          <calcext:conditional-format calcext:target-range-address="'q.EmCareA.Registration.P'.A968:'q.EmCareA.Registration.P'.F968 'q.EmCareA.Registration.P'.A972:'q.EmCareA.Registration.P'.B973 'q.EmCareA.Registration.P'.D972:'q.EmCareA.Registration.P'.F973">
            <calcext:condition calcext:apply-style-name="cf1" calcext:value="formula-is([.$A1936]=&quot;note&quot;)" calcext:base-cell-address="'q.EmCareA.Registration.P'.A968"/>
          </calcext:conditional-format>
          <calcext:conditional-format calcext:target-range-address="'q.EmCareA.Registration.P'.C973:'q.EmCareA.Registration.P'.C973">
            <calcext:condition calcext:apply-style-name="cf1" calcext:value="formula-is([.$A1946]=&quot;note&quot;)" calcext:base-cell-address="'q.EmCareA.Registration.P'.C973"/>
          </calcext:conditional-format>
          <calcext:conditional-format calcext:target-range-address="'q.EmCareA.Registration.P'.C966:'q.EmCareA.Registration.P'.C966">
            <calcext:condition calcext:apply-style-name="cf1" calcext:value="formula-is([.$A1932]=&quot;note&quot;)" calcext:base-cell-address="'q.EmCareA.Registration.P'.C966"/>
          </calcext:conditional-format>
          <calcext:conditional-format calcext:target-range-address="'q.EmCareA.Registration.P'.C972:'q.EmCareA.Registration.P'.C972">
            <calcext:condition calcext:apply-style-name="cf1" calcext:value="formula-is([.$A1944]=&quot;note&quot;)" calcext:base-cell-address="'q.EmCareA.Registration.P'.C972"/>
          </calcext:conditional-format>
          <calcext:conditional-format calcext:target-range-address="'q.EmCareA.Registration.P'.C967:'q.EmCareA.Registration.P'.C967">
            <calcext:condition calcext:apply-style-name="cf1" calcext:value="formula-is([.$A1934]=&quot;note&quot;)" calcext:base-cell-address="'q.EmCareA.Registration.P'.C967"/>
          </calcext:conditional-format>
          <calcext:conditional-format calcext:target-range-address="'q.EmCareA.Registration.P'.A1168:'q.EmCareA.Registration.P'.J1801 'q.EmCareA.Registration.P'.L1716:'q.EmCareA.Registration.P'.V1801 'q.EmCareA.Registration.P'.V1698:'q.EmCareA.Registration.P'.V1715 'q.EmCareA.Registration.P'.L29:'q.EmCareA.Registration.P'.L103 'q.EmCareA.Registration.P'.L105:'q.EmCareA.Registration.P'.L192 'q.EmCareA.Registration.P'.L194:'q.EmCareA.Registration.P'.L244 'q.EmCareA.Registration.P'.L247:'q.EmCareA.Registration.P'.L306 'q.EmCareA.Registration.P'.L308:'q.EmCareA.Registration.P'.U308 'q.EmCareA.Registration.P'.L311:'q.EmCareA.Registration.P'.U311 'q.EmCareA.Registration.P'.L313:'q.EmCareA.Registration.P'.L504 'q.EmCareA.Registration.P'.L506:'q.EmCareA.Registration.P'.U546 'q.EmCareA.Registration.P'.L548:'q.EmCareA.Registration.P'.U556 'q.EmCareA.Registration.P'.L558:'q.EmCareA.Registration.P'.U560 'q.EmCareA.Registration.P'.L562:'q.EmCareA.Registration.P'.L738 'q.EmCareA.Registration.P'.L740:'q.EmCareA.Registration.P'.U747 'q.EmCareA.Registration.P'.L749:'q.EmCareA.Registration.P'.L761 'q.EmCareA.Registration.P'.L763:'q.EmCareA.Registration.P'.L788 'q.EmCareA.Registration.P'.L790:'q.EmCareA.Registration.P'.L942 'q.EmCareA.Registration.P'.L944:'q.EmCareA.Registration.P'.L1166 'q.EmCareA.Registration.P'.L1168:'q.EmCareA.Registration.P'.U1715 'q.EmCareA.Registration.P'.M29:'q.EmCareA.Registration.P'.U77 'q.EmCareA.Registration.P'.A29:'q.EmCareA.Registration.P'.J103 'q.EmCareA.Registration.P'.M78:'q.EmCareA.Registration.P'.Q80 'q.EmCareA.Registration.P'.R78:'q.EmCareA.Registration.P'.U78 'q.EmCareA.Registration.P'.M81:'q.EmCareA.Registration.P'.U85 'q.EmCareA.Registration.P'.M86:'q.EmCareA.Registration.P'.T86 'q.EmCareA.Registration.P'.M87:'q.EmCareA.Registration.P'.Q88 'q.EmCareA.Registration.P'.T87:'q.EmCareA.Registration.P'.T88 'q.EmCareA.Registration.P'.M89:'q.EmCareA.Registration.P'.U103 'q.EmCareA.Registration.P'.A104:'q.EmCareA.Registration.P'.C104 'q.EmCareA.Registration.P'.R104:'q.EmCareA.Registration.P'.S104 'q.EmCareA.Registration.P'.M105:'q.EmCareA.Registration.P'.U116 'q.EmCareA.Registration.P'.M117:'q.EmCareA.Registration.P'.V119 'q.EmCareA.Registration.P'.M120:'q.EmCareA.Registration.P'.U148 'q.EmCareA.Registration.P'.M149:'q.EmCareA.Registration.P'.Q150 'q.EmCareA.Registration.P'.T149:'q.EmCareA.Registration.P'.U150 'q.EmCareA.Registration.P'.A105:'q.EmCareA.Registration.P'.J192 'q.EmCareA.Registration.P'.M151:'q.EmCareA.Registration.P'.U192 'q.EmCareA.Registration.P'.M194:'q.EmCareA.Registration.P'.U201 'q.EmCareA.Registration.P'.M202:'q.EmCareA.Registration.P'.Q202 'q.EmCareA.Registration.P'.T202:'q.EmCareA.Registration.P'.U202 'q.EmCareA.Registration.P'.A194:'q.EmCareA.Registration.P'.J244 'q.EmCareA.Registration.P'.M203:'q.EmCareA.Registration.P'.U244 'q.EmCareA.Registration.P'.A247:'q.EmCareA.Registration.P'.J301 'q.EmCareA.Registration.P'.M247:'q.EmCareA.Registration.P'.U297 'q.EmCareA.Registration.P'.M298:'q.EmCareA.Registration.P'.Q299 'q.EmCareA.Registration.P'.T298:'q.EmCareA.Registration.P'.U299 'q.EmCareA.Registration.P'.M300:'q.EmCareA.Registration.P'.U306 'q.EmCareA.Registration.P'.A302:'q.EmCareA.Registration.P'.F302 'q.EmCareA.Registration.P'.I302:'q.EmCareA.Registration.P'.J302 'q.EmCareA.Registration.P'.A303:'q.EmCareA.Registration.P'.J306 'q.EmCareA.Registration.P'.G307:'q.EmCareA.Registration.P'.J307 'q.EmCareA.Registration.P'.N307:'q.EmCareA.Registration.P'.U307 'q.EmCareA.Registration.P'.A308:'q.EmCareA.Registration.P'.J308 'q.EmCareA.Registration.P'.C309:'q.EmCareA.Registration.P'.J312 'q.EmCareA.Registration.P'.N309:'q.EmCareA.Registration.P'.U310 'q.EmCareA.Registration.P'.N312:'q.EmCareA.Registration.P'.U312 'q.EmCareA.Registration.P'.A313:'q.EmCareA.Registration.P'.J313 'q.EmCareA.Registration.P'.M313:'q.EmCareA.Registration.P'.U315 'q.EmCareA.Registration.P'.G314:'q.EmCareA.Registration.P'.J314 'q.EmCareA.Registration.P'.M316:'q.EmCareA.Registration.P'.S322 'q.EmCareA.Registration.P'.T316:'q.EmCareA.Registration.P'.U318 'q.EmCareA.Registration.P'.M323:'q.EmCareA.Registration.P'.U328 'q.EmCareA.Registration.P'.M329:'q.EmCareA.Registration.P'.Q337 'q.EmCareA.Registration.P'.T329:'q.EmCareA.Registration.P'.U337 'q.EmCareA.Registration.P'.M338:'q.EmCareA.Registration.P'.U385 'q.EmCareA.Registration.P'.M386:'q.EmCareA.Registration.P'.S392 'q.EmCareA.Registration.P'.T386:'q.EmCareA.Registration.P'.U387 'q.EmCareA.Registration.P'.T391:'q.EmCareA.Registration.P'.U392 'q.EmCareA.Registration.P'.A315:'q.EmCareA.Registration.P'.J433 'q.EmCareA.Registration.P'.A434:'q.EmCareA.Registration.P'.B434 'q.EmCareA.Registration.P'.D434:'q.EmCareA.Registration.P'.J434 'q.EmCareA.Registration.P'.M393:'q.EmCareA.Registration.P'.U504 'q.EmCareA.Registration.P'.A435:'q.EmCareA.Registration.P'.J504 'q.EmCareA.Registration.P'.A506:'q.EmCareA.Registration.P'.J527 'q.EmCareA.Registration.P'.G528:'q.EmCareA.Registration.P'.J529 'q.EmCareA.Registration.P'.C529:'q.EmCareA.Registration.P'.F529 'q.EmCareA.Registration.P'.A530:'q.EmCareA.Registration.P'.J546 'q.EmCareA.Registration.P'.A548:'q.EmCareA.Registration.P'.J550 'q.EmCareA.Registration.P'.G551:'q.EmCareA.Registration.P'.J563 'q.EmCareA.Registration.P'.N557:'q.EmCareA.Registration.P'.U557 'q.EmCareA.Registration.P'.N561:'q.EmCareA.Registration.P'.U561 'q.EmCareA.Registration.P'.A564:'q.EmCareA.Registration.P'.J589 'q.EmCareA.Registration.P'.A590:'q.EmCareA.Registration.P'.F592 'q.EmCareA.Registration.P'.G590:'q.EmCareA.Registration.P'.J594 'q.EmCareA.Registration.P'.M562:'q.EmCareA.Registration.P'.U612 'q.EmCareA.Registration.P'.M613:'q.EmCareA.Registration.P'.V613 'q.EmCareA.Registration.P'.A595:'q.EmCareA.Registration.P'.J642 'q.EmCareA.Registration.P'.M614:'q.EmCareA.Registration.P'.U647 'q.EmCareA.Registration.P'.G643:'q.EmCareA.Registration.P'.J643 'q.EmCareA.Registration.P'.A644:'q.EmCareA.Registration.P'.J646 'q.EmCareA.Registration.P'.G647:'q.EmCareA.Registration.P'.J664 'q.EmCareA.Registration.P'.M648:'q.EmCareA.Registration.P'.N680 'q.EmCareA.Registration.P'.P648:'q.EmCareA.Registration.P'.U680 'q.EmCareA.Registration.P'.A652:'q.EmCareA.Registration.P'.F664 'q.EmCareA.Registration.P'.A665:'q.EmCareA.Registration.P'.J724 'q.EmCareA.Registration.P'.A725:'q.EmCareA.Registration.P'.F725 'q.EmCareA.Registration.P'.G725:'q.EmCareA.Registration.P'.J726 'q.EmCareA.Registration.P'.A727:'q.EmCareA.Registration.P'.J738 'q.EmCareA.Registration.P'.M681:'q.EmCareA.Registration.P'.U738 'q.EmCareA.Registration.P'.A740:'q.EmCareA.Registration.P'.J747 'q.EmCareA.Registration.P'.A749:'q.EmCareA.Registration.P'.J761 'q.EmCareA.Registration.P'.M749:'q.EmCareA.Registration.P'.U759 'q.EmCareA.Registration.P'.M760:'q.EmCareA.Registration.P'.Q760 'q.EmCareA.Registration.P'.T760:'q.EmCareA.Registration.P'.U760 'q.EmCareA.Registration.P'.M761:'q.EmCareA.Registration.P'.U761 'q.EmCareA.Registration.P'.A763:'q.EmCareA.Registration.P'.J788 'q.EmCareA.Registration.P'.M763:'q.EmCareA.Registration.P'.U770 'q.EmCareA.Registration.P'.M771:'q.EmCareA.Registration.P'.Q774 'q.EmCareA.Registration.P'.T771:'q.EmCareA.Registration.P'.U774 'q.EmCareA.Registration.P'.M775:'q.EmCareA.Registration.P'.U788 'q.EmCareA.Registration.P'.A790:'q.EmCareA.Registration.P'.J892 'q.EmCareA.Registration.P'.M790:'q.EmCareA.Registration.P'.U844 'q.EmCareA.Registration.P'.M845:'q.EmCareA.Registration.P'.S846 'q.EmCareA.Registration.P'.A893:'q.EmCareA.Registration.P'.B893 'q.EmCareA.Registration.P'.G893:'q.EmCareA.Registration.P'.J893 'q.EmCareA.Registration.P'.A894:'q.EmCareA.Registration.P'.J913 'q.EmCareA.Registration.P'.M847:'q.EmCareA.Registration.P'.U912 'q.EmCareA.Registration.P'.M913:'q.EmCareA.Registration.P'.Q914 'q.EmCareA.Registration.P'.T913:'q.EmCareA.Registration.P'.U914 'q.EmCareA.Registration.P'.G914:'q.EmCareA.Registration.P'.J914 'q.EmCareA.Registration.P'.A915:'q.EmCareA.Registration.P'.J918 'q.EmCareA.Registration.P'.G919:'q.EmCareA.Registration.P'.J919 'q.EmCareA.Registration.P'.A920:'q.EmCareA.Registration.P'.J929 'q.EmCareA.Registration.P'.G930:'q.EmCareA.Registration.P'.J930 'q.EmCareA.Registration.P'.A931:'q.EmCareA.Registration.P'.J934 'q.EmCareA.Registration.P'.A935:'q.EmCareA.Registration.P'.B936 'q.EmCareA.Registration.P'.D935:'q.EmCareA.Registration.P'.J936 'q.EmCareA.Registration.P'.A937:'q.EmCareA.Registration.P'.J942 'q.EmCareA.Registration.P'.M915:'q.EmCareA.Registration.P'.U942 'q.EmCareA.Registration.P'.A944:'q.EmCareA.Registration.P'.J948 'q.EmCareA.Registration.P'.A949:'q.EmCareA.Registration.P'.C949 'q.EmCareA.Registration.P'.G949:'q.EmCareA.Registration.P'.J949 'q.EmCareA.Registration.P'.A950:'q.EmCareA.Registration.P'.J950 'q.EmCareA.Registration.P'.M944:'q.EmCareA.Registration.P'.U950 'q.EmCareA.Registration.P'.C951:'q.EmCareA.Registration.P'.J951 'q.EmCareA.Registration.P'.M951:'q.EmCareA.Registration.P'.Q951 'q.EmCareA.Registration.P'.T951:'q.EmCareA.Registration.P'.U951 'q.EmCareA.Registration.P'.A952:'q.EmCareA.Registration.P'.J965 'q.EmCareA.Registration.P'.M952:'q.EmCareA.Registration.P'.U965 'q.EmCareA.Registration.P'.A966:'q.EmCareA.Registration.P'.B967 'q.EmCareA.Registration.P'.D966:'q.EmCareA.Registration.P'.J967 'q.EmCareA.Registration.P'.M966:'q.EmCareA.Registration.P'.Q968 'q.EmCareA.Registration.P'.T966:'q.EmCareA.Registration.P'.U968 'q.EmCareA.Registration.P'.G968:'q.EmCareA.Registration.P'.J968 'q.EmCareA.Registration.P'.A969:'q.EmCareA.Registration.P'.J971 'q.EmCareA.Registration.P'.M969:'q.EmCareA.Registration.P'.U971 'q.EmCareA.Registration.P'.G972:'q.EmCareA.Registration.P'.J973 'q.EmCareA.Registration.P'.M972:'q.EmCareA.Registration.P'.Q973 'q.EmCareA.Registration.P'.T972:'q.EmCareA.Registration.P'.U973 'q.EmCareA.Registration.P'.M974:'q.EmCareA.Registration.P'.U1166 'q.EmCareA.Registration.P'.A974:'q.EmCareA.Registration.P'.J1166 'q.EmCareA.Registration.P'.R298:'q.EmCareA.Registration.P'.S298 'q.EmCareA.Registration.P'.R330:'q.EmCareA.Registration.P'.S337 'q.EmCareA.Registration.P'.R772:'q.EmCareA.Registration.P'.S774 'q.EmCareA.Registration.P'.R914:'q.EmCareA.Registration.P'.S914 'q.EmCareA.Registration.P'.R966:'q.EmCareA.Registration.P'.S966 'q.EmCareA.Registration.P'.R972:'q.EmCareA.Registration.P'.S972">
            <calcext:condition calcext:apply-style-name="cf1" calcext:value="formula-is([.$A30]=&quot;note&quot;)" calcext:base-cell-address="'q.EmCareA.Registration.P'.A29"/>
          </calcext:conditional-format>
          <calcext:conditional-format calcext:target-range-address="'q.EmCareA.Registration.P'.R967:'q.EmCareA.Registration.P'.S967">
            <calcext:condition calcext:apply-style-name="cf1" calcext:value="formula-is([.$A1934]=&quot;note&quot;)" calcext:base-cell-address="'q.EmCareA.Registration.P'.R967"/>
          </calcext:conditional-format>
          <calcext:conditional-format calcext:target-range-address="'q.EmCareA.Registration.P'.R968:'q.EmCareA.Registration.P'.S968">
            <calcext:condition calcext:apply-style-name="cf1" calcext:value="formula-is([.$A1936]=&quot;note&quot;)" calcext:base-cell-address="'q.EmCareA.Registration.P'.R968"/>
          </calcext:conditional-format>
          <calcext:conditional-format calcext:target-range-address="'q.EmCareA.Registration.P'.R973:'q.EmCareA.Registration.P'.S973">
            <calcext:condition calcext:apply-style-name="cf1" calcext:value="formula-is([.$A1946]=&quot;note&quot;)" calcext:base-cell-address="'q.EmCareA.Registration.P'.R973"/>
          </calcext:conditional-format>
          <calcext:conditional-format calcext:target-range-address="'q.EmCareA.Registration.P'.A2:'q.EmCareA.Registration.P'.J6 'q.EmCareA.Registration.P'.L2:'q.EmCareA.Registration.P'.Z6 'q.EmCareA.Registration.P'.A8:'q.EmCareA.Registration.P'.J17 'q.EmCareA.Registration.P'.M8:'q.EmCareA.Registration.P'.Z17 'q.EmCareA.Registration.P'.L8:'q.EmCareA.Registration.P'.L18">
            <calcext:condition calcext:apply-style-name="cf1" calcext:value="formula-is([.$A3]=&quot;note&quot;)" calcext:base-cell-address="'q.EmCareA.Registration.P'.A2"/>
          </calcext:conditional-format>
          <calcext:conditional-format calcext:target-range-address="'q.EmCareA.Registration.P'.A18:'q.EmCareA.Registration.P'.J18 'q.EmCareA.Registration.P'.M18:'q.EmCareA.Registration.P'.Z18">
            <calcext:condition calcext:apply-style-name="cf1" calcext:value="formula-is([.$A19]=&quot;note&quot;)" calcext:base-cell-address="'q.EmCareA.Registration.P'.A18"/>
          </calcext:conditional-format>
          <calcext:conditional-format calcext:target-range-address="'q.EmCareA.Registration.P'.A19:'q.EmCareA.Registration.P'.J19 'q.EmCareA.Registration.P'.Q19:'q.EmCareA.Registration.P'.U28 'q.EmCareA.Registration.P'.A20:'q.EmCareA.Registration.P'.F20 'q.EmCareA.Registration.P'.H20:'q.EmCareA.Registration.P'.J20 'q.EmCareA.Registration.P'.A21:'q.EmCareA.Registration.P'.J28 'q.EmCareA.Registration.P'.L19:'q.EmCareA.Registration.P'.O28 'q.EmCareA.Registration.P'.P19:'q.EmCareA.Registration.P'.P20 'q.EmCareA.Registration.P'.P22:'q.EmCareA.Registration.P'.P28">
            <calcext:condition calcext:apply-style-name="cf1" calcext:value="formula-is([.$A20]=&quot;note&quot;)" calcext:base-cell-address="'q.EmCareA.Registration.P'.A19"/>
          </calcext:conditional-format>
          <calcext:conditional-format calcext:target-range-address="'q.EmCareA.Registration.P'.A7:'q.EmCareA.Registration.P'.J7 'q.EmCareA.Registration.P'.L7:'q.EmCareA.Registration.P'.Z7">
            <calcext:condition calcext:apply-style-name="cf1" calcext:value="formula-is(#REF!=&quot;note&quot;)" calcext:base-cell-address="'q.EmCareA.Registration.P'.A7"/>
          </calcext:conditional-format>
          <calcext:conditional-format calcext:target-range-address="'q.EmCareA.Registration.P'.G20:'q.EmCareA.Registration.P'.G20">
            <calcext:condition calcext:apply-style-name="cf1" calcext:value="formula-is([.$A21]=&quot;note&quot;)" calcext:base-cell-address="'q.EmCareA.Registration.P'.G20"/>
          </calcext:conditional-format>
          <calcext:conditional-format calcext:target-range-address="'q.EmCareA.Registration.P'.K18:'q.EmCareA.Registration.P'.K20">
            <calcext:condition calcext:apply-style-name="cf3" calcext:value="formula-is([.$A18]=&quot;note&quot;)" calcext:base-cell-address="'q.EmCareA.Registration.P'.K18"/>
            <calcext:condition calcext:apply-style-name="cf3" calcext:value="formula-is([.$A18]=&quot;calculate&quot;)" calcext:base-cell-address="'q.EmCareA.Registration.P'.K18"/>
            <calcext:condition calcext:apply-style-name="cf3" calcext:value="formula-is(LEFT([.$A18];6)=&quot;select&quot;)" calcext:base-cell-address="'q.EmCareA.Registration.P'.K18"/>
            <calcext:condition calcext:apply-style-name="cf3" calcext:value="formula-is([.$A18]=&quot;text&quot;)" calcext:base-cell-address="'q.EmCareA.Registration.P'.K18"/>
            <calcext:condition calcext:apply-style-name="cf3" calcext:value="formula-is([.$A18]=&quot;end repeat&quot;)" calcext:base-cell-address="'q.EmCareA.Registration.P'.K18"/>
            <calcext:condition calcext:apply-style-name="cf3" calcext:value="formula-is([.$A18]=&quot;begin repeat&quot;)" calcext:base-cell-address="'q.EmCareA.Registration.P'.K18"/>
            <calcext:condition calcext:apply-style-name="cf3" calcext:value="formula-is([.$A18]=&quot;end group&quot;)" calcext:base-cell-address="'q.EmCareA.Registration.P'.K18"/>
            <calcext:condition calcext:apply-style-name="cf3" calcext:value="formula-is([.$A18]=&quot;decimal&quot;)" calcext:base-cell-address="'q.EmCareA.Registration.P'.K18"/>
            <calcext:condition calcext:apply-style-name="cf3" calcext:value="formula-is([.$A18]=&quot;integer&quot;)" calcext:base-cell-address="'q.EmCareA.Registration.P'.K18"/>
            <calcext:condition calcext:apply-style-name="cf3" calcext:value="formula-is([.$A18]=&quot;begin group&quot;)" calcext:base-cell-address="'q.EmCareA.Registration.P'.K18"/>
            <calcext:condition calcext:apply-style-name="cf3" calcext:value="formula-is([.$A18]=&quot;barcode&quot;)" calcext:base-cell-address="'q.EmCareA.Registration.P'.K18"/>
          </calcext:conditional-format>
          <calcext:conditional-format calcext:target-range-address="'q.EmCareA.Registration.P'.K2:'q.EmCareA.Registration.P'.K17">
            <calcext:condition calcext:apply-style-name="cf3" calcext:value="formula-is([.$A2]=&quot;note&quot;)" calcext:base-cell-address="'q.EmCareA.Registration.P'.K2"/>
            <calcext:condition calcext:apply-style-name="cf3" calcext:value="formula-is([.$A2]=&quot;calculate&quot;)" calcext:base-cell-address="'q.EmCareA.Registration.P'.K2"/>
            <calcext:condition calcext:apply-style-name="cf3" calcext:value="formula-is(LEFT([.$A2];6)=&quot;select&quot;)" calcext:base-cell-address="'q.EmCareA.Registration.P'.K2"/>
            <calcext:condition calcext:apply-style-name="cf3" calcext:value="formula-is([.$A2]=&quot;text&quot;)" calcext:base-cell-address="'q.EmCareA.Registration.P'.K2"/>
            <calcext:condition calcext:apply-style-name="cf3" calcext:value="formula-is([.$A2]=&quot;end repeat&quot;)" calcext:base-cell-address="'q.EmCareA.Registration.P'.K2"/>
            <calcext:condition calcext:apply-style-name="cf3" calcext:value="formula-is([.$A2]=&quot;begin repeat&quot;)" calcext:base-cell-address="'q.EmCareA.Registration.P'.K2"/>
            <calcext:condition calcext:apply-style-name="cf3" calcext:value="formula-is([.$A2]=&quot;end group&quot;)" calcext:base-cell-address="'q.EmCareA.Registration.P'.K2"/>
            <calcext:condition calcext:apply-style-name="cf3" calcext:value="formula-is([.$A2]=&quot;decimal&quot;)" calcext:base-cell-address="'q.EmCareA.Registration.P'.K2"/>
            <calcext:condition calcext:apply-style-name="cf3" calcext:value="formula-is([.$A2]=&quot;integer&quot;)" calcext:base-cell-address="'q.EmCareA.Registration.P'.K2"/>
            <calcext:condition calcext:apply-style-name="cf3" calcext:value="formula-is([.$A2]=&quot;begin group&quot;)" calcext:base-cell-address="'q.EmCareA.Registration.P'.K2"/>
            <calcext:condition calcext:apply-style-name="cf3" calcext:value="formula-is([.$A2]=&quot;barcode&quot;)" calcext:base-cell-address="'q.EmCareA.Registration.P'.K2"/>
          </calcext:conditional-format>
          <calcext:conditional-format calcext:target-range-address="'q.EmCareA.Registration.P'.K21:'q.EmCareA.Registration.P'.K21">
            <calcext:condition calcext:apply-style-name="cf3" calcext:value="formula-is([.$A2]=&quot;note&quot;)" calcext:base-cell-address="'q.EmCareA.Registration.P'.K21"/>
            <calcext:condition calcext:apply-style-name="cf3" calcext:value="formula-is([.$A4]=&quot;note&quot;)" calcext:base-cell-address="'q.EmCareA.Registration.P'.K21"/>
            <calcext:condition calcext:apply-style-name="cf3" calcext:value="formula-is([.$A4]=&quot;calculate&quot;)" calcext:base-cell-address="'q.EmCareA.Registration.P'.K21"/>
            <calcext:condition calcext:apply-style-name="cf3" calcext:value="formula-is([.$A2]=&quot;calculate&quot;)" calcext:base-cell-address="'q.EmCareA.Registration.P'.K21"/>
            <calcext:condition calcext:apply-style-name="cf3" calcext:value="formula-is(LEFT([.$A2];6)=&quot;select&quot;)" calcext:base-cell-address="'q.EmCareA.Registration.P'.K21"/>
            <calcext:condition calcext:apply-style-name="cf3" calcext:value="formula-is(LEFT([.$A4];6)=&quot;select&quot;)" calcext:base-cell-address="'q.EmCareA.Registration.P'.K21"/>
            <calcext:condition calcext:apply-style-name="cf3" calcext:value="formula-is([.$A2]=&quot;text&quot;)" calcext:base-cell-address="'q.EmCareA.Registration.P'.K21"/>
            <calcext:condition calcext:apply-style-name="cf3" calcext:value="formula-is([.$A4]=&quot;text&quot;)" calcext:base-cell-address="'q.EmCareA.Registration.P'.K21"/>
            <calcext:condition calcext:apply-style-name="cf3" calcext:value="formula-is([.$A4]=&quot;end repeat&quot;)" calcext:base-cell-address="'q.EmCareA.Registration.P'.K21"/>
            <calcext:condition calcext:apply-style-name="cf3" calcext:value="formula-is([.$A2]=&quot;end repeat&quot;)" calcext:base-cell-address="'q.EmCareA.Registration.P'.K21"/>
            <calcext:condition calcext:apply-style-name="cf3" calcext:value="formula-is([.$A2]=&quot;begin repeat&quot;)" calcext:base-cell-address="'q.EmCareA.Registration.P'.K21"/>
            <calcext:condition calcext:apply-style-name="cf3" calcext:value="formula-is([.$A4]=&quot;begin repeat&quot;)" calcext:base-cell-address="'q.EmCareA.Registration.P'.K21"/>
            <calcext:condition calcext:apply-style-name="cf3" calcext:value="formula-is([.$A4]=&quot;end group&quot;)" calcext:base-cell-address="'q.EmCareA.Registration.P'.K21"/>
            <calcext:condition calcext:apply-style-name="cf3" calcext:value="formula-is([.$A2]=&quot;end group&quot;)" calcext:base-cell-address="'q.EmCareA.Registration.P'.K21"/>
            <calcext:condition calcext:apply-style-name="cf3" calcext:value="formula-is([.$A4]=&quot;decimal&quot;)" calcext:base-cell-address="'q.EmCareA.Registration.P'.K21"/>
            <calcext:condition calcext:apply-style-name="cf3" calcext:value="formula-is([.$A2]=&quot;decimal&quot;)" calcext:base-cell-address="'q.EmCareA.Registration.P'.K21"/>
            <calcext:condition calcext:apply-style-name="cf3" calcext:value="formula-is([.$A2]=&quot;integer&quot;)" calcext:base-cell-address="'q.EmCareA.Registration.P'.K21"/>
            <calcext:condition calcext:apply-style-name="cf3" calcext:value="formula-is([.$A4]=&quot;integer&quot;)" calcext:base-cell-address="'q.EmCareA.Registration.P'.K21"/>
            <calcext:condition calcext:apply-style-name="cf3" calcext:value="formula-is([.$A2]=&quot;begin group&quot;)" calcext:base-cell-address="'q.EmCareA.Registration.P'.K21"/>
            <calcext:condition calcext:apply-style-name="cf3" calcext:value="formula-is([.$A4]=&quot;begin group&quot;)" calcext:base-cell-address="'q.EmCareA.Registration.P'.K21"/>
            <calcext:condition calcext:apply-style-name="cf3" calcext:value="formula-is([.$A2]=&quot;barcode&quot;)" calcext:base-cell-address="'q.EmCareA.Registration.P'.K21"/>
            <calcext:condition calcext:apply-style-name="cf3" calcext:value="formula-is([.$A4]=&quot;barcode&quot;)" calcext:base-cell-address="'q.EmCareA.Registration.P'.K21"/>
          </calcext:conditional-format>
          <calcext:conditional-format calcext:target-range-address="'q.EmCareA.Registration.P'.K22:'q.EmCareA.Registration.P'.K24">
            <calcext:condition calcext:apply-style-name="cf3" calcext:value="formula-is([.$A4]=&quot;note&quot;)" calcext:base-cell-address="'q.EmCareA.Registration.P'.K21"/>
            <calcext:condition calcext:apply-style-name="cf3" calcext:value="formula-is([.$A4]=&quot;calculate&quot;)" calcext:base-cell-address="'q.EmCareA.Registration.P'.K21"/>
            <calcext:condition calcext:apply-style-name="cf3" calcext:value="formula-is(LEFT([.$A4];6)=&quot;select&quot;)" calcext:base-cell-address="'q.EmCareA.Registration.P'.K21"/>
            <calcext:condition calcext:apply-style-name="cf3" calcext:value="formula-is([.$A4]=&quot;text&quot;)" calcext:base-cell-address="'q.EmCareA.Registration.P'.K21"/>
            <calcext:condition calcext:apply-style-name="cf3" calcext:value="formula-is([.$A4]=&quot;end repeat&quot;)" calcext:base-cell-address="'q.EmCareA.Registration.P'.K21"/>
            <calcext:condition calcext:apply-style-name="cf3" calcext:value="formula-is([.$A4]=&quot;begin repeat&quot;)" calcext:base-cell-address="'q.EmCareA.Registration.P'.K21"/>
            <calcext:condition calcext:apply-style-name="cf3" calcext:value="formula-is([.$A4]=&quot;end group&quot;)" calcext:base-cell-address="'q.EmCareA.Registration.P'.K21"/>
            <calcext:condition calcext:apply-style-name="cf3" calcext:value="formula-is([.$A4]=&quot;decimal&quot;)" calcext:base-cell-address="'q.EmCareA.Registration.P'.K21"/>
            <calcext:condition calcext:apply-style-name="cf3" calcext:value="formula-is([.$A4]=&quot;integer&quot;)" calcext:base-cell-address="'q.EmCareA.Registration.P'.K21"/>
            <calcext:condition calcext:apply-style-name="cf3" calcext:value="formula-is([.$A4]=&quot;begin group&quot;)" calcext:base-cell-address="'q.EmCareA.Registration.P'.K21"/>
            <calcext:condition calcext:apply-style-name="cf3" calcext:value="formula-is([.$A4]=&quot;barcode&quot;)" calcext:base-cell-address="'q.EmCareA.Registration.P'.K21"/>
          </calcext:conditional-format>
          <calcext:conditional-format calcext:target-range-address="'q.EmCareA.Registration.P'.K26:'q.EmCareA.Registration.P'.K26">
            <calcext:condition calcext:apply-style-name="cf3" calcext:value="formula-is([.$A8]=&quot;note&quot;)" calcext:base-cell-address="'q.EmCareA.Registration.P'.K26"/>
            <calcext:condition calcext:apply-style-name="cf3" calcext:value="formula-is([.$A2]=&quot;note&quot;)" calcext:base-cell-address="'q.EmCareA.Registration.P'.K26"/>
            <calcext:condition calcext:apply-style-name="cf3" calcext:value="formula-is([.$A8]=&quot;calculate&quot;)" calcext:base-cell-address="'q.EmCareA.Registration.P'.K26"/>
            <calcext:condition calcext:apply-style-name="cf3" calcext:value="formula-is([.$A2]=&quot;calculate&quot;)" calcext:base-cell-address="'q.EmCareA.Registration.P'.K26"/>
            <calcext:condition calcext:apply-style-name="cf3" calcext:value="formula-is(LEFT([.$A2];6)=&quot;select&quot;)" calcext:base-cell-address="'q.EmCareA.Registration.P'.K26"/>
            <calcext:condition calcext:apply-style-name="cf3" calcext:value="formula-is(LEFT([.$A8];6)=&quot;select&quot;)" calcext:base-cell-address="'q.EmCareA.Registration.P'.K26"/>
            <calcext:condition calcext:apply-style-name="cf3" calcext:value="formula-is([.$A2]=&quot;text&quot;)" calcext:base-cell-address="'q.EmCareA.Registration.P'.K26"/>
            <calcext:condition calcext:apply-style-name="cf3" calcext:value="formula-is([.$A8]=&quot;text&quot;)" calcext:base-cell-address="'q.EmCareA.Registration.P'.K26"/>
            <calcext:condition calcext:apply-style-name="cf3" calcext:value="formula-is([.$A2]=&quot;end repeat&quot;)" calcext:base-cell-address="'q.EmCareA.Registration.P'.K26"/>
            <calcext:condition calcext:apply-style-name="cf3" calcext:value="formula-is([.$A8]=&quot;end repeat&quot;)" calcext:base-cell-address="'q.EmCareA.Registration.P'.K26"/>
            <calcext:condition calcext:apply-style-name="cf3" calcext:value="formula-is([.$A2]=&quot;begin repeat&quot;)" calcext:base-cell-address="'q.EmCareA.Registration.P'.K26"/>
            <calcext:condition calcext:apply-style-name="cf3" calcext:value="formula-is([.$A8]=&quot;begin repeat&quot;)" calcext:base-cell-address="'q.EmCareA.Registration.P'.K26"/>
            <calcext:condition calcext:apply-style-name="cf3" calcext:value="formula-is([.$A8]=&quot;end group&quot;)" calcext:base-cell-address="'q.EmCareA.Registration.P'.K26"/>
            <calcext:condition calcext:apply-style-name="cf3" calcext:value="formula-is([.$A2]=&quot;end group&quot;)" calcext:base-cell-address="'q.EmCareA.Registration.P'.K26"/>
            <calcext:condition calcext:apply-style-name="cf3" calcext:value="formula-is([.$A8]=&quot;decimal&quot;)" calcext:base-cell-address="'q.EmCareA.Registration.P'.K26"/>
            <calcext:condition calcext:apply-style-name="cf3" calcext:value="formula-is([.$A2]=&quot;decimal&quot;)" calcext:base-cell-address="'q.EmCareA.Registration.P'.K26"/>
            <calcext:condition calcext:apply-style-name="cf3" calcext:value="formula-is([.$A2]=&quot;note&quot;)" calcext:base-cell-address="'q.EmCareA.Registration.P'.K26"/>
            <calcext:condition calcext:apply-style-name="cf3" calcext:value="formula-is([.$A2]=&quot;calculate&quot;)" calcext:base-cell-address="'q.EmCareA.Registration.P'.K26"/>
            <calcext:condition calcext:apply-style-name="cf3" calcext:value="formula-is(LEFT([.$A2];6)=&quot;select&quot;)" calcext:base-cell-address="'q.EmCareA.Registration.P'.K26"/>
            <calcext:condition calcext:apply-style-name="cf3" calcext:value="formula-is([.$A2]=&quot;integer&quot;)" calcext:base-cell-address="'q.EmCareA.Registration.P'.K26"/>
            <calcext:condition calcext:apply-style-name="cf3" calcext:value="formula-is([.$A8]=&quot;integer&quot;)" calcext:base-cell-address="'q.EmCareA.Registration.P'.K26"/>
            <calcext:condition calcext:apply-style-name="cf3" calcext:value="formula-is([.$A2]=&quot;text&quot;)" calcext:base-cell-address="'q.EmCareA.Registration.P'.K26"/>
            <calcext:condition calcext:apply-style-name="cf3" calcext:value="formula-is([.$A2]=&quot;end repeat&quot;)" calcext:base-cell-address="'q.EmCareA.Registration.P'.K26"/>
            <calcext:condition calcext:apply-style-name="cf3" calcext:value="formula-is([.$A2]=&quot;begin repeat&quot;)" calcext:base-cell-address="'q.EmCareA.Registration.P'.K26"/>
            <calcext:condition calcext:apply-style-name="cf3" calcext:value="formula-is([.$A2]=&quot;begin group&quot;)" calcext:base-cell-address="'q.EmCareA.Registration.P'.K26"/>
            <calcext:condition calcext:apply-style-name="cf3" calcext:value="formula-is([.$A2]=&quot;end group&quot;)" calcext:base-cell-address="'q.EmCareA.Registration.P'.K26"/>
            <calcext:condition calcext:apply-style-name="cf3" calcext:value="formula-is([.$A8]=&quot;begin group&quot;)" calcext:base-cell-address="'q.EmCareA.Registration.P'.K26"/>
            <calcext:condition calcext:apply-style-name="cf3" calcext:value="formula-is([.$A2]=&quot;decimal&quot;)" calcext:base-cell-address="'q.EmCareA.Registration.P'.K26"/>
            <calcext:condition calcext:apply-style-name="cf3" calcext:value="formula-is([.$A2]=&quot;integer&quot;)" calcext:base-cell-address="'q.EmCareA.Registration.P'.K26"/>
            <calcext:condition calcext:apply-style-name="cf3" calcext:value="formula-is([.$A8]=&quot;barcode&quot;)" calcext:base-cell-address="'q.EmCareA.Registration.P'.K26"/>
            <calcext:condition calcext:apply-style-name="cf3" calcext:value="formula-is([.$A2]=&quot;begin group&quot;)" calcext:base-cell-address="'q.EmCareA.Registration.P'.K26"/>
            <calcext:condition calcext:apply-style-name="cf3" calcext:value="formula-is([.$A2]=&quot;barcode&quot;)" calcext:base-cell-address="'q.EmCareA.Registration.P'.K26"/>
            <calcext:condition calcext:apply-style-name="cf3" calcext:value="formula-is([.$A2]=&quot;barcode&quot;)" calcext:base-cell-address="'q.EmCareA.Registration.P'.K26"/>
          </calcext:conditional-format>
          <calcext:conditional-format calcext:target-range-address="'q.EmCareA.Registration.P'.K27:'q.EmCareA.Registration.P'.K28">
            <calcext:condition calcext:apply-style-name="cf3" calcext:value="formula-is([.$A8]=&quot;note&quot;)" calcext:base-cell-address="'q.EmCareA.Registration.P'.K26"/>
            <calcext:condition calcext:apply-style-name="cf3" calcext:value="formula-is([.$A8]=&quot;calculate&quot;)" calcext:base-cell-address="'q.EmCareA.Registration.P'.K26"/>
            <calcext:condition calcext:apply-style-name="cf3" calcext:value="formula-is(LEFT([.$A8];6)=&quot;select&quot;)" calcext:base-cell-address="'q.EmCareA.Registration.P'.K26"/>
            <calcext:condition calcext:apply-style-name="cf3" calcext:value="formula-is([.$A8]=&quot;text&quot;)" calcext:base-cell-address="'q.EmCareA.Registration.P'.K26"/>
            <calcext:condition calcext:apply-style-name="cf3" calcext:value="formula-is([.$A8]=&quot;end repeat&quot;)" calcext:base-cell-address="'q.EmCareA.Registration.P'.K26"/>
            <calcext:condition calcext:apply-style-name="cf3" calcext:value="formula-is([.$A8]=&quot;begin repeat&quot;)" calcext:base-cell-address="'q.EmCareA.Registration.P'.K26"/>
            <calcext:condition calcext:apply-style-name="cf3" calcext:value="formula-is([.$A8]=&quot;end group&quot;)" calcext:base-cell-address="'q.EmCareA.Registration.P'.K26"/>
            <calcext:condition calcext:apply-style-name="cf3" calcext:value="formula-is([.$A8]=&quot;decimal&quot;)" calcext:base-cell-address="'q.EmCareA.Registration.P'.K26"/>
            <calcext:condition calcext:apply-style-name="cf3" calcext:value="formula-is([.$A8]=&quot;integer&quot;)" calcext:base-cell-address="'q.EmCareA.Registration.P'.K26"/>
            <calcext:condition calcext:apply-style-name="cf3" calcext:value="formula-is([.$A8]=&quot;begin group&quot;)" calcext:base-cell-address="'q.EmCareA.Registration.P'.K26"/>
            <calcext:condition calcext:apply-style-name="cf3" calcext:value="formula-is([.$A8]=&quot;barcode&quot;)" calcext:base-cell-address="'q.EmCareA.Registration.P'.K26"/>
          </calcext:conditional-format>
          <calcext:conditional-format calcext:target-range-address="'q.EmCareA.Registration.P'.K25:'q.EmCareA.Registration.P'.K25">
            <calcext:condition calcext:apply-style-name="cf3" calcext:value="formula-is(#REF!=&quot;note&quot;)" calcext:base-cell-address="'q.EmCareA.Registration.P'.K25"/>
            <calcext:condition calcext:apply-style-name="cf3" calcext:value="formula-is(#REF!=&quot;calculate&quot;)" calcext:base-cell-address="'q.EmCareA.Registration.P'.K25"/>
            <calcext:condition calcext:apply-style-name="cf3" calcext:value="formula-is(LEFT(#REF!;6)=&quot;select&quot;)" calcext:base-cell-address="'q.EmCareA.Registration.P'.K25"/>
            <calcext:condition calcext:apply-style-name="cf3" calcext:value="formula-is(#REF!=&quot;text&quot;)" calcext:base-cell-address="'q.EmCareA.Registration.P'.K25"/>
            <calcext:condition calcext:apply-style-name="cf3" calcext:value="formula-is(#REF!=&quot;end repeat&quot;)" calcext:base-cell-address="'q.EmCareA.Registration.P'.K25"/>
            <calcext:condition calcext:apply-style-name="cf3" calcext:value="formula-is(#REF!=&quot;begin repeat&quot;)" calcext:base-cell-address="'q.EmCareA.Registration.P'.K25"/>
            <calcext:condition calcext:apply-style-name="cf3" calcext:value="formula-is(#REF!=&quot;end group&quot;)" calcext:base-cell-address="'q.EmCareA.Registration.P'.K25"/>
            <calcext:condition calcext:apply-style-name="cf3" calcext:value="formula-is(#REF!=&quot;decimal&quot;)" calcext:base-cell-address="'q.EmCareA.Registration.P'.K25"/>
            <calcext:condition calcext:apply-style-name="cf3" calcext:value="formula-is(#REF!=&quot;integer&quot;)" calcext:base-cell-address="'q.EmCareA.Registration.P'.K25"/>
            <calcext:condition calcext:apply-style-name="cf3" calcext:value="formula-is(#REF!=&quot;begin group&quot;)" calcext:base-cell-address="'q.EmCareA.Registration.P'.K25"/>
            <calcext:condition calcext:apply-style-name="cf3" calcext:value="formula-is(#REF!=&quot;barcode&quot;)" calcext:base-cell-address="'q.EmCareA.Registration.P'.K25"/>
          </calcext:conditional-format>
          <calcext:conditional-format calcext:target-range-address="'q.EmCareA.Registration.P'.T79:'q.EmCareA.Registration.P'.U80">
            <calcext:condition calcext:apply-style-name="cf1" calcext:value="formula-is([.$A158]=&quot;note&quot;)" calcext:base-cell-address="'q.EmCareA.Registration.P'.T79"/>
          </calcext:conditional-format>
          <calcext:conditional-format calcext:target-range-address="'q.EmCareA.Registration.P'.R79:'q.EmCareA.Registration.P'.S80">
            <calcext:condition calcext:apply-style-name="cf1" calcext:value="formula-is([.$A158]=&quot;note&quot;)" calcext:base-cell-address="'q.EmCareA.Registration.P'.R79"/>
          </calcext:conditional-format>
          <calcext:conditional-format calcext:target-range-address="'q.EmCareA.Registration.P'.U86:'q.EmCareA.Registration.P'.U86">
            <calcext:condition calcext:apply-style-name="cf1" calcext:value="formula-is([.$A172]=&quot;note&quot;)" calcext:base-cell-address="'q.EmCareA.Registration.P'.U86"/>
          </calcext:conditional-format>
          <calcext:conditional-format calcext:target-range-address="'q.EmCareA.Registration.P'.U87:'q.EmCareA.Registration.P'.U88">
            <calcext:condition calcext:apply-style-name="cf1" calcext:value="formula-is([.$A174]=&quot;note&quot;)" calcext:base-cell-address="'q.EmCareA.Registration.P'.U87"/>
          </calcext:conditional-format>
          <calcext:conditional-format calcext:target-range-address="'q.EmCareA.Registration.P'.R87:'q.EmCareA.Registration.P'.S87">
            <calcext:condition calcext:apply-style-name="cf1" calcext:value="formula-is([.$A174]=&quot;note&quot;)" calcext:base-cell-address="'q.EmCareA.Registration.P'.R87"/>
          </calcext:conditional-format>
          <calcext:conditional-format calcext:target-range-address="'q.EmCareA.Registration.P'.R88:'q.EmCareA.Registration.P'.S88">
            <calcext:condition calcext:apply-style-name="cf1" calcext:value="formula-is([.$A176]=&quot;note&quot;)" calcext:base-cell-address="'q.EmCareA.Registration.P'.R88"/>
          </calcext:conditional-format>
          <calcext:conditional-format calcext:target-range-address="'q.EmCareA.Registration.P'.R149:'q.EmCareA.Registration.P'.S149">
            <calcext:condition calcext:apply-style-name="cf1" calcext:value="formula-is([.$A298]=&quot;note&quot;)" calcext:base-cell-address="'q.EmCareA.Registration.P'.R149"/>
          </calcext:conditional-format>
          <calcext:conditional-format calcext:target-range-address="'q.EmCareA.Registration.P'.R150:'q.EmCareA.Registration.P'.S150">
            <calcext:condition calcext:apply-style-name="cf1" calcext:value="formula-is([.$A300]=&quot;note&quot;)" calcext:base-cell-address="'q.EmCareA.Registration.P'.R150"/>
          </calcext:conditional-format>
          <calcext:conditional-format calcext:target-range-address="'q.EmCareA.Registration.P'.P21:'q.EmCareA.Registration.P'.P21">
            <calcext:condition calcext:apply-style-name="cf1" calcext:value="formula-is([.$A22]=&quot;note&quot;)" calcext:base-cell-address="'q.EmCareA.Registration.P'.P21"/>
          </calcext:conditional-format>
          <calcext:conditional-format calcext:target-range-address="'q.EmCareA.Registration.P'.K29:'q.EmCareA.Registration.P'.K34">
            <calcext:condition calcext:apply-style-name="cf3" calcext:value="formula-is([.$A2]=&quot;note&quot;)" calcext:base-cell-address="'q.EmCareA.Registration.P'.K29"/>
            <calcext:condition calcext:apply-style-name="cf3" calcext:value="formula-is([.$A2]=&quot;calculate&quot;)" calcext:base-cell-address="'q.EmCareA.Registration.P'.K29"/>
            <calcext:condition calcext:apply-style-name="cf3" calcext:value="formula-is(LEFT([.$A2];6)=&quot;select&quot;)" calcext:base-cell-address="'q.EmCareA.Registration.P'.K29"/>
            <calcext:condition calcext:apply-style-name="cf3" calcext:value="formula-is([.$A2]=&quot;text&quot;)" calcext:base-cell-address="'q.EmCareA.Registration.P'.K29"/>
            <calcext:condition calcext:apply-style-name="cf3" calcext:value="formula-is([.$A2]=&quot;end repeat&quot;)" calcext:base-cell-address="'q.EmCareA.Registration.P'.K29"/>
            <calcext:condition calcext:apply-style-name="cf3" calcext:value="formula-is([.$A2]=&quot;begin repeat&quot;)" calcext:base-cell-address="'q.EmCareA.Registration.P'.K29"/>
            <calcext:condition calcext:apply-style-name="cf3" calcext:value="formula-is([.$A2]=&quot;end group&quot;)" calcext:base-cell-address="'q.EmCareA.Registration.P'.K29"/>
            <calcext:condition calcext:apply-style-name="cf3" calcext:value="formula-is([.$A2]=&quot;decimal&quot;)" calcext:base-cell-address="'q.EmCareA.Registration.P'.K29"/>
            <calcext:condition calcext:apply-style-name="cf3" calcext:value="formula-is([.$A2]=&quot;integer&quot;)" calcext:base-cell-address="'q.EmCareA.Registration.P'.K29"/>
            <calcext:condition calcext:apply-style-name="cf3" calcext:value="formula-is([.$A2]=&quot;begin group&quot;)" calcext:base-cell-address="'q.EmCareA.Registration.P'.K29"/>
            <calcext:condition calcext:apply-style-name="cf3" calcext:value="formula-is([.$A2]=&quot;barcode&quot;)" calcext:base-cell-address="'q.EmCareA.Registration.P'.K29"/>
          </calcext:conditional-format>
          <calcext:conditional-format calcext:target-range-address="'q.EmCareA.Registration.P'.K36:'q.EmCareA.Registration.P'.K103">
            <calcext:condition calcext:apply-style-name="cf3" calcext:value="formula-is([.$A8]=&quot;note&quot;)" calcext:base-cell-address="'q.EmCareA.Registration.P'.K36"/>
            <calcext:condition calcext:apply-style-name="cf3" calcext:value="formula-is([.$A8]=&quot;calculate&quot;)" calcext:base-cell-address="'q.EmCareA.Registration.P'.K36"/>
            <calcext:condition calcext:apply-style-name="cf3" calcext:value="formula-is(LEFT([.$A8];6)=&quot;select&quot;)" calcext:base-cell-address="'q.EmCareA.Registration.P'.K36"/>
            <calcext:condition calcext:apply-style-name="cf3" calcext:value="formula-is([.$A8]=&quot;text&quot;)" calcext:base-cell-address="'q.EmCareA.Registration.P'.K36"/>
            <calcext:condition calcext:apply-style-name="cf3" calcext:value="formula-is([.$A8]=&quot;end repeat&quot;)" calcext:base-cell-address="'q.EmCareA.Registration.P'.K36"/>
            <calcext:condition calcext:apply-style-name="cf3" calcext:value="formula-is([.$A8]=&quot;begin repeat&quot;)" calcext:base-cell-address="'q.EmCareA.Registration.P'.K36"/>
            <calcext:condition calcext:apply-style-name="cf3" calcext:value="formula-is([.$A8]=&quot;end group&quot;)" calcext:base-cell-address="'q.EmCareA.Registration.P'.K36"/>
            <calcext:condition calcext:apply-style-name="cf3" calcext:value="formula-is([.$A8]=&quot;decimal&quot;)" calcext:base-cell-address="'q.EmCareA.Registration.P'.K36"/>
            <calcext:condition calcext:apply-style-name="cf3" calcext:value="formula-is([.$A8]=&quot;integer&quot;)" calcext:base-cell-address="'q.EmCareA.Registration.P'.K36"/>
            <calcext:condition calcext:apply-style-name="cf3" calcext:value="formula-is([.$A8]=&quot;begin group&quot;)" calcext:base-cell-address="'q.EmCareA.Registration.P'.K36"/>
            <calcext:condition calcext:apply-style-name="cf3" calcext:value="formula-is([.$A8]=&quot;barcode&quot;)" calcext:base-cell-address="'q.EmCareA.Registration.P'.K36"/>
          </calcext:conditional-format>
          <calcext:conditional-format calcext:target-range-address="'q.EmCareA.Registration.P'.K105:'q.EmCareA.Registration.P'.K192 'q.EmCareA.Registration.P'.K194:'q.EmCareA.Registration.P'.K244 'q.EmCareA.Registration.P'.K247:'q.EmCareA.Registration.P'.K504 'q.EmCareA.Registration.P'.K506:'q.EmCareA.Registration.P'.K546 'q.EmCareA.Registration.P'.K548:'q.EmCareA.Registration.P'.K738 'q.EmCareA.Registration.P'.K740:'q.EmCareA.Registration.P'.K747 'q.EmCareA.Registration.P'.K749:'q.EmCareA.Registration.P'.K761 'q.EmCareA.Registration.P'.K763:'q.EmCareA.Registration.P'.K788 'q.EmCareA.Registration.P'.K790:'q.EmCareA.Registration.P'.K942 'q.EmCareA.Registration.P'.K944:'q.EmCareA.Registration.P'.K1166 'q.EmCareA.Registration.P'.K1168:'q.EmCareA.Registration.P'.K1801">
            <calcext:condition calcext:apply-style-name="cf3" calcext:value="formula-is([.$A105]=&quot;note&quot;)" calcext:base-cell-address="'q.EmCareA.Registration.P'.K105"/>
            <calcext:condition calcext:apply-style-name="cf3" calcext:value="formula-is([.$A105]=&quot;calculate&quot;)" calcext:base-cell-address="'q.EmCareA.Registration.P'.K105"/>
            <calcext:condition calcext:apply-style-name="cf3" calcext:value="formula-is(LEFT([.$A105];6)=&quot;select&quot;)" calcext:base-cell-address="'q.EmCareA.Registration.P'.K105"/>
            <calcext:condition calcext:apply-style-name="cf3" calcext:value="formula-is([.$A105]=&quot;text&quot;)" calcext:base-cell-address="'q.EmCareA.Registration.P'.K105"/>
            <calcext:condition calcext:apply-style-name="cf3" calcext:value="formula-is([.$A105]=&quot;end repeat&quot;)" calcext:base-cell-address="'q.EmCareA.Registration.P'.K105"/>
            <calcext:condition calcext:apply-style-name="cf3" calcext:value="formula-is([.$A105]=&quot;begin repeat&quot;)" calcext:base-cell-address="'q.EmCareA.Registration.P'.K105"/>
            <calcext:condition calcext:apply-style-name="cf3" calcext:value="formula-is([.$A105]=&quot;end group&quot;)" calcext:base-cell-address="'q.EmCareA.Registration.P'.K105"/>
            <calcext:condition calcext:apply-style-name="cf3" calcext:value="formula-is([.$A105]=&quot;decimal&quot;)" calcext:base-cell-address="'q.EmCareA.Registration.P'.K105"/>
            <calcext:condition calcext:apply-style-name="cf3" calcext:value="formula-is([.$A105]=&quot;integer&quot;)" calcext:base-cell-address="'q.EmCareA.Registration.P'.K105"/>
            <calcext:condition calcext:apply-style-name="cf3" calcext:value="formula-is([.$A105]=&quot;begin group&quot;)" calcext:base-cell-address="'q.EmCareA.Registration.P'.K105"/>
            <calcext:condition calcext:apply-style-name="cf3" calcext:value="formula-is([.$A105]=&quot;barcode&quot;)" calcext:base-cell-address="'q.EmCareA.Registration.P'.K105"/>
          </calcext:conditional-format>
          <calcext:conditional-format calcext:target-range-address="'q.EmCareA.Registration.P'.K35:'q.EmCareA.Registration.P'.K35">
            <calcext:condition calcext:apply-style-name="cf3" calcext:value="formula-is(#REF!=&quot;note&quot;)" calcext:base-cell-address="'q.EmCareA.Registration.P'.K35"/>
            <calcext:condition calcext:apply-style-name="cf3" calcext:value="formula-is(#REF!=&quot;calculate&quot;)" calcext:base-cell-address="'q.EmCareA.Registration.P'.K35"/>
            <calcext:condition calcext:apply-style-name="cf3" calcext:value="formula-is(LEFT(#REF!;6)=&quot;select&quot;)" calcext:base-cell-address="'q.EmCareA.Registration.P'.K35"/>
            <calcext:condition calcext:apply-style-name="cf3" calcext:value="formula-is(#REF!=&quot;text&quot;)" calcext:base-cell-address="'q.EmCareA.Registration.P'.K35"/>
            <calcext:condition calcext:apply-style-name="cf3" calcext:value="formula-is(#REF!=&quot;end repeat&quot;)" calcext:base-cell-address="'q.EmCareA.Registration.P'.K35"/>
            <calcext:condition calcext:apply-style-name="cf3" calcext:value="formula-is(#REF!=&quot;begin repeat&quot;)" calcext:base-cell-address="'q.EmCareA.Registration.P'.K35"/>
            <calcext:condition calcext:apply-style-name="cf3" calcext:value="formula-is(#REF!=&quot;end group&quot;)" calcext:base-cell-address="'q.EmCareA.Registration.P'.K35"/>
            <calcext:condition calcext:apply-style-name="cf3" calcext:value="formula-is(#REF!=&quot;decimal&quot;)" calcext:base-cell-address="'q.EmCareA.Registration.P'.K35"/>
            <calcext:condition calcext:apply-style-name="cf3" calcext:value="formula-is(#REF!=&quot;integer&quot;)" calcext:base-cell-address="'q.EmCareA.Registration.P'.K35"/>
            <calcext:condition calcext:apply-style-name="cf3" calcext:value="formula-is(#REF!=&quot;begin group&quot;)" calcext:base-cell-address="'q.EmCareA.Registration.P'.K35"/>
            <calcext:condition calcext:apply-style-name="cf3" calcext:value="formula-is(#REF!=&quot;barcode&quot;)" calcext:base-cell-address="'q.EmCareA.Registration.P'.K35"/>
          </calcext:conditional-format>
          <calcext:conditional-format calcext:target-range-address="'q.EmCareA.Registration.P'.C551:'q.EmCareA.Registration.P'.C563 'q.EmCareA.Registration.P'.D551:'q.EmCareA.Registration.P'.F556 'q.EmCareA.Registration.P'.D558:'q.EmCareA.Registration.P'.F560 'q.EmCareA.Registration.P'.D562:'q.EmCareA.Registration.P'.F563">
            <calcext:condition calcext:apply-style-name="cf1" calcext:value="formula-is([.$A1102]=&quot;note&quot;)" calcext:base-cell-address="'q.EmCareA.Registration.P'.C551"/>
          </calcext:conditional-format>
          <calcext:conditional-format calcext:target-range-address="'q.EmCareA.Registration.P'.A551:'q.EmCareA.Registration.P'.B563">
            <calcext:condition calcext:apply-style-name="cf1" calcext:value="formula-is([.$A1102]=&quot;note&quot;)" calcext:base-cell-address="'q.EmCareA.Registration.P'.A551"/>
          </calcext:conditional-format>
          <calcext:conditional-format calcext:target-range-address="'q.EmCareA.Registration.P'.L557:'q.EmCareA.Registration.P'.M557">
            <calcext:condition calcext:apply-style-name="cf1" calcext:value="formula-is([.$A1114]=&quot;note&quot;)" calcext:base-cell-address="'q.EmCareA.Registration.P'.L557"/>
          </calcext:conditional-format>
          <calcext:conditional-format calcext:target-range-address="'q.EmCareA.Registration.P'.D557:'q.EmCareA.Registration.P'.F557">
            <calcext:condition calcext:apply-style-name="cf1" calcext:value="formula-is([.$A1114]=&quot;note&quot;)" calcext:base-cell-address="'q.EmCareA.Registration.P'.D557"/>
          </calcext:conditional-format>
          <calcext:conditional-format calcext:target-range-address="'q.EmCareA.Registration.P'.L561:'q.EmCareA.Registration.P'.M561">
            <calcext:condition calcext:apply-style-name="cf1" calcext:value="formula-is([.$A1122]=&quot;note&quot;)" calcext:base-cell-address="'q.EmCareA.Registration.P'.L561"/>
          </calcext:conditional-format>
          <calcext:conditional-format calcext:target-range-address="'q.EmCareA.Registration.P'.D561:'q.EmCareA.Registration.P'.F561">
            <calcext:condition calcext:apply-style-name="cf1" calcext:value="formula-is([.$A1122]=&quot;note&quot;)" calcext:base-cell-address="'q.EmCareA.Registration.P'.D561"/>
          </calcext:conditional-format>
          <calcext:conditional-format calcext:target-range-address="'q.EmCareA.Registration.P'.A593:'q.EmCareA.Registration.P'.B594 'q.EmCareA.Registration.P'.D593:'q.EmCareA.Registration.P'.F594">
            <calcext:condition calcext:apply-style-name="cf1" calcext:value="formula-is([.$A1186]=&quot;note&quot;)" calcext:base-cell-address="'q.EmCareA.Registration.P'.A593"/>
          </calcext:conditional-format>
          <calcext:conditional-format calcext:target-range-address="'q.EmCareA.Registration.P'.C593:'q.EmCareA.Registration.P'.C594">
            <calcext:condition calcext:apply-style-name="cf1" calcext:value="formula-is([.$A1186]=&quot;note&quot;)" calcext:base-cell-address="'q.EmCareA.Registration.P'.C593"/>
          </calcext:conditional-format>
          <calcext:conditional-format calcext:target-range-address="'q.EmCareA.Registration.P'.C643:'q.EmCareA.Registration.P'.F643 'q.EmCareA.Registration.P'.C647:'q.EmCareA.Registration.P'.F651 'q.EmCareA.Registration.P'.O648:'q.EmCareA.Registration.P'.O680">
            <calcext:condition calcext:apply-style-name="cf1" calcext:value="formula-is([.$A1286]=&quot;note&quot;)" calcext:base-cell-address="'q.EmCareA.Registration.P'.C643"/>
          </calcext:conditional-format>
          <calcext:conditional-format calcext:target-range-address="'q.EmCareA.Registration.P'.A643:'q.EmCareA.Registration.P'.B643">
            <calcext:condition calcext:apply-style-name="cf1" calcext:value="formula-is([.$A1286]=&quot;note&quot;)" calcext:base-cell-address="'q.EmCareA.Registration.P'.A643"/>
          </calcext:conditional-format>
          <calcext:conditional-format calcext:target-range-address="'q.EmCareA.Registration.P'.A647:'q.EmCareA.Registration.P'.B647">
            <calcext:condition calcext:apply-style-name="cf1" calcext:value="formula-is([.$A1294]=&quot;note&quot;)" calcext:base-cell-address="'q.EmCareA.Registration.P'.A647"/>
          </calcext:conditional-format>
          <calcext:conditional-format calcext:target-range-address="'q.EmCareA.Registration.P'.A648:'q.EmCareA.Registration.P'.B651">
            <calcext:condition calcext:apply-style-name="cf1" calcext:value="formula-is([.$A1296]=&quot;note&quot;)" calcext:base-cell-address="'q.EmCareA.Registration.P'.A648"/>
          </calcext:conditional-format>
          <calcext:conditional-format calcext:target-range-address="'q.EmCareA.Registration.P'.C726:'q.EmCareA.Registration.P'.F726">
            <calcext:condition calcext:apply-style-name="cf1" calcext:value="formula-is([.$A1452]=&quot;note&quot;)" calcext:base-cell-address="'q.EmCareA.Registration.P'.C726"/>
          </calcext:conditional-format>
          <calcext:conditional-format calcext:target-range-address="'q.EmCareA.Registration.P'.A726:'q.EmCareA.Registration.P'.B726">
            <calcext:condition calcext:apply-style-name="cf1" calcext:value="formula-is([.$A1452]=&quot;note&quot;)" calcext:base-cell-address="'q.EmCareA.Registration.P'.A726"/>
          </calcext:conditional-format>
        </calcext:conditional-formats>
      </table:table>
      <table:table table:name="q.EmCareB.Registration.E" table:style-name="ta3">
        <table:table-column table:style-name="co26" table:default-cell-style-name="ce1"/>
        <table:table-column table:style-name="co13" table:default-cell-style-name="ce1"/>
        <table:table-column table:style-name="co27" table:default-cell-style-name="ce1"/>
        <table:table-column table:style-name="co13" table:default-cell-style-name="ce1"/>
        <table:table-column table:style-name="co14" table:number-columns-repeated="2" table:default-cell-style-name="ce1"/>
        <table:table-column table:style-name="co15" table:default-cell-style-name="ce1"/>
        <table:table-column table:style-name="co2"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34" table:default-cell-style-name="ce1"/>
        <table:table-column table:style-name="co19" table:visibility="collapse" table:default-cell-style-name="ce1"/>
        <table:table-column table:style-name="co2" table:default-cell-style-name="ce1"/>
        <table:table-column table:style-name="co7" table:default-cell-style-name="ce1"/>
        <table:table-column table:style-name="co14" table:default-cell-style-name="ce1"/>
        <table:table-column table:style-name="co2" table:default-cell-style-name="ce1"/>
        <table:table-column table:style-name="co22" table:default-cell-style-name="ce1"/>
        <table:table-column table:style-name="co5" table:default-cell-style-name="ce1"/>
        <table:table-column table:style-name="co30" table:number-columns-repeated="2" table:default-cell-style-name="ce1"/>
        <table:table-column table:style-name="co23" table:default-cell-style-name="ce1"/>
        <table:table-column table:style-name="co24" table:default-cell-style-name="ce1"/>
        <table:table-column table:style-name="co17" table:default-cell-style-name="ce1"/>
        <table:table-column table:style-name="co25" table:number-columns-repeated="996" table:default-cell-style-name="ce1"/>
        <table:table-column table:style-name="co6" table:default-cell-style-name="ce1"/>
        <table:table-row table:style-name="ro5">
          <table:table-cell table:style-name="ce46" office:value-type="string" calcext:value-type="string">
            <text:p>type</text:p>
          </table:table-cell>
          <table:table-cell table:style-name="ce46" office:value-type="string" calcext:value-type="string">
            <text:p>id</text:p>
          </table:table-cell>
          <table:table-cell table:style-name="ce46" office:value-type="string" calcext:value-type="string">
            <text:p>label</text:p>
          </table:table-cell>
          <table:table-cell table:style-name="ce46" office:value-type="string" calcext:value-type="string">
            <text:p>description</text:p>
          </table:table-cell>
          <table:table-cell table:style-name="ce46" office:value-type="string" calcext:value-type="string">
            <text:p>note:skip_logic</text:p>
          </table:table-cell>
          <table:table-cell table:style-name="ce46" office:value-type="string" calcext:value-type="string">
            <text:p>initialExpression</text:p>
          </table:table-cell>
          <table:table-cell table:style-name="ce46" office:value-type="string" calcext:value-type="string">
            <text:p>enableWhenExpression</text:p>
          </table:table-cell>
          <table:table-cell table:style-name="ce46" office:value-type="string" calcext:value-type="string">
            <text:p>required</text:p>
          </table:table-cell>
          <table:table-cell table:style-name="ce46" office:value-type="string" calcext:value-type="string">
            <text:p>definition</text:p>
          </table:table-cell>
          <table:table-cell table:style-name="ce46" office:value-type="string" calcext:value-type="string">
            <text:p>display</text:p>
          </table:table-cell>
          <table:table-cell table:style-name="ce18" office:value-type="string" calcext:value-type="string">
            <text:p>map_master_element_path</text:p>
          </table:table-cell>
          <table:table-cell office:value-type="string" calcext:value-type="string">
            <text:p>map_resource</text:p>
          </table:table-cell>
          <table:table-cell table:style-name="ce18" office:value-type="string" calcext:value-type="string">
            <text:p>map_resource_type</text:p>
          </table:table-cell>
          <table:table-cell table:style-name="ce18" office:value-type="string" calcext:value-type="string">
            <text:p>map_extension_needed</text:p>
          </table:table-cell>
          <table:table-cell table:style-name="ce18" office:value-type="string" calcext:value-type="string">
            <text:p>map_base_profile</text:p>
          </table:table-cell>
          <table:table-cell table:style-name="ce18"/>
          <table:table-cell table:style-name="ce18" office:value-type="string" calcext:value-type="string">
            <text:p>map_details</text:p>
          </table:table-cell>
          <table:table-cell table:style-name="ce7" office:value-type="string" calcext:value-type="string">
            <text:p>map_profile</text:p>
          </table:table-cell>
          <table:table-cell table:style-name="ce18" office:value-type="string" calcext:value-type="string">
            <text:p>map_bindding</text:p>
          </table:table-cell>
          <table:table-cell table:style-name="ce18" office:value-type="string" calcext:value-type="string">
            <text:p>map_binding_strength</text:p>
          </table:table-cell>
          <table:table-cell table:style-name="ce18" office:value-type="string" calcext:value-type="string">
            <text:p>scope</text:p>
          </table:table-cell>
          <table:table-cell table:style-name="ce18" office:value-type="string" calcext:value-type="string">
            <text:p>map_context</text:p>
          </table:table-cell>
          <table:table-cell table:style-name="ce18" office:value-type="string" calcext:value-type="string">
            <text:p>map_selector</text:p>
          </table:table-cell>
          <table:table-cell table:style-name="ce18" office:value-type="string" calcext:value-type="string">
            <text:p>map_selector_source</text:p>
          </table:table-cell>
          <table:table-cell table:style-name="ce46" office:value-type="string" calcext:value-type="string">
            <text:p>response_note</text:p>
          </table:table-cell>
          <table:table-cell table:style-name="ce46" office:value-type="string" calcext:value-type="string">
            <text:p>publishable</text:p>
          </table:table-cell>
          <table:table-cell table:style-name="ce46" office:value-type="string" calcext:value-type="string">
            <text:p>minimum_seconds</text:p>
          </table:table-cell>
          <table:table-cell table:style-name="ce46" table:number-columns-repeated="20"/>
          <table:table-cell table:style-name="ce19" table:number-columns-repeated="977"/>
        </table:table-row>
        <table:table-row table:style-name="ro5">
          <table:table-cell table:style-name="ce155" office:value-type="string" calcext:value-type="string">
            <text:p>date</text:p>
          </table:table-cell>
          <table:table-cell table:style-name="ce155" office:value-type="string" calcext:value-type="string">
            <text:p>EmCare.A.DE07</text:p>
          </table:table-cell>
          <table:table-cell table:style-name="ce155" office:value-type="string" calcext:value-type="string">
            <text:p>Visit date</text:p>
          </table:table-cell>
          <table:table-cell table:style-name="ce155" office:value-type="string" calcext:value-type="string">
            <text:p>The date and time of the client's visit</text:p>
          </table:table-cell>
          <table:table-cell table:style-name="ce155"/>
          <table:table-cell table:style-name="ce155" office:value-type="string" calcext:value-type="string">
            <text:p>now()</text:p>
          </table:table-cell>
          <table:table-cell table:style-name="ce155" table:number-columns-repeated="2"/>
          <table:table-cell table:style-name="ce155" office:value-type="string" calcext:value-type="string">
            <text:p>EmCare</text:p>
          </table:table-cell>
          <table:table-cell table:style-name="ce155" office:value-type="string" calcext:value-type="string">
            <text:p>hidden</text:p>
          </table:table-cell>
          <table:table-cell table:style-name="ce155"/>
          <table:table-cell table:style-name="ce209" office:value-type="string" calcext:value-type="string">
            <text:p>tgt.period as period then {a -&gt; period.start = a 'set strat time';}</text:p>
          </table:table-cell>
          <table:table-cell table:style-name="ce155"/>
          <table:table-cell table:style-name="ce155" office:value-type="string" calcext:value-type="string">
            <text:p>4.0.1</text:p>
          </table:table-cell>
          <table:table-cell table:style-name="ce155"/>
          <table:table-cell table:style-name="ce155" office:value-type="string" calcext:value-type="string">
            <text:p>EmCare Encounter</text:p>
          </table:table-cell>
          <table:table-cell table:style-name="ce155" table:number-columns-repeated="10"/>
          <table:table-cell table:style-name="ce10" table:number-columns-repeated="20"/>
          <table:table-cell table:style-name="ce46"/>
          <table:table-cell table:style-name="ce19" table:number-columns-repeated="977"/>
        </table:table-row>
        <table:table-row table:style-name="ro5">
          <table:table-cell table:style-name="ce156" office:value-type="string" calcext:value-type="string">
            <text:p>boolean</text:p>
          </table:table-cell>
          <table:table-cell table:style-name="ce156" office:value-type="string" calcext:value-type="string">
            <text:p>EmCare.A.DE39</text:p>
          </table:table-cell>
          <table:table-cell table:style-name="ce156" office:value-type="string" calcext:value-type="string">
            <text:p>Person accompanying child today is the primary Caregiver</text:p>
          </table:table-cell>
          <table:table-cell table:style-name="ce156" office:value-type="string" calcext:value-type="string">
            <text:p>The client is at the visit with the primary Caregiver</text:p>
          </table:table-cell>
          <table:table-cell table:style-name="ce156" table:number-columns-repeated="4"/>
          <table:table-cell table:style-name="ce156" office:value-type="string" calcext:value-type="string">
            <text:p>EmCare</text:p>
          </table:table-cell>
          <table:table-cell table:style-name="ce156" office:value-type="string" calcext:value-type="string">
            <text:p>checkbox</text:p>
          </table:table-cell>
          <table:table-cell table:style-name="ce156"/>
          <table:table-cell table:style-name="ce210"/>
          <table:table-cell table:style-name="ce156" office:value-type="string" calcext:value-type="string">
            <text:p>Boolean</text:p>
          </table:table-cell>
          <table:table-cell table:style-name="ce156"/>
          <table:table-cell table:style-name="ce156" office:value-type="string" calcext:value-type="string">
            <text:p>http://fhir.org/guides/who/core/StructureDefinition/who-encounter</text:p>
          </table:table-cell>
          <table:table-cell table:style-name="ce156" office:value-type="string" calcext:value-type="string">
            <text:p>4.0.1</text:p>
          </table:table-cell>
          <table:table-cell table:style-name="ce156"/>
          <table:table-cell table:style-name="ce156" office:value-type="string" calcext:value-type="string">
            <text:p>EmCare Encounter</text:p>
          </table:table-cell>
          <table:table-cell table:style-name="ce156" table:number-columns-repeated="3"/>
          <table:table-cell table:style-name="ce156" office:value-type="string" calcext:value-type="string">
            <text:p>Encounter</text:p>
          </table:table-cell>
          <table:table-cell table:style-name="ce156" table:number-columns-repeated="4"/>
          <table:table-cell table:style-name="ce10" table:number-columns-repeated="20"/>
          <table:table-cell table:style-name="ce19" table:number-columns-repeated="978"/>
        </table:table-row>
        <table:table-row table:style-name="ro21">
          <table:table-cell table:style-name="ce156" office:value-type="string" calcext:value-type="string">
            <text:p>select_one relationship-to-client</text:p>
          </table:table-cell>
          <table:table-cell table:style-name="ce156" office:value-type="string" calcext:value-type="string">
            <text:p>EmCare.A.DE45</text:p>
          </table:table-cell>
          <table:table-cell table:number-columns-repeated="2" table:style-name="ce156" office:value-type="string" calcext:value-type="string">
            <text:p>Participant type Person accompanying child</text:p>
          </table:table-cell>
          <table:table-cell table:style-name="ce156" table:number-columns-repeated="2"/>
          <table:table-cell table:style-name="ce156" office:value-type="string" calcext:value-type="string">
            <text:p>%EmCare.A.DE39 is empty</text:p>
          </table:table-cell>
          <table:table-cell table:style-name="ce156"/>
          <table:table-cell table:style-name="ce156" office:value-type="string" calcext:value-type="string">
            <text:p>EmCare</text:p>
          </table:table-cell>
          <table:table-cell table:style-name="ce156" table:number-columns-repeated="2"/>
          <table:table-cell/>
          <table:table-cell table:style-name="ce156" office:value-type="string" calcext:value-type="string">
            <text:p>CodeableConcept</text:p>
          </table:table-cell>
          <table:table-cell table:style-name="ce156"/>
          <table:table-cell table:style-name="ce156" office:value-type="string" calcext:value-type="string">
            <text:p>http://fhir.org/guides/who/core/StructureDefinition/who-encounter</text:p>
          </table:table-cell>
          <table:table-cell table:style-name="ce156" office:value-type="string" calcext:value-type="string">
            <text:p>4.0.1</text:p>
          </table:table-cell>
          <table:table-cell table:style-name="ce156"/>
          <table:table-cell table:style-name="ce156" office:value-type="string" calcext:value-type="string">
            <text:p>EmCare Encounter</text:p>
          </table:table-cell>
          <table:table-cell table:style-name="ce156" office:value-type="string" calcext:value-type="string">
            <text:p>ESC</text:p>
          </table:table-cell>
          <table:table-cell table:style-name="ce156" table:number-columns-repeated="7"/>
          <table:table-cell table:style-name="ce10" table:number-columns-repeated="20"/>
          <table:table-cell table:style-name="ce19" table:number-columns-repeated="978"/>
        </table:table-row>
        <table:table-row table:style-name="ro5">
          <table:table-cell table:style-name="ce157" office:value-type="string" calcext:value-type="string">
            <text:p>select_one RelatedPerson</text:p>
          </table:table-cell>
          <table:table-cell table:style-name="ce156" office:value-type="string" calcext:value-type="string">
            <text:p>EmCare.A.DE44</text:p>
          </table:table-cell>
          <table:table-cell table:number-columns-repeated="2" table:style-name="ce156" office:value-type="string" calcext:value-type="string">
            <text:p>Person accompanying child today</text:p>
          </table:table-cell>
          <table:table-cell table:style-name="ce156" table:number-columns-repeated="2"/>
          <table:table-cell table:style-name="ce203" office:value-type="string" calcext:value-type="string">
            <text:p>%EmCare.A.DE45 = 'EmCare.A.DE30'</text:p>
          </table:table-cell>
          <table:table-cell table:style-name="ce156"/>
          <table:table-cell table:style-name="ce156" office:value-type="string" calcext:value-type="string">
            <text:p>EmCare</text:p>
          </table:table-cell>
          <table:table-cell table:style-name="ce207" office:value-type="string" calcext:value-type="string">
            <text:p>candidateExpression</text:p>
          </table:table-cell>
          <table:table-cell table:style-name="ce156"/>
          <table:table-cell table:style-name="ce210" office:value-type="string" calcext:value-type="string">
            <text:p>tgt.participant as participant then { a -&gt; participant.individual = a "set-participant";}</text:p>
          </table:table-cell>
          <table:table-cell table:style-name="ce156" office:value-type="string" calcext:value-type="string">
            <text:p>Reference(RelatedPerson)</text:p>
          </table:table-cell>
          <table:table-cell table:style-name="ce156"/>
          <table:table-cell table:style-name="ce156" office:value-type="string" calcext:value-type="string">
            <text:p>http://fhir.org/guides/who/core/StructureDefinition/who-encounter</text:p>
          </table:table-cell>
          <table:table-cell table:style-name="ce156" office:value-type="string" calcext:value-type="string">
            <text:p>4.0.1</text:p>
          </table:table-cell>
          <table:table-cell table:style-name="ce156"/>
          <table:table-cell table:style-name="ce156" office:value-type="string" calcext:value-type="string">
            <text:p>EmCare Encounter</text:p>
          </table:table-cell>
          <table:table-cell table:style-name="ce156" table:number-columns-repeated="3"/>
          <table:table-cell table:style-name="ce156" office:value-type="string" calcext:value-type="string">
            <text:p>Encounter</text:p>
          </table:table-cell>
          <table:table-cell table:style-name="ce156" table:number-columns-repeated="4"/>
          <table:table-cell table:style-name="ce10" table:number-columns-repeated="20"/>
          <table:table-cell table:style-name="ce19" table:number-columns-repeated="978"/>
        </table:table-row>
        <table:table-row table:style-name="ro5">
          <table:table-cell table:style-name="ce156" office:value-type="string" calcext:value-type="string">
            <text:p>text</text:p>
          </table:table-cell>
          <table:table-cell table:style-name="ce156" office:value-type="string" calcext:value-type="string">
            <text:p>EmCare.A.DE40</text:p>
          </table:table-cell>
          <table:table-cell table:style-name="ce156" office:value-type="string" calcext:value-type="string">
            <text:p>Person accompanying child today's First Name</text:p>
          </table:table-cell>
          <table:table-cell table:style-name="ce156" office:value-type="string" calcext:value-type="string">
            <text:p>First name of person accompanying child today when client has not arrived with the primary Caregiver</text:p>
          </table:table-cell>
          <table:table-cell table:style-name="ce156" table:number-columns-repeated="2"/>
          <table:table-cell table:style-name="ce204" office:value-type="string" calcext:value-type="string">
            <text:p>%EmCare.A.DE45 = 'EmCare.A.DE30'</text:p>
          </table:table-cell>
          <table:table-cell table:style-name="ce156"/>
          <table:table-cell table:style-name="ce156" office:value-type="string" calcext:value-type="string">
            <text:p>EmCare</text:p>
          </table:table-cell>
          <table:table-cell table:style-name="ce156" table:number-columns-repeated="2"/>
          <table:table-cell table:style-name="ce211" office:value-type="string" calcext:value-type="string">
            <text:p>tgt.name as name then { <text:s/>a -&gt; name.given= create(a) 'set-given-1';}</text:p>
          </table:table-cell>
          <table:table-cell table:style-name="ce156" office:value-type="string" calcext:value-type="string">
            <text:p>string</text:p>
          </table:table-cell>
          <table:table-cell table:style-name="ce156"/>
          <table:table-cell table:style-name="ce156" office:value-type="string" calcext:value-type="string">
            <text:p>http://fhir.org/guides/who/core/StructureDefinition/who-encounter</text:p>
          </table:table-cell>
          <table:table-cell table:style-name="ce156" office:value-type="string" calcext:value-type="string">
            <text:p>4.0.1</text:p>
          </table:table-cell>
          <table:table-cell table:style-name="ce156"/>
          <table:table-cell table:style-name="ce224" office:value-type="string" calcext:value-type="string">
            <text:p>EmCare RelatedPerson</text:p>
          </table:table-cell>
          <table:table-cell table:style-name="ce156" table:number-columns-repeated="3"/>
          <table:table-cell table:style-name="ce156" office:value-type="string" calcext:value-type="string">
            <text:p>Encounter</text:p>
          </table:table-cell>
          <table:table-cell table:style-name="ce156" table:number-columns-repeated="4"/>
          <table:table-cell table:style-name="ce10" table:number-columns-repeated="20"/>
          <table:table-cell table:style-name="ce19" table:number-columns-repeated="978"/>
        </table:table-row>
        <table:table-row table:style-name="ro5">
          <table:table-cell table:style-name="ce156" office:value-type="string" calcext:value-type="string">
            <text:p>text</text:p>
          </table:table-cell>
          <table:table-cell table:style-name="ce156" office:value-type="string" calcext:value-type="string">
            <text:p>EmCare.A.DE41</text:p>
          </table:table-cell>
          <table:table-cell table:style-name="ce156" office:value-type="string" calcext:value-type="string">
            <text:p>Person accompanying child today's Last Name</text:p>
          </table:table-cell>
          <table:table-cell table:style-name="ce156" office:value-type="string" calcext:value-type="string">
            <text:p>Last name of person accompanying child today when client has not arrived with the primary Caregiver</text:p>
          </table:table-cell>
          <table:table-cell table:style-name="ce156" table:number-columns-repeated="2"/>
          <table:table-cell table:style-name="ce205" office:value-type="string" calcext:value-type="string">
            <text:p>%EmCare.A.DE45 = 'EmCare.A.DE30'</text:p>
          </table:table-cell>
          <table:table-cell table:style-name="ce156"/>
          <table:table-cell table:style-name="ce156" office:value-type="string" calcext:value-type="string">
            <text:p>EmCare</text:p>
          </table:table-cell>
          <table:table-cell table:style-name="ce156" table:number-columns-repeated="2"/>
          <table:table-cell table:style-name="ce211" office:value-type="string" calcext:value-type="string">
            <text:p>tgt.name as name then { <text:s/>a -&gt; name.family = a 'set-family';}</text:p>
          </table:table-cell>
          <table:table-cell table:style-name="ce156" office:value-type="string" calcext:value-type="string">
            <text:p>string</text:p>
          </table:table-cell>
          <table:table-cell table:style-name="ce156"/>
          <table:table-cell table:style-name="ce156" office:value-type="string" calcext:value-type="string">
            <text:p>http://fhir.org/guides/who/core/StructureDefinition/who-encounter</text:p>
          </table:table-cell>
          <table:table-cell table:style-name="ce156" office:value-type="string" calcext:value-type="string">
            <text:p>4.0.1</text:p>
          </table:table-cell>
          <table:table-cell table:style-name="ce156"/>
          <table:table-cell table:style-name="ce225" office:value-type="string" calcext:value-type="string">
            <text:p>EmCare RelatedPerson</text:p>
          </table:table-cell>
          <table:table-cell table:style-name="ce156" table:number-columns-repeated="3"/>
          <table:table-cell table:style-name="ce156" office:value-type="string" calcext:value-type="string">
            <text:p>Encounter</text:p>
          </table:table-cell>
          <table:table-cell table:style-name="ce156" table:number-columns-repeated="4"/>
          <table:table-cell table:style-name="ce10" table:number-columns-repeated="20"/>
          <table:table-cell table:style-name="ce19" table:number-columns-repeated="978"/>
        </table:table-row>
        <table:table-row table:style-name="ro22">
          <table:table-cell table:style-name="ce156" office:value-type="string" calcext:value-type="string">
            <text:p>phone</text:p>
          </table:table-cell>
          <table:table-cell table:style-name="ce156" office:value-type="string" calcext:value-type="string">
            <text:p>EmCare.A.DE42</text:p>
          </table:table-cell>
          <table:table-cell table:style-name="ce156" office:value-type="string" calcext:value-type="string">
            <text:p>Person accompanying child today's contact's phone number</text:p>
          </table:table-cell>
          <table:table-cell table:style-name="ce156" office:value-type="string" calcext:value-type="string">
            <text:p>Phone number of the visit Caregiver</text:p>
          </table:table-cell>
          <table:table-cell table:style-name="ce156" table:number-columns-repeated="2"/>
          <table:table-cell table:style-name="ce156" office:value-type="string" calcext:value-type="string">
            <text:p>%EmCare.A.DE45 = 'EmCare.A.DE30'</text:p>
          </table:table-cell>
          <table:table-cell table:style-name="ce156"/>
          <table:table-cell table:style-name="ce156" office:value-type="string" calcext:value-type="string">
            <text:p>EmCare</text:p>
          </table:table-cell>
          <table:table-cell table:style-name="ce156" table:number-columns-repeated="2"/>
          <table:table-cell table:style-name="ce212" office:value-type="string" calcext:value-type="string">
            <text:p>tgt.telecom as tel then { <text:s/>a -&gt; tel.system = 'http://hl7.org/fhir/contact-point-system#phone', tel.use = translate('{{cs_url}}', 'telecom-use', 'http://hl7.org/fhir/contact-point-use'), tel.value = a 'phone-1';} </text:p>
          </table:table-cell>
          <table:table-cell table:style-name="ce156" table:number-columns-repeated="2"/>
          <table:table-cell table:style-name="ce156" office:value-type="string" calcext:value-type="string">
            <text:p>http://fhir.org/guides/who/core/StructureDefinition/who-encounter</text:p>
          </table:table-cell>
          <table:table-cell table:style-name="ce156" office:value-type="string" calcext:value-type="string">
            <text:p>4.0.1</text:p>
          </table:table-cell>
          <table:table-cell table:style-name="ce156"/>
          <table:table-cell table:style-name="ce226" office:value-type="string" calcext:value-type="string">
            <text:p>EmCare RelatedPerson</text:p>
          </table:table-cell>
          <table:table-cell table:style-name="ce156" table:number-columns-repeated="3"/>
          <table:table-cell table:style-name="ce156" office:value-type="string" calcext:value-type="string">
            <text:p>Encounter</text:p>
          </table:table-cell>
          <table:table-cell table:style-name="ce156" table:number-columns-repeated="4"/>
          <table:table-cell table:style-name="ce10" table:number-columns-repeated="20"/>
          <table:table-cell table:style-name="ce19" table:number-columns-repeated="978"/>
        </table:table-row>
        <table:table-row table:style-name="ro23">
          <table:table-cell table:style-name="ce156" office:value-type="string" calcext:value-type="string">
            <text:p>text</text:p>
          </table:table-cell>
          <table:table-cell table:style-name="ce156" office:value-type="string" calcext:value-type="string">
            <text:p>EmCare.A.DE43</text:p>
          </table:table-cell>
          <table:table-cell table:style-name="ce156" office:value-type="string" calcext:value-type="string">
            <text:p>Person accompanying child today's Relationship to Client</text:p>
          </table:table-cell>
          <table:table-cell table:style-name="ce156" office:value-type="string" calcext:value-type="string">
            <text:p>The relationship of the visit Caregiver to the client</text:p>
          </table:table-cell>
          <table:table-cell table:style-name="ce156" table:number-columns-repeated="2"/>
          <table:table-cell table:style-name="ce156" office:value-type="string" calcext:value-type="string">
            <text:p>%EmCare.A.DE45 = 'EmCare.A.DE30'</text:p>
          </table:table-cell>
          <table:table-cell table:style-name="ce156"/>
          <table:table-cell table:style-name="ce156" office:value-type="string" calcext:value-type="string">
            <text:p>EmCare</text:p>
          </table:table-cell>
          <table:table-cell table:style-name="ce156" table:number-columns-repeated="2"/>
          <table:table-cell table:style-name="ce213" office:value-type="string" calcext:value-type="string">
            <text:p>a where a= 'EmCare.A.DE30' -&gt; tgt.relationship =  translate(a, 'relationship-to-client', 'http://terminology.hl7.org/CodeSystem/v2-0131') 'person-accomp' ;</text:p>
            <text:p>a where a != 'EmCare.A.DE30' -&gt; tgt.relationship =  translate(a, 'relationship-to-client', 'http://terminology.hl7.org/CodeSystem/v3-RoleCode') </text:p>
          </table:table-cell>
          <table:table-cell table:style-name="ce156" office:value-type="string" calcext:value-type="string">
            <text:p>CodeableConcept</text:p>
          </table:table-cell>
          <table:table-cell table:style-name="ce156"/>
          <table:table-cell table:style-name="ce156" office:value-type="string" calcext:value-type="string">
            <text:p>http://fhir.org/guides/who/core/StructureDefinition/who-encounter</text:p>
          </table:table-cell>
          <table:table-cell table:style-name="ce156" office:value-type="string" calcext:value-type="string">
            <text:p>4.0.1</text:p>
          </table:table-cell>
          <table:table-cell table:style-name="ce156"/>
          <table:table-cell table:style-name="ce227" office:value-type="string" calcext:value-type="string">
            <text:p>EmCare RelatedPerson</text:p>
          </table:table-cell>
          <table:table-cell table:style-name="ce156" office:value-type="string" calcext:value-type="string">
            <text:p>Relationship to Client</text:p>
          </table:table-cell>
          <table:table-cell table:style-name="ce156" table:number-columns-repeated="7"/>
          <table:table-cell table:style-name="ce10" table:number-columns-repeated="20"/>
          <table:table-cell table:style-name="ce19" table:number-columns-repeated="978"/>
        </table:table-row>
        <table:table-row table:style-name="ro5">
          <table:table-cell table:style-name="ce156" office:value-type="string" calcext:value-type="string">
            <text:p>select_one visit-type</text:p>
          </table:table-cell>
          <table:table-cell table:style-name="ce156" office:value-type="string" calcext:value-type="string">
            <text:p>EmCare.B2.DE01</text:p>
          </table:table-cell>
          <table:table-cell table:style-name="ce156" office:value-type="string" calcext:value-type="string">
            <text:p>Type of Visit</text:p>
          </table:table-cell>
          <table:table-cell table:style-name="ce156" office:value-type="string" calcext:value-type="string">
            <text:p>This is the type of visit - planned or unplanned</text:p>
          </table:table-cell>
          <table:table-cell table:style-name="ce156" table:number-columns-repeated="4"/>
          <table:table-cell table:style-name="ce156" office:value-type="string" calcext:value-type="string">
            <text:p>EmCare</text:p>
          </table:table-cell>
          <table:table-cell table:style-name="ce156" table:number-columns-repeated="2"/>
          <table:table-cell table:style-name="ce210" office:value-type="string" calcext:value-type="string">
            <text:p>a -&gt; tgt.type = a</text:p>
          </table:table-cell>
          <table:table-cell table:style-name="ce156" office:value-type="string" calcext:value-type="string">
            <text:p>CodeableConcept</text:p>
          </table:table-cell>
          <table:table-cell table:style-name="ce156"/>
          <table:table-cell table:style-name="ce156" office:value-type="string" calcext:value-type="string">
            <text:p>http://fhir.org/guides/who/core/StructureDefinition/who-encounter</text:p>
          </table:table-cell>
          <table:table-cell table:style-name="ce156" office:value-type="string" calcext:value-type="string">
            <text:p>4.0.1</text:p>
          </table:table-cell>
          <table:table-cell table:style-name="ce156"/>
          <table:table-cell table:style-name="ce156" office:value-type="string" calcext:value-type="string">
            <text:p>EmCare Encounter</text:p>
          </table:table-cell>
          <table:table-cell table:style-name="ce156" office:value-type="string" calcext:value-type="string">
            <text:p>Type of Visit</text:p>
          </table:table-cell>
          <table:table-cell table:style-name="ce156" table:number-columns-repeated="2"/>
          <table:table-cell table:style-name="ce156" office:value-type="string" calcext:value-type="string">
            <text:p>Encounter</text:p>
          </table:table-cell>
          <table:table-cell table:style-name="ce156" table:number-columns-repeated="4"/>
          <table:table-cell table:style-name="ce10" table:number-columns-repeated="20"/>
          <table:table-cell table:style-name="ce19" table:number-columns-repeated="978"/>
        </table:table-row>
        <table:table-row table:style-name="ro5">
          <table:table-cell table:style-name="ce156" office:value-type="string" calcext:value-type="string">
            <text:p>separator</text:p>
          </table:table-cell>
          <table:table-cell table:style-name="ce156" table:number-columns-repeated="10"/>
          <table:table-cell table:style-name="ce210"/>
          <table:table-cell table:style-name="ce156" table:number-columns-repeated="14"/>
          <table:table-cell table:style-name="ce10" table:number-columns-repeated="20"/>
          <table:table-cell table:style-name="ce19" table:number-columns-repeated="978"/>
        </table:table-row>
        <table:table-row table:style-name="ro5">
          <table:table-cell table:style-name="ce156" office:value-type="string" calcext:value-type="string">
            <text:p>select_one reason_consultation</text:p>
          </table:table-cell>
          <table:table-cell table:style-name="ce156" office:value-type="string" calcext:value-type="string">
            <text:p>EmCare.B3.DE01</text:p>
          </table:table-cell>
          <table:table-cell table:style-name="ce156" office:value-type="string" calcext:value-type="string">
            <text:p>Reason for Consultation</text:p>
          </table:table-cell>
          <table:table-cell table:style-name="ce194" office:value-type="string" calcext:value-type="string">
            <text:p>The reason for the client's consultation</text:p>
          </table:table-cell>
          <table:table-cell table:style-name="ce194" table:number-columns-repeated="2"/>
          <table:table-cell table:style-name="ce156" table:number-columns-repeated="2"/>
          <table:table-cell table:style-name="ce156" office:value-type="string" calcext:value-type="string">
            <text:p>EmCare</text:p>
          </table:table-cell>
          <table:table-cell table:style-name="ce156" table:number-columns-repeated="2"/>
          <table:table-cell table:style-name="ce210" office:value-type="string" calcext:value-type="string">
            <text:p>a -&gt; tgt.reasonCode = a</text:p>
          </table:table-cell>
          <table:table-cell table:style-name="ce156" office:value-type="string" calcext:value-type="string">
            <text:p>CodeableConcept</text:p>
          </table:table-cell>
          <table:table-cell table:style-name="ce156"/>
          <table:table-cell table:style-name="ce156" office:value-type="string" calcext:value-type="string">
            <text:p>http://fhir.org/guides/who/core/StructureDefinition/who-encounter</text:p>
          </table:table-cell>
          <table:table-cell table:style-name="ce156" office:value-type="string" calcext:value-type="string">
            <text:p>4.0.1</text:p>
          </table:table-cell>
          <table:table-cell table:style-name="ce156"/>
          <table:table-cell table:style-name="ce156" office:value-type="string" calcext:value-type="string">
            <text:p>EmCare Encounter</text:p>
          </table:table-cell>
          <table:table-cell table:style-name="ce156" office:value-type="string" calcext:value-type="string">
            <text:p>Reason for Consultation</text:p>
          </table:table-cell>
          <table:table-cell table:style-name="ce156" table:number-columns-repeated="2"/>
          <table:table-cell table:style-name="ce156" office:value-type="string" calcext:value-type="string">
            <text:p>Encounter</text:p>
          </table:table-cell>
          <table:table-cell table:style-name="ce156" table:number-columns-repeated="4"/>
          <table:table-cell table:style-name="ce10" table:number-columns-repeated="20"/>
          <table:table-cell table:style-name="ce19" table:number-columns-repeated="978"/>
        </table:table-row>
        <table:table-row table:style-name="ro5">
          <table:table-cell table:style-name="ce156" office:value-type="string" calcext:value-type="string">
            <text:p>select_one yesno</text:p>
          </table:table-cell>
          <table:table-cell table:style-name="ce156" office:value-type="string" calcext:value-type="string">
            <text:p>EmCare.B3.DE05</text:p>
          </table:table-cell>
          <table:table-cell table:style-name="ce156" office:value-type="string" calcext:value-type="string">
            <text:p>Is the child sick today?</text:p>
          </table:table-cell>
          <table:table-cell table:style-name="ce156" office:value-type="string" calcext:value-type="string">
            <text:p>The client's visit is for a well child but the child is also presenting as sick</text:p>
          </table:table-cell>
          <table:table-cell table:style-name="ce156" table:number-columns-repeated="4"/>
          <table:table-cell table:style-name="ce156" office:value-type="string" calcext:value-type="string">
            <text:p>EmCare</text:p>
          </table:table-cell>
          <table:table-cell table:style-name="ce156" table:number-columns-repeated="2"/>
          <table:table-cell table:style-name="ce210" office:value-type="string" calcext:value-type="string">
            <text:p>a -&gt; tgt.code = a</text:p>
          </table:table-cell>
          <table:table-cell table:style-name="ce156" office:value-type="string" calcext:value-type="string">
            <text:p>CodeableConcept</text:p>
          </table:table-cell>
          <table:table-cell table:style-name="ce156"/>
          <table:table-cell table:style-name="ce156" office:value-type="string" calcext:value-type="string">
            <text:p>http://fhir.org/guides/who/core/StructureDefinition/who-observation</text:p>
          </table:table-cell>
          <table:table-cell table:style-name="ce156" office:value-type="string" calcext:value-type="string">
            <text:p>4.0.1</text:p>
          </table:table-cell>
          <table:table-cell table:style-name="ce156"/>
          <table:table-cell table:style-name="ce156" office:value-type="string" calcext:value-type="string">
            <text:p>EmCare Observation</text:p>
          </table:table-cell>
          <table:table-cell table:style-name="ce156" table:number-columns-repeated="3"/>
          <table:table-cell table:style-name="ce156" office:value-type="string" calcext:value-type="string">
            <text:p>Encounter</text:p>
          </table:table-cell>
          <table:table-cell table:style-name="ce156" table:number-columns-repeated="4"/>
          <table:table-cell table:style-name="ce10" table:number-columns-repeated="20"/>
          <table:table-cell table:style-name="ce19" table:number-columns-repeated="978"/>
        </table:table-row>
        <table:table-row table:style-name="ro5">
          <table:table-cell table:style-name="ce156" office:value-type="string" calcext:value-type="string">
            <text:p>select_one consultation_type</text:p>
          </table:table-cell>
          <table:table-cell table:style-name="ce156" office:value-type="string" calcext:value-type="string">
            <text:p>EmCare.B3.DE06</text:p>
          </table:table-cell>
          <table:table-cell table:style-name="ce156" office:value-type="string" calcext:value-type="string">
            <text:p>Type of Consultation</text:p>
          </table:table-cell>
          <table:table-cell table:style-name="ce156" office:value-type="string" calcext:value-type="string">
            <text:p>The client's visit is for a new consultation</text:p>
          </table:table-cell>
          <table:table-cell table:style-name="ce156" table:number-columns-repeated="4"/>
          <table:table-cell table:style-name="ce156" office:value-type="string" calcext:value-type="string">
            <text:p>EmCare</text:p>
          </table:table-cell>
          <table:table-cell table:style-name="ce156" table:number-columns-repeated="2"/>
          <table:table-cell table:style-name="ce210" office:value-type="string" calcext:value-type="string">
            <text:p>a -&gt; tgt.type = a</text:p>
          </table:table-cell>
          <table:table-cell table:style-name="ce156" office:value-type="string" calcext:value-type="string">
            <text:p>CodeableConcept</text:p>
          </table:table-cell>
          <table:table-cell table:style-name="ce156"/>
          <table:table-cell table:style-name="ce156" office:value-type="string" calcext:value-type="string">
            <text:p>http://fhir.org/guides/who/core/StructureDefinition/who-encounter</text:p>
          </table:table-cell>
          <table:table-cell table:style-name="ce156" office:value-type="string" calcext:value-type="string">
            <text:p>4.0.1</text:p>
          </table:table-cell>
          <table:table-cell table:style-name="ce156"/>
          <table:table-cell table:style-name="ce156" office:value-type="string" calcext:value-type="string">
            <text:p>EmCare Encounter</text:p>
          </table:table-cell>
          <table:table-cell table:style-name="ce156" office:value-type="string" calcext:value-type="string">
            <text:p>Type of Consultation</text:p>
          </table:table-cell>
          <table:table-cell table:style-name="ce156" table:number-columns-repeated="2"/>
          <table:table-cell table:style-name="ce156" office:value-type="string" calcext:value-type="string">
            <text:p>Encounter</text:p>
          </table:table-cell>
          <table:table-cell table:style-name="ce156" table:number-columns-repeated="4"/>
          <table:table-cell table:style-name="ce10" table:number-columns-repeated="20"/>
          <table:table-cell table:style-name="ce19" table:number-columns-repeated="978"/>
        </table:table-row>
        <table:table-row table:style-name="ro5">
          <table:table-cell table:style-name="ce156" table:number-columns-repeated="2"/>
          <table:table-cell table:style-name="ce156" office:value-type="string" calcext:value-type="string">
            <text:p>PLACEHOLDER Referral</text:p>
          </table:table-cell>
          <table:table-cell table:style-name="ce156" table:number-columns-repeated="8"/>
          <table:table-cell table:style-name="ce210"/>
          <table:table-cell table:style-name="ce156" table:number-columns-repeated="14"/>
          <table:table-cell table:style-name="ce10" table:number-columns-repeated="20"/>
          <table:table-cell table:style-name="ce19" table:number-columns-repeated="978"/>
        </table:table-row>
        <table:table-row table:style-name="ro5">
          <table:table-cell table:style-name="ce156" office:value-type="string" calcext:value-type="string">
            <text:p>boolean</text:p>
          </table:table-cell>
          <table:table-cell table:style-name="ce156" office:value-type="string" calcext:value-type="string">
            <text:p>EmCare.B3.DE09</text:p>
          </table:table-cell>
          <table:table-cell table:style-name="ce156" office:value-type="string" calcext:value-type="string">
            <text:p>Referred by a Health Care Worker or Health Care Facility</text:p>
          </table:table-cell>
          <table:table-cell table:style-name="ce156" office:value-type="string" calcext:value-type="string">
            <text:p>The client was referred by a Health Care Worker in the community or another Health Care Facility</text:p>
          </table:table-cell>
          <table:table-cell table:style-name="ce156" table:number-columns-repeated="4"/>
          <table:table-cell table:style-name="ce156" office:value-type="string" calcext:value-type="string">
            <text:p>EmCare</text:p>
          </table:table-cell>
          <table:table-cell table:style-name="ce156" office:value-type="string" calcext:value-type="string">
            <text:p>checkbox</text:p>
          </table:table-cell>
          <table:table-cell table:style-name="ce156"/>
          <table:table-cell table:style-name="ce210" office:value-type="string" calcext:value-type="string">
            <text:p>tgt.extension as ext where ext.url ='{{canonical_base}}Extension/refered' <text:s/>then {a -&gt; ext.valueBoolean = a 'set-bool';}</text:p>
          </table:table-cell>
          <table:table-cell table:style-name="ce156" office:value-type="string" calcext:value-type="string">
            <text:p>Boolean</text:p>
          </table:table-cell>
          <table:table-cell table:style-name="ce156" office:value-type="string" calcext:value-type="string">
            <text:p>refered</text:p>
          </table:table-cell>
          <table:table-cell table:style-name="ce156" office:value-type="string" calcext:value-type="string">
            <text:p>http://fhir.org/guides/who/core/StructureDefinition/who-encounter</text:p>
          </table:table-cell>
          <table:table-cell table:style-name="ce156" office:value-type="string" calcext:value-type="string">
            <text:p>4.0.1</text:p>
          </table:table-cell>
          <table:table-cell table:style-name="ce156"/>
          <table:table-cell table:style-name="ce156" office:value-type="string" calcext:value-type="string">
            <text:p>EmCare Encounter</text:p>
          </table:table-cell>
          <table:table-cell table:style-name="ce156" table:number-columns-repeated="3"/>
          <table:table-cell table:style-name="ce156" office:value-type="string" calcext:value-type="string">
            <text:p>Encounter</text:p>
          </table:table-cell>
          <table:table-cell table:style-name="ce156" table:number-columns-repeated="4"/>
          <table:table-cell table:style-name="ce10" table:number-columns-repeated="20"/>
          <table:table-cell table:style-name="ce19" table:number-columns-repeated="978"/>
        </table:table-row>
        <table:table-row table:style-name="ro5" table:number-rows-repeated="16">
          <table:table-cell table:style-name="ce156" table:number-columns-repeated="11"/>
          <table:table-cell table:style-name="ce210"/>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3"/>
          <table:table-cell table:style-name="ce194" table:number-columns-repeated="3"/>
          <table:table-cell table:style-name="ce156" table:number-columns-repeated="5"/>
          <table:table-cell table:style-name="ce210"/>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0"/>
          <table:table-cell table:style-name="ce156" table:number-columns-repeated="14"/>
          <table:table-cell table:style-name="ce10" table:number-columns-repeated="20"/>
          <table:table-cell table:style-name="ce19" table:number-columns-repeated="978"/>
        </table:table-row>
        <table:table-row table:style-name="ro5" table:number-rows-repeated="6">
          <table:table-cell table:style-name="ce156" table:number-columns-repeated="3"/>
          <table:table-cell table:style-name="ce194" table:number-columns-repeated="3"/>
          <table:table-cell table:style-name="ce156" table:number-columns-repeated="5"/>
          <table:table-cell table:style-name="ce210"/>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0"/>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0"/>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2">
          <table:table-cell table:style-name="ce156" table:number-columns-repeated="11"/>
          <table:table-cell table:style-name="ce210"/>
          <table:table-cell table:style-name="ce156" table:number-columns-repeated="7"/>
          <table:table-cell table:style-name="ce228" table:number-columns-repeated="2"/>
          <table:table-cell table:style-name="ce156" table:number-columns-repeated="3"/>
          <table:table-cell table:style-name="ce243" table:number-columns-repeated="2"/>
          <table:table-cell table:style-name="ce10" table:number-columns-repeated="20"/>
          <table:table-cell table:style-name="ce19" table:number-columns-repeated="978"/>
        </table:table-row>
        <table:table-row table:style-name="ro5">
          <table:table-cell table:style-name="ce156" table:number-columns-repeated="11"/>
          <table:table-cell table:style-name="ce210"/>
          <table:table-cell table:style-name="ce156" table:number-columns-repeated="14"/>
          <table:table-cell table:style-name="ce10" table:number-columns-repeated="20"/>
          <table:table-cell table:style-name="ce19" table:number-columns-repeated="978"/>
        </table:table-row>
        <table:table-row table:style-name="ro5" table:number-rows-repeated="3">
          <table:table-cell table:style-name="ce156" table:number-columns-repeated="11"/>
          <table:table-cell table:style-name="ce210"/>
          <table:table-cell table:style-name="ce156" table:number-columns-repeated="12"/>
          <table:table-cell table:style-name="ce10"/>
          <table:table-cell table:style-name="ce156"/>
          <table:table-cell table:style-name="ce10" table:number-columns-repeated="20"/>
          <table:table-cell table:style-name="ce19" table:number-columns-repeated="978"/>
        </table:table-row>
        <table:table-row table:style-name="ro20">
          <table:table-cell table:style-name="ce156" table:number-columns-repeated="11"/>
          <table:table-cell table:style-name="ce210"/>
          <table:table-cell table:style-name="ce156" table:number-columns-repeated="12"/>
          <table:table-cell table:style-name="ce10"/>
          <table:table-cell table:style-name="ce156"/>
          <table:table-cell table:style-name="ce10" table:number-columns-repeated="20"/>
          <table:table-cell table:style-name="ce19" table:number-columns-repeated="978"/>
        </table:table-row>
        <table:table-row table:style-name="ro5">
          <table:table-cell table:style-name="ce156" table:number-columns-repeated="11"/>
          <table:table-cell table:style-name="ce210"/>
          <table:table-cell table:style-name="ce156" table:number-columns-repeated="12"/>
          <table:table-cell table:style-name="ce10"/>
          <table:table-cell table:style-name="ce248"/>
          <table:table-cell table:style-name="ce10" table:number-columns-repeated="20"/>
          <table:table-cell table:style-name="ce19" table:number-columns-repeated="978"/>
        </table:table-row>
        <table:table-row table:style-name="ro5">
          <table:table-cell table:style-name="ce156" table:number-columns-repeated="11"/>
          <table:table-cell table:style-name="ce210"/>
          <table:table-cell table:style-name="ce156" table:number-columns-repeated="7"/>
          <table:table-cell table:style-name="ce229" table:number-columns-repeated="2"/>
          <table:table-cell table:style-name="ce156" table:number-columns-repeated="3"/>
          <table:table-cell table:style-name="ce10"/>
          <table:table-cell table:style-name="ce249"/>
          <table:table-cell table:style-name="ce10" table:number-columns-repeated="20"/>
          <table:table-cell table:style-name="ce19" table:number-columns-repeated="978"/>
        </table:table-row>
        <table:table-row table:style-name="ro5">
          <table:table-cell table:style-name="ce156" table:number-columns-repeated="11"/>
          <table:table-cell table:style-name="ce210"/>
          <table:table-cell table:style-name="ce156" table:number-columns-repeated="7"/>
          <table:table-cell table:style-name="ce230" table:number-columns-repeated="2"/>
          <table:table-cell table:style-name="ce156" table:number-columns-repeated="3"/>
          <table:table-cell table:style-name="ce10"/>
          <table:table-cell table:style-name="ce249"/>
          <table:table-cell table:style-name="ce10" table:number-columns-repeated="20"/>
          <table:table-cell table:style-name="ce19" table:number-columns-repeated="978"/>
        </table:table-row>
        <table:table-row table:style-name="ro5" table:number-rows-repeated="15">
          <table:table-cell table:style-name="ce156" table:number-columns-repeated="11"/>
          <table:table-cell table:style-name="ce210"/>
          <table:table-cell table:style-name="ce156" table:number-columns-repeated="14"/>
          <table:table-cell table:style-name="ce10" table:number-columns-repeated="20"/>
          <table:table-cell table:style-name="ce19" table:number-columns-repeated="978"/>
        </table:table-row>
        <table:table-row table:style-name="ro1">
          <table:table-cell table:style-name="ce156" table:number-columns-repeated="3"/>
          <table:table-cell table:style-name="ce19" table:number-columns-repeated="8"/>
          <table:table-cell/>
          <table:table-cell table:style-name="ce19" table:number-columns-repeated="7"/>
          <table:table-cell table:style-name="ce156" table:number-columns-repeated="2"/>
          <table:table-cell table:style-name="ce19" table:number-columns-repeated="1003"/>
        </table:table-row>
        <table:table-row table:style-name="ro5" table:number-rows-repeated="3">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2">
          <table:table-cell table:style-name="ce156" table:number-columns-repeated="3"/>
          <table:table-cell table:style-name="ce194" table:number-columns-repeated="3"/>
          <table:table-cell table:style-name="ce156" table:number-columns-repeated="5"/>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4">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15">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3">
          <table:table-cell table:style-name="ce156" table:number-columns-repeated="11"/>
          <table:table-cell table:style-name="ce214"/>
          <table:table-cell table:style-name="ce156" table:number-columns-repeated="15"/>
          <table:table-cell table:style-name="ce10" table:number-columns-repeated="20"/>
          <table:table-cell table:style-name="ce19" table:number-columns-repeated="977"/>
        </table:table-row>
        <table:table-row table:style-name="ro5" table:number-rows-repeated="2">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15">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3">
          <table:table-cell table:style-name="ce156" table:number-columns-repeated="3"/>
          <table:table-cell table:style-name="ce194" table:number-columns-repeated="3"/>
          <table:table-cell table:style-name="ce156" table:number-columns-repeated="5"/>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2">
          <table:table-cell table:style-name="ce156" table:number-columns-repeated="3"/>
          <table:table-cell table:style-name="ce194" table:number-columns-repeated="3"/>
          <table:table-cell table:style-name="ce156" table:number-columns-repeated="5"/>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6">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7"/>
          <table:table-cell table:style-name="ce231" table:number-columns-repeated="2"/>
          <table:table-cell table:style-name="ce156" table:number-columns-repeated="5"/>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7"/>
          <table:table-cell table:style-name="ce232" table:number-columns-repeated="2"/>
          <table:table-cell table:style-name="ce156" table:number-columns-repeated="5"/>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2">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3">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13">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2">
          <table:table-cell table:style-name="ce156" table:number-columns-repeated="3"/>
          <table:table-cell table:style-name="ce194" table:number-columns-repeated="3"/>
          <table:table-cell table:style-name="ce156" table:number-columns-repeated="5"/>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14">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3">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1">
          <table:table-cell table:style-name="ce19" table:number-columns-repeated="11"/>
          <table:table-cell/>
          <table:table-cell table:style-name="ce19" table:number-columns-repeated="1012"/>
        </table:table-row>
        <table:table-row table:style-name="ro5" table:number-rows-repeated="6">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1">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7"/>
          <table:table-cell table:style-name="ce233" table:number-columns-repeated="2"/>
          <table:table-cell table:style-name="ce156" table:number-columns-repeated="5"/>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12">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2">
          <table:table-cell table:style-name="ce156" table:number-columns-repeated="3"/>
          <table:table-cell table:style-name="ce194" table:number-columns-repeated="3"/>
          <table:table-cell table:style-name="ce156" table:number-columns-repeated="5"/>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6">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8">
          <table:table-cell table:style-name="ce156" table:number-columns-repeated="3"/>
          <table:table-cell table:style-name="ce194" table:number-columns-repeated="3"/>
          <table:table-cell table:style-name="ce156" table:number-columns-repeated="5"/>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2">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7">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1">
          <table:table-cell table:style-name="ce19" table:number-columns-repeated="11"/>
          <table:table-cell/>
          <table:table-cell table:style-name="ce19" table:number-columns-repeated="1012"/>
        </table:table-row>
        <table:table-row table:style-name="ro3">
          <table:table-cell table:style-name="ce19" table:number-columns-repeated="11"/>
          <table:table-cell/>
          <table:table-cell table:style-name="ce19" table:number-columns-repeated="1012"/>
        </table:table-row>
        <table:table-row table:style-name="ro5" table:number-rows-repeated="10">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2">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3"/>
          <table:table-cell table:style-name="ce194" table:number-columns-repeated="3"/>
          <table:table-cell table:style-name="ce156" table:number-columns-repeated="5"/>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2"/>
          <table:table-cell table:style-name="ce194" table:number-columns-repeated="2"/>
          <table:table-cell table:style-name="ce156" table:number-columns-repeated="10"/>
          <table:table-cell table:style-name="ce10" table:number-columns-repeated="20"/>
          <table:table-cell table:style-name="ce19" table:number-columns-repeated="978"/>
        </table:table-row>
        <table:table-row table:style-name="ro5" table:number-rows-repeated="3">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1">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12">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11">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2">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6">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7"/>
          <table:table-cell table:style-name="ce23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2">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6"/>
          <table:table-cell table:style-name="ce206" table:number-columns-repeated="2"/>
          <table:table-cell table:style-name="ce156" table:number-columns-repeated="3"/>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2">
          <table:table-cell table:style-name="ce156" table:number-columns-repeated="3"/>
          <table:table-cell table:style-name="ce194" table:number-columns-repeated="3"/>
          <table:table-cell table:style-name="ce156" table:number-columns-repeated="5"/>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9" table:number-columns-repeated="2"/>
          <table:table-cell table:style-name="ce179" table:number-columns-repeated="4"/>
          <table:table-cell table:style-name="ce156" table:number-columns-repeated="5"/>
          <table:table-cell table:style-name="ce214"/>
          <table:table-cell table:style-name="ce215" table:number-columns-repeated="2"/>
          <table:table-cell table:style-name="ce156" table:number-columns-repeated="12"/>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9" table:number-columns-repeated="2"/>
          <table:table-cell table:style-name="ce156" table:number-columns-repeated="9"/>
          <table:table-cell table:style-name="ce214"/>
          <table:table-cell table:style-name="ce216" table:number-columns-repeated="2"/>
          <table:table-cell table:style-name="ce156" table:number-columns-repeated="12"/>
          <table:table-cell table:style-name="ce10" table:number-columns-repeated="20"/>
          <table:table-cell table:style-name="ce19" table:number-columns-repeated="978"/>
        </table:table-row>
        <table:table-row table:style-name="ro5">
          <table:table-cell table:style-name="ce159" table:number-columns-repeated="2"/>
          <table:table-cell table:style-name="ce156" table:number-columns-repeated="9"/>
          <table:table-cell table:style-name="ce214"/>
          <table:table-cell table:style-name="ce217" table:number-columns-repeated="2"/>
          <table:table-cell table:style-name="ce156" table:number-columns-repeated="12"/>
          <table:table-cell table:style-name="ce10" table:number-columns-repeated="20"/>
          <table:table-cell table:style-name="ce19" table:number-columns-repeated="978"/>
        </table:table-row>
        <table:table-row table:style-name="ro5">
          <table:table-cell table:style-name="ce160" table:number-columns-repeated="2"/>
          <table:table-cell table:style-name="ce156" table:number-columns-repeated="9"/>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61" table:number-columns-repeated="2"/>
          <table:table-cell table:style-name="ce156" table:number-columns-repeated="9"/>
          <table:table-cell table:style-name="ce214"/>
          <table:table-cell table:style-name="ce218" table:number-columns-repeated="2"/>
          <table:table-cell table:style-name="ce156" table:number-columns-repeated="12"/>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62" table:number-columns-repeated="2"/>
          <table:table-cell table:style-name="ce179"/>
          <table:table-cell table:style-name="ce195" table:number-columns-repeated="3"/>
          <table:table-cell table:style-name="ce156" table:number-columns-repeated="5"/>
          <table:table-cell table:style-name="ce214"/>
          <table:table-cell table:style-name="ce156" table:number-columns-repeated="2"/>
          <table:table-cell table:style-name="ce222" table:number-columns-repeated="2"/>
          <table:table-cell table:style-name="ce156" table:number-columns-repeated="10"/>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3">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4">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3"/>
          <table:table-cell table:style-name="ce179" table:number-columns-repeated="2"/>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4">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7"/>
          <table:table-cell table:style-name="ce235"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8">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10">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3">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2">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13">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4">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3"/>
          <table:table-cell table:style-name="ce194" table:number-columns-repeated="3"/>
          <table:table-cell table:style-name="ce156" table:number-columns-repeated="5"/>
          <table:table-cell table:style-name="ce214"/>
          <table:table-cell table:style-name="ce156" table:number-columns-repeated="2"/>
          <table:table-cell table:style-name="ce194" table:number-columns-repeated="2"/>
          <table:table-cell table:style-name="ce156" table:number-columns-repeated="10"/>
          <table:table-cell table:style-name="ce10" table:number-columns-repeated="20"/>
          <table:table-cell table:style-name="ce19" table:number-columns-repeated="978"/>
        </table:table-row>
        <table:table-row table:style-name="ro5">
          <table:table-cell table:style-name="ce156" table:number-columns-repeated="3"/>
          <table:table-cell table:style-name="ce194" table:number-columns-repeated="3"/>
          <table:table-cell table:style-name="ce156" table:number-columns-repeated="5"/>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12">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2">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3">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3"/>
          <table:table-cell table:style-name="ce244" table:number-columns-repeated="2"/>
          <table:table-cell table:style-name="ce10" table:number-columns-repeated="20"/>
          <table:table-cell table:style-name="ce19" table:number-columns-repeated="978"/>
        </table:table-row>
        <table:table-row table:style-name="ro5" table:number-rows-repeated="2">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2">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8">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16">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219" table:number-columns-repeated="4"/>
          <table:table-cell table:style-name="ce156" table:number-columns-repeated="10"/>
          <table:table-cell table:style-name="ce10" table:number-columns-repeated="20"/>
          <table:table-cell table:style-name="ce19" table:number-columns-repeated="978"/>
        </table:table-row>
        <table:table-row table:style-name="ro20">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5">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2">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3"/>
          <table:table-cell table:style-name="ce194" table:number-columns-repeated="3"/>
          <table:table-cell table:style-name="ce156" table:number-columns-repeated="5"/>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2">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2"/>
          <table:table-cell table:style-name="ce180"/>
          <table:table-cell table:style-name="ce156" table:number-columns-repeated="8"/>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14">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41">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5">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2">
          <table:table-cell table:style-name="ce156" table:number-columns-repeated="3"/>
          <table:table-cell table:style-name="ce194" table:number-columns-repeated="3"/>
          <table:table-cell table:style-name="ce156" table:number-columns-repeated="5"/>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6">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1">
          <table:table-cell table:style-name="ce19" table:number-columns-repeated="11"/>
          <table:table-cell/>
          <table:table-cell table:style-name="ce19" table:number-columns-repeated="1012"/>
        </table:table-row>
        <table:table-row table:style-name="ro5" table:number-rows-repeated="9">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3"/>
          <table:table-cell table:style-name="ce194" table:number-columns-repeated="3"/>
          <table:table-cell table:style-name="ce156" table:number-columns-repeated="5"/>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2">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9">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63" table:number-columns-repeated="2"/>
          <table:table-cell table:style-name="ce181"/>
          <table:table-cell table:style-name="ce196" table:number-columns-repeated="3"/>
          <table:table-cell table:style-name="ce156" table:number-columns-repeated="5"/>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65" table:number-columns-repeated="2"/>
          <table:table-cell table:style-name="ce156"/>
          <table:table-cell table:style-name="ce194" table:number-columns-repeated="3"/>
          <table:table-cell table:style-name="ce156" table:number-columns-repeated="5"/>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8">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2">
          <table:table-cell table:style-name="ce156" table:number-columns-repeated="3"/>
          <table:table-cell table:style-name="ce194" table:number-columns-repeated="3"/>
          <table:table-cell table:style-name="ce156" table:number-columns-repeated="5"/>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7">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1">
          <table:table-cell table:style-name="ce19" table:number-columns-repeated="11"/>
          <table:table-cell/>
          <table:table-cell table:style-name="ce19" table:number-columns-repeated="1012"/>
        </table:table-row>
        <table:table-row table:style-name="ro5" table:number-rows-repeated="3">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6">
          <table:table-cell table:style-name="ce166" table:number-columns-repeated="2"/>
          <table:table-cell table:style-name="ce182"/>
          <table:table-cell table:style-name="ce197" table:number-columns-repeated="3"/>
          <table:table-cell table:style-name="ce156" table:number-columns-repeated="5"/>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66" table:number-columns-repeated="2"/>
          <table:table-cell table:style-name="ce182"/>
          <table:table-cell table:style-name="ce198" table:number-columns-repeated="3"/>
          <table:table-cell table:style-name="ce156" table:number-columns-repeated="5"/>
          <table:table-cell table:style-name="ce214"/>
          <table:table-cell table:style-name="ce220" table:number-columns-repeated="2"/>
          <table:table-cell table:style-name="ce156" table:number-columns-repeated="12"/>
          <table:table-cell table:style-name="ce10" table:number-columns-repeated="20"/>
          <table:table-cell table:style-name="ce19" table:number-columns-repeated="978"/>
        </table:table-row>
        <table:table-row table:style-name="ro5" table:number-rows-repeated="3">
          <table:table-cell table:style-name="ce166" table:number-columns-repeated="2"/>
          <table:table-cell table:style-name="ce182"/>
          <table:table-cell table:style-name="ce197" table:number-columns-repeated="3"/>
          <table:table-cell table:style-name="ce156" table:number-columns-repeated="5"/>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66" table:number-columns-repeated="2"/>
          <table:table-cell table:style-name="ce182"/>
          <table:table-cell table:style-name="ce199" table:number-columns-repeated="3"/>
          <table:table-cell table:style-name="ce156" table:number-columns-repeated="5"/>
          <table:table-cell table:style-name="ce214"/>
          <table:table-cell table:style-name="ce221" table:number-columns-repeated="2"/>
          <table:table-cell table:style-name="ce156" table:number-columns-repeated="12"/>
          <table:table-cell table:style-name="ce10" table:number-columns-repeated="20"/>
          <table:table-cell table:style-name="ce19" table:number-columns-repeated="978"/>
        </table:table-row>
        <table:table-row table:style-name="ro5" table:number-rows-repeated="2">
          <table:table-cell table:style-name="ce166" table:number-columns-repeated="2"/>
          <table:table-cell table:style-name="ce182"/>
          <table:table-cell table:style-name="ce197" table:number-columns-repeated="3"/>
          <table:table-cell table:style-name="ce156" table:number-columns-repeated="5"/>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2">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14">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5">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3"/>
          <table:table-cell table:style-name="ce194" table:number-columns-repeated="3"/>
          <table:table-cell table:style-name="ce156" table:number-columns-repeated="5"/>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2">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3">
          <table:table-cell table:style-name="ce156" table:number-columns-repeated="3"/>
          <table:table-cell table:style-name="ce194" table:number-columns-repeated="3"/>
          <table:table-cell table:style-name="ce156" table:number-columns-repeated="5"/>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67" table:number-columns-repeated="2"/>
          <table:table-cell table:style-name="ce183"/>
          <table:table-cell table:style-name="ce167" table:number-columns-repeated="3"/>
          <table:table-cell table:style-name="ce156" table:number-columns-repeated="5"/>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67" table:number-columns-repeated="2"/>
          <table:table-cell table:style-name="ce183"/>
          <table:table-cell table:style-name="ce167" table:number-columns-repeated="3"/>
          <table:table-cell table:style-name="ce156" table:number-columns-repeated="5"/>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12">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5">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15"/>
          <table:table-cell table:style-name="ce10" table:number-columns-repeated="20"/>
          <table:table-cell table:style-name="ce19" table:number-columns-repeated="977"/>
        </table:table-row>
        <table:table-row table:style-name="ro5">
          <table:table-cell table:style-name="ce156" table:number-columns-repeated="3"/>
          <table:table-cell table:style-name="ce194" table:number-columns-repeated="3"/>
          <table:table-cell table:style-name="ce156" table:number-columns-repeated="5"/>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2">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2">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8">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3">
          <table:table-cell table:style-name="ce156" table:number-columns-repeated="3"/>
          <table:table-cell table:style-name="ce194" table:number-columns-repeated="3"/>
          <table:table-cell table:style-name="ce156" table:number-columns-repeated="5"/>
          <table:table-cell table:style-name="ce214"/>
          <table:table-cell table:style-name="ce156" table:number-columns-repeated="14"/>
          <table:table-cell table:style-name="ce10" table:number-columns-repeated="20"/>
          <table:table-cell table:style-name="ce19" table:number-columns-repeated="978"/>
        </table:table-row>
        <table:table-row table:style-name="ro17" table:number-rows-repeated="2">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17">
          <table:table-cell table:style-name="ce156" table:number-columns-repeated="3"/>
          <table:table-cell table:style-name="ce194" table:number-columns-repeated="3"/>
          <table:table-cell table:style-name="ce156" table:number-columns-repeated="5"/>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2">
          <table:table-cell table:style-name="ce156" table:number-columns-repeated="3"/>
          <table:table-cell table:style-name="ce194" table:number-columns-repeated="3"/>
          <table:table-cell table:style-name="ce156" table:number-columns-repeated="5"/>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6">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68" table:number-columns-repeated="2"/>
          <table:table-cell table:style-name="ce184" table:number-columns-repeated="4"/>
          <table:table-cell table:style-name="ce156" table:number-columns-repeated="5"/>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3">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69" table:number-columns-repeated="2"/>
          <table:table-cell table:style-name="ce184" table:number-columns-repeated="4"/>
          <table:table-cell table:style-name="ce156" table:number-columns-repeated="5"/>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4">
          <table:table-cell table:style-name="ce170" table:number-columns-repeated="2"/>
          <table:table-cell table:style-name="ce184"/>
          <table:table-cell table:style-name="ce200" table:number-columns-repeated="3"/>
          <table:table-cell table:style-name="ce156" table:number-columns-repeated="5"/>
          <table:table-cell table:style-name="ce214"/>
          <table:table-cell table:style-name="ce156" table:number-columns-repeated="4"/>
          <table:table-cell table:style-name="ce184"/>
          <table:table-cell table:style-name="ce156" table:number-columns-repeated="9"/>
          <table:table-cell table:style-name="ce10" table:number-columns-repeated="20"/>
          <table:table-cell table:style-name="ce19" table:number-columns-repeated="978"/>
        </table:table-row>
        <table:table-row table:style-name="ro5" table:number-rows-repeated="3">
          <table:table-cell table:style-name="ce156" table:number-columns-repeated="3"/>
          <table:table-cell table:style-name="ce194" table:number-columns-repeated="3"/>
          <table:table-cell table:style-name="ce156" table:number-columns-repeated="5"/>
          <table:table-cell table:style-name="ce214"/>
          <table:table-cell table:style-name="ce156" table:number-columns-repeated="4"/>
          <table:table-cell table:style-name="ce184"/>
          <table:table-cell table:style-name="ce156" table:number-columns-repeated="9"/>
          <table:table-cell table:style-name="ce10" table:number-columns-repeated="20"/>
          <table:table-cell table:style-name="ce19" table:number-columns-repeated="978"/>
        </table:table-row>
        <table:table-row table:style-name="ro5">
          <table:table-cell table:style-name="ce156" table:number-columns-repeated="3"/>
          <table:table-cell table:style-name="ce194" table:number-columns-repeated="3"/>
          <table:table-cell table:style-name="ce156" table:number-columns-repeated="5"/>
          <table:table-cell table:style-name="ce214"/>
          <table:table-cell table:style-name="ce156" table:number-columns-repeated="2"/>
          <table:table-cell table:style-name="ce223" table:number-columns-repeated="2"/>
          <table:table-cell table:style-name="ce184"/>
          <table:table-cell table:style-name="ce156" table:number-columns-repeated="9"/>
          <table:table-cell table:style-name="ce10" table:number-columns-repeated="20"/>
          <table:table-cell table:style-name="ce19" table:number-columns-repeated="978"/>
        </table:table-row>
        <table:table-row table:style-name="ro5" table:number-rows-repeated="7">
          <table:table-cell table:style-name="ce156" table:number-columns-repeated="3"/>
          <table:table-cell table:style-name="ce194" table:number-columns-repeated="3"/>
          <table:table-cell table:style-name="ce156" table:number-columns-repeated="5"/>
          <table:table-cell table:style-name="ce214"/>
          <table:table-cell table:style-name="ce156" table:number-columns-repeated="4"/>
          <table:table-cell table:style-name="ce184"/>
          <table:table-cell table:style-name="ce156" table:number-columns-repeated="9"/>
          <table:table-cell table:style-name="ce10" table:number-columns-repeated="20"/>
          <table:table-cell table:style-name="ce19" table:number-columns-repeated="978"/>
        </table:table-row>
        <table:table-row table:style-name="ro6">
          <table:table-cell table:style-name="ce156" table:number-columns-repeated="3"/>
          <table:table-cell table:style-name="ce194" table:number-columns-repeated="3"/>
          <table:table-cell table:style-name="ce156" table:number-columns-repeated="5"/>
          <table:table-cell table:style-name="ce214"/>
          <table:table-cell table:style-name="ce156" table:number-columns-repeated="4"/>
          <table:table-cell table:style-name="ce184"/>
          <table:table-cell table:style-name="ce156" table:number-columns-repeated="9"/>
          <table:table-cell table:style-name="ce10" table:number-columns-repeated="20"/>
          <table:table-cell table:style-name="ce19" table:number-columns-repeated="978"/>
        </table:table-row>
        <table:table-row table:style-name="ro5">
          <table:table-cell table:style-name="ce156" table:number-columns-repeated="3"/>
          <table:table-cell table:style-name="ce194" table:number-columns-repeated="3"/>
          <table:table-cell table:style-name="ce156" table:number-columns-repeated="5"/>
          <table:table-cell table:style-name="ce214"/>
          <table:table-cell table:style-name="ce156" table:number-columns-repeated="4"/>
          <table:table-cell table:style-name="ce184"/>
          <table:table-cell table:style-name="ce156" table:number-columns-repeated="9"/>
          <table:table-cell table:style-name="ce10" table:number-columns-repeated="20"/>
          <table:table-cell table:style-name="ce19" table:number-columns-repeated="978"/>
        </table:table-row>
        <table:table-row table:style-name="ro5" table:number-rows-repeated="5">
          <table:table-cell table:style-name="ce156" table:number-columns-repeated="11"/>
          <table:table-cell table:style-name="ce214"/>
          <table:table-cell table:style-name="ce156" table:number-columns-repeated="4"/>
          <table:table-cell table:style-name="ce184"/>
          <table:table-cell table:style-name="ce156" table:number-columns-repeated="9"/>
          <table:table-cell table:style-name="ce10" table:number-columns-repeated="20"/>
          <table:table-cell table:style-name="ce19" table:number-columns-repeated="978"/>
        </table:table-row>
        <table:table-row table:style-name="ro5">
          <table:table-cell table:style-name="ce156" table:number-columns-repeated="3"/>
          <table:table-cell table:style-name="ce194" table:number-columns-repeated="3"/>
          <table:table-cell table:style-name="ce156" table:number-columns-repeated="5"/>
          <table:table-cell table:style-name="ce214"/>
          <table:table-cell table:style-name="ce156" table:number-columns-repeated="4"/>
          <table:table-cell table:style-name="ce184"/>
          <table:table-cell table:style-name="ce156" table:number-columns-repeated="9"/>
          <table:table-cell table:style-name="ce10" table:number-columns-repeated="20"/>
          <table:table-cell table:style-name="ce19" table:number-columns-repeated="978"/>
        </table:table-row>
        <table:table-row table:style-name="ro5" table:number-rows-repeated="6">
          <table:table-cell table:style-name="ce156" table:number-columns-repeated="11"/>
          <table:table-cell table:style-name="ce214"/>
          <table:table-cell table:style-name="ce156" table:number-columns-repeated="4"/>
          <table:table-cell table:style-name="ce184"/>
          <table:table-cell table:style-name="ce156" table:number-columns-repeated="9"/>
          <table:table-cell table:style-name="ce10" table:number-columns-repeated="20"/>
          <table:table-cell table:style-name="ce19" table:number-columns-repeated="978"/>
        </table:table-row>
        <table:table-row table:style-name="ro5" table:number-rows-repeated="4">
          <table:table-cell table:style-name="ce156" table:number-columns-repeated="3"/>
          <table:table-cell table:style-name="ce194" table:number-columns-repeated="3"/>
          <table:table-cell table:style-name="ce156" table:number-columns-repeated="5"/>
          <table:table-cell table:style-name="ce214"/>
          <table:table-cell table:style-name="ce156" table:number-columns-repeated="4"/>
          <table:table-cell table:style-name="ce184"/>
          <table:table-cell table:style-name="ce156" table:number-columns-repeated="9"/>
          <table:table-cell table:style-name="ce10" table:number-columns-repeated="20"/>
          <table:table-cell table:style-name="ce19" table:number-columns-repeated="978"/>
        </table:table-row>
        <table:table-row table:style-name="ro5" table:number-rows-repeated="2">
          <table:table-cell table:style-name="ce156" table:number-columns-repeated="3"/>
          <table:table-cell table:style-name="ce194" table:number-columns-repeated="3"/>
          <table:table-cell table:style-name="ce156" table:number-columns-repeated="5"/>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3">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38">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3"/>
          <table:table-cell table:style-name="ce194" table:number-columns-repeated="3"/>
          <table:table-cell table:style-name="ce156" table:number-columns-repeated="5"/>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71" table:number-columns-repeated="2"/>
          <table:table-cell table:style-name="ce185"/>
          <table:table-cell table:style-name="ce201" table:number-columns-repeated="3"/>
          <table:table-cell table:style-name="ce156" table:number-columns-repeated="5"/>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2">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9">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1">
          <table:table-cell table:style-name="ce19" table:number-columns-repeated="11"/>
          <table:table-cell/>
          <table:table-cell table:style-name="ce19" table:number-columns-repeated="1012"/>
        </table:table-row>
        <table:table-row table:style-name="ro5" table:number-rows-repeated="2">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2">
          <table:table-cell table:style-name="ce156" table:number-columns-repeated="3"/>
          <table:table-cell table:style-name="ce194" table:number-columns-repeated="3"/>
          <table:table-cell table:style-name="ce156" table:number-columns-repeated="5"/>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3">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1">
          <table:table-cell table:style-name="ce19" table:number-columns-repeated="11"/>
          <table:table-cell/>
          <table:table-cell table:style-name="ce19" table:number-columns-repeated="1012"/>
        </table:table-row>
        <table:table-row table:style-name="ro5" table:number-rows-repeated="9">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2">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7"/>
          <table:table-cell table:style-name="ce236" table:number-columns-repeated="2"/>
          <table:table-cell table:style-name="ce156" table:number-columns-repeated="5"/>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1">
          <table:table-cell table:style-name="ce19" table:number-columns-repeated="11"/>
          <table:table-cell/>
          <table:table-cell table:style-name="ce19" table:number-columns-repeated="1012"/>
        </table:table-row>
        <table:table-row table:style-name="ro5" table:number-rows-repeated="6">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7"/>
          <table:table-cell table:style-name="ce237"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3">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2">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20">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11">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1">
          <table:table-cell table:style-name="ce19" table:number-columns-repeated="11"/>
          <table:table-cell/>
          <table:table-cell table:style-name="ce19" table:number-columns-repeated="1012"/>
        </table:table-row>
        <table:table-row table:style-name="ro5">
          <table:table-cell table:style-name="ce156" table:number-columns-repeated="3"/>
          <table:table-cell table:style-name="ce194" table:number-columns-repeated="3"/>
          <table:table-cell table:style-name="ce156" table:number-columns-repeated="5"/>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10">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3"/>
          <table:table-cell table:style-name="ce194" table:number-columns-repeated="3"/>
          <table:table-cell table:style-name="ce156" table:number-columns-repeated="5"/>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3">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2">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12">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3"/>
          <table:table-cell table:style-name="ce194" table:number-columns-repeated="3"/>
          <table:table-cell table:style-name="ce156" table:number-columns-repeated="5"/>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4">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6">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6">
          <table:table-cell table:style-name="ce156" table:number-columns-repeated="3"/>
          <table:table-cell table:style-name="ce194" table:number-columns-repeated="3"/>
          <table:table-cell table:style-name="ce156" table:number-columns-repeated="5"/>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2">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3">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12"/>
          <table:table-cell table:style-name="ce246" table:number-columns-repeated="2"/>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12"/>
          <table:table-cell table:style-name="ce247" table:number-columns-repeated="2"/>
          <table:table-cell table:style-name="ce10" table:number-columns-repeated="20"/>
          <table:table-cell table:style-name="ce19" table:number-columns-repeated="978"/>
        </table:table-row>
        <table:table-row table:style-name="ro5" table:number-rows-repeated="8">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2">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33">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table-cell table:style-name="ce156" table:number-columns-repeated="2"/>
          <table:table-cell table:style-name="ce186" table:number-columns-repeated="4"/>
          <table:table-cell table:style-name="ce156" table:number-columns-repeated="5"/>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3">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3">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13">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7"/>
          <table:table-cell table:style-name="ce238" table:number-columns-repeated="2"/>
          <table:table-cell table:style-name="ce156" table:number-columns-repeated="5"/>
          <table:table-cell table:style-name="ce10" table:number-columns-repeated="20"/>
          <table:table-cell table:style-name="ce19" table:number-columns-repeated="978"/>
        </table:table-row>
        <table:table-row table:style-name="ro5">
          <table:table-cell table:style-name="ce172" table:number-columns-repeated="2"/>
          <table:table-cell table:style-name="ce187" table:number-columns-repeated="4"/>
          <table:table-cell table:style-name="ce156" table:number-columns-repeated="5"/>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3">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table-cell table:style-name="ce173" table:number-columns-repeated="2"/>
          <table:table-cell table:style-name="ce187" table:number-columns-repeated="4"/>
          <table:table-cell table:style-name="ce156" table:number-columns-repeated="5"/>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10">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74" table:number-columns-repeated="2"/>
          <table:table-cell table:style-name="ce188"/>
          <table:table-cell table:style-name="ce202" table:number-columns-repeated="3"/>
          <table:table-cell table:style-name="ce156" table:number-columns-repeated="5"/>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3">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2"/>
          <table:table-cell table:style-name="ce189"/>
          <table:table-cell table:style-name="ce156" table:number-columns-repeated="8"/>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2"/>
          <table:table-cell table:style-name="ce189"/>
          <table:table-cell table:style-name="ce156" table:number-columns-repeated="8"/>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5">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1">
          <table:table-cell table:style-name="ce19" table:number-columns-repeated="11"/>
          <table:table-cell/>
          <table:table-cell table:style-name="ce19" table:number-columns-repeated="1012"/>
        </table:table-row>
        <table:table-row table:style-name="ro5" table:number-rows-repeated="4">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table-cell table:style-name="ce156" table:number-columns-repeated="3"/>
          <table:table-cell table:style-name="ce187" table:number-columns-repeated="3"/>
          <table:table-cell table:style-name="ce156" table:number-columns-repeated="5"/>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75" table:number-columns-repeated="2"/>
          <table:table-cell table:style-name="ce156" table:number-columns-repeated="9"/>
          <table:table-cell table:style-name="ce214"/>
          <table:table-cell table:style-name="ce156" table:number-columns-repeated="7"/>
          <table:table-cell table:style-name="ce239"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14">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2"/>
          <table:table-cell table:style-name="ce190"/>
          <table:table-cell table:style-name="ce156" table:number-columns-repeated="8"/>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table-cell table:style-name="ce156" table:number-columns-repeated="2"/>
          <table:table-cell table:style-name="ce191"/>
          <table:table-cell table:style-name="ce156" table:number-columns-repeated="8"/>
          <table:table-cell table:style-name="ce214"/>
          <table:table-cell table:style-name="ce156" table:number-columns-repeated="7"/>
          <table:table-cell table:style-name="ce240" table:number-columns-repeated="2"/>
          <table:table-cell table:style-name="ce156" table:number-columns-repeated="5"/>
          <table:table-cell table:style-name="ce10" table:number-columns-repeated="20"/>
          <table:table-cell table:style-name="ce19" table:number-columns-repeated="978"/>
        </table:table-row>
        <table:table-row table:style-name="ro5">
          <table:table-cell table:style-name="ce176" table:number-columns-repeated="6"/>
          <table:table-cell table:style-name="ce156" table:number-columns-repeated="5"/>
          <table:table-cell table:style-name="ce214"/>
          <table:table-cell table:style-name="ce156" table:number-columns-repeated="7"/>
          <table:table-cell table:style-name="ce241"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3">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76" table:number-columns-repeated="2"/>
          <table:table-cell table:style-name="ce192"/>
          <table:table-cell table:style-name="ce176" table:number-columns-repeated="3"/>
          <table:table-cell table:style-name="ce156" table:number-columns-repeated="5"/>
          <table:table-cell table:style-name="ce214"/>
          <table:table-cell table:style-name="ce156" table:number-columns-repeated="7"/>
          <table:table-cell table:style-name="ce194" table:number-columns-repeated="2"/>
          <table:table-cell table:style-name="ce156" table:number-columns-repeated="5"/>
          <table:table-cell table:style-name="ce10" table:number-columns-repeated="20"/>
          <table:table-cell table:style-name="ce19" table:number-columns-repeated="978"/>
        </table:table-row>
        <table:table-row table:style-name="ro5">
          <table:table-cell table:style-name="ce176" table:number-columns-repeated="2"/>
          <table:table-cell table:style-name="ce193"/>
          <table:table-cell table:style-name="ce176" table:number-columns-repeated="3"/>
          <table:table-cell table:style-name="ce156" table:number-columns-repeated="5"/>
          <table:table-cell table:style-name="ce214"/>
          <table:table-cell table:style-name="ce156" table:number-columns-repeated="7"/>
          <table:table-cell table:style-name="ce242" table:number-columns-repeated="2"/>
          <table:table-cell table:style-name="ce156" table:number-columns-repeated="5"/>
          <table:table-cell table:style-name="ce10" table:number-columns-repeated="20"/>
          <table:table-cell table:style-name="ce19" table:number-columns-repeated="978"/>
        </table:table-row>
        <table:table-row table:style-name="ro5" table:number-rows-repeated="118">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table-cell table:style-name="ce156" table:number-columns-repeated="3"/>
          <table:table-cell table:style-name="ce194" table:number-columns-repeated="3"/>
          <table:table-cell table:style-name="ce156" table:number-columns-repeated="5"/>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74">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1">
          <table:table-cell table:style-name="ce19" table:number-columns-repeated="11"/>
          <table:table-cell/>
          <table:table-cell table:style-name="ce19" table:number-columns-repeated="1012"/>
        </table:table-row>
        <table:table-row table:style-name="ro5" table:number-rows-repeated="530">
          <table:table-cell table:style-name="ce156" table:number-columns-repeated="11"/>
          <table:table-cell table:style-name="ce214"/>
          <table:table-cell table:style-name="ce156" table:number-columns-repeated="14"/>
          <table:table-cell table:style-name="ce10" table:number-columns-repeated="20"/>
          <table:table-cell table:style-name="ce19" table:number-columns-repeated="978"/>
        </table:table-row>
        <table:table-row table:style-name="ro5" table:number-rows-repeated="18">
          <table:table-cell table:style-name="ce156" table:number-columns-repeated="11"/>
          <table:table-cell table:style-name="ce214"/>
          <table:table-cell table:style-name="ce156" table:number-columns-repeated="14"/>
          <table:table-cell table:style-name="ce250"/>
          <table:table-cell table:style-name="ce10" table:number-columns-repeated="19"/>
          <table:table-cell table:style-name="ce19" table:number-columns-repeated="978"/>
        </table:table-row>
        <table:table-row table:style-name="ro5">
          <table:table-cell table:style-name="ce177" table:number-columns-repeated="11"/>
          <table:table-cell table:style-name="ce214"/>
          <table:table-cell table:style-name="ce177" table:number-columns-repeated="15"/>
          <table:table-cell table:style-name="ce19" table:number-columns-repeated="997"/>
        </table:table-row>
        <table:table-row table:style-name="ro3">
          <table:table-cell table:style-name="ce177" table:number-columns-repeated="11"/>
          <table:table-cell table:style-name="ce214"/>
          <table:table-cell table:style-name="ce177" table:number-columns-repeated="15"/>
          <table:table-cell table:style-name="ce19" table:number-columns-repeated="997"/>
        </table:table-row>
        <table:table-row table:style-name="ro4" table:number-rows-repeated="84">
          <table:table-cell table:style-name="ce178" table:number-columns-repeated="11"/>
          <table:table-cell table:style-name="ce214"/>
          <table:table-cell table:style-name="ce178" table:number-columns-repeated="15"/>
          <table:table-cell table:number-columns-repeated="997"/>
        </table:table-row>
        <table:table-row table:style-name="ro4" table:number-rows-repeated="1046810">
          <table:table-cell table:number-columns-repeated="1024"/>
        </table:table-row>
        <table:table-row table:style-name="ro4">
          <table:table-cell table:number-columns-repeated="1024"/>
        </table:table-row>
        <calcext:conditional-formats>
          <calcext:conditional-format calcext:target-range-address="'q.EmCareB.Registration.E'.A3:'q.EmCareB.Registration.E'.K4 'q.EmCareB.Registration.E'.M3:'q.EmCareB.Registration.E'.Z5 'q.EmCareB.Registration.E'.B5:'q.EmCareB.Registration.E'.F5 'q.EmCareB.Registration.E'.H5:'q.EmCareB.Registration.E'.I5 'q.EmCareB.Registration.E'.K5:'q.EmCareB.Registration.E'.K5 'q.EmCareB.Registration.E'.A6:'q.EmCareB.Registration.E'.F7 'q.EmCareB.Registration.E'.H6:'q.EmCareB.Registration.E'.K7 'q.EmCareB.Registration.E'.M6:'q.EmCareB.Registration.E'.Q9 'q.EmCareB.Registration.E'.S6:'q.EmCareB.Registration.E'.Z9 'q.EmCareB.Registration.E'.M10:'q.EmCareB.Registration.E'.Z41 'q.EmCareB.Registration.E'.A8:'q.EmCareB.Registration.E'.K67 'q.EmCareB.Registration.E'.M42:'q.EmCareB.Registration.E'.S44 'q.EmCareB.Registration.E'.T42:'q.EmCareB.Registration.E'.Z42 'q.EmCareB.Registration.E'.V43:'q.EmCareB.Registration.E'.X44 'q.EmCareB.Registration.E'.M45:'q.EmCareB.Registration.E'.Z45 'q.EmCareB.Registration.E'.M46:'q.EmCareB.Registration.E'.X50 'q.EmCareB.Registration.E'.Z46:'q.EmCareB.Registration.E'.Z49 'q.EmCareB.Registration.E'.M51:'q.EmCareB.Registration.E'.S52 'q.EmCareB.Registration.E'.V51:'q.EmCareB.Registration.E'.X52 'q.EmCareB.Registration.E'.M53:'q.EmCareB.Registration.E'.Z67 'q.EmCareB.Registration.E'.A68:'q.EmCareB.Registration.E'.C68 'q.EmCareB.Registration.E'.T68:'q.EmCareB.Registration.E'.U68 'q.EmCareB.Registration.E'.M69:'q.EmCareB.Registration.E'.Z80 'q.EmCareB.Registration.E'.M81:'q.EmCareB.Registration.E'.AA83 'q.EmCareB.Registration.E'.M84:'q.EmCareB.Registration.E'.Z112 'q.EmCareB.Registration.E'.M113:'q.EmCareB.Registration.E'.S114 'q.EmCareB.Registration.E'.V113:'q.EmCareB.Registration.E'.Z114 'q.EmCareB.Registration.E'.A69:'q.EmCareB.Registration.E'.K156 'q.EmCareB.Registration.E'.M115:'q.EmCareB.Registration.E'.Z156 'q.EmCareB.Registration.E'.M158:'q.EmCareB.Registration.E'.Z165 'q.EmCareB.Registration.E'.M166:'q.EmCareB.Registration.E'.S166 'q.EmCareB.Registration.E'.V166:'q.EmCareB.Registration.E'.Z166 'q.EmCareB.Registration.E'.A158:'q.EmCareB.Registration.E'.K208 'q.EmCareB.Registration.E'.M167:'q.EmCareB.Registration.E'.Z208 'q.EmCareB.Registration.E'.A211:'q.EmCareB.Registration.E'.K265 'q.EmCareB.Registration.E'.M211:'q.EmCareB.Registration.E'.Z261 'q.EmCareB.Registration.E'.M262:'q.EmCareB.Registration.E'.S263 'q.EmCareB.Registration.E'.V262:'q.EmCareB.Registration.E'.Z263 'q.EmCareB.Registration.E'.M264:'q.EmCareB.Registration.E'.Z270 'q.EmCareB.Registration.E'.A266:'q.EmCareB.Registration.E'.F266 'q.EmCareB.Registration.E'.I266:'q.EmCareB.Registration.E'.K266 'q.EmCareB.Registration.E'.A267:'q.EmCareB.Registration.E'.K270 'q.EmCareB.Registration.E'.G271:'q.EmCareB.Registration.E'.K271 'q.EmCareB.Registration.E'.O271:'q.EmCareB.Registration.E'.Z271 'q.EmCareB.Registration.E'.A272:'q.EmCareB.Registration.E'.K272 'q.EmCareB.Registration.E'.M272:'q.EmCareB.Registration.E'.Z272 'q.EmCareB.Registration.E'.C273:'q.EmCareB.Registration.E'.K276 'q.EmCareB.Registration.E'.O273:'q.EmCareB.Registration.E'.Z274 'q.EmCareB.Registration.E'.M275:'q.EmCareB.Registration.E'.Z275 'q.EmCareB.Registration.E'.O276:'q.EmCareB.Registration.E'.Z276 'q.EmCareB.Registration.E'.A277:'q.EmCareB.Registration.E'.K277 'q.EmCareB.Registration.E'.M277:'q.EmCareB.Registration.E'.Z277 'q.EmCareB.Registration.E'.G278:'q.EmCareB.Registration.E'.K278 'q.EmCareB.Registration.E'.M278:'q.EmCareB.Registration.E'.N278 'q.EmCareB.Registration.E'.Q278:'q.EmCareB.Registration.E'.Z278 'q.EmCareB.Registration.E'.M279:'q.EmCareB.Registration.E'.Z279 'q.EmCareB.Registration.E'.M280:'q.EmCareB.Registration.E'.U286 'q.EmCareB.Registration.E'.V280:'q.EmCareB.Registration.E'.Z282 'q.EmCareB.Registration.E'.V283:'q.EmCareB.Registration.E'.X286 'q.EmCareB.Registration.E'.M287:'q.EmCareB.Registration.E'.Z292 'q.EmCareB.Registration.E'.M293:'q.EmCareB.Registration.E'.S301 'q.EmCareB.Registration.E'.V293:'q.EmCareB.Registration.E'.Z301 'q.EmCareB.Registration.E'.M302:'q.EmCareB.Registration.E'.Z349 'q.EmCareB.Registration.E'.M350:'q.EmCareB.Registration.E'.U356 'q.EmCareB.Registration.E'.V350:'q.EmCareB.Registration.E'.Z351 'q.EmCareB.Registration.E'.V352:'q.EmCareB.Registration.E'.X354 'q.EmCareB.Registration.E'.V355:'q.EmCareB.Registration.E'.Z356 'q.EmCareB.Registration.E'.M357:'q.EmCareB.Registration.E'.Z384 'q.EmCareB.Registration.E'.Q385:'q.EmCareB.Registration.E'.Z385 'q.EmCareB.Registration.E'.A279:'q.EmCareB.Registration.E'.K397 'q.EmCareB.Registration.E'.A398:'q.EmCareB.Registration.E'.B398 'q.EmCareB.Registration.E'.D398:'q.EmCareB.Registration.E'.K398 'q.EmCareB.Registration.E'.M386:'q.EmCareB.Registration.E'.Z468 'q.EmCareB.Registration.E'.A399:'q.EmCareB.Registration.E'.K468 'q.EmCareB.Registration.E'.A470:'q.EmCareB.Registration.E'.K491 'q.EmCareB.Registration.E'.M470:'q.EmCareB.Registration.E'.Z510 'q.EmCareB.Registration.E'.G492:'q.EmCareB.Registration.E'.K493 'q.EmCareB.Registration.E'.C493:'q.EmCareB.Registration.E'.F493 'q.EmCareB.Registration.E'.A494:'q.EmCareB.Registration.E'.K510 'q.EmCareB.Registration.E'.A512:'q.EmCareB.Registration.E'.K514 'q.EmCareB.Registration.E'.M512:'q.EmCareB.Registration.E'.Z520 'q.EmCareB.Registration.E'.G515:'q.EmCareB.Registration.E'.K527 'q.EmCareB.Registration.E'.O521:'q.EmCareB.Registration.E'.Z521 'q.EmCareB.Registration.E'.M522:'q.EmCareB.Registration.E'.Z524 'q.EmCareB.Registration.E'.O525:'q.EmCareB.Registration.E'.Z525 'q.EmCareB.Registration.E'.A528:'q.EmCareB.Registration.E'.K553 'q.EmCareB.Registration.E'.A554:'q.EmCareB.Registration.E'.F556 'q.EmCareB.Registration.E'.G554:'q.EmCareB.Registration.E'.K558 'q.EmCareB.Registration.E'.M526:'q.EmCareB.Registration.E'.Z576 'q.EmCareB.Registration.E'.M577:'q.EmCareB.Registration.E'.AA577 'q.EmCareB.Registration.E'.A559:'q.EmCareB.Registration.E'.K606 'q.EmCareB.Registration.E'.M578:'q.EmCareB.Registration.E'.Z611 'q.EmCareB.Registration.E'.G607:'q.EmCareB.Registration.E'.K607 'q.EmCareB.Registration.E'.A608:'q.EmCareB.Registration.E'.K610 'q.EmCareB.Registration.E'.G611:'q.EmCareB.Registration.E'.K628 'q.EmCareB.Registration.E'.M612:'q.EmCareB.Registration.E'.P618 'q.EmCareB.Registration.E'.R612:'q.EmCareB.Registration.E'.Z644 'q.EmCareB.Registration.E'.A616:'q.EmCareB.Registration.E'.F628 'q.EmCareB.Registration.E'.M619:'q.EmCareB.Registration.E'.N619 'q.EmCareB.Registration.E'.M620:'q.EmCareB.Registration.E'.P644 'q.EmCareB.Registration.E'.A629:'q.EmCareB.Registration.E'.K688 'q.EmCareB.Registration.E'.A689:'q.EmCareB.Registration.E'.F689 'q.EmCareB.Registration.E'.G689:'q.EmCareB.Registration.E'.K690 'q.EmCareB.Registration.E'.A691:'q.EmCareB.Registration.E'.K702 'q.EmCareB.Registration.E'.M645:'q.EmCareB.Registration.E'.Z702 'q.EmCareB.Registration.E'.M704:'q.EmCareB.Registration.E'.Z711 'q.EmCareB.Registration.E'.A704:'q.EmCareB.Registration.E'.K711 'q.EmCareB.Registration.E'.A713:'q.EmCareB.Registration.E'.K725 'q.EmCareB.Registration.E'.M713:'q.EmCareB.Registration.E'.Z723 'q.EmCareB.Registration.E'.M724:'q.EmCareB.Registration.E'.S724 'q.EmCareB.Registration.E'.V724:'q.EmCareB.Registration.E'.Z724 'q.EmCareB.Registration.E'.M725:'q.EmCareB.Registration.E'.Z725 'q.EmCareB.Registration.E'.A727:'q.EmCareB.Registration.E'.K752 'q.EmCareB.Registration.E'.M727:'q.EmCareB.Registration.E'.Z734 'q.EmCareB.Registration.E'.M735:'q.EmCareB.Registration.E'.S738 'q.EmCareB.Registration.E'.V735:'q.EmCareB.Registration.E'.Z738 'q.EmCareB.Registration.E'.M739:'q.EmCareB.Registration.E'.Z752 'q.EmCareB.Registration.E'.A754:'q.EmCareB.Registration.E'.K856 'q.EmCareB.Registration.E'.M754:'q.EmCareB.Registration.E'.Z808 'q.EmCareB.Registration.E'.M809:'q.EmCareB.Registration.E'.X810 'q.EmCareB.Registration.E'.A857:'q.EmCareB.Registration.E'.B857 'q.EmCareB.Registration.E'.G857:'q.EmCareB.Registration.E'.K857 'q.EmCareB.Registration.E'.A858:'q.EmCareB.Registration.E'.K877 'q.EmCareB.Registration.E'.M811:'q.EmCareB.Registration.E'.Z876 'q.EmCareB.Registration.E'.M877:'q.EmCareB.Registration.E'.S878 'q.EmCareB.Registration.E'.V877:'q.EmCareB.Registration.E'.Z878 'q.EmCareB.Registration.E'.G878:'q.EmCareB.Registration.E'.K878 'q.EmCareB.Registration.E'.A879:'q.EmCareB.Registration.E'.K882 'q.EmCareB.Registration.E'.G883:'q.EmCareB.Registration.E'.K883 'q.EmCareB.Registration.E'.A884:'q.EmCareB.Registration.E'.K893 'q.EmCareB.Registration.E'.G894:'q.EmCareB.Registration.E'.K894 'q.EmCareB.Registration.E'.A895:'q.EmCareB.Registration.E'.K898 'q.EmCareB.Registration.E'.A899:'q.EmCareB.Registration.E'.B900 'q.EmCareB.Registration.E'.D899:'q.EmCareB.Registration.E'.K900 'q.EmCareB.Registration.E'.A901:'q.EmCareB.Registration.E'.K906 'q.EmCareB.Registration.E'.M879:'q.EmCareB.Registration.E'.Z906 'q.EmCareB.Registration.E'.A908:'q.EmCareB.Registration.E'.K912 'q.EmCareB.Registration.E'.A913:'q.EmCareB.Registration.E'.C913 'q.EmCareB.Registration.E'.G913:'q.EmCareB.Registration.E'.K913 'q.EmCareB.Registration.E'.A914:'q.EmCareB.Registration.E'.K914 'q.EmCareB.Registration.E'.M908:'q.EmCareB.Registration.E'.Z914 'q.EmCareB.Registration.E'.C915:'q.EmCareB.Registration.E'.K915 'q.EmCareB.Registration.E'.M915:'q.EmCareB.Registration.E'.S915 'q.EmCareB.Registration.E'.V915:'q.EmCareB.Registration.E'.Z915 'q.EmCareB.Registration.E'.A916:'q.EmCareB.Registration.E'.K929 'q.EmCareB.Registration.E'.M916:'q.EmCareB.Registration.E'.Z929 'q.EmCareB.Registration.E'.A930:'q.EmCareB.Registration.E'.B931 'q.EmCareB.Registration.E'.D930:'q.EmCareB.Registration.E'.K931 'q.EmCareB.Registration.E'.M930:'q.EmCareB.Registration.E'.S932 'q.EmCareB.Registration.E'.V930:'q.EmCareB.Registration.E'.Z932 'q.EmCareB.Registration.E'.G932:'q.EmCareB.Registration.E'.K932 'q.EmCareB.Registration.E'.A933:'q.EmCareB.Registration.E'.K935 'q.EmCareB.Registration.E'.M933:'q.EmCareB.Registration.E'.Z935 'q.EmCareB.Registration.E'.G936:'q.EmCareB.Registration.E'.K937 'q.EmCareB.Registration.E'.M936:'q.EmCareB.Registration.E'.S937 'q.EmCareB.Registration.E'.V936:'q.EmCareB.Registration.E'.Z937 'q.EmCareB.Registration.E'.M938:'q.EmCareB.Registration.E'.Z1130 'q.EmCareB.Registration.E'.A938:'q.EmCareB.Registration.E'.K1130 'q.EmCareB.Registration.E'.A1132:'q.EmCareB.Registration.E'.K1765 'q.EmCareB.Registration.E'.M1132:'q.EmCareB.Registration.E'.Z1679 'q.EmCareB.Registration.E'.T262:'q.EmCareB.Registration.E'.U262 'q.EmCareB.Registration.E'.T294:'q.EmCareB.Registration.E'.U301 'q.EmCareB.Registration.E'.T736:'q.EmCareB.Registration.E'.U738 'q.EmCareB.Registration.E'.T878:'q.EmCareB.Registration.E'.U878 'q.EmCareB.Registration.E'.T930:'q.EmCareB.Registration.E'.U930 'q.EmCareB.Registration.E'.T936:'q.EmCareB.Registration.E'.U936 'q.EmCareB.Registration.E'.AA1662:'q.EmCareB.Registration.E'.AA1679 'q.EmCareB.Registration.E'.M1680:'q.EmCareB.Registration.E'.AA1765">
            <calcext:condition calcext:apply-style-name="cf1" calcext:value="formula-is([.$A4]=&quot;note&quot;)" calcext:base-cell-address="'q.EmCareB.Registration.E'.A3"/>
          </calcext:conditional-format>
          <calcext:conditional-format calcext:target-range-address="'q.EmCareB.Registration.E'.A2:'q.EmCareB.Registration.E'.K2 'q.EmCareB.Registration.E'.M2:'q.EmCareB.Registration.E'.Z2">
            <calcext:condition calcext:apply-style-name="cf1" calcext:value="formula-is([.$A3]=&quot;note&quot;)" calcext:base-cell-address="'q.EmCareB.Registration.E'.A2"/>
          </calcext:conditional-format>
          <calcext:conditional-format calcext:target-range-address="'q.EmCareB.Registration.E'.A5:'q.EmCareB.Registration.E'.A5">
            <calcext:condition calcext:apply-style-name="cf1" calcext:value="formula-is([.$A6]=&quot;note&quot;)" calcext:base-cell-address="'q.EmCareB.Registration.E'.A5"/>
          </calcext:conditional-format>
          <calcext:conditional-format calcext:target-range-address="'q.EmCareB.Registration.E'.G5:'q.EmCareB.Registration.E'.G5">
            <calcext:condition calcext:apply-style-name="cf1" calcext:value="formula-is([.$A6]=&quot;note&quot;)" calcext:base-cell-address="'q.EmCareB.Registration.E'.G5"/>
          </calcext:conditional-format>
          <calcext:conditional-format calcext:target-range-address="'q.EmCareB.Registration.E'.G6:'q.EmCareB.Registration.E'.G6">
            <calcext:condition calcext:apply-style-name="cf1" calcext:value="formula-is([.$A7]=&quot;note&quot;)" calcext:base-cell-address="'q.EmCareB.Registration.E'.G6"/>
          </calcext:conditional-format>
          <calcext:conditional-format calcext:target-range-address="'q.EmCareB.Registration.E'.J5:'q.EmCareB.Registration.E'.J5">
            <calcext:condition calcext:apply-style-name="cf1" calcext:value="formula-is([.$A6]=&quot;note&quot;)" calcext:base-cell-address="'q.EmCareB.Registration.E'.J5"/>
          </calcext:conditional-format>
          <calcext:conditional-format calcext:target-range-address="'q.EmCareB.Registration.E'.R6:'q.EmCareB.Registration.E'.R6">
            <calcext:condition calcext:apply-style-name="cf1" calcext:value="formula-is([.$A7]=&quot;note&quot;)" calcext:base-cell-address="'q.EmCareB.Registration.E'.R6"/>
          </calcext:conditional-format>
          <calcext:conditional-format calcext:target-range-address="'q.EmCareB.Registration.E'.L2:'q.EmCareB.Registration.E'.L2">
            <calcext:condition calcext:apply-style-name="cf3" calcext:value="formula-is([.$A2]=&quot;note&quot;)" calcext:base-cell-address="'q.EmCareB.Registration.E'.L2"/>
            <calcext:condition calcext:apply-style-name="cf3" calcext:value="formula-is([.$A2]=&quot;calculate&quot;)" calcext:base-cell-address="'q.EmCareB.Registration.E'.L2"/>
            <calcext:condition calcext:apply-style-name="cf3" calcext:value="formula-is(LEFT([.$A2];6)=&quot;select&quot;)" calcext:base-cell-address="'q.EmCareB.Registration.E'.L2"/>
            <calcext:condition calcext:apply-style-name="cf3" calcext:value="formula-is([.$A2]=&quot;text&quot;)" calcext:base-cell-address="'q.EmCareB.Registration.E'.L2"/>
            <calcext:condition calcext:apply-style-name="cf3" calcext:value="formula-is([.$A2]=&quot;end repeat&quot;)" calcext:base-cell-address="'q.EmCareB.Registration.E'.L2"/>
            <calcext:condition calcext:apply-style-name="cf3" calcext:value="formula-is([.$A2]=&quot;begin repeat&quot;)" calcext:base-cell-address="'q.EmCareB.Registration.E'.L2"/>
            <calcext:condition calcext:apply-style-name="cf3" calcext:value="formula-is([.$A2]=&quot;end group&quot;)" calcext:base-cell-address="'q.EmCareB.Registration.E'.L2"/>
            <calcext:condition calcext:apply-style-name="cf3" calcext:value="formula-is([.$A2]=&quot;decimal&quot;)" calcext:base-cell-address="'q.EmCareB.Registration.E'.L2"/>
            <calcext:condition calcext:apply-style-name="cf3" calcext:value="formula-is([.$A2]=&quot;note&quot;)" calcext:base-cell-address="'q.EmCareB.Registration.E'.L2"/>
            <calcext:condition calcext:apply-style-name="cf3" calcext:value="formula-is([.$A2]=&quot;calculate&quot;)" calcext:base-cell-address="'q.EmCareB.Registration.E'.L2"/>
            <calcext:condition calcext:apply-style-name="cf3" calcext:value="formula-is(LEFT([.$A2];6)=&quot;select&quot;)" calcext:base-cell-address="'q.EmCareB.Registration.E'.L2"/>
            <calcext:condition calcext:apply-style-name="cf3" calcext:value="formula-is([.$A2]=&quot;integer&quot;)" calcext:base-cell-address="'q.EmCareB.Registration.E'.L2"/>
            <calcext:condition calcext:apply-style-name="cf3" calcext:value="formula-is([.$A2]=&quot;text&quot;)" calcext:base-cell-address="'q.EmCareB.Registration.E'.L2"/>
            <calcext:condition calcext:apply-style-name="cf3" calcext:value="formula-is([.$A2]=&quot;end repeat&quot;)" calcext:base-cell-address="'q.EmCareB.Registration.E'.L2"/>
            <calcext:condition calcext:apply-style-name="cf3" calcext:value="formula-is([.$A2]=&quot;begin repeat&quot;)" calcext:base-cell-address="'q.EmCareB.Registration.E'.L2"/>
            <calcext:condition calcext:apply-style-name="cf3" calcext:value="formula-is([.$A2]=&quot;begin group&quot;)" calcext:base-cell-address="'q.EmCareB.Registration.E'.L2"/>
            <calcext:condition calcext:apply-style-name="cf3" calcext:value="formula-is([.$A2]=&quot;end group&quot;)" calcext:base-cell-address="'q.EmCareB.Registration.E'.L2"/>
            <calcext:condition calcext:apply-style-name="cf3" calcext:value="formula-is([.$A2]=&quot;decimal&quot;)" calcext:base-cell-address="'q.EmCareB.Registration.E'.L2"/>
            <calcext:condition calcext:apply-style-name="cf3" calcext:value="formula-is([.$A2]=&quot;integer&quot;)" calcext:base-cell-address="'q.EmCareB.Registration.E'.L2"/>
            <calcext:condition calcext:apply-style-name="cf3" calcext:value="formula-is([.$A2]=&quot;begin group&quot;)" calcext:base-cell-address="'q.EmCareB.Registration.E'.L2"/>
            <calcext:condition calcext:apply-style-name="cf3" calcext:value="formula-is([.$A2]=&quot;barcode&quot;)" calcext:base-cell-address="'q.EmCareB.Registration.E'.L2"/>
            <calcext:condition calcext:apply-style-name="cf3" calcext:value="formula-is([.$A2]=&quot;barcode&quot;)" calcext:base-cell-address="'q.EmCareB.Registration.E'.L2"/>
          </calcext:conditional-format>
          <calcext:conditional-format calcext:target-range-address="'q.EmCareB.Registration.E'.L3:'q.EmCareB.Registration.E'.L3 'q.EmCareB.Registration.E'.L5:'q.EmCareB.Registration.E'.L5 'q.EmCareB.Registration.E'.L10:'q.EmCareB.Registration.E'.L67">
            <calcext:condition calcext:apply-style-name="cf3" calcext:value="formula-is([.$A2]=&quot;note&quot;)" calcext:base-cell-address="'q.EmCareB.Registration.E'.L3"/>
            <calcext:condition calcext:apply-style-name="cf3" calcext:value="formula-is([.$A2]=&quot;calculate&quot;)" calcext:base-cell-address="'q.EmCareB.Registration.E'.L3"/>
            <calcext:condition calcext:apply-style-name="cf3" calcext:value="formula-is(LEFT([.$A2];6)=&quot;select&quot;)" calcext:base-cell-address="'q.EmCareB.Registration.E'.L3"/>
            <calcext:condition calcext:apply-style-name="cf3" calcext:value="formula-is([.$A2]=&quot;text&quot;)" calcext:base-cell-address="'q.EmCareB.Registration.E'.L3"/>
            <calcext:condition calcext:apply-style-name="cf3" calcext:value="formula-is([.$A2]=&quot;end repeat&quot;)" calcext:base-cell-address="'q.EmCareB.Registration.E'.L3"/>
            <calcext:condition calcext:apply-style-name="cf3" calcext:value="formula-is([.$A2]=&quot;begin repeat&quot;)" calcext:base-cell-address="'q.EmCareB.Registration.E'.L3"/>
            <calcext:condition calcext:apply-style-name="cf3" calcext:value="formula-is([.$A2]=&quot;end group&quot;)" calcext:base-cell-address="'q.EmCareB.Registration.E'.L3"/>
            <calcext:condition calcext:apply-style-name="cf3" calcext:value="formula-is([.$A2]=&quot;decimal&quot;)" calcext:base-cell-address="'q.EmCareB.Registration.E'.L3"/>
            <calcext:condition calcext:apply-style-name="cf3" calcext:value="formula-is([.$A2]=&quot;integer&quot;)" calcext:base-cell-address="'q.EmCareB.Registration.E'.L3"/>
            <calcext:condition calcext:apply-style-name="cf3" calcext:value="formula-is([.$A2]=&quot;begin group&quot;)" calcext:base-cell-address="'q.EmCareB.Registration.E'.L3"/>
            <calcext:condition calcext:apply-style-name="cf3" calcext:value="formula-is([.$A2]=&quot;barcode&quot;)" calcext:base-cell-address="'q.EmCareB.Registration.E'.L3"/>
          </calcext:conditional-format>
          <calcext:conditional-format calcext:target-range-address="'q.EmCareB.Registration.E'.R7:'q.EmCareB.Registration.E'.R7">
            <calcext:condition calcext:apply-style-name="cf1" calcext:value="formula-is([.$A8]=&quot;note&quot;)" calcext:base-cell-address="'q.EmCareB.Registration.E'.R7"/>
          </calcext:conditional-format>
          <calcext:conditional-format calcext:target-range-address="'q.EmCareB.Registration.E'.R8:'q.EmCareB.Registration.E'.R8">
            <calcext:condition calcext:apply-style-name="cf1" calcext:value="formula-is([.$A9]=&quot;note&quot;)" calcext:base-cell-address="'q.EmCareB.Registration.E'.R8"/>
          </calcext:conditional-format>
          <calcext:conditional-format calcext:target-range-address="'q.EmCareB.Registration.E'.R9:'q.EmCareB.Registration.E'.R9">
            <calcext:condition calcext:apply-style-name="cf1" calcext:value="formula-is([.$A10]=&quot;note&quot;)" calcext:base-cell-address="'q.EmCareB.Registration.E'.R9"/>
          </calcext:conditional-format>
          <calcext:conditional-format calcext:target-range-address="'q.EmCareB.Registration.E'.L6:'q.EmCareB.Registration.E'.L7">
            <calcext:condition calcext:apply-style-name="cf3" calcext:value="formula-is([.$A6]=&quot;note&quot;)" calcext:base-cell-address="'q.EmCareB.Registration.E'.L6"/>
            <calcext:condition calcext:apply-style-name="cf3" calcext:value="formula-is([.$A6]=&quot;calculate&quot;)" calcext:base-cell-address="'q.EmCareB.Registration.E'.L6"/>
            <calcext:condition calcext:apply-style-name="cf3" calcext:value="formula-is(LEFT([.$A6];6)=&quot;select&quot;)" calcext:base-cell-address="'q.EmCareB.Registration.E'.L6"/>
            <calcext:condition calcext:apply-style-name="cf3" calcext:value="formula-is([.$A6]=&quot;text&quot;)" calcext:base-cell-address="'q.EmCareB.Registration.E'.L6"/>
            <calcext:condition calcext:apply-style-name="cf3" calcext:value="formula-is([.$A6]=&quot;end repeat&quot;)" calcext:base-cell-address="'q.EmCareB.Registration.E'.L6"/>
            <calcext:condition calcext:apply-style-name="cf3" calcext:value="formula-is([.$A6]=&quot;begin repeat&quot;)" calcext:base-cell-address="'q.EmCareB.Registration.E'.L6"/>
            <calcext:condition calcext:apply-style-name="cf3" calcext:value="formula-is([.$A6]=&quot;end group&quot;)" calcext:base-cell-address="'q.EmCareB.Registration.E'.L6"/>
            <calcext:condition calcext:apply-style-name="cf3" calcext:value="formula-is([.$A6]=&quot;decimal&quot;)" calcext:base-cell-address="'q.EmCareB.Registration.E'.L6"/>
            <calcext:condition calcext:apply-style-name="cf3" calcext:value="formula-is([.$A6]=&quot;integer&quot;)" calcext:base-cell-address="'q.EmCareB.Registration.E'.L6"/>
            <calcext:condition calcext:apply-style-name="cf3" calcext:value="formula-is([.$A6]=&quot;begin group&quot;)" calcext:base-cell-address="'q.EmCareB.Registration.E'.L6"/>
            <calcext:condition calcext:apply-style-name="cf3" calcext:value="formula-is([.$A6]=&quot;barcode&quot;)" calcext:base-cell-address="'q.EmCareB.Registration.E'.L6"/>
          </calcext:conditional-format>
          <calcext:conditional-format calcext:target-range-address="'q.EmCareB.Registration.E'.G7:'q.EmCareB.Registration.E'.G7">
            <calcext:condition calcext:apply-style-name="cf1" calcext:value="formula-is([.$A8]=&quot;note&quot;)" calcext:base-cell-address="'q.EmCareB.Registration.E'.G7"/>
          </calcext:conditional-format>
          <calcext:conditional-format calcext:target-range-address="'q.EmCareB.Registration.E'.L8:'q.EmCareB.Registration.E'.L8">
            <calcext:condition calcext:apply-style-name="cf3" calcext:value="formula-is([.$A2]=&quot;note&quot;)" calcext:base-cell-address="'q.EmCareB.Registration.E'.L8"/>
            <calcext:condition calcext:apply-style-name="cf3" calcext:value="formula-is([.$A2]=&quot;note&quot;)" calcext:base-cell-address="'q.EmCareB.Registration.E'.L8"/>
            <calcext:condition calcext:apply-style-name="cf3" calcext:value="formula-is([.$A2]=&quot;calculate&quot;)" calcext:base-cell-address="'q.EmCareB.Registration.E'.L8"/>
            <calcext:condition calcext:apply-style-name="cf3" calcext:value="formula-is([.$A2]=&quot;calculate&quot;)" calcext:base-cell-address="'q.EmCareB.Registration.E'.L8"/>
            <calcext:condition calcext:apply-style-name="cf3" calcext:value="formula-is(LEFT([.$A2];6)=&quot;select&quot;)" calcext:base-cell-address="'q.EmCareB.Registration.E'.L8"/>
            <calcext:condition calcext:apply-style-name="cf3" calcext:value="formula-is(LEFT([.$A2];6)=&quot;select&quot;)" calcext:base-cell-address="'q.EmCareB.Registration.E'.L8"/>
            <calcext:condition calcext:apply-style-name="cf3" calcext:value="formula-is([.$A2]=&quot;text&quot;)" calcext:base-cell-address="'q.EmCareB.Registration.E'.L8"/>
            <calcext:condition calcext:apply-style-name="cf3" calcext:value="formula-is([.$A2]=&quot;text&quot;)" calcext:base-cell-address="'q.EmCareB.Registration.E'.L8"/>
            <calcext:condition calcext:apply-style-name="cf3" calcext:value="formula-is([.$A2]=&quot;end repeat&quot;)" calcext:base-cell-address="'q.EmCareB.Registration.E'.L8"/>
            <calcext:condition calcext:apply-style-name="cf3" calcext:value="formula-is([.$A2]=&quot;end repeat&quot;)" calcext:base-cell-address="'q.EmCareB.Registration.E'.L8"/>
            <calcext:condition calcext:apply-style-name="cf3" calcext:value="formula-is([.$A2]=&quot;begin repeat&quot;)" calcext:base-cell-address="'q.EmCareB.Registration.E'.L8"/>
            <calcext:condition calcext:apply-style-name="cf3" calcext:value="formula-is([.$A2]=&quot;begin repeat&quot;)" calcext:base-cell-address="'q.EmCareB.Registration.E'.L8"/>
            <calcext:condition calcext:apply-style-name="cf3" calcext:value="formula-is([.$A2]=&quot;end group&quot;)" calcext:base-cell-address="'q.EmCareB.Registration.E'.L8"/>
            <calcext:condition calcext:apply-style-name="cf3" calcext:value="formula-is([.$A2]=&quot;end group&quot;)" calcext:base-cell-address="'q.EmCareB.Registration.E'.L8"/>
            <calcext:condition calcext:apply-style-name="cf3" calcext:value="formula-is([.$A2]=&quot;decimal&quot;)" calcext:base-cell-address="'q.EmCareB.Registration.E'.L8"/>
            <calcext:condition calcext:apply-style-name="cf3" calcext:value="formula-is([.$A2]=&quot;decimal&quot;)" calcext:base-cell-address="'q.EmCareB.Registration.E'.L8"/>
            <calcext:condition calcext:apply-style-name="cf3" calcext:value="formula-is([.$A2]=&quot;note&quot;)" calcext:base-cell-address="'q.EmCareB.Registration.E'.L3"/>
            <calcext:condition calcext:apply-style-name="cf3" calcext:value="formula-is([.$A2]=&quot;calculate&quot;)" calcext:base-cell-address="'q.EmCareB.Registration.E'.L3"/>
            <calcext:condition calcext:apply-style-name="cf3" calcext:value="formula-is(LEFT([.$A2];6)=&quot;select&quot;)" calcext:base-cell-address="'q.EmCareB.Registration.E'.L3"/>
            <calcext:condition calcext:apply-style-name="cf3" calcext:value="formula-is([.$A2]=&quot;integer&quot;)" calcext:base-cell-address="'q.EmCareB.Registration.E'.L8"/>
            <calcext:condition calcext:apply-style-name="cf3" calcext:value="formula-is([.$A2]=&quot;integer&quot;)" calcext:base-cell-address="'q.EmCareB.Registration.E'.L8"/>
            <calcext:condition calcext:apply-style-name="cf3" calcext:value="formula-is([.$A2]=&quot;text&quot;)" calcext:base-cell-address="'q.EmCareB.Registration.E'.L3"/>
            <calcext:condition calcext:apply-style-name="cf3" calcext:value="formula-is([.$A2]=&quot;end repeat&quot;)" calcext:base-cell-address="'q.EmCareB.Registration.E'.L3"/>
            <calcext:condition calcext:apply-style-name="cf3" calcext:value="formula-is([.$A2]=&quot;begin repeat&quot;)" calcext:base-cell-address="'q.EmCareB.Registration.E'.L3"/>
            <calcext:condition calcext:apply-style-name="cf3" calcext:value="formula-is([.$A2]=&quot;begin group&quot;)" calcext:base-cell-address="'q.EmCareB.Registration.E'.L8"/>
            <calcext:condition calcext:apply-style-name="cf3" calcext:value="formula-is([.$A2]=&quot;begin group&quot;)" calcext:base-cell-address="'q.EmCareB.Registration.E'.L8"/>
            <calcext:condition calcext:apply-style-name="cf3" calcext:value="formula-is([.$A2]=&quot;end group&quot;)" calcext:base-cell-address="'q.EmCareB.Registration.E'.L3"/>
            <calcext:condition calcext:apply-style-name="cf3" calcext:value="formula-is([.$A2]=&quot;decimal&quot;)" calcext:base-cell-address="'q.EmCareB.Registration.E'.L3"/>
            <calcext:condition calcext:apply-style-name="cf3" calcext:value="formula-is([.$A2]=&quot;integer&quot;)" calcext:base-cell-address="'q.EmCareB.Registration.E'.L3"/>
            <calcext:condition calcext:apply-style-name="cf3" calcext:value="formula-is([.$A2]=&quot;barcode&quot;)" calcext:base-cell-address="'q.EmCareB.Registration.E'.L8"/>
            <calcext:condition calcext:apply-style-name="cf3" calcext:value="formula-is([.$A2]=&quot;barcode&quot;)" calcext:base-cell-address="'q.EmCareB.Registration.E'.L8"/>
            <calcext:condition calcext:apply-style-name="cf3" calcext:value="formula-is([.$A2]=&quot;begin group&quot;)" calcext:base-cell-address="'q.EmCareB.Registration.E'.L3"/>
            <calcext:condition calcext:apply-style-name="cf3" calcext:value="formula-is([.$A2]=&quot;barcode&quot;)" calcext:base-cell-address="'q.EmCareB.Registration.E'.L3"/>
          </calcext:conditional-format>
          <calcext:conditional-format calcext:target-range-address="'q.EmCareB.Registration.E'.T43:'q.EmCareB.Registration.E'.U44">
            <calcext:condition calcext:apply-style-name="cf1" calcext:value="formula-is([.$A84]=&quot;note&quot;)" calcext:base-cell-address="'q.EmCareB.Registration.E'.T43"/>
          </calcext:conditional-format>
          <calcext:conditional-format calcext:target-range-address="'q.EmCareB.Registration.E'.Y43:'q.EmCareB.Registration.E'.Z44">
            <calcext:condition calcext:apply-style-name="cf1" calcext:value="formula-is([.$A84]=&quot;note&quot;)" calcext:base-cell-address="'q.EmCareB.Registration.E'.Y43"/>
          </calcext:conditional-format>
          <calcext:conditional-format calcext:target-range-address="'q.EmCareB.Registration.E'.Z50:'q.EmCareB.Registration.E'.Z50">
            <calcext:condition calcext:apply-style-name="cf1" calcext:value="formula-is([.$A98]=&quot;note&quot;)" calcext:base-cell-address="'q.EmCareB.Registration.E'.Z50"/>
          </calcext:conditional-format>
          <calcext:conditional-format calcext:target-range-address="'q.EmCareB.Registration.E'.T51:'q.EmCareB.Registration.E'.U51">
            <calcext:condition calcext:apply-style-name="cf1" calcext:value="formula-is([.$A100]=&quot;note&quot;)" calcext:base-cell-address="'q.EmCareB.Registration.E'.T51"/>
          </calcext:conditional-format>
          <calcext:conditional-format calcext:target-range-address="'q.EmCareB.Registration.E'.Z51:'q.EmCareB.Registration.E'.Z52">
            <calcext:condition calcext:apply-style-name="cf1" calcext:value="formula-is([.$A100]=&quot;note&quot;)" calcext:base-cell-address="'q.EmCareB.Registration.E'.Z51"/>
          </calcext:conditional-format>
          <calcext:conditional-format calcext:target-range-address="'q.EmCareB.Registration.E'.T52:'q.EmCareB.Registration.E'.U52">
            <calcext:condition calcext:apply-style-name="cf1" calcext:value="formula-is([.$A102]=&quot;note&quot;)" calcext:base-cell-address="'q.EmCareB.Registration.E'.T52"/>
          </calcext:conditional-format>
          <calcext:conditional-format calcext:target-range-address="'q.EmCareB.Registration.E'.L9:'q.EmCareB.Registration.E'.L9">
            <calcext:condition calcext:apply-style-name="cf3" calcext:value="formula-is([.$A2]=&quot;note&quot;)" calcext:base-cell-address="'q.EmCareB.Registration.E'.L9"/>
            <calcext:condition calcext:apply-style-name="cf3" calcext:value="formula-is([.$A2]=&quot;note&quot;)" calcext:base-cell-address="'q.EmCareB.Registration.E'.L9"/>
            <calcext:condition calcext:apply-style-name="cf3" calcext:value="formula-is([.$A2]=&quot;calculate&quot;)" calcext:base-cell-address="'q.EmCareB.Registration.E'.L9"/>
            <calcext:condition calcext:apply-style-name="cf3" calcext:value="formula-is([.$A2]=&quot;calculate&quot;)" calcext:base-cell-address="'q.EmCareB.Registration.E'.L9"/>
            <calcext:condition calcext:apply-style-name="cf3" calcext:value="formula-is(LEFT([.$A2];6)=&quot;select&quot;)" calcext:base-cell-address="'q.EmCareB.Registration.E'.L9"/>
            <calcext:condition calcext:apply-style-name="cf3" calcext:value="formula-is(LEFT([.$A2];6)=&quot;select&quot;)" calcext:base-cell-address="'q.EmCareB.Registration.E'.L9"/>
            <calcext:condition calcext:apply-style-name="cf3" calcext:value="formula-is([.$A2]=&quot;text&quot;)" calcext:base-cell-address="'q.EmCareB.Registration.E'.L9"/>
            <calcext:condition calcext:apply-style-name="cf3" calcext:value="formula-is([.$A2]=&quot;text&quot;)" calcext:base-cell-address="'q.EmCareB.Registration.E'.L9"/>
            <calcext:condition calcext:apply-style-name="cf3" calcext:value="formula-is([.$A2]=&quot;end repeat&quot;)" calcext:base-cell-address="'q.EmCareB.Registration.E'.L9"/>
            <calcext:condition calcext:apply-style-name="cf3" calcext:value="formula-is([.$A2]=&quot;end repeat&quot;)" calcext:base-cell-address="'q.EmCareB.Registration.E'.L9"/>
            <calcext:condition calcext:apply-style-name="cf3" calcext:value="formula-is([.$A2]=&quot;begin repeat&quot;)" calcext:base-cell-address="'q.EmCareB.Registration.E'.L9"/>
            <calcext:condition calcext:apply-style-name="cf3" calcext:value="formula-is([.$A2]=&quot;begin repeat&quot;)" calcext:base-cell-address="'q.EmCareB.Registration.E'.L9"/>
            <calcext:condition calcext:apply-style-name="cf3" calcext:value="formula-is([.$A2]=&quot;end group&quot;)" calcext:base-cell-address="'q.EmCareB.Registration.E'.L9"/>
            <calcext:condition calcext:apply-style-name="cf3" calcext:value="formula-is([.$A2]=&quot;end group&quot;)" calcext:base-cell-address="'q.EmCareB.Registration.E'.L9"/>
            <calcext:condition calcext:apply-style-name="cf3" calcext:value="formula-is([.$A2]=&quot;decimal&quot;)" calcext:base-cell-address="'q.EmCareB.Registration.E'.L9"/>
            <calcext:condition calcext:apply-style-name="cf3" calcext:value="formula-is([.$A2]=&quot;decimal&quot;)" calcext:base-cell-address="'q.EmCareB.Registration.E'.L9"/>
            <calcext:condition calcext:apply-style-name="cf3" calcext:value="formula-is([.$A2]=&quot;note&quot;)" calcext:base-cell-address="'q.EmCareB.Registration.E'.L9"/>
            <calcext:condition calcext:apply-style-name="cf3" calcext:value="formula-is([.$A2]=&quot;note&quot;)" calcext:base-cell-address="'q.EmCareB.Registration.E'.L3"/>
            <calcext:condition calcext:apply-style-name="cf3" calcext:value="formula-is([.$A2]=&quot;calculate&quot;)" calcext:base-cell-address="'q.EmCareB.Registration.E'.L9"/>
            <calcext:condition calcext:apply-style-name="cf3" calcext:value="formula-is([.$A2]=&quot;calculate&quot;)" calcext:base-cell-address="'q.EmCareB.Registration.E'.L3"/>
            <calcext:condition calcext:apply-style-name="cf3" calcext:value="formula-is(LEFT([.$A2];6)=&quot;select&quot;)" calcext:base-cell-address="'q.EmCareB.Registration.E'.L9"/>
            <calcext:condition calcext:apply-style-name="cf3" calcext:value="formula-is([.$A2]=&quot;integer&quot;)" calcext:base-cell-address="'q.EmCareB.Registration.E'.L9"/>
            <calcext:condition calcext:apply-style-name="cf3" calcext:value="formula-is(LEFT([.$A2];6)=&quot;select&quot;)" calcext:base-cell-address="'q.EmCareB.Registration.E'.L3"/>
            <calcext:condition calcext:apply-style-name="cf3" calcext:value="formula-is([.$A2]=&quot;integer&quot;)" calcext:base-cell-address="'q.EmCareB.Registration.E'.L9"/>
            <calcext:condition calcext:apply-style-name="cf3" calcext:value="formula-is([.$A2]=&quot;text&quot;)" calcext:base-cell-address="'q.EmCareB.Registration.E'.L3"/>
            <calcext:condition calcext:apply-style-name="cf3" calcext:value="formula-is([.$A2]=&quot;text&quot;)" calcext:base-cell-address="'q.EmCareB.Registration.E'.L9"/>
            <calcext:condition calcext:apply-style-name="cf3" calcext:value="formula-is([.$A2]=&quot;end repeat&quot;)" calcext:base-cell-address="'q.EmCareB.Registration.E'.L3"/>
            <calcext:condition calcext:apply-style-name="cf3" calcext:value="formula-is([.$A2]=&quot;end repeat&quot;)" calcext:base-cell-address="'q.EmCareB.Registration.E'.L9"/>
            <calcext:condition calcext:apply-style-name="cf3" calcext:value="formula-is([.$A2]=&quot;begin repeat&quot;)" calcext:base-cell-address="'q.EmCareB.Registration.E'.L9"/>
            <calcext:condition calcext:apply-style-name="cf3" calcext:value="formula-is([.$A2]=&quot;begin repeat&quot;)" calcext:base-cell-address="'q.EmCareB.Registration.E'.L3"/>
            <calcext:condition calcext:apply-style-name="cf3" calcext:value="formula-is([.$A2]=&quot;end group&quot;)" calcext:base-cell-address="'q.EmCareB.Registration.E'.L3"/>
            <calcext:condition calcext:apply-style-name="cf3" calcext:value="formula-is([.$A2]=&quot;begin group&quot;)" calcext:base-cell-address="'q.EmCareB.Registration.E'.L9"/>
            <calcext:condition calcext:apply-style-name="cf3" calcext:value="formula-is([.$A2]=&quot;end group&quot;)" calcext:base-cell-address="'q.EmCareB.Registration.E'.L9"/>
            <calcext:condition calcext:apply-style-name="cf3" calcext:value="formula-is([.$A2]=&quot;begin group&quot;)" calcext:base-cell-address="'q.EmCareB.Registration.E'.L9"/>
            <calcext:condition calcext:apply-style-name="cf3" calcext:value="formula-is([.$A2]=&quot;decimal&quot;)" calcext:base-cell-address="'q.EmCareB.Registration.E'.L3"/>
            <calcext:condition calcext:apply-style-name="cf3" calcext:value="formula-is([.$A2]=&quot;decimal&quot;)" calcext:base-cell-address="'q.EmCareB.Registration.E'.L9"/>
            <calcext:condition calcext:apply-style-name="cf3" calcext:value="formula-is([.$A2]=&quot;integer&quot;)" calcext:base-cell-address="'q.EmCareB.Registration.E'.L9"/>
            <calcext:condition calcext:apply-style-name="cf3" calcext:value="formula-is([.$A2]=&quot;integer&quot;)" calcext:base-cell-address="'q.EmCareB.Registration.E'.L3"/>
            <calcext:condition calcext:apply-style-name="cf3" calcext:value="formula-is([.$A2]=&quot;begin group&quot;)" calcext:base-cell-address="'q.EmCareB.Registration.E'.L3"/>
            <calcext:condition calcext:apply-style-name="cf3" calcext:value="formula-is([.$A2]=&quot;barcode&quot;)" calcext:base-cell-address="'q.EmCareB.Registration.E'.L9"/>
            <calcext:condition calcext:apply-style-name="cf3" calcext:value="formula-is([.$A2]=&quot;begin group&quot;)" calcext:base-cell-address="'q.EmCareB.Registration.E'.L9"/>
            <calcext:condition calcext:apply-style-name="cf3" calcext:value="formula-is([.$A2]=&quot;barcode&quot;)" calcext:base-cell-address="'q.EmCareB.Registration.E'.L9"/>
            <calcext:condition calcext:apply-style-name="cf3" calcext:value="formula-is([.$A2]=&quot;barcode&quot;)" calcext:base-cell-address="'q.EmCareB.Registration.E'.L3"/>
            <calcext:condition calcext:apply-style-name="cf3" calcext:value="formula-is([.$A2]=&quot;barcode&quot;)" calcext:base-cell-address="'q.EmCareB.Registration.E'.L9"/>
          </calcext:conditional-format>
          <calcext:conditional-format calcext:target-range-address="'q.EmCareB.Registration.E'.L69:'q.EmCareB.Registration.E'.L156 'q.EmCareB.Registration.E'.L158:'q.EmCareB.Registration.E'.L208 'q.EmCareB.Registration.E'.L211:'q.EmCareB.Registration.E'.L468 'q.EmCareB.Registration.E'.L470:'q.EmCareB.Registration.E'.L510 'q.EmCareB.Registration.E'.L512:'q.EmCareB.Registration.E'.L702 'q.EmCareB.Registration.E'.L704:'q.EmCareB.Registration.E'.L711 'q.EmCareB.Registration.E'.L713:'q.EmCareB.Registration.E'.L725 'q.EmCareB.Registration.E'.L727:'q.EmCareB.Registration.E'.L752 'q.EmCareB.Registration.E'.L754:'q.EmCareB.Registration.E'.L906 'q.EmCareB.Registration.E'.L908:'q.EmCareB.Registration.E'.L1130 'q.EmCareB.Registration.E'.L1132:'q.EmCareB.Registration.E'.L1765">
            <calcext:condition calcext:apply-style-name="cf3" calcext:value="formula-is([.$A68]=&quot;note&quot;)" calcext:base-cell-address="'q.EmCareB.Registration.E'.L69"/>
            <calcext:condition calcext:apply-style-name="cf3" calcext:value="formula-is([.$A68]=&quot;calculate&quot;)" calcext:base-cell-address="'q.EmCareB.Registration.E'.L69"/>
            <calcext:condition calcext:apply-style-name="cf3" calcext:value="formula-is(LEFT([.$A68];6)=&quot;select&quot;)" calcext:base-cell-address="'q.EmCareB.Registration.E'.L69"/>
            <calcext:condition calcext:apply-style-name="cf3" calcext:value="formula-is([.$A68]=&quot;text&quot;)" calcext:base-cell-address="'q.EmCareB.Registration.E'.L69"/>
            <calcext:condition calcext:apply-style-name="cf3" calcext:value="formula-is([.$A68]=&quot;end repeat&quot;)" calcext:base-cell-address="'q.EmCareB.Registration.E'.L69"/>
            <calcext:condition calcext:apply-style-name="cf3" calcext:value="formula-is([.$A68]=&quot;begin repeat&quot;)" calcext:base-cell-address="'q.EmCareB.Registration.E'.L69"/>
            <calcext:condition calcext:apply-style-name="cf3" calcext:value="formula-is([.$A68]=&quot;end group&quot;)" calcext:base-cell-address="'q.EmCareB.Registration.E'.L69"/>
            <calcext:condition calcext:apply-style-name="cf3" calcext:value="formula-is([.$A68]=&quot;decimal&quot;)" calcext:base-cell-address="'q.EmCareB.Registration.E'.L69"/>
            <calcext:condition calcext:apply-style-name="cf3" calcext:value="formula-is([.$A68]=&quot;integer&quot;)" calcext:base-cell-address="'q.EmCareB.Registration.E'.L69"/>
            <calcext:condition calcext:apply-style-name="cf3" calcext:value="formula-is([.$A68]=&quot;begin group&quot;)" calcext:base-cell-address="'q.EmCareB.Registration.E'.L69"/>
            <calcext:condition calcext:apply-style-name="cf3" calcext:value="formula-is([.$A68]=&quot;barcode&quot;)" calcext:base-cell-address="'q.EmCareB.Registration.E'.L69"/>
          </calcext:conditional-format>
          <calcext:conditional-format calcext:target-range-address="'q.EmCareB.Registration.E'.T113:'q.EmCareB.Registration.E'.U113">
            <calcext:condition calcext:apply-style-name="cf1" calcext:value="formula-is([.$A224]=&quot;note&quot;)" calcext:base-cell-address="'q.EmCareB.Registration.E'.T113"/>
          </calcext:conditional-format>
          <calcext:conditional-format calcext:target-range-address="'q.EmCareB.Registration.E'.T114:'q.EmCareB.Registration.E'.U114">
            <calcext:condition calcext:apply-style-name="cf1" calcext:value="formula-is([.$A226]=&quot;note&quot;)" calcext:base-cell-address="'q.EmCareB.Registration.E'.T114"/>
          </calcext:conditional-format>
          <calcext:conditional-format calcext:target-range-address="'q.EmCareB.Registration.E'.T166:'q.EmCareB.Registration.E'.U166">
            <calcext:condition calcext:apply-style-name="cf1" calcext:value="formula-is([.$A330]=&quot;note&quot;)" calcext:base-cell-address="'q.EmCareB.Registration.E'.T166"/>
          </calcext:conditional-format>
          <calcext:conditional-format calcext:target-range-address="'q.EmCareB.Registration.E'.T263:'q.EmCareB.Registration.E'.U263">
            <calcext:condition calcext:apply-style-name="cf1" calcext:value="formula-is([.$A524]=&quot;note&quot;)" calcext:base-cell-address="'q.EmCareB.Registration.E'.T263"/>
          </calcext:conditional-format>
          <calcext:conditional-format calcext:target-range-address="'q.EmCareB.Registration.E'.G266:'q.EmCareB.Registration.E'.H266">
            <calcext:condition calcext:apply-style-name="cf1" calcext:value="formula-is([.$A530]=&quot;note&quot;)" calcext:base-cell-address="'q.EmCareB.Registration.E'.G266"/>
          </calcext:conditional-format>
          <calcext:conditional-format calcext:target-range-address="'q.EmCareB.Registration.E'.M271:'q.EmCareB.Registration.E'.N271">
            <calcext:condition calcext:apply-style-name="cf1" calcext:value="formula-is([.$A540]=&quot;note&quot;)" calcext:base-cell-address="'q.EmCareB.Registration.E'.M271"/>
          </calcext:conditional-format>
          <calcext:conditional-format calcext:target-range-address="'q.EmCareB.Registration.E'.M273:'q.EmCareB.Registration.E'.N273">
            <calcext:condition calcext:apply-style-name="cf1" calcext:value="formula-is([.$A544]=&quot;note&quot;)" calcext:base-cell-address="'q.EmCareB.Registration.E'.M273"/>
          </calcext:conditional-format>
          <calcext:conditional-format calcext:target-range-address="'q.EmCareB.Registration.E'.M274:'q.EmCareB.Registration.E'.N274">
            <calcext:condition calcext:apply-style-name="cf1" calcext:value="formula-is([.$A546]=&quot;note&quot;)" calcext:base-cell-address="'q.EmCareB.Registration.E'.M274"/>
          </calcext:conditional-format>
          <calcext:conditional-format calcext:target-range-address="'q.EmCareB.Registration.E'.M276:'q.EmCareB.Registration.E'.N276">
            <calcext:condition calcext:apply-style-name="cf1" calcext:value="formula-is([.$A550]=&quot;note&quot;)" calcext:base-cell-address="'q.EmCareB.Registration.E'.M276"/>
          </calcext:conditional-format>
          <calcext:conditional-format calcext:target-range-address="'q.EmCareB.Registration.E'.C271:'q.EmCareB.Registration.E'.F271 'q.EmCareB.Registration.E'.C278:'q.EmCareB.Registration.E'.F278 'q.EmCareB.Registration.E'.Y283:'q.EmCareB.Registration.E'.Z286">
            <calcext:condition calcext:apply-style-name="cf1" calcext:value="formula-is([.$A540]=&quot;note&quot;)" calcext:base-cell-address="'q.EmCareB.Registration.E'.C271"/>
          </calcext:conditional-format>
          <calcext:conditional-format calcext:target-range-address="'q.EmCareB.Registration.E'.A271:'q.EmCareB.Registration.E'.B271 'q.EmCareB.Registration.E'.A273:'q.EmCareB.Registration.E'.B274">
            <calcext:condition calcext:apply-style-name="cf1" calcext:value="formula-is([.$A540]=&quot;note&quot;)" calcext:base-cell-address="'q.EmCareB.Registration.E'.A271"/>
          </calcext:conditional-format>
          <calcext:conditional-format calcext:target-range-address="'q.EmCareB.Registration.E'.A275:'q.EmCareB.Registration.E'.B275">
            <calcext:condition calcext:apply-style-name="cf1" calcext:value="formula-is([.$A548]=&quot;note&quot;)" calcext:base-cell-address="'q.EmCareB.Registration.E'.A275"/>
          </calcext:conditional-format>
          <calcext:conditional-format calcext:target-range-address="'q.EmCareB.Registration.E'.A276:'q.EmCareB.Registration.E'.B276">
            <calcext:condition calcext:apply-style-name="cf1" calcext:value="formula-is([.$A550]=&quot;note&quot;)" calcext:base-cell-address="'q.EmCareB.Registration.E'.A276"/>
          </calcext:conditional-format>
          <calcext:conditional-format calcext:target-range-address="'q.EmCareB.Registration.E'.O278:'q.EmCareB.Registration.E'.P278">
            <calcext:condition calcext:apply-style-name="cf1" calcext:value="formula-is([.$A554]=&quot;note&quot;)" calcext:base-cell-address="'q.EmCareB.Registration.E'.O278"/>
          </calcext:conditional-format>
          <calcext:conditional-format calcext:target-range-address="'q.EmCareB.Registration.E'.A278:'q.EmCareB.Registration.E'.B278">
            <calcext:condition calcext:apply-style-name="cf1" calcext:value="formula-is([.$A554]=&quot;note&quot;)" calcext:base-cell-address="'q.EmCareB.Registration.E'.A278"/>
          </calcext:conditional-format>
          <calcext:conditional-format calcext:target-range-address="'q.EmCareB.Registration.E'.C398:'q.EmCareB.Registration.E'.C398">
            <calcext:condition calcext:apply-style-name="cf2" calcext:value="formula-is([.$A794]=&quot;comments&quot;)" calcext:base-cell-address="'q.EmCareB.Registration.E'.C398"/>
          </calcext:conditional-format>
          <calcext:conditional-format calcext:target-range-address="'q.EmCareB.Registration.E'.Y352:'q.EmCareB.Registration.E'.Z354">
            <calcext:condition calcext:apply-style-name="cf1" calcext:value="formula-is([.$A702]=&quot;note&quot;)" calcext:base-cell-address="'q.EmCareB.Registration.E'.Y352"/>
          </calcext:conditional-format>
          <calcext:conditional-format calcext:target-range-address="'q.EmCareB.Registration.E'.T293:'q.EmCareB.Registration.E'.U293">
            <calcext:condition calcext:apply-style-name="cf1" calcext:value="formula-is([.$A584]=&quot;note&quot;)" calcext:base-cell-address="'q.EmCareB.Registration.E'.T293"/>
          </calcext:conditional-format>
          <calcext:conditional-format calcext:target-range-address="'q.EmCareB.Registration.E'.M385:'q.EmCareB.Registration.E'.P385">
            <calcext:condition calcext:apply-style-name="cf1" calcext:value="formula-is([.$A768]=&quot;note&quot;)" calcext:base-cell-address="'q.EmCareB.Registration.E'.M385"/>
          </calcext:conditional-format>
          <calcext:conditional-format calcext:target-range-address="'q.EmCareB.Registration.E'.M521:'q.EmCareB.Registration.E'.N521">
            <calcext:condition calcext:apply-style-name="cf1" calcext:value="formula-is([.$A1040]=&quot;note&quot;)" calcext:base-cell-address="'q.EmCareB.Registration.E'.M521"/>
          </calcext:conditional-format>
          <calcext:conditional-format calcext:target-range-address="'q.EmCareB.Registration.E'.M525:'q.EmCareB.Registration.E'.N525">
            <calcext:condition calcext:apply-style-name="cf1" calcext:value="formula-is([.$A1048]=&quot;note&quot;)" calcext:base-cell-address="'q.EmCareB.Registration.E'.M525"/>
          </calcext:conditional-format>
          <calcext:conditional-format calcext:target-range-address="'q.EmCareB.Registration.E'.A492:'q.EmCareB.Registration.E'.B492">
            <calcext:condition calcext:apply-style-name="cf1" calcext:value="formula-is([.$A982]=&quot;note&quot;)" calcext:base-cell-address="'q.EmCareB.Registration.E'.A492"/>
          </calcext:conditional-format>
          <calcext:conditional-format calcext:target-range-address="'q.EmCareB.Registration.E'.C492:'q.EmCareB.Registration.E'.F492">
            <calcext:condition calcext:apply-style-name="cf1" calcext:value="formula-is([.$A982]=&quot;note&quot;)" calcext:base-cell-address="'q.EmCareB.Registration.E'.C492"/>
          </calcext:conditional-format>
          <calcext:conditional-format calcext:target-range-address="'q.EmCareB.Registration.E'.A493:'q.EmCareB.Registration.E'.B493">
            <calcext:condition calcext:apply-style-name="cf1" calcext:value="formula-is([.$A984]=&quot;note&quot;)" calcext:base-cell-address="'q.EmCareB.Registration.E'.A493"/>
          </calcext:conditional-format>
          <calcext:conditional-format calcext:target-range-address="'q.EmCareB.Registration.E'.C515:'q.EmCareB.Registration.E'.C527 'q.EmCareB.Registration.E'.D515:'q.EmCareB.Registration.E'.F520 'q.EmCareB.Registration.E'.D522:'q.EmCareB.Registration.E'.F524 'q.EmCareB.Registration.E'.D526:'q.EmCareB.Registration.E'.F527">
            <calcext:condition calcext:apply-style-name="cf1" calcext:value="formula-is([.$A1028]=&quot;note&quot;)" calcext:base-cell-address="'q.EmCareB.Registration.E'.C515"/>
          </calcext:conditional-format>
          <calcext:conditional-format calcext:target-range-address="'q.EmCareB.Registration.E'.A515:'q.EmCareB.Registration.E'.B527">
            <calcext:condition calcext:apply-style-name="cf1" calcext:value="formula-is([.$A1028]=&quot;note&quot;)" calcext:base-cell-address="'q.EmCareB.Registration.E'.A515"/>
          </calcext:conditional-format>
          <calcext:conditional-format calcext:target-range-address="'q.EmCareB.Registration.E'.D521:'q.EmCareB.Registration.E'.F521">
            <calcext:condition calcext:apply-style-name="cf1" calcext:value="formula-is([.$A1040]=&quot;note&quot;)" calcext:base-cell-address="'q.EmCareB.Registration.E'.D521"/>
          </calcext:conditional-format>
          <calcext:conditional-format calcext:target-range-address="'q.EmCareB.Registration.E'.D525:'q.EmCareB.Registration.E'.F525">
            <calcext:condition calcext:apply-style-name="cf1" calcext:value="formula-is([.$A1048]=&quot;note&quot;)" calcext:base-cell-address="'q.EmCareB.Registration.E'.D525"/>
          </calcext:conditional-format>
          <calcext:conditional-format calcext:target-range-address="'q.EmCareB.Registration.E'.C930:'q.EmCareB.Registration.E'.C930">
            <calcext:condition calcext:apply-style-name="cf1" calcext:value="formula-is([.$A1858]=&quot;note&quot;)" calcext:base-cell-address="'q.EmCareB.Registration.E'.C930"/>
          </calcext:conditional-format>
          <calcext:conditional-format calcext:target-range-address="'q.EmCareB.Registration.E'.C931:'q.EmCareB.Registration.E'.C931">
            <calcext:condition calcext:apply-style-name="cf1" calcext:value="formula-is([.$A1860]=&quot;note&quot;)" calcext:base-cell-address="'q.EmCareB.Registration.E'.C931"/>
          </calcext:conditional-format>
          <calcext:conditional-format calcext:target-range-address="'q.EmCareB.Registration.E'.A932:'q.EmCareB.Registration.E'.F932 'q.EmCareB.Registration.E'.A936:'q.EmCareB.Registration.E'.B937 'q.EmCareB.Registration.E'.D936:'q.EmCareB.Registration.E'.F937">
            <calcext:condition calcext:apply-style-name="cf1" calcext:value="formula-is([.$A1862]=&quot;note&quot;)" calcext:base-cell-address="'q.EmCareB.Registration.E'.A932"/>
          </calcext:conditional-format>
          <calcext:conditional-format calcext:target-range-address="'q.EmCareB.Registration.E'.T937:'q.EmCareB.Registration.E'.U937">
            <calcext:condition calcext:apply-style-name="cf1" calcext:value="formula-is([.$A1872]=&quot;note&quot;)" calcext:base-cell-address="'q.EmCareB.Registration.E'.T937"/>
          </calcext:conditional-format>
          <calcext:conditional-format calcext:target-range-address="'q.EmCareB.Registration.E'.T915:'q.EmCareB.Registration.E'.U915">
            <calcext:condition calcext:apply-style-name="cf1" calcext:value="formula-is([.$A1828]=&quot;note&quot;)" calcext:base-cell-address="'q.EmCareB.Registration.E'.T915"/>
          </calcext:conditional-format>
          <calcext:conditional-format calcext:target-range-address="'q.EmCareB.Registration.E'.T931:'q.EmCareB.Registration.E'.U931">
            <calcext:condition calcext:apply-style-name="cf1" calcext:value="formula-is([.$A1860]=&quot;note&quot;)" calcext:base-cell-address="'q.EmCareB.Registration.E'.T931"/>
          </calcext:conditional-format>
          <calcext:conditional-format calcext:target-range-address="'q.EmCareB.Registration.E'.T932:'q.EmCareB.Registration.E'.U932">
            <calcext:condition calcext:apply-style-name="cf1" calcext:value="formula-is([.$A1862]=&quot;note&quot;)" calcext:base-cell-address="'q.EmCareB.Registration.E'.T932"/>
          </calcext:conditional-format>
          <calcext:conditional-format calcext:target-range-address="'q.EmCareB.Registration.E'.C878:'q.EmCareB.Registration.E'.F878 'q.EmCareB.Registration.E'.C883:'q.EmCareB.Registration.E'.F883 'q.EmCareB.Registration.E'.D913:'q.EmCareB.Registration.E'.F913 'q.EmCareB.Registration.E'.T877:'q.EmCareB.Registration.E'.U877">
            <calcext:condition calcext:apply-style-name="cf1" calcext:value="formula-is([.$A1752]=&quot;note&quot;)" calcext:base-cell-address="'q.EmCareB.Registration.E'.C877"/>
          </calcext:conditional-format>
          <calcext:conditional-format calcext:target-range-address="'q.EmCareB.Registration.E'.A915:'q.EmCareB.Registration.E'.B915">
            <calcext:condition calcext:apply-style-name="cf1" calcext:value="formula-is([.$A1828]=&quot;note&quot;)" calcext:base-cell-address="'q.EmCareB.Registration.E'.A915"/>
          </calcext:conditional-format>
          <calcext:conditional-format calcext:target-range-address="'q.EmCareB.Registration.E'.C894:'q.EmCareB.Registration.E'.C894">
            <calcext:condition calcext:apply-style-name="cf1" calcext:value="formula-is([.$A1786]=&quot;note&quot;)" calcext:base-cell-address="'q.EmCareB.Registration.E'.C894"/>
          </calcext:conditional-format>
          <calcext:conditional-format calcext:target-range-address="'q.EmCareB.Registration.E'.A894:'q.EmCareB.Registration.E'.B894">
            <calcext:condition calcext:apply-style-name="cf1" calcext:value="formula-is([.$A1786]=&quot;note&quot;)" calcext:base-cell-address="'q.EmCareB.Registration.E'.A894"/>
          </calcext:conditional-format>
          <calcext:conditional-format calcext:target-range-address="'q.EmCareB.Registration.E'.D894:'q.EmCareB.Registration.E'.F894">
            <calcext:condition calcext:apply-style-name="cf1" calcext:value="formula-is([.$A1786]=&quot;note&quot;)" calcext:base-cell-address="'q.EmCareB.Registration.E'.D894"/>
          </calcext:conditional-format>
          <calcext:conditional-format calcext:target-range-address="'q.EmCareB.Registration.E'.C899:'q.EmCareB.Registration.E'.C900">
            <calcext:condition calcext:apply-style-name="cf1" calcext:value="formula-is([.$A1796]=&quot;note&quot;)" calcext:base-cell-address="'q.EmCareB.Registration.E'.C899"/>
          </calcext:conditional-format>
          <calcext:conditional-format calcext:target-range-address="'q.EmCareB.Registration.E'.A878:'q.EmCareB.Registration.E'.B878">
            <calcext:condition calcext:apply-style-name="cf1" calcext:value="formula-is([.$A1754]=&quot;note&quot;)" calcext:base-cell-address="'q.EmCareB.Registration.E'.A878"/>
          </calcext:conditional-format>
          <calcext:conditional-format calcext:target-range-address="'q.EmCareB.Registration.E'.A883:'q.EmCareB.Registration.E'.B883">
            <calcext:condition calcext:apply-style-name="cf1" calcext:value="formula-is([.$A1764]=&quot;note&quot;)" calcext:base-cell-address="'q.EmCareB.Registration.E'.A883"/>
          </calcext:conditional-format>
          <calcext:conditional-format calcext:target-range-address="'q.EmCareB.Registration.E'.Y809:'q.EmCareB.Registration.E'.Z809">
            <calcext:condition calcext:apply-style-name="cf1" calcext:value="formula-is([.$A1616]=&quot;note&quot;)" calcext:base-cell-address="'q.EmCareB.Registration.E'.Y809"/>
          </calcext:conditional-format>
          <calcext:conditional-format calcext:target-range-address="'q.EmCareB.Registration.E'.Y810:'q.EmCareB.Registration.E'.Z810">
            <calcext:condition calcext:apply-style-name="cf1" calcext:value="formula-is([.$A1618]=&quot;note&quot;)" calcext:base-cell-address="'q.EmCareB.Registration.E'.Y810"/>
          </calcext:conditional-format>
          <calcext:conditional-format calcext:target-range-address="'q.EmCareB.Registration.E'.C857:'q.EmCareB.Registration.E'.F857">
            <calcext:condition calcext:apply-style-name="cf1" calcext:value="formula-is([.$A1712]=&quot;note&quot;)" calcext:base-cell-address="'q.EmCareB.Registration.E'.C857"/>
          </calcext:conditional-format>
          <calcext:conditional-format calcext:target-range-address="'q.EmCareB.Registration.E'.T735:'q.EmCareB.Registration.E'.U735">
            <calcext:condition calcext:apply-style-name="cf1" calcext:value="formula-is([.$A1468]=&quot;note&quot;)" calcext:base-cell-address="'q.EmCareB.Registration.E'.T735"/>
          </calcext:conditional-format>
          <calcext:conditional-format calcext:target-range-address="'q.EmCareB.Registration.E'.C937:'q.EmCareB.Registration.E'.C937">
            <calcext:condition calcext:apply-style-name="cf1" calcext:value="formula-is([.$A1872]=&quot;note&quot;)" calcext:base-cell-address="'q.EmCareB.Registration.E'.C937"/>
          </calcext:conditional-format>
          <calcext:conditional-format calcext:target-range-address="'q.EmCareB.Registration.E'.C936:'q.EmCareB.Registration.E'.C936">
            <calcext:condition calcext:apply-style-name="cf1" calcext:value="formula-is([.$A1870]=&quot;note&quot;)" calcext:base-cell-address="'q.EmCareB.Registration.E'.C936"/>
          </calcext:conditional-format>
          <calcext:conditional-format calcext:target-range-address="'q.EmCareB.Registration.E'.O619:'q.EmCareB.Registration.E'.P619">
            <calcext:condition calcext:apply-style-name="cf1" calcext:value="formula-is([.$A1236]=&quot;note&quot;)" calcext:base-cell-address="'q.EmCareB.Registration.E'.O619"/>
          </calcext:conditional-format>
          <calcext:conditional-format calcext:target-range-address="'q.EmCareB.Registration.E'.C557:'q.EmCareB.Registration.E'.C558">
            <calcext:condition calcext:apply-style-name="cf1" calcext:value="formula-is([.$A1112]=&quot;note&quot;)" calcext:base-cell-address="'q.EmCareB.Registration.E'.C557"/>
          </calcext:conditional-format>
          <calcext:conditional-format calcext:target-range-address="'q.EmCareB.Registration.E'.A557:'q.EmCareB.Registration.E'.B558 'q.EmCareB.Registration.E'.D557:'q.EmCareB.Registration.E'.F558">
            <calcext:condition calcext:apply-style-name="cf1" calcext:value="formula-is([.$A1112]=&quot;note&quot;)" calcext:base-cell-address="'q.EmCareB.Registration.E'.A557"/>
          </calcext:conditional-format>
          <calcext:conditional-format calcext:target-range-address="'q.EmCareB.Registration.E'.C607:'q.EmCareB.Registration.E'.F607 'q.EmCareB.Registration.E'.C611:'q.EmCareB.Registration.E'.F615 'q.EmCareB.Registration.E'.Q612:'q.EmCareB.Registration.E'.Q644">
            <calcext:condition calcext:apply-style-name="cf1" calcext:value="formula-is([.$A1212]=&quot;note&quot;)" calcext:base-cell-address="'q.EmCareB.Registration.E'.C607"/>
          </calcext:conditional-format>
          <calcext:conditional-format calcext:target-range-address="'q.EmCareB.Registration.E'.A607:'q.EmCareB.Registration.E'.B607">
            <calcext:condition calcext:apply-style-name="cf1" calcext:value="formula-is([.$A1212]=&quot;note&quot;)" calcext:base-cell-address="'q.EmCareB.Registration.E'.A607"/>
          </calcext:conditional-format>
          <calcext:conditional-format calcext:target-range-address="'q.EmCareB.Registration.E'.A611:'q.EmCareB.Registration.E'.B611">
            <calcext:condition calcext:apply-style-name="cf1" calcext:value="formula-is([.$A1220]=&quot;note&quot;)" calcext:base-cell-address="'q.EmCareB.Registration.E'.A611"/>
          </calcext:conditional-format>
          <calcext:conditional-format calcext:target-range-address="'q.EmCareB.Registration.E'.A612:'q.EmCareB.Registration.E'.B615">
            <calcext:condition calcext:apply-style-name="cf1" calcext:value="formula-is([.$A1222]=&quot;note&quot;)" calcext:base-cell-address="'q.EmCareB.Registration.E'.A612"/>
          </calcext:conditional-format>
          <calcext:conditional-format calcext:target-range-address="'q.EmCareB.Registration.E'.A690:'q.EmCareB.Registration.E'.B690">
            <calcext:condition calcext:apply-style-name="cf1" calcext:value="formula-is([.$A1378]=&quot;note&quot;)" calcext:base-cell-address="'q.EmCareB.Registration.E'.A690"/>
          </calcext:conditional-format>
          <calcext:conditional-format calcext:target-range-address="'q.EmCareB.Registration.E'.C690:'q.EmCareB.Registration.E'.F690">
            <calcext:condition calcext:apply-style-name="cf1" calcext:value="formula-is([.$A1378]=&quot;note&quot;)" calcext:base-cell-address="'q.EmCareB.Registration.E'.C690"/>
          </calcext:conditional-format>
          <calcext:conditional-format calcext:target-range-address="'q.EmCareB.Registration.E'.T724:'q.EmCareB.Registration.E'.U724">
            <calcext:condition calcext:apply-style-name="cf1" calcext:value="formula-is([.$A1446]=&quot;note&quot;)" calcext:base-cell-address="'q.EmCareB.Registration.E'.T724"/>
          </calcext:conditional-format>
        </calcext:conditional-formats>
      </table:table>
      <table:table table:name="q.EmCare.B6.Measurements" table:style-name="ta2">
        <table:table-column table:style-name="co35" table:default-cell-style-name="ce22"/>
        <table:table-column table:style-name="co36" table:number-columns-repeated="2" table:default-cell-style-name="ce22"/>
        <table:table-column table:style-name="co37" table:default-cell-style-name="ce22"/>
        <table:table-column table:style-name="co38" table:default-cell-style-name="ce22"/>
        <table:table-column table:style-name="co39" table:default-cell-style-name="ce22"/>
        <table:table-column table:style-name="co40" table:default-cell-style-name="ce22"/>
        <table:table-column table:style-name="co41" table:default-cell-style-name="ce22"/>
        <table:table-column table:style-name="co13" table:default-cell-style-name="ce22"/>
        <table:table-column table:style-name="co42" table:default-cell-style-name="ce22"/>
        <table:table-column table:style-name="co43" table:default-cell-style-name="ce22"/>
        <table:table-column table:style-name="co44" table:default-cell-style-name="ce22"/>
        <table:table-column table:style-name="co45" table:default-cell-style-name="ce22"/>
        <table:table-column table:style-name="co46" table:default-cell-style-name="ce22"/>
        <table:table-column table:style-name="co47" table:default-cell-style-name="ce22"/>
        <table:table-column table:style-name="co48" table:default-cell-style-name="ce22"/>
        <table:table-column table:style-name="co36" table:default-cell-style-name="ce22"/>
        <table:table-column table:style-name="co49" table:default-cell-style-name="ce22"/>
        <table:table-column table:style-name="co50" table:default-cell-style-name="ce22"/>
        <table:table-column table:style-name="co39" table:default-cell-style-name="ce22"/>
        <table:table-column table:style-name="co51" table:default-cell-style-name="ce22"/>
        <table:table-column table:style-name="co52" table:default-cell-style-name="ce22"/>
        <table:table-column table:style-name="co53" table:default-cell-style-name="ce22"/>
        <table:table-column table:style-name="co47" table:number-columns-repeated="1000" table:default-cell-style-name="ce22"/>
        <table:table-column table:style-name="co6" table:default-cell-style-name="ce254"/>
        <table:table-row table:style-name="ro1">
          <table:table-cell table:style-name="ce13" office:value-type="string" calcext:value-type="string">
            <text:p><text:span text:style-name="T1">type</text:span></text:p>
          </table:table-cell>
          <table:table-cell table:style-name="ce13" office:value-type="string" calcext:value-type="string">
            <text:p>age</text:p>
          </table:table-cell>
          <table:table-cell table:style-name="ce13" office:value-type="string" calcext:value-type="string">
            <text:p><text:span text:style-name="T1">id</text:span></text:p>
          </table:table-cell>
          <table:table-cell table:style-name="ce13" office:value-type="string" calcext:value-type="string">
            <text:p><text:span text:style-name="T1">label</text:span></text:p>
          </table:table-cell>
          <table:table-cell table:style-name="ce13" office:value-type="string" calcext:value-type="string">
            <text:p><text:span text:style-name="T1">description</text:span></text:p>
          </table:table-cell>
          <table:table-cell table:style-name="ce13" office:value-type="string" calcext:value-type="string">
            <text:p><text:span text:style-name="T1">note:skip_logic</text:span></text:p>
          </table:table-cell>
          <table:table-cell table:style-name="ce13" office:value-type="string" calcext:value-type="string">
            <text:p><text:span text:style-name="T1">valueExpression</text:span></text:p>
          </table:table-cell>
          <table:table-cell table:style-name="ce13" office:value-type="string" calcext:value-type="string">
            <text:p><text:span text:style-name="T1">enableWhenExpression</text:span></text:p>
          </table:table-cell>
          <table:table-cell table:style-name="ce13" office:value-type="string" calcext:value-type="string">
            <text:p><text:span text:style-name="T1">required</text:span></text:p>
          </table:table-cell>
          <table:table-cell table:style-name="ce13" office:value-type="string" calcext:value-type="string">
            <text:p><text:span text:style-name="T1">definition</text:span></text:p>
          </table:table-cell>
          <table:table-cell table:style-name="ce13" office:value-type="string" calcext:value-type="string">
            <text:p><text:span text:style-name="T1">display</text:span></text:p>
          </table:table-cell>
          <table:table-cell table:style-name="ce21" office:value-type="string" calcext:value-type="string">
            <text:p><text:span text:style-name="T1">map_resource</text:span></text:p>
          </table:table-cell>
          <table:table-cell table:style-name="ce21" office:value-type="string" calcext:value-type="string">
            <text:p><text:span text:style-name="T1">map_resource_type</text:span></text:p>
          </table:table-cell>
          <table:table-cell table:style-name="ce21" office:value-type="string" calcext:value-type="string">
            <text:p><text:span text:style-name="T1">map_extension_needed</text:span></text:p>
          </table:table-cell>
          <table:table-cell table:style-name="ce21"/>
          <table:table-cell table:style-name="ce21" office:value-type="string" calcext:value-type="string">
            <text:p><text:span text:style-name="T1">map_details</text:span></text:p>
          </table:table-cell>
          <table:table-cell table:style-name="ce21" office:value-type="string" calcext:value-type="string">
            <text:p><text:span text:style-name="T1">map_profile</text:span></text:p>
          </table:table-cell>
          <table:table-cell table:style-name="ce21" office:value-type="string" calcext:value-type="string">
            <text:p><text:span text:style-name="T1">map_bindding</text:span></text:p>
          </table:table-cell>
          <table:table-cell table:style-name="ce21" office:value-type="string" calcext:value-type="string">
            <text:p><text:span text:style-name="T1">map_binding_strength</text:span></text:p>
          </table:table-cell>
          <table:table-cell table:style-name="ce21" office:value-type="string" calcext:value-type="string">
            <text:p><text:span text:style-name="T1">scope</text:span></text:p>
          </table:table-cell>
          <table:table-cell table:style-name="ce13" office:value-type="string" calcext:value-type="string">
            <text:p><text:span text:style-name="T1">response_note</text:span></text:p>
          </table:table-cell>
          <table:table-cell table:style-name="ce13" office:value-type="string" calcext:value-type="string">
            <text:p><text:span text:style-name="T1">publishable</text:span></text:p>
          </table:table-cell>
          <table:table-cell table:style-name="ce13" office:value-type="string" calcext:value-type="string">
            <text:p><text:span text:style-name="T1">minimum_seconds</text:span></text:p>
          </table:table-cell>
          <table:table-cell table:style-name="ce13" table:number-columns-repeated="1000"/>
          <table:table-cell/>
        </table:table-row>
        <table:table-row table:style-name="ro3">
          <table:table-cell table:style-name="ce13" office:value-type="string" calcext:value-type="string">
            <text:p>decimal</text:p>
          </table:table-cell>
          <table:table-cell table:style-name="ce13" office:value-type="string" calcext:value-type="string">
            <text:p>All</text:p>
          </table:table-cell>
          <table:table-cell table:style-name="ce13" office:value-type="string" calcext:value-type="string">
            <text:p>EmCare.B6.DE01</text:p>
          </table:table-cell>
          <table:table-cell table:style-name="ce13" office:value-type="string" calcext:value-type="string">
            <text:p>Auxiliary Temperature</text:p>
          </table:table-cell>
          <table:table-cell table:style-name="ce13" office:value-type="string" calcext:value-type="string">
            <text:p>The client's axillary temperature in degrees Celsius (temperature taken under the armpit)</text:p>
          </table:table-cell>
          <table:table-cell table:style-name="ce13" table:number-columns-repeated="4"/>
          <table:table-cell table:style-name="ce13" office:value-type="string" calcext:value-type="string">
            <text:p>EmCare</text:p>
          </table:table-cell>
          <table:table-cell table:style-name="ce13" table:number-columns-repeated="1013"/>
          <table:table-cell/>
        </table:table-row>
        <table:table-row table:style-name="ro3">
          <table:table-cell table:style-name="ce13" office:value-type="string" calcext:value-type="string">
            <text:p>boolean</text:p>
          </table:table-cell>
          <table:table-cell table:style-name="ce13" office:value-type="string" calcext:value-type="string">
            <text:p>All</text:p>
          </table:table-cell>
          <table:table-cell table:style-name="ce13" office:value-type="string" calcext:value-type="string">
            <text:p>EmCare.B6.DE02</text:p>
          </table:table-cell>
          <table:table-cell table:style-name="ce13" office:value-type="string" calcext:value-type="string">
            <text:p>Prefer to take Rectal Temperature</text:p>
          </table:table-cell>
          <table:table-cell table:style-name="ce13" office:value-type="string" calcext:value-type="string">
            <text:p>The health care worker prefers to take the client's rectal temperature</text:p>
          </table:table-cell>
          <table:table-cell table:style-name="ce13" table:number-columns-repeated="2"/>
          <table:table-cell table:style-name="ce13" office:value-type="string" calcext:value-type="string">
            <text:p>%EmCare.B6.DE01.empty()</text:p>
          </table:table-cell>
          <table:table-cell table:style-name="ce13"/>
          <table:table-cell table:style-name="ce13" office:value-type="string" calcext:value-type="string">
            <text:p>EmCare</text:p>
          </table:table-cell>
          <table:table-cell table:style-name="ce13" office:value-type="string" calcext:value-type="string">
            <text:p>checkbox</text:p>
          </table:table-cell>
          <table:table-cell table:style-name="ce13" table:number-columns-repeated="1012"/>
          <table:table-cell/>
        </table:table-row>
        <table:table-row table:style-name="ro3">
          <table:table-cell table:style-name="ce13" office:value-type="string" calcext:value-type="string">
            <text:p>decimal</text:p>
          </table:table-cell>
          <table:table-cell table:style-name="ce13" office:value-type="string" calcext:value-type="string">
            <text:p>All</text:p>
          </table:table-cell>
          <table:table-cell table:style-name="ce13" office:value-type="string" calcext:value-type="string">
            <text:p>EmCare.B6.DE03</text:p>
          </table:table-cell>
          <table:table-cell table:style-name="ce13" office:value-type="string" calcext:value-type="string">
            <text:p>Rectal Temperature</text:p>
          </table:table-cell>
          <table:table-cell table:style-name="ce13" office:value-type="string" calcext:value-type="string">
            <text:p>The client's rectal temperature in degrees Celsius (temperature taken in the rectum)</text:p>
          </table:table-cell>
          <table:table-cell table:style-name="ce13" table:number-columns-repeated="2"/>
          <table:table-cell table:style-name="ce13" office:value-type="string" calcext:value-type="string">
            <text:p>%EmCare.B6.DE02 = true</text:p>
          </table:table-cell>
          <table:table-cell table:style-name="ce13" office:value-type="float" office:value="1" calcext:value-type="float">
            <text:p>1</text:p>
          </table:table-cell>
          <table:table-cell table:style-name="ce13" office:value-type="string" calcext:value-type="string">
            <text:p>EmCare</text:p>
          </table:table-cell>
          <table:table-cell table:style-name="ce13" table:number-columns-repeated="1013"/>
          <table:table-cell/>
        </table:table-row>
        <table:table-row table:style-name="ro3">
          <table:table-cell table:style-name="ce13" office:value-type="string" calcext:value-type="string">
            <text:p>boolean</text:p>
          </table:table-cell>
          <table:table-cell table:style-name="ce13" office:value-type="string" calcext:value-type="string">
            <text:p>All</text:p>
          </table:table-cell>
          <table:table-cell table:style-name="ce13" office:value-type="string" calcext:value-type="string">
            <text:p>EmCare.B6.DE04</text:p>
          </table:table-cell>
          <table:table-cell table:style-name="ce13" office:value-type="string" calcext:value-type="string">
            <text:p>Thermometer not available</text:p>
          </table:table-cell>
          <table:table-cell table:style-name="ce13" office:value-type="string" calcext:value-type="string">
            <text:p>A thermometer is not available to accurately measure the client's temperature</text:p>
          </table:table-cell>
          <table:table-cell table:style-name="ce13" table:number-columns-repeated="2"/>
          <table:table-cell table:style-name="ce13" office:value-type="string" calcext:value-type="string">
            <text:p>%EmCare.B6.DE01.empty().not()</text:p>
          </table:table-cell>
          <table:table-cell table:style-name="ce13"/>
          <table:table-cell table:style-name="ce13" office:value-type="string" calcext:value-type="string">
            <text:p>EmCare</text:p>
          </table:table-cell>
          <table:table-cell table:style-name="ce13" office:value-type="string" calcext:value-type="string">
            <text:p>checkbox</text:p>
          </table:table-cell>
          <table:table-cell table:style-name="ce13" table:number-columns-repeated="1012"/>
          <table:table-cell/>
        </table:table-row>
        <table:table-row table:style-name="ro3">
          <table:table-cell table:style-name="ce13" office:value-type="string" calcext:value-type="string">
            <text:p>boolean</text:p>
          </table:table-cell>
          <table:table-cell table:style-name="ce13" office:value-type="string" calcext:value-type="string">
            <text:p>All</text:p>
          </table:table-cell>
          <table:table-cell table:style-name="ce13" office:value-type="string" calcext:value-type="string">
            <text:p>EmCare.B6.DE05</text:p>
          </table:table-cell>
          <table:table-cell table:style-name="ce13" office:value-type="string" calcext:value-type="string">
            <text:p>Hot to Touch</text:p>
          </table:table-cell>
          <table:table-cell table:style-name="ce13" office:value-type="string" calcext:value-type="string">
            <text:p>The client is hot to touch</text:p>
          </table:table-cell>
          <table:table-cell table:style-name="ce13" table:number-columns-repeated="2"/>
          <table:table-cell table:style-name="ce13" office:value-type="string" calcext:value-type="string">
            <text:p>%EmCare.B6.DE04 = true</text:p>
          </table:table-cell>
          <table:table-cell table:style-name="ce13" office:value-type="float" office:value="1" calcext:value-type="float">
            <text:p>1</text:p>
          </table:table-cell>
          <table:table-cell table:style-name="ce13" office:value-type="string" calcext:value-type="string">
            <text:p>EmCare</text:p>
          </table:table-cell>
          <table:table-cell table:style-name="ce13" office:value-type="string" calcext:value-type="string">
            <text:p>checkbox</text:p>
          </table:table-cell>
          <table:table-cell table:style-name="ce13" table:number-columns-repeated="1012"/>
          <table:table-cell/>
        </table:table-row>
        <table:table-row table:style-name="ro3">
          <table:table-cell table:style-name="ce13" office:value-type="string" calcext:value-type="string">
            <text:p>decimal</text:p>
          </table:table-cell>
          <table:table-cell table:style-name="ce13" office:value-type="string" calcext:value-type="string">
            <text:p>All</text:p>
          </table:table-cell>
          <table:table-cell table:style-name="ce13" office:value-type="string" calcext:value-type="string">
            <text:p>EmCare.B6.DE06</text:p>
          </table:table-cell>
          <table:table-cell table:style-name="ce13" office:value-type="string" calcext:value-type="string">
            <text:p>Weight</text:p>
          </table:table-cell>
          <table:table-cell table:style-name="ce13" office:value-type="string" calcext:value-type="string">
            <text:p>The client's weight in Kilograms</text:p>
          </table:table-cell>
          <table:table-cell table:style-name="ce13" table:number-columns-repeated="4"/>
          <table:table-cell table:style-name="ce13" office:value-type="string" calcext:value-type="string">
            <text:p>EmCare</text:p>
          </table:table-cell>
          <table:table-cell table:style-name="ce13" table:number-columns-repeated="1013"/>
          <table:table-cell/>
        </table:table-row>
        <table:table-row table:style-name="ro3">
          <table:table-cell table:style-name="ce13" office:value-type="string" calcext:value-type="string">
            <text:p>boolean</text:p>
          </table:table-cell>
          <table:table-cell table:style-name="ce13" office:value-type="string" calcext:value-type="string">
            <text:p>All</text:p>
          </table:table-cell>
          <table:table-cell table:style-name="ce13" office:value-type="string" calcext:value-type="string">
            <text:p>EmCare.B6.DE07</text:p>
          </table:table-cell>
          <table:table-cell table:style-name="ce13" office:value-type="string" calcext:value-type="string">
            <text:p>Weight cannot be measured</text:p>
          </table:table-cell>
          <table:table-cell table:style-name="ce13" office:value-type="string" calcext:value-type="string">
            <text:p>The client's weight cannot be measured</text:p>
          </table:table-cell>
          <table:table-cell table:style-name="ce13" table:number-columns-repeated="2"/>
          <table:table-cell table:style-name="ce13" office:value-type="string" calcext:value-type="string">
            <text:p>%EmCare.B6.DE06.empty()</text:p>
          </table:table-cell>
          <table:table-cell table:style-name="ce13" office:value-type="float" office:value="1" calcext:value-type="float">
            <text:p>1</text:p>
          </table:table-cell>
          <table:table-cell table:style-name="ce13" office:value-type="string" calcext:value-type="string">
            <text:p>EmCare</text:p>
          </table:table-cell>
          <table:table-cell table:style-name="ce13" office:value-type="string" calcext:value-type="string">
            <text:p>checkbox</text:p>
          </table:table-cell>
          <table:table-cell table:style-name="ce13" table:number-columns-repeated="1012"/>
          <table:table-cell/>
        </table:table-row>
        <table:table-row table:style-name="ro3">
          <table:table-cell table:style-name="ce13" office:value-type="string" calcext:value-type="string">
            <text:p>boolean</text:p>
          </table:table-cell>
          <table:table-cell table:style-name="ce13" office:value-type="string" calcext:value-type="string">
            <text:p>All</text:p>
          </table:table-cell>
          <table:table-cell table:style-name="ce13" office:value-type="string" calcext:value-type="string">
            <text:p>EmCare.B6.DE08</text:p>
          </table:table-cell>
          <table:table-cell table:style-name="ce13" office:value-type="string" calcext:value-type="string">
            <text:p>Estimated Weight</text:p>
          </table:table-cell>
          <table:table-cell table:style-name="ce13" office:value-type="string" calcext:value-type="string">
            <text:p>The client's weight has been estimated - to be used for treatment dosing only</text:p>
          </table:table-cell>
          <table:table-cell table:style-name="ce13" table:number-columns-repeated="2"/>
          <table:table-cell table:style-name="ce13" office:value-type="string" calcext:value-type="string">
            <text:p>%EmCare.B6.DE07 = true</text:p>
          </table:table-cell>
          <table:table-cell table:style-name="ce13" office:value-type="float" office:value="1" calcext:value-type="float">
            <text:p>1</text:p>
          </table:table-cell>
          <table:table-cell table:style-name="ce13" office:value-type="string" calcext:value-type="string">
            <text:p>EmCare</text:p>
          </table:table-cell>
          <table:table-cell table:style-name="ce13" office:value-type="string" calcext:value-type="string">
            <text:p>checkbox</text:p>
          </table:table-cell>
          <table:table-cell table:style-name="ce13" table:number-columns-repeated="1012"/>
          <table:table-cell/>
        </table:table-row>
        <table:table-row table:style-name="ro3">
          <table:table-cell table:style-name="ce13" office:value-type="string" calcext:value-type="string">
            <text:p>Quantity</text:p>
          </table:table-cell>
          <table:table-cell table:style-name="ce13" office:value-type="string" calcext:value-type="string">
            <text:p>≥2 years old</text:p>
          </table:table-cell>
          <table:table-cell table:style-name="ce13" office:value-type="string" calcext:value-type="string">
            <text:p>EmCare.B6.DE09</text:p>
          </table:table-cell>
          <table:table-cell table:style-name="ce13" office:value-type="string" calcext:value-type="string">
            <text:p>Height</text:p>
          </table:table-cell>
          <table:table-cell table:style-name="ce13" office:value-type="string" calcext:value-type="string">
            <text:p>The client's height in Centimeters</text:p>
          </table:table-cell>
          <table:table-cell table:style-name="ce13" table:number-columns-repeated="2"/>
          <table:table-cell table:style-name="ce254" office:value-type="string" calcext:value-type="string">
            <text:p>%EmCare.A.DE10&gt;=24</text:p>
          </table:table-cell>
          <table:table-cell table:style-name="ce13"/>
          <table:table-cell table:style-name="ce13" office:value-type="string" calcext:value-type="string">
            <text:p>EmCare</text:p>
          </table:table-cell>
          <table:table-cell table:style-name="ce13" table:number-columns-repeated="1013"/>
          <table:table-cell/>
        </table:table-row>
        <table:table-row table:style-name="ro3">
          <table:table-cell table:style-name="ce13" office:value-type="string" calcext:value-type="string">
            <text:p>boolean</text:p>
          </table:table-cell>
          <table:table-cell table:style-name="ce13" office:value-type="string" calcext:value-type="string">
            <text:p>≥2 years old</text:p>
          </table:table-cell>
          <table:table-cell table:style-name="ce13" office:value-type="string" calcext:value-type="string">
            <text:p>EmCare.B6.DE10</text:p>
          </table:table-cell>
          <table:table-cell table:style-name="ce13" office:value-type="string" calcext:value-type="string">
            <text:p>Prefer to measure length</text:p>
          </table:table-cell>
          <table:table-cell table:style-name="ce13" office:value-type="string" calcext:value-type="string">
            <text:p>The health care worker would prefer to measure the client using length</text:p>
          </table:table-cell>
          <table:table-cell table:style-name="ce13" table:number-columns-repeated="2"/>
          <table:table-cell table:style-name="ce13" office:value-type="string" calcext:value-type="string">
            <text:p>%EmCare.B6.DE09.empty()</text:p>
          </table:table-cell>
          <table:table-cell table:style-name="ce13"/>
          <table:table-cell table:style-name="ce13" office:value-type="string" calcext:value-type="string">
            <text:p>EmCare</text:p>
          </table:table-cell>
          <table:table-cell table:style-name="ce13" office:value-type="string" calcext:value-type="string">
            <text:p>checkbox</text:p>
          </table:table-cell>
          <table:table-cell table:style-name="ce13" table:number-columns-repeated="1012"/>
          <table:table-cell/>
        </table:table-row>
        <table:table-row table:style-name="ro3">
          <table:table-cell table:style-name="ce13" office:value-type="string" calcext:value-type="string">
            <text:p>boolean</text:p>
          </table:table-cell>
          <table:table-cell table:style-name="ce13" office:value-type="string" calcext:value-type="string">
            <text:p>≥2 years old</text:p>
          </table:table-cell>
          <table:table-cell table:style-name="ce13" office:value-type="string" calcext:value-type="string">
            <text:p>EmCare.B6.DE11</text:p>
          </table:table-cell>
          <table:table-cell table:style-name="ce13" office:value-type="string" calcext:value-type="string">
            <text:p>Height cannot be measured</text:p>
          </table:table-cell>
          <table:table-cell table:style-name="ce13" office:value-type="string" calcext:value-type="string">
            <text:p>The client's height cannot be measured</text:p>
          </table:table-cell>
          <table:table-cell table:style-name="ce13" table:number-columns-repeated="2"/>
          <table:table-cell table:style-name="ce13" office:value-type="string" calcext:value-type="string">
            <text:p>%EmCare.B6.DE09.empty()</text:p>
          </table:table-cell>
          <table:table-cell table:style-name="ce13"/>
          <table:table-cell table:style-name="ce13" office:value-type="string" calcext:value-type="string">
            <text:p>EmCare</text:p>
          </table:table-cell>
          <table:table-cell table:style-name="ce13" office:value-type="string" calcext:value-type="string">
            <text:p>checkbox</text:p>
          </table:table-cell>
          <table:table-cell table:style-name="ce13" table:number-columns-repeated="1012"/>
          <table:table-cell/>
        </table:table-row>
        <table:table-row table:style-name="ro3">
          <table:table-cell table:style-name="ce13" office:value-type="string" calcext:value-type="string">
            <text:p>Quantity</text:p>
          </table:table-cell>
          <table:table-cell table:style-name="ce13" office:value-type="string" calcext:value-type="string">
            <text:p>All</text:p>
          </table:table-cell>
          <table:table-cell table:style-name="ce13" office:value-type="string" calcext:value-type="string">
            <text:p>EmCare.B6.DE12</text:p>
          </table:table-cell>
          <table:table-cell table:style-name="ce13" office:value-type="string" calcext:value-type="string">
            <text:p>Length</text:p>
          </table:table-cell>
          <table:table-cell table:style-name="ce13" office:value-type="string" calcext:value-type="string">
            <text:p>The client's length in Centimeters</text:p>
          </table:table-cell>
          <table:table-cell table:style-name="ce13" table:number-columns-repeated="2"/>
          <table:table-cell table:style-name="ce254" office:value-type="string" calcext:value-type="string">
            <text:p>%EmCare.A.DE10&lt;24 or %EmCare.B6.DE09.empty()</text:p>
          </table:table-cell>
          <table:table-cell table:style-name="ce13"/>
          <table:table-cell table:style-name="ce13" office:value-type="string" calcext:value-type="string">
            <text:p>EmCare</text:p>
          </table:table-cell>
          <table:table-cell table:style-name="ce13" table:number-columns-repeated="1013"/>
          <table:table-cell/>
        </table:table-row>
        <table:table-row table:style-name="ro3">
          <table:table-cell table:style-name="ce13" office:value-type="string" calcext:value-type="string">
            <text:p>boolean</text:p>
          </table:table-cell>
          <table:table-cell table:style-name="ce13" office:value-type="string" calcext:value-type="string">
            <text:p>All</text:p>
          </table:table-cell>
          <table:table-cell table:style-name="ce13" office:value-type="string" calcext:value-type="string">
            <text:p>EmCare.B6.DE13</text:p>
          </table:table-cell>
          <table:table-cell table:style-name="ce13" office:value-type="string" calcext:value-type="string">
            <text:p>Length cannot be measured</text:p>
          </table:table-cell>
          <table:table-cell table:style-name="ce13" office:value-type="string" calcext:value-type="string">
            <text:p>The client's length cannot be measured</text:p>
          </table:table-cell>
          <table:table-cell table:style-name="ce13" table:number-columns-repeated="2"/>
          <table:table-cell table:style-name="ce13" office:value-type="string" calcext:value-type="string">
            <text:p>IF 'Length' entered</text:p>
          </table:table-cell>
          <table:table-cell table:style-name="ce13"/>
          <table:table-cell table:style-name="ce13" office:value-type="string" calcext:value-type="string">
            <text:p>EmCare</text:p>
          </table:table-cell>
          <table:table-cell table:style-name="ce13" office:value-type="string" calcext:value-type="string">
            <text:p>checkbox</text:p>
          </table:table-cell>
          <table:table-cell table:style-name="ce13" table:number-columns-repeated="1012"/>
          <table:table-cell/>
        </table:table-row>
        <table:table-row table:style-name="ro3">
          <table:table-cell table:style-name="ce13" office:value-type="string" calcext:value-type="string">
            <text:p>integer</text:p>
          </table:table-cell>
          <table:table-cell table:style-name="ce13" office:value-type="string" calcext:value-type="string">
            <text:p>≥2 years old</text:p>
          </table:table-cell>
          <table:table-cell table:style-name="ce13" office:value-type="string" calcext:value-type="string">
            <text:p>EmCare.B6.DE14</text:p>
          </table:table-cell>
          <table:table-cell table:style-name="ce13" office:value-type="string" calcext:value-type="string">
            <text:p>Weight for Height (WFH) Z Scores</text:p>
          </table:table-cell>
          <table:table-cell table:style-name="ce13" office:value-type="string" calcext:value-type="string">
            <text:p>The client's weight for height Z Score</text:p>
          </table:table-cell>
          <table:table-cell table:style-name="ce13" table:number-columns-repeated="4"/>
          <table:table-cell table:style-name="ce13" office:value-type="string" calcext:value-type="string">
            <text:p>EmCare</text:p>
          </table:table-cell>
          <table:table-cell table:style-name="ce13" table:number-columns-repeated="1013"/>
          <table:table-cell/>
        </table:table-row>
        <table:table-row table:style-name="ro3">
          <table:table-cell table:style-name="ce13" office:value-type="string" calcext:value-type="string">
            <text:p>integer</text:p>
          </table:table-cell>
          <table:table-cell table:style-name="ce13" office:value-type="string" calcext:value-type="string">
            <text:p>≥60 days to &lt;2 years old</text:p>
          </table:table-cell>
          <table:table-cell table:style-name="ce13" office:value-type="string" calcext:value-type="string">
            <text:p>EmCare.B6.DE15</text:p>
          </table:table-cell>
          <table:table-cell table:style-name="ce13" office:value-type="string" calcext:value-type="string">
            <text:p>Weight for Length (WFL) Z Scores</text:p>
          </table:table-cell>
          <table:table-cell table:style-name="ce13" office:value-type="string" calcext:value-type="string">
            <text:p>The client's weight for length Z Score</text:p>
          </table:table-cell>
          <table:table-cell table:style-name="ce13" table:number-columns-repeated="4"/>
          <table:table-cell table:style-name="ce13" office:value-type="string" calcext:value-type="string">
            <text:p>EmCare</text:p>
          </table:table-cell>
          <table:table-cell table:style-name="ce13" table:number-columns-repeated="1013"/>
          <table:table-cell/>
        </table:table-row>
        <table:table-row table:style-name="ro3">
          <table:table-cell table:style-name="ce13" office:value-type="string" calcext:value-type="string">
            <text:p>integer</text:p>
          </table:table-cell>
          <table:table-cell table:style-name="ce13" office:value-type="string" calcext:value-type="string">
            <text:p>All</text:p>
          </table:table-cell>
          <table:table-cell table:style-name="ce13" office:value-type="string" calcext:value-type="string">
            <text:p>EmCare.B6.DE16</text:p>
          </table:table-cell>
          <table:table-cell table:style-name="ce13" office:value-type="string" calcext:value-type="string">
            <text:p>Weight for Age (WFA) Z Scores</text:p>
          </table:table-cell>
          <table:table-cell table:style-name="ce13" office:value-type="string" calcext:value-type="string">
            <text:p>The client's weight for age z score</text:p>
          </table:table-cell>
          <table:table-cell table:style-name="ce13" table:number-columns-repeated="4"/>
          <table:table-cell table:style-name="ce13" office:value-type="string" calcext:value-type="string">
            <text:p>EmCare</text:p>
          </table:table-cell>
          <table:table-cell table:style-name="ce13" table:number-columns-repeated="1013"/>
          <table:table-cell/>
        </table:table-row>
        <table:table-row table:style-name="ro3">
          <table:table-cell table:style-name="ce13" office:value-type="string" calcext:value-type="string">
            <text:p>decimal</text:p>
          </table:table-cell>
          <table:table-cell table:style-name="ce13" office:value-type="string" calcext:value-type="string">
            <text:p>≥6 months old</text:p>
          </table:table-cell>
          <table:table-cell table:style-name="ce13" office:value-type="string" calcext:value-type="string">
            <text:p>EmCare.B6.DE17</text:p>
          </table:table-cell>
          <table:table-cell table:style-name="ce13" office:value-type="string" calcext:value-type="string">
            <text:p>MUAC (Mid Upper Arm Circumference)</text:p>
          </table:table-cell>
          <table:table-cell table:style-name="ce13" office:value-type="string" calcext:value-type="string">
            <text:p>The client's Mid Upper Arm Circumference in Millimeters (child ≥6 months old)</text:p>
          </table:table-cell>
          <table:table-cell table:style-name="ce13" table:number-columns-repeated="2"/>
          <table:table-cell table:style-name="ce254" office:value-type="string" calcext:value-type="string">
            <text:p>%EmCare.A.DE10&gt;=6</text:p>
          </table:table-cell>
          <table:table-cell table:style-name="ce13"/>
          <table:table-cell table:style-name="ce13" office:value-type="string" calcext:value-type="string">
            <text:p>EmCare</text:p>
          </table:table-cell>
          <table:table-cell table:style-name="ce13" table:number-columns-repeated="1013"/>
          <table:table-cell/>
        </table:table-row>
        <table:table-row table:style-name="ro3">
          <table:table-cell table:style-name="ce13" office:value-type="string" calcext:value-type="string">
            <text:p>select_one underweight</text:p>
          </table:table-cell>
          <table:table-cell table:style-name="ce13" office:value-type="string" calcext:value-type="string">
            <text:p>All</text:p>
          </table:table-cell>
          <table:table-cell table:style-name="ce13" office:value-type="string" calcext:value-type="string">
            <text:p>EmCare.B6.DE18</text:p>
          </table:table-cell>
          <table:table-cell table:style-name="ce13" office:value-type="string" calcext:value-type="string">
            <text:p>Visually assess for whether underweight (for drug dose calculation)</text:p>
          </table:table-cell>
          <table:table-cell table:style-name="ce13" office:value-type="string" calcext:value-type="string">
            <text:p>The health care worker visually assesses for whether underweight (for drug dosing calculations)</text:p>
          </table:table-cell>
          <table:table-cell table:style-name="ce13" table:number-columns-repeated="2"/>
          <table:table-cell table:style-name="ce13" office:value-type="string" calcext:value-type="string">
            <text:p>%EmCare.B6.DE06.empty() and %EmCare.B6.DE17.empty() and %EmCare.A.DE10&gt;=6</text:p>
          </table:table-cell>
          <table:table-cell table:style-name="ce13" office:value-type="float" office:value="1" calcext:value-type="float">
            <text:p>1</text:p>
          </table:table-cell>
          <table:table-cell table:style-name="ce13" office:value-type="string" calcext:value-type="string">
            <text:p>EmCare</text:p>
          </table:table-cell>
          <table:table-cell table:style-name="ce13" office:value-type="string" calcext:value-type="string">
            <text:p>dropdown</text:p>
          </table:table-cell>
          <table:table-cell table:style-name="ce13" table:number-columns-repeated="1012"/>
          <table:table-cell/>
        </table:table-row>
        <table:table-row table:style-name="ro3">
          <table:table-cell table:style-name="ce13" office:value-type="string" calcext:value-type="string">
            <text:p>date</text:p>
          </table:table-cell>
          <table:table-cell table:style-name="ce13" office:value-type="string" calcext:value-type="string">
            <text:p>All</text:p>
          </table:table-cell>
          <table:table-cell table:style-name="ce13" office:value-type="string" calcext:value-type="string">
            <text:p>EmCare.B6.DE22</text:p>
          </table:table-cell>
          <table:table-cell table:style-name="ce13" office:value-type="string" calcext:value-type="string">
            <text:p>Date of measurement</text:p>
          </table:table-cell>
          <table:table-cell table:style-name="ce13" office:value-type="string" calcext:value-type="string">
            <text:p>The date when the measurement was taken</text:p>
          </table:table-cell>
          <table:table-cell table:style-name="ce13" table:number-columns-repeated="4"/>
          <table:table-cell table:style-name="ce13" office:value-type="string" calcext:value-type="string">
            <text:p>EmCare</text:p>
          </table:table-cell>
          <table:table-cell table:style-name="ce13" table:number-columns-repeated="1013"/>
          <table:table-cell/>
        </table:table-row>
        <table:table-row table:style-name="ro3" table:number-rows-repeated="41">
          <table:table-cell table:style-name="ce13" table:number-columns-repeated="1023"/>
          <table:table-cell table:style-name="ce258"/>
        </table:table-row>
        <table:table-row table:style-name="ro24" table:number-rows-repeated="1048514">
          <table:table-cell table:number-columns-repeated="1024"/>
        </table:table-row>
        <table:table-row table:style-name="ro24">
          <table:table-cell table:number-columns-repeated="1024"/>
        </table:table-row>
      </table:table>
      <table:table table:name="q.EmCare.B7.LTI-DangerSigns" table:style-name="ta2">
        <table:table-column table:style-name="co46" table:default-cell-style-name="ce55"/>
        <table:table-column table:style-name="co54" table:default-cell-style-name="ce55"/>
        <table:table-column table:style-name="co55" table:default-cell-style-name="ce55"/>
        <table:table-column table:style-name="co56" table:default-cell-style-name="ce55"/>
        <table:table-column table:style-name="co57" table:default-cell-style-name="ce55"/>
        <table:table-column table:style-name="co58" table:default-cell-style-name="ce55"/>
        <table:table-column table:style-name="co59" table:default-cell-style-name="ce55"/>
        <table:table-column table:style-name="co46" table:default-cell-style-name="ce55"/>
        <table:table-column table:style-name="co60" table:default-cell-style-name="ce55"/>
        <table:table-column table:style-name="co47" table:default-cell-style-name="ce55"/>
        <table:table-column table:style-name="co61" table:default-cell-style-name="ce55"/>
        <table:table-column table:style-name="co51" table:default-cell-style-name="ce55"/>
        <table:table-column table:style-name="co62" table:default-cell-style-name="ce55"/>
        <table:table-column table:style-name="co63" table:default-cell-style-name="ce55"/>
        <table:table-column table:style-name="co47" table:default-cell-style-name="ce55"/>
        <table:table-column table:style-name="co64" table:default-cell-style-name="ce55"/>
        <table:table-column table:style-name="co65" table:default-cell-style-name="ce55"/>
        <table:table-column table:style-name="co66" table:default-cell-style-name="ce55"/>
        <table:table-column table:style-name="co67" table:default-cell-style-name="ce55"/>
        <table:table-column table:style-name="co26" table:default-cell-style-name="ce55"/>
        <table:table-column table:style-name="co57" table:default-cell-style-name="ce55"/>
        <table:table-column table:style-name="co68" table:default-cell-style-name="ce55"/>
        <table:table-column table:style-name="co69" table:default-cell-style-name="ce55"/>
        <table:table-column table:style-name="co47" table:number-columns-repeated="2" table:default-cell-style-name="ce55"/>
        <table:table-column table:style-name="co70" table:default-cell-style-name="ce55"/>
        <table:table-column table:style-name="co71" table:default-cell-style-name="ce55"/>
        <table:table-column table:style-name="co47" table:number-columns-repeated="980" table:default-cell-style-name="ce55"/>
        <table:table-column table:style-name="co6" table:number-columns-repeated="17" table:default-cell-style-name="ce1"/>
        <table:table-row table:style-name="ro1">
          <table:table-cell table:style-name="ce107" office:value-type="string" calcext:value-type="string">
            <text:p>type</text:p>
          </table:table-cell>
          <table:table-cell table:style-name="ce107" office:value-type="string" calcext:value-type="string">
            <text:p>id</text:p>
          </table:table-cell>
          <table:table-cell table:style-name="ce107" office:value-type="string" calcext:value-type="string">
            <text:p>label</text:p>
          </table:table-cell>
          <table:table-cell table:style-name="ce107" office:value-type="string" calcext:value-type="string">
            <text:p>description</text:p>
          </table:table-cell>
          <table:table-cell table:style-name="ce107" office:value-type="string" calcext:value-type="string">
            <text:p>note:skip_logic</text:p>
          </table:table-cell>
          <table:table-cell table:style-name="ce107" office:value-type="string" calcext:value-type="string">
            <text:p>hint</text:p>
          </table:table-cell>
          <table:table-cell table:style-name="ce107" office:value-type="string" calcext:value-type="string">
            <text:p>valueExpression</text:p>
          </table:table-cell>
          <table:table-cell table:style-name="ce107" office:value-type="string" calcext:value-type="string">
            <text:p>enableWhenExpression</text:p>
          </table:table-cell>
          <table:table-cell table:style-name="ce107" office:value-type="string" calcext:value-type="string">
            <text:p>required</text:p>
          </table:table-cell>
          <table:table-cell table:style-name="ce107" office:value-type="string" calcext:value-type="string">
            <text:p>definition</text:p>
          </table:table-cell>
          <table:table-cell table:style-name="ce107" office:value-type="string" calcext:value-type="string">
            <text:p>display</text:p>
          </table:table-cell>
          <table:table-cell table:style-name="ce23" office:value-type="string" calcext:value-type="string">
            <text:p>map_resource</text:p>
          </table:table-cell>
          <table:table-cell table:style-name="ce23" office:value-type="string" calcext:value-type="string">
            <text:p>map_resource_type</text:p>
          </table:table-cell>
          <table:table-cell table:style-name="ce23" office:value-type="string" calcext:value-type="string">
            <text:p>map_extension_needed</text:p>
          </table:table-cell>
          <table:table-cell table:style-name="ce23"/>
          <table:table-cell table:style-name="ce23" office:value-type="string" calcext:value-type="string">
            <text:p>map_details</text:p>
          </table:table-cell>
          <table:table-cell table:style-name="ce23" office:value-type="string" calcext:value-type="string">
            <text:p>map_profile</text:p>
          </table:table-cell>
          <table:table-cell table:style-name="ce23" office:value-type="string" calcext:value-type="string">
            <text:p>map_bindding</text:p>
          </table:table-cell>
          <table:table-cell table:style-name="ce23" office:value-type="string" calcext:value-type="string">
            <text:p>map_binding_strength</text:p>
          </table:table-cell>
          <table:table-cell table:style-name="ce23" office:value-type="string" calcext:value-type="string">
            <text:p>scope</text:p>
          </table:table-cell>
          <table:table-cell table:style-name="ce107" office:value-type="string" calcext:value-type="string">
            <text:p>response_note</text:p>
          </table:table-cell>
          <table:table-cell table:style-name="ce107" office:value-type="string" calcext:value-type="string">
            <text:p>publishable</text:p>
          </table:table-cell>
          <table:table-cell table:style-name="ce107" office:value-type="string" calcext:value-type="string">
            <text:p>minimum_seconds</text:p>
          </table:table-cell>
          <table:table-cell table:style-name="ce107" table:number-columns-repeated="3"/>
          <table:table-cell table:style-name="ce24" table:number-columns-repeated="980"/>
          <table:table-cell table:number-columns-repeated="18"/>
        </table:table-row>
        <table:table-row table:style-name="ro3">
          <table:table-cell table:style-name="ce24" office:value-type="string" calcext:value-type="string">
            <text:p>boolean</text:p>
          </table:table-cell>
          <table:table-cell table:style-name="ce24" office:value-type="string" calcext:value-type="string">
            <text:p>EmCare.B7.DE01</text:p>
          </table:table-cell>
          <table:table-cell table:style-name="ce24" office:value-type="string" calcext:value-type="string">
            <text:p>Obstructed or Absent Breathing</text:p>
          </table:table-cell>
          <table:table-cell table:style-name="ce24" office:value-type="string" calcext:value-type="string">
            <text:p>The client has obstructed or absent breathing</text:p>
          </table:table-cell>
          <table:table-cell table:style-name="ce24"/>
          <table:table-cell table:style-name="ce24" office:value-type="string" calcext:value-type="string">
            <text:p>The child has had more than one convulsion, or prolonged convulsions during this current illness.</text:p>
          </table:table-cell>
          <table:table-cell table:style-name="ce24"/>
          <table:table-cell table:style-name="ce24" office:value-type="string" calcext:value-type="string">
            <text:p>%EmCare.A.DE10 &gt;=2 and %EmCare.A.DE10 &lt; 60</text:p>
          </table:table-cell>
          <table:table-cell table:style-name="ce262" office:value-type="boolean" office:boolean-value="true" calcext:value-type="boolean">
            <text:p>WAHR</text:p>
          </table:table-cell>
          <table:table-cell table:style-name="ce24" table:number-columns-repeated="997"/>
          <table:table-cell table:number-columns-repeated="18"/>
        </table:table-row>
        <table:table-row table:style-name="ro3">
          <table:table-cell table:style-name="ce24" office:value-type="string" calcext:value-type="string">
            <text:p>boolean</text:p>
          </table:table-cell>
          <table:table-cell table:style-name="ce24" office:value-type="string" calcext:value-type="string">
            <text:p>EmCare.B7.DE02</text:p>
          </table:table-cell>
          <table:table-cell table:style-name="ce24" office:value-type="string" calcext:value-type="string">
            <text:p>Convulsing Now</text:p>
          </table:table-cell>
          <table:table-cell table:style-name="ce24" office:value-type="string" calcext:value-type="string">
            <text:p>The client is convulsing now</text:p>
          </table:table-cell>
          <table:table-cell table:style-name="ce24" table:number-columns-repeated="3"/>
          <table:table-cell table:style-name="ce24" office:value-type="string" calcext:value-type="string">
            <text:p>%EmCare.A.DE10 &gt;=2 and %EmCare.A.DE10 &lt; 60</text:p>
          </table:table-cell>
          <table:table-cell table:style-name="ce262" office:value-type="boolean" office:boolean-value="true" calcext:value-type="boolean">
            <text:p>WAHR</text:p>
          </table:table-cell>
          <table:table-cell table:style-name="ce24" table:number-columns-repeated="997"/>
          <table:table-cell table:number-columns-repeated="18"/>
        </table:table-row>
        <table:table-row table:style-name="ro3">
          <table:table-cell table:style-name="ce24" office:value-type="string" calcext:value-type="string">
            <text:p>boolean</text:p>
          </table:table-cell>
          <table:table-cell table:style-name="ce24" office:value-type="string" calcext:value-type="string">
            <text:p>EmCare.B7.DE03</text:p>
          </table:table-cell>
          <table:table-cell table:style-name="ce24" office:value-type="string" calcext:value-type="string">
            <text:p>Convulsion(s) in this Illness</text:p>
          </table:table-cell>
          <table:table-cell table:style-name="ce24" office:value-type="string" calcext:value-type="string">
            <text:p>The client is reported to have had one or more convulsions</text:p>
          </table:table-cell>
          <table:table-cell table:style-name="ce24" table:number-columns-repeated="3"/>
          <table:table-cell table:style-name="ce24" office:value-type="string" calcext:value-type="string">
            <text:p>%EmCare.A.DE10 &gt;=2 and %EmCare.A.DE10 &lt; 60</text:p>
          </table:table-cell>
          <table:table-cell table:style-name="ce262" office:value-type="boolean" office:boolean-value="true" calcext:value-type="boolean">
            <text:p>WAHR</text:p>
          </table:table-cell>
          <table:table-cell table:style-name="ce24" table:number-columns-repeated="997"/>
          <table:table-cell table:number-columns-repeated="18"/>
        </table:table-row>
        <table:table-row table:style-name="ro3">
          <table:table-cell table:style-name="ce24" office:value-type="string" calcext:value-type="string">
            <text:p>select_one convulsions</text:p>
          </table:table-cell>
          <table:table-cell table:style-name="ce24" office:value-type="string" calcext:value-type="string">
            <text:p>EmCare.B7.DE04</text:p>
          </table:table-cell>
          <table:table-cell table:style-name="ce24" office:value-type="string" calcext:value-type="string">
            <text:p>Number of convulsions in this illness</text:p>
          </table:table-cell>
          <table:table-cell table:style-name="ce24" office:value-type="string" calcext:value-type="string">
            <text:p>The number of convulsion(s) the client is reported to have had in this illness</text:p>
          </table:table-cell>
          <table:table-cell table:style-name="ce24" table:number-columns-repeated="3"/>
          <table:table-cell table:style-name="ce24" office:value-type="string" calcext:value-type="string">
            <text:p>%EmCare.A.DE10 &gt;=2 and %EmCare.A.DE10 &lt; 60 and %EmCare.B7.DE03 = true</text:p>
          </table:table-cell>
          <table:table-cell table:style-name="ce262" office:value-type="boolean" office:boolean-value="true" calcext:value-type="boolean">
            <text:p>WAHR</text:p>
          </table:table-cell>
          <table:table-cell table:style-name="ce24" table:number-columns-repeated="997"/>
          <table:table-cell table:number-columns-repeated="18"/>
        </table:table-row>
        <table:table-row table:style-name="ro3">
          <table:table-cell table:style-name="ce24" office:value-type="string" calcext:value-type="string">
            <text:p>boolean</text:p>
          </table:table-cell>
          <table:table-cell table:style-name="ce24" office:value-type="string" calcext:value-type="string">
            <text:p>EmCare.B7.DE08</text:p>
          </table:table-cell>
          <table:table-cell table:style-name="ce24" office:value-type="string" calcext:value-type="string">
            <text:p>Unconscious or Lethargic</text:p>
          </table:table-cell>
          <table:table-cell table:style-name="ce24" office:value-type="string" calcext:value-type="string">
            <text:p>The client is unconscious or lethargic</text:p>
          </table:table-cell>
          <table:table-cell table:style-name="ce24" table:number-columns-repeated="3"/>
          <table:table-cell table:style-name="ce24" office:value-type="string" calcext:value-type="string">
            <text:p>%EmCare.A.DE10 &gt;=2 and %EmCare.A.DE10 &lt; 60</text:p>
          </table:table-cell>
          <table:table-cell table:style-name="ce262" office:value-type="boolean" office:boolean-value="true" calcext:value-type="boolean">
            <text:p>WAHR</text:p>
          </table:table-cell>
          <table:table-cell table:style-name="ce24" table:number-columns-repeated="997"/>
          <table:table-cell table:number-columns-repeated="18"/>
        </table:table-row>
        <table:table-row table:style-name="ro3">
          <table:table-cell table:style-name="ce24" office:value-type="string" calcext:value-type="string">
            <text:p>boolean</text:p>
          </table:table-cell>
          <table:table-cell table:style-name="ce24" office:value-type="string" calcext:value-type="string">
            <text:p>EmCare.B7.DE09</text:p>
          </table:table-cell>
          <table:table-cell table:style-name="ce24" office:value-type="string" calcext:value-type="string">
            <text:p>Not able to drink or breastfeed</text:p>
          </table:table-cell>
          <table:table-cell table:style-name="ce24" office:value-type="string" calcext:value-type="string">
            <text:p>The client has reported not to have been able to drink or breastfeed or currently is not able to drink or breastfeed.</text:p>
          </table:table-cell>
          <table:table-cell table:style-name="ce24" table:number-columns-repeated="3"/>
          <table:table-cell table:style-name="ce24" office:value-type="string" calcext:value-type="string">
            <text:p>%EmCare.A.DE10 &gt;=2 and %EmCare.A.DE10 &lt; 60</text:p>
          </table:table-cell>
          <table:table-cell table:style-name="ce262" office:value-type="boolean" office:boolean-value="true" calcext:value-type="boolean">
            <text:p>WAHR</text:p>
          </table:table-cell>
          <table:table-cell table:style-name="ce24" table:number-columns-repeated="997"/>
          <table:table-cell table:number-columns-repeated="18"/>
        </table:table-row>
        <table:table-row table:style-name="ro3">
          <table:table-cell table:style-name="ce24" office:value-type="string" calcext:value-type="string">
            <text:p>select_one vomiting</text:p>
          </table:table-cell>
          <table:table-cell table:style-name="ce24" office:value-type="string" calcext:value-type="string">
            <text:p>EmCare.B7.DE10</text:p>
          </table:table-cell>
          <table:table-cell table:style-name="ce24" office:value-type="string" calcext:value-type="string">
            <text:p>Vomiting</text:p>
          </table:table-cell>
          <table:table-cell table:style-name="ce24" office:value-type="string" calcext:value-type="string">
            <text:p>The client is reported to be vomiting everything or vomiting but not everything or no vomiting</text:p>
          </table:table-cell>
          <table:table-cell table:style-name="ce24" table:number-columns-repeated="3"/>
          <table:table-cell table:style-name="ce24" office:value-type="string" calcext:value-type="string">
            <text:p>%EmCare.A.DE10 &gt;=2 and %EmCare.A.DE10 &lt; 60</text:p>
          </table:table-cell>
          <table:table-cell table:style-name="ce262" office:value-type="boolean" office:boolean-value="true" calcext:value-type="boolean">
            <text:p>WAHR</text:p>
          </table:table-cell>
          <table:table-cell table:style-name="ce24" table:number-columns-repeated="997"/>
          <table:table-cell table:number-columns-repeated="18"/>
        </table:table-row>
        <table:table-row table:style-name="ro3">
          <table:table-cell table:style-name="ce24" office:value-type="string" calcext:value-type="string">
            <text:p>select_one fluid_test</text:p>
          </table:table-cell>
          <table:table-cell table:style-name="ce24" office:value-type="string" calcext:value-type="string">
            <text:p>EmCare.B7.DE14</text:p>
          </table:table-cell>
          <table:table-cell table:style-name="ce24" office:value-type="string" calcext:value-type="string">
            <text:p>Oral Fluid Test</text:p>
          </table:table-cell>
          <table:table-cell table:style-name="ce24" office:value-type="string" calcext:value-type="string">
            <text:p>The healthcare worker or care giver <text:s/>offers the client fluid to check if the client can drink and to check reactions (oral fluid test)</text:p>
          </table:table-cell>
          <table:table-cell table:style-name="ce24" table:number-columns-repeated="3"/>
          <table:table-cell table:style-name="ce24" office:value-type="string" calcext:value-type="string">
            <text:p>%EmCare.A.DE10 &gt;=2 and %EmCare.A.DE10 &lt; 60 and %EmCare.B7.DE09 = true and %EmCare.B7.DE10 = ‘EmCare.B7.DE15’</text:p>
          </table:table-cell>
          <table:table-cell table:style-name="ce262" office:value-type="boolean" office:boolean-value="true" calcext:value-type="boolean">
            <text:p>WAHR</text:p>
          </table:table-cell>
          <table:table-cell table:style-name="ce24" table:number-columns-repeated="997"/>
          <table:table-cell table:number-columns-repeated="18"/>
        </table:table-row>
        <table:table-row table:style-name="ro3">
          <table:table-cell table:style-name="ce24" office:value-type="string" calcext:value-type="string">
            <text:p>boolean</text:p>
          </table:table-cell>
          <table:table-cell table:style-name="ce24" office:value-type="string" calcext:value-type="string">
            <text:p>EmCare.B8/B9.DE01</text:p>
          </table:table-cell>
          <table:table-cell table:style-name="ce24" office:value-type="string" calcext:value-type="string">
            <text:p>Obstructed or Absent Breathing</text:p>
          </table:table-cell>
          <table:table-cell table:style-name="ce24" office:value-type="string" calcext:value-type="string">
            <text:p>The client has obstructed or absent breathing</text:p>
          </table:table-cell>
          <table:table-cell table:style-name="ce24" table:number-columns-repeated="3"/>
          <table:table-cell table:style-name="ce24" office:value-type="string" calcext:value-type="string">
            <text:p>%EmCare.A.DE10 &lt; 2</text:p>
          </table:table-cell>
          <table:table-cell table:style-name="ce262" office:value-type="boolean" office:boolean-value="true" calcext:value-type="boolean">
            <text:p>WAHR</text:p>
          </table:table-cell>
          <table:table-cell table:style-name="ce24" table:number-columns-repeated="997"/>
          <table:table-cell table:number-columns-repeated="18"/>
        </table:table-row>
        <table:table-row table:style-name="ro3">
          <table:table-cell table:style-name="ce24" office:value-type="string" calcext:value-type="string">
            <text:p>boolean</text:p>
          </table:table-cell>
          <table:table-cell table:style-name="ce24" office:value-type="string" calcext:value-type="string">
            <text:p>EmCare.B8/B9.DE02</text:p>
          </table:table-cell>
          <table:table-cell table:style-name="ce24" office:value-type="string" calcext:value-type="string">
            <text:p>Convulsing Now</text:p>
          </table:table-cell>
          <table:table-cell table:style-name="ce24" office:value-type="string" calcext:value-type="string">
            <text:p>The client is convulsing now</text:p>
          </table:table-cell>
          <table:table-cell table:style-name="ce24" table:number-columns-repeated="3"/>
          <table:table-cell table:style-name="ce24" office:value-type="string" calcext:value-type="string">
            <text:p>%EmCare.A.DE10 &lt; 1</text:p>
          </table:table-cell>
          <table:table-cell table:style-name="ce262" office:value-type="boolean" office:boolean-value="true" calcext:value-type="boolean">
            <text:p>WAHR</text:p>
          </table:table-cell>
          <table:table-cell table:style-name="ce24" table:number-columns-repeated="16"/>
          <table:table-cell table:style-name="ce107"/>
          <table:table-cell table:style-name="ce24" table:number-columns-repeated="980"/>
          <table:table-cell table:number-columns-repeated="18"/>
        </table:table-row>
        <table:table-row table:style-name="ro3">
          <table:table-cell table:style-name="ce24" table:number-columns-repeated="7"/>
          <table:table-cell table:style-name="ce24" office:value-type="string" calcext:value-type="string">
            <text:p>%EmCare.A.DE10 &gt;=1 and %EmCare.A.DE10 &lt; 2</text:p>
          </table:table-cell>
          <table:table-cell table:style-name="ce24" table:number-columns-repeated="17"/>
          <table:table-cell table:style-name="ce107"/>
          <table:table-cell table:style-name="ce24" table:number-columns-repeated="980"/>
          <table:table-cell table:number-columns-repeated="18"/>
        </table:table-row>
        <table:table-row table:style-name="ro3" table:number-rows-repeated="34">
          <table:table-cell table:style-name="ce24" table:number-columns-repeated="1006"/>
          <table:table-cell table:number-columns-repeated="17"/>
          <table:table-cell table:style-name="ce24"/>
        </table:table-row>
        <table:table-row table:style-name="ro25" table:number-rows-repeated="15">
          <table:table-cell table:number-columns-repeated="1024"/>
        </table:table-row>
        <table:table-row table:style-name="ro4" table:number-rows-repeated="1048514">
          <table:table-cell table:number-columns-repeated="1024"/>
        </table:table-row>
        <table:table-row table:style-name="ro4">
          <table:table-cell table:number-columns-repeated="1024"/>
        </table:table-row>
      </table:table>
      <table:table table:name="q.EmCare.B10-14.Symptoms.2m.p" table:style-name="ta2">
        <table:table-column table:style-name="co72" table:number-columns-repeated="1023" table:default-cell-style-name="ce1"/>
        <table:table-column table:style-name="co6" table:default-cell-style-name="ce1"/>
        <table:table-row table:style-name="ro1">
          <table:table-cell table:style-name="ce2" office:value-type="string" calcext:value-type="string">
            <text:p>type</text:p>
          </table:table-cell>
          <table:table-cell table:style-name="ce2" office:value-type="string" calcext:value-type="string">
            <text:p>id</text:p>
          </table:table-cell>
          <table:table-cell table:style-name="ce2" office:value-type="string" calcext:value-type="string">
            <text:p>label</text:p>
          </table:table-cell>
          <table:table-cell table:style-name="ce2" office:value-type="string" calcext:value-type="string">
            <text:p>description</text:p>
          </table:table-cell>
          <table:table-cell table:style-name="ce2" office:value-type="string" calcext:value-type="string">
            <text:p>note:skip_logic</text:p>
          </table:table-cell>
          <table:table-cell table:style-name="ce2" office:value-type="string" calcext:value-type="string">
            <text:p>valueExpression</text:p>
          </table:table-cell>
          <table:table-cell table:style-name="ce2" office:value-type="string" calcext:value-type="string">
            <text:p>enableWhenExpression</text:p>
          </table:table-cell>
          <table:table-cell table:style-name="ce2" office:value-type="string" calcext:value-type="string">
            <text:p>required</text:p>
          </table:table-cell>
          <table:table-cell table:style-name="ce2" office:value-type="string" calcext:value-type="string">
            <text:p>definition</text:p>
          </table:table-cell>
          <table:table-cell table:style-name="ce2" office:value-type="string" calcext:value-type="string">
            <text:p>display</text:p>
          </table:table-cell>
          <table:table-cell table:style-name="ce7" office:value-type="string" calcext:value-type="string">
            <text:p>map_resource</text:p>
          </table:table-cell>
          <table:table-cell table:style-name="ce7" office:value-type="string" calcext:value-type="string">
            <text:p>map_resource_type</text:p>
          </table:table-cell>
          <table:table-cell table:style-name="ce7" office:value-type="string" calcext:value-type="string">
            <text:p>map_extension_needed</text:p>
          </table:table-cell>
          <table:table-cell table:style-name="ce7"/>
          <table:table-cell table:style-name="ce7" office:value-type="string" calcext:value-type="string">
            <text:p>map_details</text:p>
          </table:table-cell>
          <table:table-cell table:style-name="ce7" office:value-type="string" calcext:value-type="string">
            <text:p>map_profile</text:p>
          </table:table-cell>
          <table:table-cell table:style-name="ce7" office:value-type="string" calcext:value-type="string">
            <text:p>map_bindding</text:p>
          </table:table-cell>
          <table:table-cell table:style-name="ce7" office:value-type="string" calcext:value-type="string">
            <text:p>map_binding_strength</text:p>
          </table:table-cell>
          <table:table-cell table:style-name="ce7" office:value-type="string" calcext:value-type="string">
            <text:p>scope</text:p>
          </table:table-cell>
          <table:table-cell table:style-name="ce2" office:value-type="string" calcext:value-type="string">
            <text:p>response_note</text:p>
          </table:table-cell>
          <table:table-cell table:style-name="ce2" office:value-type="string" calcext:value-type="string">
            <text:p>publishable</text:p>
          </table:table-cell>
          <table:table-cell table:style-name="ce2" office:value-type="string" calcext:value-type="string">
            <text:p>minimum_seconds</text:p>
          </table:table-cell>
          <table:table-cell table:style-name="ce2" table:number-columns-repeated="20"/>
          <table:table-cell table:style-name="ce3" table:number-columns-repeated="982"/>
        </table:table-row>
        <table:table-row table:style-name="ro26">
          <table:table-cell table:style-name="ce3" table:number-columns-repeated="1024"/>
        </table:table-row>
        <table:table-row table:style-name="ro3" table:number-rows-repeated="62">
          <table:table-cell table:style-name="ce3" table:number-columns-repeated="1024"/>
        </table:table-row>
        <table:table-row table:style-name="ro4" table:number-rows-repeated="1048511">
          <table:table-cell table:number-columns-repeated="1024"/>
        </table:table-row>
        <table:table-row table:style-name="ro4">
          <table:table-cell table:number-columns-repeated="1024"/>
        </table:table-row>
      </table:table>
      <table:table table:name="q.EmCare.B10-16.Signs.2m.p" table:style-name="ta2">
        <table:table-column table:style-name="co72" table:number-columns-repeated="1023" table:default-cell-style-name="ce1"/>
        <table:table-column table:style-name="co6" table:default-cell-style-name="ce1"/>
        <table:table-row table:style-name="ro1">
          <table:table-cell table:style-name="ce2" office:value-type="string" calcext:value-type="string">
            <text:p>type</text:p>
          </table:table-cell>
          <table:table-cell table:style-name="ce2" office:value-type="string" calcext:value-type="string">
            <text:p>id</text:p>
          </table:table-cell>
          <table:table-cell table:style-name="ce2" office:value-type="string" calcext:value-type="string">
            <text:p>label</text:p>
          </table:table-cell>
          <table:table-cell table:style-name="ce2" office:value-type="string" calcext:value-type="string">
            <text:p>description</text:p>
          </table:table-cell>
          <table:table-cell table:style-name="ce2" office:value-type="string" calcext:value-type="string">
            <text:p>note:skip_logic</text:p>
          </table:table-cell>
          <table:table-cell table:style-name="ce2" office:value-type="string" calcext:value-type="string">
            <text:p>valueExpression</text:p>
          </table:table-cell>
          <table:table-cell table:style-name="ce2" office:value-type="string" calcext:value-type="string">
            <text:p>enableWhenExpression</text:p>
          </table:table-cell>
          <table:table-cell table:style-name="ce2" office:value-type="string" calcext:value-type="string">
            <text:p>required</text:p>
          </table:table-cell>
          <table:table-cell table:style-name="ce2" office:value-type="string" calcext:value-type="string">
            <text:p>definition</text:p>
          </table:table-cell>
          <table:table-cell table:style-name="ce2" office:value-type="string" calcext:value-type="string">
            <text:p>display</text:p>
          </table:table-cell>
          <table:table-cell table:style-name="ce7" office:value-type="string" calcext:value-type="string">
            <text:p>map_resource</text:p>
          </table:table-cell>
          <table:table-cell table:style-name="ce7" office:value-type="string" calcext:value-type="string">
            <text:p>map_resource_type</text:p>
          </table:table-cell>
          <table:table-cell table:style-name="ce7" office:value-type="string" calcext:value-type="string">
            <text:p>map_extension_needed</text:p>
          </table:table-cell>
          <table:table-cell table:style-name="ce7"/>
          <table:table-cell table:style-name="ce7" office:value-type="string" calcext:value-type="string">
            <text:p>map_details</text:p>
          </table:table-cell>
          <table:table-cell table:style-name="ce7" office:value-type="string" calcext:value-type="string">
            <text:p>map_profile</text:p>
          </table:table-cell>
          <table:table-cell table:style-name="ce7" office:value-type="string" calcext:value-type="string">
            <text:p>map_bindding</text:p>
          </table:table-cell>
          <table:table-cell table:style-name="ce7" office:value-type="string" calcext:value-type="string">
            <text:p>map_binding_strength</text:p>
          </table:table-cell>
          <table:table-cell table:style-name="ce7" office:value-type="string" calcext:value-type="string">
            <text:p>scope</text:p>
          </table:table-cell>
          <table:table-cell table:style-name="ce2" office:value-type="string" calcext:value-type="string">
            <text:p>response_note</text:p>
          </table:table-cell>
          <table:table-cell table:style-name="ce2" office:value-type="string" calcext:value-type="string">
            <text:p>publishable</text:p>
          </table:table-cell>
          <table:table-cell table:style-name="ce2" office:value-type="string" calcext:value-type="string">
            <text:p>minimum_seconds</text:p>
          </table:table-cell>
          <table:table-cell table:style-name="ce2" table:number-columns-repeated="20"/>
          <table:table-cell table:style-name="ce3" table:number-columns-repeated="982"/>
        </table:table-row>
        <table:table-row table:style-name="ro26">
          <table:table-cell table:style-name="ce3" table:number-columns-repeated="1024"/>
        </table:table-row>
        <table:table-row table:style-name="ro3" table:number-rows-repeated="62">
          <table:table-cell table:style-name="ce3" table:number-columns-repeated="1024"/>
        </table:table-row>
        <table:table-row table:style-name="ro4" table:number-rows-repeated="1048511">
          <table:table-cell table:number-columns-repeated="1024"/>
        </table:table-row>
        <table:table-row table:style-name="ro4">
          <table:table-cell table:number-columns-repeated="1024"/>
        </table:table-row>
      </table:table>
      <table:table table:name="q.EmCare.B18-21.Signs.2m.m" table:style-name="ta2">
        <table:table-column table:style-name="co72" table:number-columns-repeated="1023" table:default-cell-style-name="ce1"/>
        <table:table-column table:style-name="co6" table:default-cell-style-name="ce1"/>
        <table:table-row table:style-name="ro1">
          <table:table-cell table:style-name="ce2" office:value-type="string" calcext:value-type="string">
            <text:p>type</text:p>
          </table:table-cell>
          <table:table-cell table:style-name="ce2" office:value-type="string" calcext:value-type="string">
            <text:p>id</text:p>
          </table:table-cell>
          <table:table-cell table:style-name="ce2" office:value-type="string" calcext:value-type="string">
            <text:p>label</text:p>
          </table:table-cell>
          <table:table-cell table:style-name="ce2" office:value-type="string" calcext:value-type="string">
            <text:p>description</text:p>
          </table:table-cell>
          <table:table-cell table:style-name="ce2" office:value-type="string" calcext:value-type="string">
            <text:p>note:skip_logic</text:p>
          </table:table-cell>
          <table:table-cell table:style-name="ce2" office:value-type="string" calcext:value-type="string">
            <text:p>valueExpression</text:p>
          </table:table-cell>
          <table:table-cell table:style-name="ce2" office:value-type="string" calcext:value-type="string">
            <text:p>enableWhenExpression</text:p>
          </table:table-cell>
          <table:table-cell table:style-name="ce2" office:value-type="string" calcext:value-type="string">
            <text:p>required</text:p>
          </table:table-cell>
          <table:table-cell table:style-name="ce2" office:value-type="string" calcext:value-type="string">
            <text:p>definition</text:p>
          </table:table-cell>
          <table:table-cell table:style-name="ce2" office:value-type="string" calcext:value-type="string">
            <text:p>display</text:p>
          </table:table-cell>
          <table:table-cell table:style-name="ce7" office:value-type="string" calcext:value-type="string">
            <text:p>map_resource</text:p>
          </table:table-cell>
          <table:table-cell table:style-name="ce7" office:value-type="string" calcext:value-type="string">
            <text:p>map_resource_type</text:p>
          </table:table-cell>
          <table:table-cell table:style-name="ce7" office:value-type="string" calcext:value-type="string">
            <text:p>map_extension_needed</text:p>
          </table:table-cell>
          <table:table-cell table:style-name="ce7"/>
          <table:table-cell table:style-name="ce7" office:value-type="string" calcext:value-type="string">
            <text:p>map_details</text:p>
          </table:table-cell>
          <table:table-cell table:style-name="ce7" office:value-type="string" calcext:value-type="string">
            <text:p>map_profile</text:p>
          </table:table-cell>
          <table:table-cell table:style-name="ce7" office:value-type="string" calcext:value-type="string">
            <text:p>map_bindding</text:p>
          </table:table-cell>
          <table:table-cell table:style-name="ce7" office:value-type="string" calcext:value-type="string">
            <text:p>map_binding_strength</text:p>
          </table:table-cell>
          <table:table-cell table:style-name="ce7" office:value-type="string" calcext:value-type="string">
            <text:p>scope</text:p>
          </table:table-cell>
          <table:table-cell table:style-name="ce2" office:value-type="string" calcext:value-type="string">
            <text:p>response_note</text:p>
          </table:table-cell>
          <table:table-cell table:style-name="ce2" office:value-type="string" calcext:value-type="string">
            <text:p>publishable</text:p>
          </table:table-cell>
          <table:table-cell table:style-name="ce2" office:value-type="string" calcext:value-type="string">
            <text:p>minimum_seconds</text:p>
          </table:table-cell>
          <table:table-cell table:style-name="ce2" table:number-columns-repeated="20"/>
          <table:table-cell table:style-name="ce3" table:number-columns-repeated="982"/>
        </table:table-row>
        <table:table-row table:style-name="ro26">
          <table:table-cell table:style-name="ce3" table:number-columns-repeated="1024"/>
        </table:table-row>
        <table:table-row table:style-name="ro3" table:number-rows-repeated="62">
          <table:table-cell table:style-name="ce3" table:number-columns-repeated="1024"/>
        </table:table-row>
        <table:table-row table:style-name="ro4" table:number-rows-repeated="1048511">
          <table:table-cell table:number-columns-repeated="1024"/>
        </table:table-row>
        <table:table-row table:style-name="ro4">
          <table:table-cell table:number-columns-repeated="1024"/>
        </table:table-row>
      </table:table>
      <table:table table:name="q.EmCare.B18-21.Sympto.2m.m" table:style-name="ta2">
        <table:table-column table:style-name="co72" table:number-columns-repeated="1023" table:default-cell-style-name="ce1"/>
        <table:table-column table:style-name="co6" table:default-cell-style-name="ce1"/>
        <table:table-row table:style-name="ro1">
          <table:table-cell table:style-name="ce2" office:value-type="string" calcext:value-type="string">
            <text:p>type</text:p>
          </table:table-cell>
          <table:table-cell table:style-name="ce2" office:value-type="string" calcext:value-type="string">
            <text:p>id</text:p>
          </table:table-cell>
          <table:table-cell table:style-name="ce2" office:value-type="string" calcext:value-type="string">
            <text:p>label</text:p>
          </table:table-cell>
          <table:table-cell table:style-name="ce2" office:value-type="string" calcext:value-type="string">
            <text:p>description</text:p>
          </table:table-cell>
          <table:table-cell table:style-name="ce2" office:value-type="string" calcext:value-type="string">
            <text:p>note:skip_logic</text:p>
          </table:table-cell>
          <table:table-cell table:style-name="ce2" office:value-type="string" calcext:value-type="string">
            <text:p>valueExpression</text:p>
          </table:table-cell>
          <table:table-cell table:style-name="ce2" office:value-type="string" calcext:value-type="string">
            <text:p>enableWhenExpression</text:p>
          </table:table-cell>
          <table:table-cell table:style-name="ce2" office:value-type="string" calcext:value-type="string">
            <text:p>required</text:p>
          </table:table-cell>
          <table:table-cell table:style-name="ce2" office:value-type="string" calcext:value-type="string">
            <text:p>definition</text:p>
          </table:table-cell>
          <table:table-cell table:style-name="ce2" office:value-type="string" calcext:value-type="string">
            <text:p>display</text:p>
          </table:table-cell>
          <table:table-cell table:style-name="ce7" office:value-type="string" calcext:value-type="string">
            <text:p>map_resource</text:p>
          </table:table-cell>
          <table:table-cell table:style-name="ce7" office:value-type="string" calcext:value-type="string">
            <text:p>map_resource_type</text:p>
          </table:table-cell>
          <table:table-cell table:style-name="ce7" office:value-type="string" calcext:value-type="string">
            <text:p>map_extension_needed</text:p>
          </table:table-cell>
          <table:table-cell table:style-name="ce7"/>
          <table:table-cell table:style-name="ce7" office:value-type="string" calcext:value-type="string">
            <text:p>map_details</text:p>
          </table:table-cell>
          <table:table-cell table:style-name="ce7" office:value-type="string" calcext:value-type="string">
            <text:p>map_profile</text:p>
          </table:table-cell>
          <table:table-cell table:style-name="ce7" office:value-type="string" calcext:value-type="string">
            <text:p>map_bindding</text:p>
          </table:table-cell>
          <table:table-cell table:style-name="ce7" office:value-type="string" calcext:value-type="string">
            <text:p>map_binding_strength</text:p>
          </table:table-cell>
          <table:table-cell table:style-name="ce7" office:value-type="string" calcext:value-type="string">
            <text:p>scope</text:p>
          </table:table-cell>
          <table:table-cell table:style-name="ce2" office:value-type="string" calcext:value-type="string">
            <text:p>response_note</text:p>
          </table:table-cell>
          <table:table-cell table:style-name="ce2" office:value-type="string" calcext:value-type="string">
            <text:p>publishable</text:p>
          </table:table-cell>
          <table:table-cell table:style-name="ce2" office:value-type="string" calcext:value-type="string">
            <text:p>minimum_seconds</text:p>
          </table:table-cell>
          <table:table-cell table:style-name="ce2" table:number-columns-repeated="20"/>
          <table:table-cell table:style-name="ce3" table:number-columns-repeated="982"/>
        </table:table-row>
        <table:table-row table:style-name="ro26">
          <table:table-cell table:style-name="ce3" table:number-columns-repeated="1024"/>
        </table:table-row>
        <table:table-row table:style-name="ro3" table:number-rows-repeated="62">
          <table:table-cell table:style-name="ce3" table:number-columns-repeated="1024"/>
        </table:table-row>
        <table:table-row table:style-name="ro4" table:number-rows-repeated="1048511">
          <table:table-cell table:number-columns-repeated="1024"/>
        </table:table-row>
        <table:table-row table:style-name="ro4">
          <table:table-cell table:number-columns-repeated="1024"/>
        </table:table-row>
      </table:table>
      <table:table table:name="cql" table:style-name="ta1">
        <table:table-column table:style-name="co1" table:default-cell-style-name="ce1"/>
        <table:table-column table:style-name="co73" table:default-cell-style-name="ce1"/>
        <table:table-column table:style-name="co2" table:default-cell-style-name="ce1"/>
        <table:table-column table:style-name="co14" table:default-cell-style-name="ce1"/>
        <table:table-column table:style-name="co74" table:default-cell-style-name="ce1"/>
        <table:table-column table:style-name="co1" table:number-columns-repeated="1018" table:default-cell-style-name="ce1"/>
        <table:table-column table:style-name="co6" table:default-cell-style-name="ce1"/>
        <table:table-row table:style-name="ro1">
          <table:table-cell table:style-name="ce2" office:value-type="string" calcext:value-type="string">
            <text:p>library</text:p>
          </table:table-cell>
          <table:table-cell table:style-name="ce2" office:value-type="string" calcext:value-type="string">
            <text:p>id</text:p>
          </table:table-cell>
          <table:table-cell table:style-name="ce2" office:value-type="string" calcext:value-type="string">
            <text:p>name</text:p>
          </table:table-cell>
          <table:table-cell table:style-name="ce2" office:value-type="string" calcext:value-type="string">
            <text:p>label</text:p>
          </table:table-cell>
          <table:table-cell table:style-name="ce2" office:value-type="string" calcext:value-type="string">
            <text:p>Expression</text:p>
          </table:table-cell>
          <table:table-cell table:style-name="ce3" table:number-columns-repeated="1019"/>
        </table:table-row>
        <table:table-row table:style-name="ro2">
          <table:table-cell table:style-name="ce3" table:number-columns-repeated="1024"/>
        </table:table-row>
        <table:table-row table:style-name="ro3" table:number-rows-repeated="62">
          <table:table-cell table:style-name="ce3" table:number-columns-repeated="1024"/>
        </table:table-row>
        <table:table-row table:style-name="ro4" table:number-rows-repeated="1048511">
          <table:table-cell table:number-columns-repeated="1024"/>
        </table:table-row>
        <table:table-row table:style-name="ro4">
          <table:table-cell table:number-columns-repeated="1024"/>
        </table:table-row>
      </table:table>
      <table:table table:name="valueSet" table:style-name="ta3">
        <table:table-column table:style-name="co75" table:number-columns-repeated="2" table:default-cell-style-name="ce1"/>
        <table:table-column table:style-name="co26" table:default-cell-style-name="ce1"/>
        <table:table-column table:style-name="co76" table:default-cell-style-name="ce1"/>
        <table:table-column table:style-name="co77" table:default-cell-style-name="ce1"/>
        <table:table-column table:style-name="co78" table:default-cell-style-name="ce1"/>
        <table:table-column table:style-name="co28" table:default-cell-style-name="ce1"/>
        <table:table-column table:style-name="co22" table:default-cell-style-name="ce1"/>
        <table:table-column table:style-name="co79" table:number-columns-repeated="2" table:default-cell-style-name="ce1"/>
        <table:table-column table:style-name="co22" table:default-cell-style-name="ce1"/>
        <table:table-column table:style-name="co80" table:default-cell-style-name="ce1"/>
        <table:table-column table:style-name="co24" table:default-cell-style-name="ce1"/>
        <table:table-column table:style-name="co81" table:default-cell-style-name="ce1"/>
        <table:table-column table:style-name="co4" table:default-cell-style-name="ce1"/>
        <table:table-column table:style-name="co24" table:number-columns-repeated="1008" table:default-cell-style-name="ce1"/>
        <table:table-column table:style-name="co6" table:default-cell-style-name="ce1"/>
        <table:table-row table:style-name="ro1">
          <table:table-cell table:style-name="ce2" office:value-type="string" calcext:value-type="string">
            <text:p>scope</text:p>
          </table:table-cell>
          <table:table-cell table:style-name="ce245" office:value-type="string" calcext:value-type="string">
            <text:p>valueSet</text:p>
          </table:table-cell>
          <table:table-cell table:style-name="ce245" office:value-type="string" calcext:value-type="string">
            <text:p>code</text:p>
          </table:table-cell>
          <table:table-cell table:style-name="ce245" office:value-type="string" calcext:value-type="string">
            <text:p>display</text:p>
          </table:table-cell>
          <table:table-cell table:style-name="ce245" office:value-type="string" calcext:value-type="string">
            <text:p>definition</text:p>
          </table:table-cell>
          <table:table-cell table:style-name="ce2" office:value-type="string" calcext:value-type="string">
            <text:p>map_concept</text:p>
          </table:table-cell>
          <table:table-cell table:style-name="ce2" table:number-columns-repeated="7"/>
          <table:table-cell table:style-name="ce245"/>
          <table:table-cell table:style-name="ce2" table:number-columns-repeated="2"/>
          <table:table-cell table:style-name="ce3" table:number-columns-repeated="1008"/>
        </table:table-row>
        <table:table-row table:style-name="ro1">
          <table:table-cell table:style-name="ce2" office:value-type="string" calcext:value-type="string">
            <text:p>EmCare</text:p>
          </table:table-cell>
          <table:table-cell table:style-name="ce245" office:value-type="string" calcext:value-type="string">
            <text:p>identification-type</text:p>
          </table:table-cell>
          <table:table-cell table:style-name="ce245" office:value-type="string" calcext:value-type="string">
            <text:p>{{title}}</text:p>
          </table:table-cell>
          <table:table-cell table:style-name="ce245" office:value-type="string" calcext:value-type="string">
            <text:p>Identification type</text:p>
          </table:table-cell>
          <table:table-cell table:style-name="ce245" office:value-type="string" calcext:value-type="string">
            <text:p>Codes representing possible types for the identification element</text:p>
          </table:table-cell>
          <table:table-cell table:style-name="ce2" table:number-columns-repeated="8"/>
          <table:table-cell table:style-name="ce245"/>
          <table:table-cell table:style-name="ce2" table:number-columns-repeated="2"/>
          <table:table-cell table:style-name="ce3" table:number-columns-repeated="1008"/>
        </table:table-row>
        <table:table-row table:style-name="ro1">
          <table:table-cell table:style-name="ce2" office:value-type="string" calcext:value-type="string">
            <text:p><text:a xlink:href="http://hl7.org/fhir/ValueSet/identifier-type" xlink:type="simple">EmCare</text:a></text:p>
          </table:table-cell>
          <table:table-cell table:style-name="ce245" office:value-type="string" calcext:value-type="string">
            <text:p>identification-type</text:p>
          </table:table-cell>
          <table:table-cell table:style-name="ce245" office:value-type="string" calcext:value-type="string">
            <text:p>{{exclude}}</text:p>
          </table:table-cell>
          <table:table-cell table:style-name="ce27" office:value-type="string" calcext:value-type="string">
            <text:p><text:span text:style-name="T1">http://hl7.org/fhir/ValueSet/identifier-type</text:span></text:p>
          </table:table-cell>
          <table:table-cell table:style-name="ce28"/>
          <table:table-cell table:style-name="ce2" table:number-columns-repeated="8"/>
          <table:table-cell table:style-name="ce245"/>
          <table:table-cell table:style-name="ce2" table:number-columns-repeated="2"/>
          <table:table-cell table:style-name="ce3" table:number-columns-repeated="1008"/>
        </table:table-row>
        <table:table-row table:style-name="ro1">
          <table:table-cell table:style-name="ce2" office:value-type="string" calcext:value-type="string">
            <text:p>EmCare</text:p>
          </table:table-cell>
          <table:table-cell table:style-name="ce245" office:value-type="string" calcext:value-type="string">
            <text:p>identification-type</text:p>
          </table:table-cell>
          <table:table-cell table:style-name="ce245" office:value-type="string" calcext:value-type="string">
            <text:p>EmCare.A.DE01</text:p>
          </table:table-cell>
          <table:table-cell table:style-name="ce245" office:value-type="string" calcext:value-type="string">
            <text:p>Universal ID</text:p>
          </table:table-cell>
          <table:table-cell table:style-name="ce245" office:value-type="string" calcext:value-type="string">
            <text:p>Unique identifier provided or a universal ID, if used in the country</text:p>
          </table:table-cell>
          <table:table-cell table:style-name="ce2" table:number-columns-repeated="8"/>
          <table:table-cell table:style-name="ce245"/>
          <table:table-cell table:style-name="ce2" table:number-columns-repeated="2"/>
          <table:table-cell table:style-name="ce3" table:number-columns-repeated="1008"/>
        </table:table-row>
        <table:table-row table:style-name="ro1">
          <table:table-cell table:style-name="ce2" office:value-type="string" calcext:value-type="string">
            <text:p>EmCare</text:p>
          </table:table-cell>
          <table:table-cell table:style-name="ce245" office:value-type="string" calcext:value-type="string">
            <text:p>identification-type</text:p>
          </table:table-cell>
          <table:table-cell table:style-name="ce245" office:value-type="string" calcext:value-type="string">
            <text:p>EmCare.A.DE02</text:p>
          </table:table-cell>
          <table:table-cell table:style-name="ce245" office:value-type="string" calcext:value-type="string">
            <text:p>Auto-generated ID</text:p>
          </table:table-cell>
          <table:table-cell table:style-name="ce245" office:value-type="string" calcext:value-type="string">
            <text:p>Auto-generated unique identification if used by the implementation</text:p>
          </table:table-cell>
          <table:table-cell table:style-name="ce2" table:number-columns-repeated="8"/>
          <table:table-cell table:style-name="ce245"/>
          <table:table-cell table:style-name="ce2" table:number-columns-repeated="2"/>
          <table:table-cell table:style-name="ce3" table:number-columns-repeated="1008"/>
        </table:table-row>
        <table:table-row table:style-name="ro1">
          <table:table-cell table:style-name="ce2" office:value-type="string" calcext:value-type="string">
            <text:p>EmCare</text:p>
          </table:table-cell>
          <table:table-cell table:style-name="ce245" office:value-type="string" calcext:value-type="string">
            <text:p>identification-type</text:p>
          </table:table-cell>
          <table:table-cell table:style-name="ce245" office:value-type="string" calcext:value-type="string">
            <text:p>EmCare.A.DE03</text:p>
          </table:table-cell>
          <table:table-cell table:style-name="ce245" office:value-type="string" calcext:value-type="string">
            <text:p>Unknown ID</text:p>
          </table:table-cell>
          <table:table-cell table:style-name="ce245" office:value-type="string" calcext:value-type="string">
            <text:p>The client's identity is unknown or the client's prefers to remain anonymous</text:p>
          </table:table-cell>
          <table:table-cell table:style-name="ce2" table:number-columns-repeated="8"/>
          <table:table-cell table:style-name="ce245"/>
          <table:table-cell table:style-name="ce2" table:number-columns-repeated="2"/>
          <table:table-cell table:style-name="ce3" table:number-columns-repeated="1008"/>
        </table:table-row>
        <table:table-row table:style-name="ro1">
          <table:table-cell table:style-name="ce2" office:value-type="string" calcext:value-type="string">
            <text:p>EmCare</text:p>
          </table:table-cell>
          <table:table-cell table:style-name="ce245" office:value-type="string" calcext:value-type="string">
            <text:p>sex-of-the-client</text:p>
          </table:table-cell>
          <table:table-cell table:style-name="ce245" office:value-type="string" calcext:value-type="string">
            <text:p>{{title}}</text:p>
          </table:table-cell>
          <table:table-cell table:style-name="ce245" office:value-type="string" calcext:value-type="string">
            <text:p>Sex Of the Client</text:p>
          </table:table-cell>
          <table:table-cell table:style-name="ce245" office:value-type="string" calcext:value-type="string">
            <text:p>Codes representing possible values for the sex element</text:p>
          </table:table-cell>
          <table:table-cell table:style-name="ce2" table:number-columns-repeated="8"/>
          <table:table-cell table:style-name="ce245"/>
          <table:table-cell table:style-name="ce2" table:number-columns-repeated="2"/>
          <table:table-cell table:style-name="ce3" table:number-columns-repeated="1008"/>
        </table:table-row>
        <table:table-row table:style-name="ro1">
          <table:table-cell table:style-name="ce2" office:value-type="string" calcext:value-type="string">
            <text:p>EmCare</text:p>
          </table:table-cell>
          <table:table-cell table:style-name="ce245" office:value-type="string" calcext:value-type="string">
            <text:p>sex-of-the-client</text:p>
          </table:table-cell>
          <table:table-cell table:style-name="ce245" office:value-type="string" calcext:value-type="string">
            <text:p>EmCare.A.DE17</text:p>
          </table:table-cell>
          <table:table-cell table:style-name="ce245" office:value-type="string" calcext:value-type="string">
            <text:p>Female</text:p>
          </table:table-cell>
          <table:table-cell table:style-name="ce245" office:value-type="string" calcext:value-type="string">
            <text:p>The client is Female</text:p>
          </table:table-cell>
          <table:table-cell table:style-name="ce2" office:value-type="string" calcext:value-type="string">
            <text:p>equivalent::http://hl7.org/fhir/administrative-gender::female</text:p>
          </table:table-cell>
          <table:table-cell table:style-name="ce2" table:number-columns-repeated="7"/>
          <table:table-cell table:style-name="ce245"/>
          <table:table-cell table:style-name="ce2" table:number-columns-repeated="2"/>
          <table:table-cell table:style-name="ce3" table:number-columns-repeated="1008"/>
        </table:table-row>
        <table:table-row table:style-name="ro1">
          <table:table-cell table:style-name="ce2" office:value-type="string" calcext:value-type="string">
            <text:p>EmCare</text:p>
          </table:table-cell>
          <table:table-cell table:style-name="ce245" office:value-type="string" calcext:value-type="string">
            <text:p>sex-of-the-client</text:p>
          </table:table-cell>
          <table:table-cell table:style-name="ce245" office:value-type="string" calcext:value-type="string">
            <text:p>EmCare.A.DE18</text:p>
          </table:table-cell>
          <table:table-cell table:style-name="ce245" office:value-type="string" calcext:value-type="string">
            <text:p>Male</text:p>
          </table:table-cell>
          <table:table-cell table:style-name="ce245" office:value-type="string" calcext:value-type="string">
            <text:p>The client is Male</text:p>
          </table:table-cell>
          <table:table-cell table:style-name="ce2" office:value-type="string" calcext:value-type="string">
            <text:p>equivalent::http://hl7.org/fhir/administrative-gender#male</text:p>
          </table:table-cell>
          <table:table-cell table:style-name="ce2"/>
          <table:table-cell table:style-name="ce3" table:number-columns-repeated="6"/>
          <table:table-cell table:style-name="ce29"/>
          <table:table-cell table:style-name="ce2"/>
          <table:table-cell table:style-name="ce3" table:number-columns-repeated="1009"/>
        </table:table-row>
        <table:table-row table:style-name="ro1">
          <table:table-cell table:style-name="ce2" office:value-type="string" calcext:value-type="string">
            <text:p>EmCare</text:p>
          </table:table-cell>
          <table:table-cell table:style-name="ce245" office:value-type="string" calcext:value-type="string">
            <text:p>sex-of-the-client</text:p>
          </table:table-cell>
          <table:table-cell table:style-name="ce245" office:value-type="string" calcext:value-type="string">
            <text:p>EmCare.A.DE19</text:p>
          </table:table-cell>
          <table:table-cell table:style-name="ce245" office:value-type="string" calcext:value-type="string">
            <text:p>Not Specified</text:p>
          </table:table-cell>
          <table:table-cell table:style-name="ce245" office:value-type="string" calcext:value-type="string">
            <text:p>The client's sex is not specified</text:p>
          </table:table-cell>
          <table:table-cell table:style-name="ce2" office:value-type="string" calcext:value-type="string">
            <text:p>equivalent::http://hl7.org/fhir/administrative-gender#unknown</text:p>
          </table:table-cell>
          <table:table-cell table:style-name="ce2"/>
          <table:table-cell table:style-name="ce3" table:number-columns-repeated="6"/>
          <table:table-cell table:style-name="ce29"/>
          <table:table-cell table:style-name="ce2"/>
          <table:table-cell table:style-name="ce3" table:number-columns-repeated="1009"/>
        </table:table-row>
        <table:table-row table:style-name="ro1">
          <table:table-cell table:style-name="ce2" office:value-type="string" calcext:value-type="string">
            <text:p>EmCare</text:p>
          </table:table-cell>
          <table:table-cell table:style-name="ce245" office:value-type="string" calcext:value-type="string">
            <text:p>dob-estimator</text:p>
          </table:table-cell>
          <table:table-cell table:style-name="ce245" office:value-type="string" calcext:value-type="string">
            <text:p>{{title}}</text:p>
          </table:table-cell>
          <table:table-cell table:style-name="ce245" office:value-type="string" calcext:value-type="string">
            <text:p>Provide an estimated age or estimated date of birth</text:p>
          </table:table-cell>
          <table:table-cell table:style-name="ce245" office:value-type="string" calcext:value-type="string">
            <text:p>The client/caregiver will provide an estimated age or estimated date of birth</text:p>
          </table:table-cell>
          <table:table-cell table:style-name="ce2" table:number-columns-repeated="2"/>
          <table:table-cell table:style-name="ce3" table:number-columns-repeated="6"/>
          <table:table-cell table:style-name="ce29"/>
          <table:table-cell table:style-name="ce2"/>
          <table:table-cell table:style-name="ce3" table:number-columns-repeated="1009"/>
        </table:table-row>
        <table:table-row table:style-name="ro1">
          <table:table-cell table:style-name="ce2" office:value-type="string" calcext:value-type="string">
            <text:p>EmCare</text:p>
          </table:table-cell>
          <table:table-cell table:style-name="ce245" office:value-type="string" calcext:value-type="string">
            <text:p>dob-estimator</text:p>
          </table:table-cell>
          <table:table-cell table:style-name="ce245" office:value-type="string" calcext:value-type="string">
            <text:p>EmCare.A.DE13</text:p>
          </table:table-cell>
          <table:table-cell table:style-name="ce245" office:value-type="string" calcext:value-type="string">
            <text:p>Estimated Age</text:p>
          </table:table-cell>
          <table:table-cell table:style-name="ce245" office:value-type="string" calcext:value-type="string">
            <text:p>The age of the client is estimated based on physical evidence</text:p>
          </table:table-cell>
          <table:table-cell table:style-name="ce3" table:number-columns-repeated="8"/>
          <table:table-cell table:style-name="ce29"/>
          <table:table-cell table:style-name="ce3" table:number-columns-repeated="1010"/>
        </table:table-row>
        <table:table-row table:style-name="ro1">
          <table:table-cell table:style-name="ce2" office:value-type="string" calcext:value-type="string">
            <text:p>EmCare</text:p>
          </table:table-cell>
          <table:table-cell table:style-name="ce245" office:value-type="string" calcext:value-type="string">
            <text:p>dob-estimator</text:p>
          </table:table-cell>
          <table:table-cell table:style-name="ce245" office:value-type="string" calcext:value-type="string">
            <text:p>EmCare.A.DE14</text:p>
          </table:table-cell>
          <table:table-cell table:style-name="ce245" office:value-type="string" calcext:value-type="string">
            <text:p>Only know age in weeks/days/hours</text:p>
          </table:table-cell>
          <table:table-cell table:style-name="ce245" office:value-type="string" calcext:value-type="string">
            <text:p>The Caregiver provides the age in weeks/days/hours</text:p>
          </table:table-cell>
          <table:table-cell table:style-name="ce3" table:number-columns-repeated="8"/>
          <table:table-cell table:style-name="ce29"/>
          <table:table-cell table:style-name="ce3" table:number-columns-repeated="1010"/>
        </table:table-row>
        <table:table-row table:style-name="ro1">
          <table:table-cell table:style-name="ce2" office:value-type="string" calcext:value-type="string">
            <text:p>EmCare</text:p>
          </table:table-cell>
          <table:table-cell table:style-name="ce245" office:value-type="string" calcext:value-type="string">
            <text:p>dob-estimator</text:p>
          </table:table-cell>
          <table:table-cell table:style-name="ce245" office:value-type="string" calcext:value-type="string">
            <text:p>EmCare.A.DE15</text:p>
          </table:table-cell>
          <table:table-cell table:style-name="ce245" office:value-type="string" calcext:value-type="string">
            <text:p>Estimated Date of Birth</text:p>
          </table:table-cell>
          <table:table-cell table:style-name="ce245" office:value-type="string" calcext:value-type="string">
            <text:p>Estimated Date of Birth of the Client</text:p>
          </table:table-cell>
          <table:table-cell table:style-name="ce3" table:number-columns-repeated="8"/>
          <table:table-cell table:style-name="ce29"/>
          <table:table-cell table:style-name="ce3" table:number-columns-repeated="1010"/>
        </table:table-row>
        <table:table-row table:style-name="ro1">
          <table:table-cell table:style-name="ce2" office:value-type="string" calcext:value-type="string">
            <text:p>EmCare</text:p>
          </table:table-cell>
          <table:table-cell table:style-name="ce245" office:value-type="string" calcext:value-type="string">
            <text:p>telecom-use</text:p>
          </table:table-cell>
          <table:table-cell table:style-name="ce245" office:value-type="string" calcext:value-type="string">
            <text:p>{{title}}</text:p>
          </table:table-cell>
          <table:table-cell table:style-name="ce245" office:value-type="string" calcext:value-type="string">
            <text:p>Patient phone types</text:p>
          </table:table-cell>
          <table:table-cell table:style-name="ce245"/>
          <table:table-cell table:style-name="ce3" table:number-columns-repeated="8"/>
          <table:table-cell table:style-name="ce29"/>
          <table:table-cell table:style-name="ce3" table:number-columns-repeated="1010"/>
        </table:table-row>
        <table:table-row table:style-name="ro1">
          <table:table-cell table:style-name="ce2" office:value-type="string" calcext:value-type="string">
            <text:p>EmCare</text:p>
          </table:table-cell>
          <table:table-cell table:style-name="ce245" office:value-type="string" calcext:value-type="string">
            <text:p>telecom-use</text:p>
          </table:table-cell>
          <table:table-cell table:style-name="ce245" office:value-type="string" calcext:value-type="string">
            <text:p>EmCare.A.DE35</text:p>
          </table:table-cell>
          <table:table-cell table:style-name="ce245" office:value-type="string" calcext:value-type="string">
            <text:p>Caregiver's Mobile telephone number</text:p>
          </table:table-cell>
          <table:table-cell table:style-name="ce245" office:value-type="string" calcext:value-type="string">
            <text:p>Client's Caregiver's mobile telephone number</text:p>
          </table:table-cell>
          <table:table-cell table:style-name="ce2" office:value-type="string" calcext:value-type="string">
            <text:p>equivalent::http://hl7.org/fhir/contact-point-use::mobile</text:p>
          </table:table-cell>
          <table:table-cell table:style-name="ce3" table:number-columns-repeated="7"/>
          <table:table-cell table:style-name="ce29"/>
          <table:table-cell table:style-name="ce3" table:number-columns-repeated="1010"/>
        </table:table-row>
        <table:table-row table:style-name="ro1">
          <table:table-cell table:style-name="ce2" office:value-type="string" calcext:value-type="string">
            <text:p>EmCare</text:p>
          </table:table-cell>
          <table:table-cell table:style-name="ce245" office:value-type="string" calcext:value-type="string">
            <text:p>telecom-use</text:p>
          </table:table-cell>
          <table:table-cell table:style-name="ce245" office:value-type="string" calcext:value-type="string">
            <text:p>EmCare.A.DE36</text:p>
          </table:table-cell>
          <table:table-cell table:style-name="ce245" office:value-type="string" calcext:value-type="string">
            <text:p>Caregiver's Home telephone number</text:p>
          </table:table-cell>
          <table:table-cell table:style-name="ce245" office:value-type="string" calcext:value-type="string">
            <text:p>Client's Caregiver's home telephone number</text:p>
          </table:table-cell>
          <table:table-cell table:style-name="ce2" office:value-type="string" calcext:value-type="string">
            <text:p>equivalent::http://hl7.org/fhir/contact-point-use::home</text:p>
          </table:table-cell>
          <table:table-cell table:style-name="ce3" table:number-columns-repeated="7"/>
          <table:table-cell table:style-name="ce29"/>
          <table:table-cell table:style-name="ce3" table:number-columns-repeated="1010"/>
        </table:table-row>
        <table:table-row table:style-name="ro1">
          <table:table-cell table:style-name="ce2" office:value-type="string" calcext:value-type="string">
            <text:p>EmCare</text:p>
          </table:table-cell>
          <table:table-cell table:style-name="ce245" office:value-type="string" calcext:value-type="string">
            <text:p>telecom-use</text:p>
          </table:table-cell>
          <table:table-cell table:style-name="ce245" office:value-type="string" calcext:value-type="string">
            <text:p>EmCare.A.DE37</text:p>
          </table:table-cell>
          <table:table-cell table:style-name="ce245" office:value-type="string" calcext:value-type="string">
            <text:p>Caregiver's Work telephone number</text:p>
          </table:table-cell>
          <table:table-cell table:style-name="ce245" office:value-type="string" calcext:value-type="string">
            <text:p>Client's Caregiver's work telephone number</text:p>
          </table:table-cell>
          <table:table-cell table:style-name="ce2" office:value-type="string" calcext:value-type="string">
            <text:p>equivalent::http://hl7.org/fhir/contact-point-use::work</text:p>
          </table:table-cell>
          <table:table-cell table:style-name="ce3" table:number-columns-repeated="7"/>
          <table:table-cell table:style-name="ce29"/>
          <table:table-cell table:style-name="ce3" table:number-columns-repeated="1010"/>
        </table:table-row>
        <table:table-row table:style-name="ro1">
          <table:table-cell table:style-name="ce2" office:value-type="string" calcext:value-type="string">
            <text:p>EmCare</text:p>
          </table:table-cell>
          <table:table-cell table:style-name="ce245" office:value-type="string" calcext:value-type="string">
            <text:p>relationship-to-client</text:p>
          </table:table-cell>
          <table:table-cell table:style-name="ce245" office:value-type="string" calcext:value-type="string">
            <text:p>{{title}}</text:p>
          </table:table-cell>
          <table:table-cell table:style-name="ce245" office:value-type="string" calcext:value-type="string">
            <text:p>Patient relationship</text:p>
          </table:table-cell>
          <table:table-cell table:style-name="ce245"/>
          <table:table-cell table:style-name="ce2"/>
          <table:table-cell table:style-name="ce3" table:number-columns-repeated="7"/>
          <table:table-cell table:style-name="ce29"/>
          <table:table-cell table:style-name="ce3" table:number-columns-repeated="1010"/>
        </table:table-row>
        <table:table-row table:style-name="ro1">
          <table:table-cell table:style-name="ce2" office:value-type="string" calcext:value-type="string">
            <text:p>EmCare</text:p>
          </table:table-cell>
          <table:table-cell table:style-name="ce245" office:value-type="string" calcext:value-type="string">
            <text:p>relationship-to-client</text:p>
          </table:table-cell>
          <table:table-cell table:style-name="ce245" office:value-type="string" calcext:value-type="string">
            <text:p>{{exclude}}</text:p>
          </table:table-cell>
          <table:table-cell table:style-name="ce245" office:value-type="string" calcext:value-type="string">
            <text:p>http://hl7.org/fhir/ValueSet/relatedperson-relationshiptype</text:p>
          </table:table-cell>
          <table:table-cell table:style-name="ce245"/>
          <table:table-cell table:style-name="ce2"/>
          <table:table-cell table:style-name="ce3" table:number-columns-repeated="7"/>
          <table:table-cell table:style-name="ce29"/>
          <table:table-cell table:style-name="ce3" table:number-columns-repeated="1010"/>
        </table:table-row>
        <table:table-row table:style-name="ro1">
          <table:table-cell table:style-name="ce2" office:value-type="string" calcext:value-type="string">
            <text:p>EmCare</text:p>
          </table:table-cell>
          <table:table-cell table:style-name="ce245" office:value-type="string" calcext:value-type="string">
            <text:p>relationship-to-client</text:p>
          </table:table-cell>
          <table:table-cell table:style-name="ce245" office:value-type="string" calcext:value-type="string">
            <text:p>EmCare.A.DE25</text:p>
          </table:table-cell>
          <table:table-cell table:style-name="ce245" office:value-type="string" calcext:value-type="string">
            <text:p>Mother</text:p>
          </table:table-cell>
          <table:table-cell table:style-name="ce245" office:value-type="string" calcext:value-type="string">
            <text:p>The Caregiver is the client's mother</text:p>
          </table:table-cell>
          <table:table-cell table:style-name="ce2" office:value-type="string" calcext:value-type="string">
            <text:p>equivalent::http://terminology.hl7.org/CodeSystem/v3-RoleCode::MTH</text:p>
          </table:table-cell>
          <table:table-cell table:style-name="ce3" table:number-columns-repeated="7"/>
          <table:table-cell table:style-name="ce29"/>
          <table:table-cell table:style-name="ce2"/>
          <table:table-cell table:style-name="ce3" table:number-columns-repeated="1009"/>
        </table:table-row>
        <table:table-row table:style-name="ro1">
          <table:table-cell table:style-name="ce2" office:value-type="string" calcext:value-type="string">
            <text:p>EmCare</text:p>
          </table:table-cell>
          <table:table-cell table:style-name="ce245" office:value-type="string" calcext:value-type="string">
            <text:p>relationship-to-client</text:p>
          </table:table-cell>
          <table:table-cell table:style-name="ce245" office:value-type="string" calcext:value-type="string">
            <text:p>EmCare.A.DE26</text:p>
          </table:table-cell>
          <table:table-cell table:style-name="ce245" office:value-type="string" calcext:value-type="string">
            <text:p>Father</text:p>
          </table:table-cell>
          <table:table-cell table:style-name="ce245" office:value-type="string" calcext:value-type="string">
            <text:p>The Caregiver is the client's father</text:p>
          </table:table-cell>
          <table:table-cell table:style-name="ce2" office:value-type="string" calcext:value-type="string">
            <text:p>equivalent::http://terminology.hl7.org/CodeSystem/v3-RoleCode::FTH</text:p>
          </table:table-cell>
          <table:table-cell table:style-name="ce3" table:number-columns-repeated="7"/>
          <table:table-cell table:style-name="ce29"/>
          <table:table-cell table:style-name="ce2"/>
          <table:table-cell table:style-name="ce3" table:number-columns-repeated="1009"/>
        </table:table-row>
        <table:table-row table:style-name="ro1">
          <table:table-cell table:style-name="ce2" office:value-type="string" calcext:value-type="string">
            <text:p>EmCare</text:p>
          </table:table-cell>
          <table:table-cell table:style-name="ce245" office:value-type="string" calcext:value-type="string">
            <text:p>relationship-to-client</text:p>
          </table:table-cell>
          <table:table-cell table:style-name="ce245" office:value-type="string" calcext:value-type="string">
            <text:p>EmCare.A.DE27</text:p>
          </table:table-cell>
          <table:table-cell table:style-name="ce245" office:value-type="string" calcext:value-type="string">
            <text:p>Sibling</text:p>
          </table:table-cell>
          <table:table-cell table:style-name="ce245" office:value-type="string" calcext:value-type="string">
            <text:p>The Caregiver is the client's sibling</text:p>
          </table:table-cell>
          <table:table-cell table:style-name="ce2" office:value-type="string" calcext:value-type="string">
            <text:p>equivalent::http://terminology.hl7.org/CodeSystem/v3-RoleCode::SIB</text:p>
          </table:table-cell>
          <table:table-cell table:style-name="ce3" table:number-columns-repeated="7"/>
          <table:table-cell table:style-name="ce29"/>
          <table:table-cell table:style-name="ce2"/>
          <table:table-cell table:style-name="ce3" table:number-columns-repeated="1009"/>
        </table:table-row>
        <table:table-row table:style-name="ro1">
          <table:table-cell table:style-name="ce2" office:value-type="string" calcext:value-type="string">
            <text:p>EmCare</text:p>
          </table:table-cell>
          <table:table-cell table:style-name="ce245" office:value-type="string" calcext:value-type="string">
            <text:p>relationship-to-client</text:p>
          </table:table-cell>
          <table:table-cell table:style-name="ce245" office:value-type="string" calcext:value-type="string">
            <text:p>EmCare.A.DE28</text:p>
          </table:table-cell>
          <table:table-cell table:style-name="ce245" office:value-type="string" calcext:value-type="string">
            <text:p>Extended family</text:p>
          </table:table-cell>
          <table:table-cell table:style-name="ce245" office:value-type="string" calcext:value-type="string">
            <text:p>The Caregiver is the client's extended family</text:p>
          </table:table-cell>
          <table:table-cell table:style-name="ce2" office:value-type="string" calcext:value-type="string">
            <text:p>equivalent::http://terminology.hl7.org/CodeSystem/v3-RoleCode::EXT</text:p>
          </table:table-cell>
          <table:table-cell table:style-name="ce3" table:number-columns-repeated="7"/>
          <table:table-cell table:style-name="ce29"/>
          <table:table-cell table:style-name="ce3" table:number-columns-repeated="1010"/>
        </table:table-row>
        <table:table-row table:style-name="ro1">
          <table:table-cell table:style-name="ce2" office:value-type="string" calcext:value-type="string">
            <text:p>EmCare</text:p>
          </table:table-cell>
          <table:table-cell table:style-name="ce245" office:value-type="string" calcext:value-type="string">
            <text:p>relationship-to-client</text:p>
          </table:table-cell>
          <table:table-cell table:style-name="ce245" office:value-type="string" calcext:value-type="string">
            <text:p>EmCare.A.DE29</text:p>
          </table:table-cell>
          <table:table-cell table:style-name="ce245" office:value-type="string" calcext:value-type="string">
            <text:p>Legal Guardian</text:p>
          </table:table-cell>
          <table:table-cell table:style-name="ce245" office:value-type="string" calcext:value-type="string">
            <text:p>The Caregiver is the client's legal guardian</text:p>
          </table:table-cell>
          <table:table-cell table:style-name="ce2" office:value-type="string" calcext:value-type="string">
            <text:p>equivalent::http://terminology.hl7.org/CodeSystem/v3-RoleCode::PRNINLAW</text:p>
          </table:table-cell>
          <table:table-cell table:style-name="ce3" table:number-columns-repeated="7"/>
          <table:table-cell table:style-name="ce29"/>
          <table:table-cell table:style-name="ce3" table:number-columns-repeated="1010"/>
        </table:table-row>
        <table:table-row table:style-name="ro1">
          <table:table-cell table:style-name="ce2" office:value-type="string" calcext:value-type="string">
            <text:p>EmCare</text:p>
          </table:table-cell>
          <table:table-cell table:style-name="ce245" office:value-type="string" calcext:value-type="string">
            <text:p>relationship-to-client</text:p>
          </table:table-cell>
          <table:table-cell table:style-name="ce245" office:value-type="string" calcext:value-type="string">
            <text:p>EmCare.A.DE30</text:p>
          </table:table-cell>
          <table:table-cell table:style-name="ce245" office:value-type="string" calcext:value-type="string">
            <text:p>Not Related</text:p>
          </table:table-cell>
          <table:table-cell table:style-name="ce245" office:value-type="string" calcext:value-type="string">
            <text:p>The Caregiver is not related to the client</text:p>
          </table:table-cell>
          <table:table-cell table:style-name="ce2" office:value-type="string" calcext:value-type="string">
            <text:p>equivalent::http://terminology.hl7.org/CodeSystem/v2-0131::U</text:p>
          </table:table-cell>
          <table:table-cell table:style-name="ce3" table:number-columns-repeated="7"/>
          <table:table-cell table:style-name="ce29"/>
          <table:table-cell table:style-name="ce3" table:number-columns-repeated="1010"/>
        </table:table-row>
        <table:table-row table:style-name="ro1">
          <table:table-cell table:style-name="ce2" office:value-type="string" calcext:value-type="string">
            <text:p>EmCare</text:p>
          </table:table-cell>
          <table:table-cell table:style-name="ce245" office:value-type="string" calcext:value-type="string">
            <text:p>vital-status</text:p>
          </table:table-cell>
          <table:table-cell table:style-name="ce245" office:value-type="string" calcext:value-type="string">
            <text:p>{{title}}</text:p>
          </table:table-cell>
          <table:table-cell table:style-name="ce245" office:value-type="string" calcext:value-type="string">
            <text:p>Related Person vital status</text:p>
          </table:table-cell>
          <table:table-cell table:style-name="ce245"/>
          <table:table-cell table:style-name="ce2"/>
          <table:table-cell table:style-name="ce3" table:number-columns-repeated="7"/>
          <table:table-cell table:style-name="ce29"/>
          <table:table-cell table:style-name="ce3" table:number-columns-repeated="1010"/>
        </table:table-row>
        <table:table-row table:style-name="ro1">
          <table:table-cell table:style-name="ce2" office:value-type="string" calcext:value-type="string">
            <text:p>EmCare</text:p>
          </table:table-cell>
          <table:table-cell table:style-name="ce245" office:value-type="string" calcext:value-type="string">
            <text:p>vital-status</text:p>
          </table:table-cell>
          <table:table-cell table:style-name="ce245" office:value-type="string" calcext:value-type="string">
            <text:p>EmCare.A.DE33</text:p>
          </table:table-cell>
          <table:table-cell table:style-name="ce245" office:value-type="string" calcext:value-type="string">
            <text:p>Unknown</text:p>
          </table:table-cell>
          <table:table-cell table:style-name="ce245" office:value-type="string" calcext:value-type="string">
            <text:p>Biological Mother or Father Vital Status unknown</text:p>
          </table:table-cell>
          <table:table-cell table:style-name="ce3" table:number-columns-repeated="8"/>
          <table:table-cell table:style-name="ce29"/>
          <table:table-cell table:style-name="ce3" table:number-columns-repeated="1010"/>
        </table:table-row>
        <table:table-row table:style-name="ro1">
          <table:table-cell table:style-name="ce2" office:value-type="string" calcext:value-type="string">
            <text:p>EmCare</text:p>
          </table:table-cell>
          <table:table-cell table:style-name="ce245" office:value-type="string" calcext:value-type="string">
            <text:p>vital-status</text:p>
          </table:table-cell>
          <table:table-cell table:style-name="ce245" office:value-type="string" calcext:value-type="string">
            <text:p>EmCare.A.DE34</text:p>
          </table:table-cell>
          <table:table-cell table:style-name="ce245" office:value-type="string" calcext:value-type="string">
            <text:p>Alive</text:p>
          </table:table-cell>
          <table:table-cell table:style-name="ce245" office:value-type="string" calcext:value-type="string">
            <text:p>Biological Mother or Father Alive</text:p>
          </table:table-cell>
          <table:table-cell table:style-name="ce3" table:number-columns-repeated="8"/>
          <table:table-cell table:style-name="ce29"/>
          <table:table-cell table:style-name="ce3" table:number-columns-repeated="1010"/>
        </table:table-row>
        <table:table-row table:style-name="ro1">
          <table:table-cell table:style-name="ce2" office:value-type="string" calcext:value-type="string">
            <text:p>EmCare</text:p>
          </table:table-cell>
          <table:table-cell table:style-name="ce245" office:value-type="string" calcext:value-type="string">
            <text:p>vital-status</text:p>
          </table:table-cell>
          <table:table-cell table:style-name="ce245" office:value-type="string" calcext:value-type="string">
            <text:p>EmCare.A.DE47</text:p>
          </table:table-cell>
          <table:table-cell table:style-name="ce245" office:value-type="string" calcext:value-type="string">
            <text:p>Dead</text:p>
          </table:table-cell>
          <table:table-cell table:style-name="ce245" office:value-type="string" calcext:value-type="string">
            <text:p>Biological Mother or Father dead</text:p>
          </table:table-cell>
          <table:table-cell table:style-name="ce3" table:number-columns-repeated="8"/>
          <table:table-cell table:style-name="ce29"/>
          <table:table-cell table:style-name="ce3" table:number-columns-repeated="1010"/>
        </table:table-row>
        <table:table-row table:style-name="ro1">
          <table:table-cell table:style-name="ce2" office:value-type="string" calcext:value-type="string">
            <text:p>EmCare</text:p>
          </table:table-cell>
          <table:table-cell table:style-name="ce245" office:value-type="string" calcext:value-type="string">
            <text:p>communication-medium</text:p>
          </table:table-cell>
          <table:table-cell table:style-name="ce245" office:value-type="string" calcext:value-type="string">
            <text:p>{{title}}</text:p>
          </table:table-cell>
          <table:table-cell table:style-name="ce245" office:value-type="string" calcext:value-type="string">
            <text:p>List of available communication mediums</text:p>
          </table:table-cell>
          <table:table-cell table:style-name="ce245"/>
          <table:table-cell table:style-name="ce3" table:number-columns-repeated="8"/>
          <table:table-cell table:style-name="ce29"/>
          <table:table-cell table:style-name="ce3" table:number-columns-repeated="1010"/>
        </table:table-row>
        <table:table-row table:style-name="ro1">
          <table:table-cell table:style-name="ce2" office:value-type="string" calcext:value-type="string">
            <text:p>EmCare</text:p>
          </table:table-cell>
          <table:table-cell table:style-name="ce245" office:value-type="string" calcext:value-type="string">
            <text:p>communication-medium</text:p>
          </table:table-cell>
          <table:table-cell table:style-name="ce245" office:value-type="string" calcext:value-type="string">
            <text:p>EmCare.A.DE38</text:p>
          </table:table-cell>
          <table:table-cell table:number-columns-repeated="2" table:style-name="ce245" office:value-type="string" calcext:value-type="string">
            <text:p>SMS</text:p>
          </table:table-cell>
          <table:table-cell table:style-name="ce3" table:number-columns-repeated="8"/>
          <table:table-cell table:style-name="ce29"/>
          <table:table-cell table:style-name="ce3" table:number-columns-repeated="1010"/>
        </table:table-row>
        <table:table-row table:style-name="ro1">
          <table:table-cell table:style-name="ce2" office:value-type="string" calcext:value-type="string">
            <text:p>EmCare</text:p>
          </table:table-cell>
          <table:table-cell table:style-name="ce245" office:value-type="string" calcext:value-type="string">
            <text:p>visit-type</text:p>
          </table:table-cell>
          <table:table-cell table:style-name="ce245" office:value-type="string" calcext:value-type="string">
            <text:p>EmCare.B2.DE02</text:p>
          </table:table-cell>
          <table:table-cell table:style-name="ce245" office:value-type="string" calcext:value-type="string">
            <text:p>Planned</text:p>
          </table:table-cell>
          <table:table-cell table:style-name="ce245" office:value-type="string" calcext:value-type="string">
            <text:p>The visit is planned</text:p>
          </table:table-cell>
          <table:table-cell table:style-name="ce3" table:number-columns-repeated="8"/>
          <table:table-cell table:style-name="ce29"/>
          <table:table-cell table:style-name="ce3" table:number-columns-repeated="1010"/>
        </table:table-row>
        <table:table-row table:style-name="ro1">
          <table:table-cell table:style-name="ce2" office:value-type="string" calcext:value-type="string">
            <text:p>EmCare</text:p>
          </table:table-cell>
          <table:table-cell table:style-name="ce245" office:value-type="string" calcext:value-type="string">
            <text:p>visit-type</text:p>
          </table:table-cell>
          <table:table-cell table:style-name="ce245" office:value-type="string" calcext:value-type="string">
            <text:p>EmCare.B2.DE03</text:p>
          </table:table-cell>
          <table:table-cell table:style-name="ce245" office:value-type="string" calcext:value-type="string">
            <text:p>Unplanned</text:p>
          </table:table-cell>
          <table:table-cell table:style-name="ce245" office:value-type="string" calcext:value-type="string">
            <text:p>The visit is unplanned</text:p>
          </table:table-cell>
          <table:table-cell table:style-name="ce3" table:number-columns-repeated="8"/>
          <table:table-cell table:style-name="ce29"/>
          <table:table-cell table:style-name="ce3" table:number-columns-repeated="1010"/>
        </table:table-row>
        <table:table-row table:style-name="ro1">
          <table:table-cell table:style-name="ce2" office:value-type="string" calcext:value-type="string">
            <text:p>EmCare</text:p>
          </table:table-cell>
          <table:table-cell table:style-name="ce245" office:value-type="string" calcext:value-type="string">
            <text:p>reason_consultation</text:p>
          </table:table-cell>
          <table:table-cell table:style-name="ce245" office:value-type="string" calcext:value-type="string">
            <text:p>EmCare.B3.DE02</text:p>
          </table:table-cell>
          <table:table-cell table:style-name="ce245" office:value-type="string" calcext:value-type="string">
            <text:p>Life Threatening Emergency</text:p>
          </table:table-cell>
          <table:table-cell table:style-name="ce245" office:value-type="string" calcext:value-type="string">
            <text:p>The client had a life threatening emergency</text:p>
          </table:table-cell>
          <table:table-cell table:style-name="ce3" table:number-columns-repeated="8"/>
          <table:table-cell table:style-name="ce29"/>
          <table:table-cell table:style-name="ce3" table:number-columns-repeated="1010"/>
        </table:table-row>
        <table:table-row table:style-name="ro1">
          <table:table-cell table:style-name="ce2" office:value-type="string" calcext:value-type="string">
            <text:p>EmCare</text:p>
          </table:table-cell>
          <table:table-cell table:style-name="ce245" office:value-type="string" calcext:value-type="string">
            <text:p>reason_consultation</text:p>
          </table:table-cell>
          <table:table-cell table:style-name="ce245" office:value-type="string" calcext:value-type="string">
            <text:p>EmCare.B3.DE03</text:p>
          </table:table-cell>
          <table:table-cell table:style-name="ce245" office:value-type="string" calcext:value-type="string">
            <text:p>Sick Child</text:p>
          </table:table-cell>
          <table:table-cell table:style-name="ce245" office:value-type="string" calcext:value-type="string">
            <text:p>The client's visit is for a sick child consultation</text:p>
          </table:table-cell>
          <table:table-cell table:style-name="ce3" table:number-columns-repeated="8"/>
          <table:table-cell table:style-name="ce29"/>
          <table:table-cell table:style-name="ce3" table:number-columns-repeated="1010"/>
        </table:table-row>
        <table:table-row table:style-name="ro1">
          <table:table-cell table:style-name="ce2" office:value-type="string" calcext:value-type="string">
            <text:p>EmCare</text:p>
          </table:table-cell>
          <table:table-cell table:style-name="ce245" office:value-type="string" calcext:value-type="string">
            <text:p>reason_consultation</text:p>
          </table:table-cell>
          <table:table-cell table:style-name="ce245" office:value-type="string" calcext:value-type="string">
            <text:p>EmCare.B3.DE04</text:p>
          </table:table-cell>
          <table:table-cell table:style-name="ce245" office:value-type="string" calcext:value-type="string">
            <text:p>Well Child</text:p>
          </table:table-cell>
          <table:table-cell table:style-name="ce245" office:value-type="string" calcext:value-type="string">
            <text:p>The client's visit is for a well child consultation</text:p>
          </table:table-cell>
          <table:table-cell table:style-name="ce3" table:number-columns-repeated="8"/>
          <table:table-cell table:style-name="ce29"/>
          <table:table-cell table:style-name="ce3" table:number-columns-repeated="1010"/>
        </table:table-row>
        <table:table-row table:style-name="ro1">
          <table:table-cell table:style-name="ce2" office:value-type="string" calcext:value-type="string">
            <text:p>EmCare</text:p>
          </table:table-cell>
          <table:table-cell table:style-name="ce245" office:value-type="string" calcext:value-type="string">
            <text:p>yesno</text:p>
          </table:table-cell>
          <table:table-cell table:style-name="ce245" office:value-type="string" calcext:value-type="string">
            <text:p>yes</text:p>
          </table:table-cell>
          <table:table-cell table:number-columns-repeated="2" table:style-name="ce245" office:value-type="string" calcext:value-type="string">
            <text:p>Yes</text:p>
          </table:table-cell>
          <table:table-cell table:style-name="ce3" table:number-columns-repeated="8"/>
          <table:table-cell table:style-name="ce29"/>
          <table:table-cell table:style-name="ce3" table:number-columns-repeated="1010"/>
        </table:table-row>
        <table:table-row table:style-name="ro1">
          <table:table-cell table:style-name="ce2" office:value-type="string" calcext:value-type="string">
            <text:p>EmCare</text:p>
          </table:table-cell>
          <table:table-cell table:style-name="ce245" office:value-type="string" calcext:value-type="string">
            <text:p>yesno</text:p>
          </table:table-cell>
          <table:table-cell table:style-name="ce245" office:value-type="string" calcext:value-type="string">
            <text:p>no</text:p>
          </table:table-cell>
          <table:table-cell table:number-columns-repeated="2" table:style-name="ce245" office:value-type="string" calcext:value-type="string">
            <text:p>No</text:p>
          </table:table-cell>
          <table:table-cell table:style-name="ce3" table:number-columns-repeated="8"/>
          <table:table-cell table:style-name="ce29"/>
          <table:table-cell table:style-name="ce3" table:number-columns-repeated="1010"/>
        </table:table-row>
        <table:table-row table:style-name="ro1">
          <table:table-cell table:style-name="ce2" office:value-type="string" calcext:value-type="string">
            <text:p>EmCare</text:p>
          </table:table-cell>
          <table:table-cell table:style-name="ce245" office:value-type="string" calcext:value-type="string">
            <text:p>consultation_type</text:p>
          </table:table-cell>
          <table:table-cell table:style-name="ce245" office:value-type="string" calcext:value-type="string">
            <text:p>EmCare.B3.DE07</text:p>
          </table:table-cell>
          <table:table-cell table:style-name="ce245" office:value-type="string" calcext:value-type="string">
            <text:p>New Consultation</text:p>
          </table:table-cell>
          <table:table-cell table:style-name="ce245" office:value-type="string" calcext:value-type="string">
            <text:p>The client's visit is for a new consultation</text:p>
          </table:table-cell>
          <table:table-cell table:style-name="ce3" table:number-columns-repeated="8"/>
          <table:table-cell table:style-name="ce29"/>
          <table:table-cell table:style-name="ce3"/>
          <table:table-cell table:style-name="ce2"/>
          <table:table-cell table:style-name="ce3" table:number-columns-repeated="1008"/>
        </table:table-row>
        <table:table-row table:style-name="ro1">
          <table:table-cell table:style-name="ce2" office:value-type="string" calcext:value-type="string">
            <text:p>EmCare</text:p>
          </table:table-cell>
          <table:table-cell table:style-name="ce245" office:value-type="string" calcext:value-type="string">
            <text:p>consultation_type</text:p>
          </table:table-cell>
          <table:table-cell table:style-name="ce245" office:value-type="string" calcext:value-type="string">
            <text:p>EmCare.B3.DE08</text:p>
          </table:table-cell>
          <table:table-cell table:style-name="ce245" office:value-type="string" calcext:value-type="string">
            <text:p>Follow Up</text:p>
          </table:table-cell>
          <table:table-cell table:style-name="ce245" office:value-type="string" calcext:value-type="string">
            <text:p>The client's visit is for a follow up consultation</text:p>
          </table:table-cell>
          <table:table-cell table:style-name="ce3" table:number-columns-repeated="8"/>
          <table:table-cell table:style-name="ce29"/>
          <table:table-cell table:style-name="ce3"/>
          <table:table-cell table:style-name="ce2"/>
          <table:table-cell table:style-name="ce3" table:number-columns-repeated="1008"/>
        </table:table-row>
        <table:table-row table:style-name="ro1">
          <table:table-cell table:style-name="ce2"/>
          <table:table-cell table:style-name="ce245" office:value-type="string" calcext:value-type="string">
            <text:p>RelatedPerson</text:p>
          </table:table-cell>
          <table:table-cell table:style-name="ce245" office:value-type="string" calcext:value-type="string">
            <text:p>{{choiceColumn}}</text:p>
          </table:table-cell>
          <table:table-cell table:style-name="ce245" office:value-type="string" calcext:value-type="string">
            <text:p>Last name</text:p>
          </table:table-cell>
          <table:table-cell table:style-name="ce245" office:value-type="string" calcext:value-type="string">
            <text:p>{"path":".last_name", "width": "30", "forDisplay":"1"}</text:p>
          </table:table-cell>
          <table:table-cell table:style-name="ce3" table:number-columns-repeated="8"/>
          <table:table-cell table:style-name="ce29"/>
          <table:table-cell table:style-name="ce3" table:number-columns-repeated="1010"/>
        </table:table-row>
        <table:table-row table:style-name="ro1">
          <table:table-cell table:style-name="ce2"/>
          <table:table-cell table:style-name="ce245" office:value-type="string" calcext:value-type="string">
            <text:p>RelatedPerson</text:p>
          </table:table-cell>
          <table:table-cell table:style-name="ce245" office:value-type="string" calcext:value-type="string">
            <text:p>{{choiceColumn}}</text:p>
          </table:table-cell>
          <table:table-cell table:style-name="ce245" office:value-type="string" calcext:value-type="string">
            <text:p>First name</text:p>
          </table:table-cell>
          <table:table-cell table:style-name="ce245" office:value-type="string" calcext:value-type="string">
            <text:p>{"path":".first_name", "width": "30", "forDisplay":"1"}</text:p>
          </table:table-cell>
          <table:table-cell table:style-name="ce3" table:number-columns-repeated="8"/>
          <table:table-cell table:style-name="ce29"/>
          <table:table-cell table:style-name="ce3" table:number-columns-repeated="1010"/>
        </table:table-row>
        <table:table-row table:style-name="ro1">
          <table:table-cell table:style-name="ce2"/>
          <table:table-cell table:style-name="ce245" office:value-type="string" calcext:value-type="string">
            <text:p>RelatedPerson</text:p>
          </table:table-cell>
          <table:table-cell table:style-name="ce245" office:value-type="string" calcext:value-type="string">
            <text:p>{{url}}</text:p>
          </table:table-cell>
          <table:table-cell table:style-name="ce245" office:value-type="string" calcext:value-type="string">
            <text:p>RelatedPerson?patient=%encounter.subject</text:p>
          </table:table-cell>
          <table:table-cell table:style-name="ce29"/>
          <table:table-cell table:style-name="ce3" table:number-columns-repeated="8"/>
          <table:table-cell table:style-name="ce29"/>
          <table:table-cell table:style-name="ce3" table:number-columns-repeated="1010"/>
        </table:table-row>
        <table:table-row table:style-name="ro1">
          <table:table-cell table:style-name="ce2" office:value-type="string" calcext:value-type="string">
            <text:p>EmCare</text:p>
          </table:table-cell>
          <table:table-cell table:style-name="ce245" office:value-type="string" calcext:value-type="string">
            <text:p>underweight</text:p>
          </table:table-cell>
          <table:table-cell table:style-name="ce13" office:value-type="string" calcext:value-type="string">
            <text:p>EmCare.B6.DE19</text:p>
          </table:table-cell>
          <table:table-cell table:style-name="ce13" office:value-type="string" calcext:value-type="string">
            <text:p>Does not appear to be Underweight</text:p>
          </table:table-cell>
          <table:table-cell table:style-name="ce13" office:value-type="string" calcext:value-type="string">
            <text:p>The client is visually assessed for whether underweight by the health care worker and does not appear to be underweight (estimated weight based on height or age would be equivalent to WHZ= 0 / WAZ= 0)</text:p>
            <text:p>(for drug dosing calculations)</text:p>
          </table:table-cell>
          <table:table-cell table:style-name="ce3" table:number-columns-repeated="8"/>
          <table:table-cell table:style-name="ce29"/>
          <table:table-cell table:style-name="ce3" table:number-columns-repeated="1010"/>
        </table:table-row>
        <table:table-row table:style-name="ro1">
          <table:table-cell table:style-name="ce2" office:value-type="string" calcext:value-type="string">
            <text:p>EmCare</text:p>
          </table:table-cell>
          <table:table-cell table:style-name="ce245" office:value-type="string" calcext:value-type="string">
            <text:p>underweight</text:p>
          </table:table-cell>
          <table:table-cell table:style-name="ce13" office:value-type="string" calcext:value-type="string">
            <text:p>EmCare.B6.DE20</text:p>
          </table:table-cell>
          <table:table-cell table:style-name="ce13" office:value-type="string" calcext:value-type="string">
            <text:p>Appears to be Underweight</text:p>
          </table:table-cell>
          <table:table-cell table:style-name="ce13" office:value-type="string" calcext:value-type="string">
            <text:p>The client is visually assessed for whether underweight by the health care worker and appears to be underweight (as an aide for dosing calculations) (estimated weight based on height or age would be equivalent to WHZ= -1 / WAZ= -1)</text:p>
            <text:p>(for drug dosing calculations)</text:p>
          </table:table-cell>
          <table:table-cell table:style-name="ce3" table:number-columns-repeated="8"/>
          <table:table-cell table:style-name="ce29"/>
          <table:table-cell table:style-name="ce3" table:number-columns-repeated="1010"/>
        </table:table-row>
        <table:table-row table:style-name="ro1">
          <table:table-cell table:style-name="ce2" office:value-type="string" calcext:value-type="string">
            <text:p>EmCare</text:p>
          </table:table-cell>
          <table:table-cell table:style-name="ce245" office:value-type="string" calcext:value-type="string">
            <text:p>underweight</text:p>
          </table:table-cell>
          <table:table-cell table:style-name="ce13" office:value-type="string" calcext:value-type="string">
            <text:p>EmCare.B6.DE21</text:p>
          </table:table-cell>
          <table:table-cell table:style-name="ce13" office:value-type="string" calcext:value-type="string">
            <text:p>Appears to be Severely Underweight</text:p>
          </table:table-cell>
          <table:table-cell table:style-name="ce13" office:value-type="string" calcext:value-type="string">
            <text:p>The client is visually assessed for whether underweight and appears to be severely underweight (as an aide for dosing calculations) (estimated weight based on height or age would be equivalent to WHZ= -2 / WAZ= -2)</text:p>
            <text:p>(for drug dosing calculations)</text:p>
          </table:table-cell>
          <table:table-cell table:style-name="ce3" table:number-columns-repeated="8"/>
          <table:table-cell table:style-name="ce29"/>
          <table:table-cell table:style-name="ce3" table:number-columns-repeated="1010"/>
        </table:table-row>
        <table:table-row table:style-name="ro1">
          <table:table-cell table:style-name="ce2" office:value-type="string" calcext:value-type="string">
            <text:p>EmCare</text:p>
          </table:table-cell>
          <table:table-cell table:style-name="ce245" office:value-type="string" calcext:value-type="string">
            <text:p>convulsions</text:p>
          </table:table-cell>
          <table:table-cell table:style-name="ce3" office:value-type="string" calcext:value-type="string">
            <text:p>EmCare.B7.DE05</text:p>
          </table:table-cell>
          <table:table-cell table:style-name="ce3" office:value-type="string" calcext:value-type="string">
            <text:p>One Convulsion</text:p>
          </table:table-cell>
          <table:table-cell table:style-name="ce3" office:value-type="string" calcext:value-type="string">
            <text:p>The client is reported to have had one convulsion in this illness</text:p>
          </table:table-cell>
          <table:table-cell table:style-name="ce3" table:number-columns-repeated="8"/>
          <table:table-cell table:style-name="ce29"/>
          <table:table-cell table:style-name="ce3" table:number-columns-repeated="1010"/>
        </table:table-row>
        <table:table-row table:style-name="ro1">
          <table:table-cell table:style-name="ce2" office:value-type="string" calcext:value-type="string">
            <text:p>EmCare</text:p>
          </table:table-cell>
          <table:table-cell table:style-name="ce245" office:value-type="string" calcext:value-type="string">
            <text:p>convulsions</text:p>
          </table:table-cell>
          <table:table-cell table:style-name="ce3" office:value-type="string" calcext:value-type="string">
            <text:p>EmCare.B7.DE06</text:p>
          </table:table-cell>
          <table:table-cell table:style-name="ce3" office:value-type="string" calcext:value-type="string">
            <text:p>Two or more convulsions</text:p>
          </table:table-cell>
          <table:table-cell table:style-name="ce3" office:value-type="string" calcext:value-type="string">
            <text:p>The client is reported to have had two or more convulsions in this illness</text:p>
          </table:table-cell>
          <table:table-cell table:style-name="ce3" table:number-columns-repeated="8"/>
          <table:table-cell table:style-name="ce29"/>
          <table:table-cell table:style-name="ce3" table:number-columns-repeated="1010"/>
        </table:table-row>
        <table:table-row table:style-name="ro1">
          <table:table-cell table:style-name="ce2" office:value-type="string" calcext:value-type="string">
            <text:p>EmCare</text:p>
          </table:table-cell>
          <table:table-cell table:style-name="ce245" office:value-type="string" calcext:value-type="string">
            <text:p>convulsions</text:p>
          </table:table-cell>
          <table:table-cell table:style-name="ce3" office:value-type="string" calcext:value-type="string">
            <text:p>EmCare.B7.DE07</text:p>
          </table:table-cell>
          <table:table-cell table:style-name="ce3" office:value-type="string" calcext:value-type="string">
            <text:p>Convulsion(s) last 15 minutes or more</text:p>
          </table:table-cell>
          <table:table-cell table:style-name="ce3" office:value-type="string" calcext:value-type="string">
            <text:p>The client is reported to have had a convulsion(s) that last 15 minutes or more</text:p>
          </table:table-cell>
          <table:table-cell table:style-name="ce3" table:number-columns-repeated="8"/>
          <table:table-cell table:style-name="ce29"/>
          <table:table-cell table:style-name="ce3" table:number-columns-repeated="1010"/>
        </table:table-row>
        <table:table-row table:style-name="ro1">
          <table:table-cell table:style-name="ce2" office:value-type="string" calcext:value-type="string">
            <text:p>EmCare</text:p>
          </table:table-cell>
          <table:table-cell table:style-name="ce29" office:value-type="string" calcext:value-type="string">
            <text:p>vomiting</text:p>
          </table:table-cell>
          <table:table-cell table:style-name="ce3" office:value-type="string" calcext:value-type="string">
            <text:p>EmCare.B7.DE11</text:p>
          </table:table-cell>
          <table:table-cell table:style-name="ce3" office:value-type="string" calcext:value-type="string">
            <text:p>Vomiting Everything</text:p>
          </table:table-cell>
          <table:table-cell table:style-name="ce3" office:value-type="string" calcext:value-type="string">
            <text:p>The client is reported to be vomiting everything</text:p>
          </table:table-cell>
          <table:table-cell table:style-name="ce3" table:number-columns-repeated="8"/>
          <table:table-cell table:style-name="ce29"/>
          <table:table-cell table:style-name="ce3" table:number-columns-repeated="1010"/>
        </table:table-row>
        <table:table-row table:style-name="ro1">
          <table:table-cell table:style-name="ce2" office:value-type="string" calcext:value-type="string">
            <text:p>EmCare</text:p>
          </table:table-cell>
          <table:table-cell table:style-name="ce29" office:value-type="string" calcext:value-type="string">
            <text:p>vomiting</text:p>
          </table:table-cell>
          <table:table-cell table:style-name="ce3" office:value-type="string" calcext:value-type="string">
            <text:p>EmCare.B7.DE12</text:p>
          </table:table-cell>
          <table:table-cell table:style-name="ce3" office:value-type="string" calcext:value-type="string">
            <text:p>Vomiting but Not Everything</text:p>
          </table:table-cell>
          <table:table-cell table:style-name="ce3" office:value-type="string" calcext:value-type="string">
            <text:p>The client is reported to be vomiting but not vomiting everything</text:p>
          </table:table-cell>
          <table:table-cell table:style-name="ce3" table:number-columns-repeated="8"/>
          <table:table-cell table:style-name="ce29"/>
          <table:table-cell table:style-name="ce3" table:number-columns-repeated="1010"/>
        </table:table-row>
        <table:table-row table:style-name="ro1">
          <table:table-cell table:style-name="ce2" office:value-type="string" calcext:value-type="string">
            <text:p>EmCare</text:p>
          </table:table-cell>
          <table:table-cell table:style-name="ce29" office:value-type="string" calcext:value-type="string">
            <text:p>vomiting</text:p>
          </table:table-cell>
          <table:table-cell table:style-name="ce3" office:value-type="string" calcext:value-type="string">
            <text:p>EmCare.B7.DE13</text:p>
          </table:table-cell>
          <table:table-cell table:style-name="ce3" office:value-type="string" calcext:value-type="string">
            <text:p>No Vomiting</text:p>
          </table:table-cell>
          <table:table-cell table:style-name="ce3" office:value-type="string" calcext:value-type="string">
            <text:p>The client is reported not to be vomiting</text:p>
          </table:table-cell>
          <table:table-cell table:style-name="ce3" table:number-columns-repeated="8"/>
          <table:table-cell table:style-name="ce29"/>
          <table:table-cell table:style-name="ce3" table:number-columns-repeated="1010"/>
        </table:table-row>
        <table:table-row table:style-name="ro1">
          <table:table-cell table:style-name="ce2" office:value-type="string" calcext:value-type="string">
            <text:p>EmCare</text:p>
          </table:table-cell>
          <table:table-cell table:style-name="ce29" office:value-type="string" calcext:value-type="string">
            <text:p>fluid_test</text:p>
          </table:table-cell>
          <table:table-cell table:style-name="ce3" office:value-type="string" calcext:value-type="string">
            <text:p>EmCare.B7.DE15</text:p>
          </table:table-cell>
          <table:table-cell table:style-name="ce3" office:value-type="string" calcext:value-type="string">
            <text:p>Vomits immediately / everything</text:p>
          </table:table-cell>
          <table:table-cell table:style-name="ce3" office:value-type="string" calcext:value-type="string">
            <text:p>The client vomits immediately / everything</text:p>
          </table:table-cell>
          <table:table-cell table:style-name="ce3" table:number-columns-repeated="8"/>
          <table:table-cell table:style-name="ce29"/>
          <table:table-cell table:style-name="ce3" table:number-columns-repeated="1010"/>
        </table:table-row>
        <table:table-row table:style-name="ro1">
          <table:table-cell table:style-name="ce2" office:value-type="string" calcext:value-type="string">
            <text:p>EmCare</text:p>
          </table:table-cell>
          <table:table-cell table:style-name="ce29" office:value-type="string" calcext:value-type="string">
            <text:p>fluid_test</text:p>
          </table:table-cell>
          <table:table-cell table:style-name="ce3" office:value-type="string" calcext:value-type="string">
            <text:p>EmCare.B7.DE16</text:p>
          </table:table-cell>
          <table:table-cell table:style-name="ce3" office:value-type="string" calcext:value-type="string">
            <text:p>Completely unable to drink</text:p>
          </table:table-cell>
          <table:table-cell table:style-name="ce3" office:value-type="string" calcext:value-type="string">
            <text:p>The client is completely unable to drink</text:p>
          </table:table-cell>
          <table:table-cell table:style-name="ce3" table:number-columns-repeated="8"/>
          <table:table-cell table:style-name="ce29"/>
          <table:table-cell table:style-name="ce3" table:number-columns-repeated="1010"/>
        </table:table-row>
        <table:table-row table:style-name="ro1">
          <table:table-cell table:style-name="ce2" office:value-type="string" calcext:value-type="string">
            <text:p>EmCare</text:p>
          </table:table-cell>
          <table:table-cell table:style-name="ce29" office:value-type="string" calcext:value-type="string">
            <text:p>fluid_test</text:p>
          </table:table-cell>
          <table:table-cell table:style-name="ce3" office:value-type="string" calcext:value-type="string">
            <text:p>EmCare.B7.DE17</text:p>
          </table:table-cell>
          <table:table-cell table:style-name="ce3" office:value-type="string" calcext:value-type="string">
            <text:p>Drinks poorly</text:p>
          </table:table-cell>
          <table:table-cell table:style-name="ce3" office:value-type="string" calcext:value-type="string">
            <text:p>The client drinks poorly</text:p>
          </table:table-cell>
          <table:table-cell table:style-name="ce3" table:number-columns-repeated="8"/>
          <table:table-cell table:style-name="ce29"/>
          <table:table-cell table:style-name="ce3" table:number-columns-repeated="1010"/>
        </table:table-row>
        <table:table-row table:style-name="ro1">
          <table:table-cell table:style-name="ce2" office:value-type="string" calcext:value-type="string">
            <text:p>EmCare</text:p>
          </table:table-cell>
          <table:table-cell table:style-name="ce29" office:value-type="string" calcext:value-type="string">
            <text:p>fluid_test</text:p>
          </table:table-cell>
          <table:table-cell table:style-name="ce3" office:value-type="string" calcext:value-type="string">
            <text:p>EmCare.B7.DE18</text:p>
          </table:table-cell>
          <table:table-cell table:style-name="ce3" office:value-type="string" calcext:value-type="string">
            <text:p>Drinks eagerly / thirstily</text:p>
          </table:table-cell>
          <table:table-cell table:style-name="ce3" office:value-type="string" calcext:value-type="string">
            <text:p>The client drinks eagerly / thirstily</text:p>
          </table:table-cell>
          <table:table-cell table:style-name="ce3" table:number-columns-repeated="8"/>
          <table:table-cell table:style-name="ce29"/>
          <table:table-cell table:style-name="ce3"/>
          <table:table-cell table:style-name="ce2"/>
          <table:table-cell table:style-name="ce3" table:number-columns-repeated="1008"/>
        </table:table-row>
        <table:table-row table:style-name="ro1">
          <table:table-cell table:style-name="ce2" office:value-type="string" calcext:value-type="string">
            <text:p>EmCare</text:p>
          </table:table-cell>
          <table:table-cell table:style-name="ce29" office:value-type="string" calcext:value-type="string">
            <text:p>fluid_test</text:p>
          </table:table-cell>
          <table:table-cell table:style-name="ce3" office:value-type="string" calcext:value-type="string">
            <text:p>EmCare.B7.DE19</text:p>
          </table:table-cell>
          <table:table-cell table:style-name="ce3" office:value-type="string" calcext:value-type="string">
            <text:p>Drinks normally</text:p>
          </table:table-cell>
          <table:table-cell table:style-name="ce3" office:value-type="string" calcext:value-type="string">
            <text:p>The client drinks normally</text:p>
          </table:table-cell>
          <table:table-cell table:style-name="ce3" table:number-columns-repeated="8"/>
          <table:table-cell table:style-name="ce29"/>
          <table:table-cell table:style-name="ce3"/>
          <table:table-cell table:style-name="ce2"/>
          <table:table-cell table:style-name="ce3" table:number-columns-repeated="1008"/>
        </table:table-row>
        <table:table-row table:style-name="ro1">
          <table:table-cell table:style-name="ce2" office:value-type="string" calcext:value-type="string">
            <text:p>EmCare</text:p>
          </table:table-cell>
          <table:table-cell table:style-name="ce29" office:value-type="string" calcext:value-type="string">
            <text:p>fluid_test</text:p>
          </table:table-cell>
          <table:table-cell table:style-name="ce3" office:value-type="string" calcext:value-type="string">
            <text:p>EmCare.B7.DE20</text:p>
          </table:table-cell>
          <table:table-cell table:style-name="ce3" office:value-type="string" calcext:value-type="string">
            <text:p>Unable to perform test - assumes vomits everything/unable to drink</text:p>
          </table:table-cell>
          <table:table-cell table:style-name="ce3" office:value-type="string" calcext:value-type="string">
            <text:p>The health care worker is unable to perform test on the client therefore the health care worker should assume the client vomits everything or is unable to drink</text:p>
          </table:table-cell>
          <table:table-cell table:style-name="ce3" table:number-columns-repeated="8"/>
          <table:table-cell table:style-name="ce29"/>
          <table:table-cell table:style-name="ce3" table:number-columns-repeated="1010"/>
        </table:table-row>
        <table:table-row table:style-name="ro1" table:number-rows-repeated="2">
          <table:table-cell table:style-name="ce2"/>
          <table:table-cell table:style-name="ce245" table:number-columns-repeated="4"/>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3"/>
          <table:table-cell table:style-name="ce29"/>
          <table:table-cell table:style-name="ce3" table:number-columns-repeated="8"/>
          <table:table-cell table:style-name="ce29"/>
          <table:table-cell table:style-name="ce3" table:number-columns-repeated="1010"/>
        </table:table-row>
        <table:table-row table:style-name="ro1" table:number-rows-repeated="3">
          <table:table-cell table:style-name="ce2"/>
          <table:table-cell table:style-name="ce245" table:number-columns-repeated="4"/>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2"/>
          <table:table-cell table:style-name="ce29" table:number-columns-repeated="2"/>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4"/>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2"/>
          <table:table-cell table:style-name="ce29" table:number-columns-repeated="2"/>
          <table:table-cell table:style-name="ce3" table:number-columns-repeated="8"/>
          <table:table-cell table:style-name="ce29"/>
          <table:table-cell table:style-name="ce3" table:number-columns-repeated="1010"/>
        </table:table-row>
        <table:table-row table:style-name="ro1" table:number-rows-repeated="2">
          <table:table-cell table:style-name="ce2"/>
          <table:table-cell table:style-name="ce245" table:number-columns-repeated="4"/>
          <table:table-cell table:style-name="ce3" table:number-columns-repeated="8"/>
          <table:table-cell table:style-name="ce29"/>
          <table:table-cell table:style-name="ce3" table:number-columns-repeated="1010"/>
        </table:table-row>
        <table:table-row table:style-name="ro1">
          <table:table-cell table:style-name="ce3"/>
          <table:table-cell table:style-name="ce29" table:number-columns-repeated="4"/>
          <table:table-cell table:style-name="ce3" table:number-columns-repeated="8"/>
          <table:table-cell table:style-name="ce29"/>
          <table:table-cell table:style-name="ce3" table:number-columns-repeated="1010"/>
        </table:table-row>
        <table:table-row table:style-name="ro26">
          <table:table-cell table:style-name="ce3"/>
          <table:table-cell table:style-name="ce29" table:number-columns-repeated="4"/>
          <table:table-cell table:style-name="ce3" table:number-columns-repeated="8"/>
          <table:table-cell table:style-name="ce29"/>
          <table:table-cell table:style-name="ce3" table:number-columns-repeated="1010"/>
        </table:table-row>
        <table:table-row table:style-name="ro3">
          <table:table-cell table:style-name="ce3"/>
          <table:table-cell table:style-name="ce29" table:number-columns-repeated="4"/>
          <table:table-cell table:style-name="ce3" table:number-columns-repeated="8"/>
          <table:table-cell table:style-name="ce29"/>
          <table:table-cell table:style-name="ce3" table:number-columns-repeated="1010"/>
        </table:table-row>
        <table:table-row table:style-name="ro1">
          <table:table-cell table:style-name="ce3"/>
          <table:table-cell table:style-name="ce29" table:number-columns-repeated="2"/>
          <table:table-cell table:style-name="ce245"/>
          <table:table-cell table:style-name="ce29"/>
          <table:table-cell table:style-name="ce3" table:number-columns-repeated="8"/>
          <table:table-cell table:style-name="ce29"/>
          <table:table-cell table:style-name="ce3" table:number-columns-repeated="1010"/>
        </table:table-row>
        <table:table-row table:style-name="ro1">
          <table:table-cell table:style-name="ce3"/>
          <table:table-cell table:style-name="ce29" table:number-columns-repeated="3"/>
          <table:table-cell table:style-name="ce245"/>
          <table:table-cell table:style-name="ce3" table:number-columns-repeated="8"/>
          <table:table-cell table:style-name="ce29"/>
          <table:table-cell table:style-name="ce3" table:number-columns-repeated="1010"/>
        </table:table-row>
        <table:table-row table:style-name="ro1">
          <table:table-cell table:style-name="ce3"/>
          <table:table-cell table:style-name="ce29" table:number-columns-repeated="2"/>
          <table:table-cell table:style-name="ce245" table:number-columns-repeated="2"/>
          <table:table-cell table:style-name="ce3" table:number-columns-repeated="8"/>
          <table:table-cell table:style-name="ce29"/>
          <table:table-cell table:style-name="ce3" table:number-columns-repeated="1010"/>
        </table:table-row>
        <table:table-row table:style-name="ro1">
          <table:table-cell table:style-name="ce3"/>
          <table:table-cell table:style-name="ce29" table:number-columns-repeated="4"/>
          <table:table-cell table:style-name="ce3" table:number-columns-repeated="8"/>
          <table:table-cell table:style-name="ce29"/>
          <table:table-cell table:style-name="ce3" table:number-columns-repeated="1010"/>
        </table:table-row>
        <table:table-row table:style-name="ro1">
          <table:table-cell table:style-name="ce3"/>
          <table:table-cell table:style-name="ce29" table:number-columns-repeated="2"/>
          <table:table-cell table:style-name="ce245" table:number-columns-repeated="2"/>
          <table:table-cell table:style-name="ce3" table:number-columns-repeated="8"/>
          <table:table-cell table:style-name="ce29"/>
          <table:table-cell table:style-name="ce3" table:number-columns-repeated="1010"/>
        </table:table-row>
        <table:table-row table:style-name="ro1">
          <table:table-cell table:style-name="ce3"/>
          <table:table-cell table:style-name="ce29" table:number-columns-repeated="3"/>
          <table:table-cell table:style-name="ce245"/>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3"/>
          <table:table-cell table:style-name="ce29"/>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2"/>
          <table:table-cell table:style-name="ce29" table:number-columns-repeated="2"/>
          <table:table-cell table:style-name="ce3" table:number-columns-repeated="8"/>
          <table:table-cell table:style-name="ce29"/>
          <table:table-cell table:style-name="ce3" table:number-columns-repeated="1010"/>
        </table:table-row>
        <table:table-row table:style-name="ro1" table:number-rows-repeated="3">
          <table:table-cell table:style-name="ce2"/>
          <table:table-cell table:style-name="ce245" table:number-columns-repeated="4"/>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4"/>
          <table:table-cell table:style-name="ce3" table:number-columns-repeated="8"/>
          <table:table-cell table:style-name="ce29"/>
          <table:table-cell table:style-name="ce3"/>
          <table:table-cell table:style-name="ce2"/>
          <table:table-cell table:style-name="ce3" table:number-columns-repeated="1008"/>
        </table:table-row>
        <table:table-row table:style-name="ro1">
          <table:table-cell table:style-name="ce2"/>
          <table:table-cell table:style-name="ce245" table:number-columns-repeated="4"/>
          <table:table-cell table:style-name="ce3" table:number-columns-repeated="8"/>
          <table:table-cell table:style-name="ce29"/>
          <table:table-cell table:style-name="ce3" table:number-columns-repeated="1010"/>
        </table:table-row>
        <table:table-row table:style-name="ro1" table:number-rows-repeated="2">
          <table:table-cell table:style-name="ce3"/>
          <table:table-cell table:style-name="ce29" table:number-columns-repeated="2"/>
          <table:table-cell table:style-name="ce245" table:number-columns-repeated="2"/>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3"/>
          <table:table-cell table:style-name="ce29"/>
          <table:table-cell table:style-name="ce3" table:number-columns-repeated="8"/>
          <table:table-cell table:style-name="ce29"/>
          <table:table-cell table:style-name="ce3" table:number-columns-repeated="1010"/>
        </table:table-row>
        <table:table-row table:style-name="ro1" table:number-rows-repeated="6">
          <table:table-cell table:style-name="ce2"/>
          <table:table-cell table:style-name="ce245" table:number-columns-repeated="4"/>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2"/>
          <table:table-cell table:style-name="ce29" table:number-columns-repeated="2"/>
          <table:table-cell table:style-name="ce3" table:number-columns-repeated="8"/>
          <table:table-cell table:style-name="ce29"/>
          <table:table-cell table:style-name="ce3" table:number-columns-repeated="1010"/>
        </table:table-row>
        <table:table-row table:style-name="ro1" table:number-rows-repeated="2">
          <table:table-cell table:style-name="ce2"/>
          <table:table-cell table:style-name="ce245" table:number-columns-repeated="3"/>
          <table:table-cell table:style-name="ce29"/>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2"/>
          <table:table-cell table:style-name="ce29" table:number-columns-repeated="2"/>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3"/>
          <table:table-cell table:style-name="ce29"/>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2"/>
          <table:table-cell table:style-name="ce29" table:number-columns-repeated="2"/>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3"/>
          <table:table-cell table:style-name="ce29"/>
          <table:table-cell table:style-name="ce3" table:number-columns-repeated="8"/>
          <table:table-cell table:style-name="ce29"/>
          <table:table-cell table:style-name="ce3" table:number-columns-repeated="1010"/>
        </table:table-row>
        <table:table-row table:style-name="ro1" table:number-rows-repeated="2">
          <table:table-cell table:style-name="ce2"/>
          <table:table-cell table:style-name="ce245" table:number-columns-repeated="4"/>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4"/>
          <table:table-cell table:style-name="ce3" table:number-columns-repeated="8"/>
          <table:table-cell table:style-name="ce29"/>
          <table:table-cell table:style-name="ce3"/>
          <table:table-cell table:style-name="ce2"/>
          <table:table-cell table:style-name="ce3" table:number-columns-repeated="1008"/>
        </table:table-row>
        <table:table-row table:style-name="ro1">
          <table:table-cell table:style-name="ce2"/>
          <table:table-cell table:style-name="ce245" table:number-columns-repeated="4"/>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2"/>
          <table:table-cell table:style-name="ce29" table:number-columns-repeated="2"/>
          <table:table-cell table:style-name="ce3" table:number-columns-repeated="8"/>
          <table:table-cell table:style-name="ce29"/>
          <table:table-cell table:style-name="ce3" table:number-columns-repeated="1010"/>
        </table:table-row>
        <table:table-row table:style-name="ro1" table:number-rows-repeated="2">
          <table:table-cell table:style-name="ce3"/>
          <table:table-cell table:style-name="ce29" table:number-columns-repeated="2"/>
          <table:table-cell table:style-name="ce245"/>
          <table:table-cell table:style-name="ce29"/>
          <table:table-cell table:style-name="ce3" table:number-columns-repeated="8"/>
          <table:table-cell table:style-name="ce29"/>
          <table:table-cell table:style-name="ce3" table:number-columns-repeated="1010"/>
        </table:table-row>
        <table:table-row table:style-name="ro1" table:number-rows-repeated="2">
          <table:table-cell table:style-name="ce3"/>
          <table:table-cell table:style-name="ce29" table:number-columns-repeated="2"/>
          <table:table-cell table:style-name="ce245" table:number-columns-repeated="2"/>
          <table:table-cell table:style-name="ce3" table:number-columns-repeated="8"/>
          <table:table-cell table:style-name="ce29"/>
          <table:table-cell table:style-name="ce3" table:number-columns-repeated="1010"/>
        </table:table-row>
        <table:table-row table:style-name="ro1">
          <table:table-cell table:style-name="ce3"/>
          <table:table-cell table:style-name="ce29" table:number-columns-repeated="2"/>
          <table:table-cell table:style-name="ce245"/>
          <table:table-cell table:style-name="ce29"/>
          <table:table-cell table:style-name="ce3" table:number-columns-repeated="8"/>
          <table:table-cell table:style-name="ce29"/>
          <table:table-cell table:style-name="ce3" table:number-columns-repeated="1010"/>
        </table:table-row>
        <table:table-row table:style-name="ro1">
          <table:table-cell table:style-name="ce3"/>
          <table:table-cell table:style-name="ce29" table:number-columns-repeated="2"/>
          <table:table-cell table:style-name="ce245" table:number-columns-repeated="2"/>
          <table:table-cell table:style-name="ce3" table:number-columns-repeated="8"/>
          <table:table-cell table:style-name="ce29"/>
          <table:table-cell table:style-name="ce3" table:number-columns-repeated="1010"/>
        </table:table-row>
        <table:table-row table:style-name="ro1">
          <table:table-cell table:style-name="ce3"/>
          <table:table-cell table:style-name="ce29" table:number-columns-repeated="2"/>
          <table:table-cell table:style-name="ce245"/>
          <table:table-cell table:style-name="ce29"/>
          <table:table-cell table:style-name="ce3" table:number-columns-repeated="8"/>
          <table:table-cell table:style-name="ce29"/>
          <table:table-cell table:style-name="ce3" table:number-columns-repeated="1010"/>
        </table:table-row>
        <table:table-row table:style-name="ro1">
          <table:table-cell table:style-name="ce3"/>
          <table:table-cell table:style-name="ce29" table:number-columns-repeated="4"/>
          <table:table-cell table:style-name="ce3" table:number-columns-repeated="8"/>
          <table:table-cell table:style-name="ce29"/>
          <table:table-cell table:style-name="ce3" table:number-columns-repeated="1010"/>
        </table:table-row>
        <table:table-row table:style-name="ro1" table:number-rows-repeated="2">
          <table:table-cell table:style-name="ce2"/>
          <table:table-cell table:style-name="ce245" table:number-columns-repeated="3"/>
          <table:table-cell table:style-name="ce29"/>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4"/>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2"/>
          <table:table-cell table:style-name="ce29" table:number-columns-repeated="2"/>
          <table:table-cell table:style-name="ce3" table:number-columns-repeated="8"/>
          <table:table-cell table:style-name="ce29"/>
          <table:table-cell table:style-name="ce3" table:number-columns-repeated="1010"/>
        </table:table-row>
        <table:table-row table:style-name="ro1" table:number-rows-repeated="3">
          <table:table-cell table:style-name="ce2"/>
          <table:table-cell table:style-name="ce245" table:number-columns-repeated="4"/>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2"/>
          <table:table-cell table:style-name="ce29" table:number-columns-repeated="2"/>
          <table:table-cell table:style-name="ce3" table:number-columns-repeated="8"/>
          <table:table-cell table:style-name="ce29"/>
          <table:table-cell table:style-name="ce3" table:number-columns-repeated="1010"/>
        </table:table-row>
        <table:table-row table:style-name="ro1" table:number-rows-repeated="2">
          <table:table-cell table:style-name="ce2"/>
          <table:table-cell table:style-name="ce245" table:number-columns-repeated="3"/>
          <table:table-cell table:style-name="ce29"/>
          <table:table-cell table:style-name="ce3" table:number-columns-repeated="8"/>
          <table:table-cell table:style-name="ce29"/>
          <table:table-cell table:style-name="ce3" table:number-columns-repeated="1010"/>
        </table:table-row>
        <table:table-row table:style-name="ro1" table:number-rows-repeated="2">
          <table:table-cell table:style-name="ce2"/>
          <table:table-cell table:style-name="ce245" table:number-columns-repeated="4"/>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2"/>
          <table:table-cell table:style-name="ce29" table:number-columns-repeated="2"/>
          <table:table-cell table:style-name="ce3" table:number-columns-repeated="8"/>
          <table:table-cell table:style-name="ce29"/>
          <table:table-cell table:style-name="ce3" table:number-columns-repeated="1010"/>
        </table:table-row>
        <table:table-row table:style-name="ro1" table:number-rows-repeated="5">
          <table:table-cell table:style-name="ce2"/>
          <table:table-cell table:style-name="ce245" table:number-columns-repeated="4"/>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3"/>
          <table:table-cell table:style-name="ce29"/>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4"/>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2"/>
          <table:table-cell table:style-name="ce29" table:number-columns-repeated="2"/>
          <table:table-cell table:style-name="ce3" table:number-columns-repeated="8"/>
          <table:table-cell table:style-name="ce29"/>
          <table:table-cell table:style-name="ce3" table:number-columns-repeated="1010"/>
        </table:table-row>
        <table:table-row table:style-name="ro1" table:number-rows-repeated="9">
          <table:table-cell table:style-name="ce2"/>
          <table:table-cell table:style-name="ce245" table:number-columns-repeated="4"/>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2"/>
          <table:table-cell table:style-name="ce29" table:number-columns-repeated="2"/>
          <table:table-cell table:style-name="ce3" table:number-columns-repeated="8"/>
          <table:table-cell table:style-name="ce29"/>
          <table:table-cell table:style-name="ce3" table:number-columns-repeated="1010"/>
        </table:table-row>
        <table:table-row table:style-name="ro1" table:number-rows-repeated="4">
          <table:table-cell table:style-name="ce3"/>
          <table:table-cell table:style-name="ce29" table:number-columns-repeated="2"/>
          <table:table-cell table:style-name="ce245" table:number-columns-repeated="2"/>
          <table:table-cell table:style-name="ce3" table:number-columns-repeated="8"/>
          <table:table-cell table:style-name="ce29"/>
          <table:table-cell table:style-name="ce3" table:number-columns-repeated="1010"/>
        </table:table-row>
        <table:table-row table:style-name="ro1">
          <table:table-cell table:style-name="ce3"/>
          <table:table-cell table:style-name="ce29" table:number-columns-repeated="2"/>
          <table:table-cell table:style-name="ce245" table:number-columns-repeated="2"/>
          <table:table-cell table:style-name="ce3" table:number-columns-repeated="8"/>
          <table:table-cell table:style-name="ce29"/>
          <table:table-cell table:style-name="ce3"/>
          <table:table-cell table:style-name="ce2"/>
          <table:table-cell table:style-name="ce3" table:number-columns-repeated="1008"/>
        </table:table-row>
        <table:table-row table:style-name="ro1" table:number-rows-repeated="4">
          <table:table-cell table:style-name="ce3"/>
          <table:table-cell table:style-name="ce29" table:number-columns-repeated="2"/>
          <table:table-cell table:style-name="ce245" table:number-columns-repeated="2"/>
          <table:table-cell table:style-name="ce3" table:number-columns-repeated="8"/>
          <table:table-cell table:style-name="ce29"/>
          <table:table-cell table:style-name="ce3" table:number-columns-repeated="1010"/>
        </table:table-row>
        <table:table-row table:style-name="ro1">
          <table:table-cell table:style-name="ce3"/>
          <table:table-cell table:style-name="ce29" table:number-columns-repeated="2"/>
          <table:table-cell table:style-name="ce245"/>
          <table:table-cell table:style-name="ce107"/>
          <table:table-cell table:style-name="ce3" table:number-columns-repeated="8"/>
          <table:table-cell table:style-name="ce29"/>
          <table:table-cell table:style-name="ce3" table:number-columns-repeated="1010"/>
        </table:table-row>
        <table:table-row table:style-name="ro1">
          <table:table-cell table:style-name="ce3"/>
          <table:table-cell table:style-name="ce29" table:number-columns-repeated="2"/>
          <table:table-cell table:style-name="ce245" table:number-columns-repeated="2"/>
          <table:table-cell table:style-name="ce3" table:number-columns-repeated="8"/>
          <table:table-cell table:style-name="ce29"/>
          <table:table-cell table:style-name="ce3" table:number-columns-repeated="1010"/>
        </table:table-row>
        <table:table-row table:style-name="ro1">
          <table:table-cell table:style-name="ce3"/>
          <table:table-cell table:style-name="ce29" table:number-columns-repeated="4"/>
          <table:table-cell table:style-name="ce3" table:number-columns-repeated="8"/>
          <table:table-cell table:style-name="ce29"/>
          <table:table-cell table:style-name="ce3" table:number-columns-repeated="1010"/>
        </table:table-row>
        <table:table-row table:style-name="ro26">
          <table:table-cell table:style-name="ce3"/>
          <table:table-cell table:style-name="ce29" table:number-columns-repeated="4"/>
          <table:table-cell table:style-name="ce3" table:number-columns-repeated="8"/>
          <table:table-cell table:style-name="ce29"/>
          <table:table-cell table:style-name="ce3" table:number-columns-repeated="1010"/>
        </table:table-row>
        <table:table-row table:style-name="ro3" table:number-rows-repeated="3">
          <table:table-cell table:style-name="ce3"/>
          <table:table-cell table:style-name="ce29" table:number-columns-repeated="4"/>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4"/>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3"/>
          <table:table-cell table:style-name="ce107"/>
          <table:table-cell table:style-name="ce3" table:number-columns-repeated="8"/>
          <table:table-cell table:style-name="ce29"/>
          <table:table-cell table:style-name="ce3" table:number-columns-repeated="1010"/>
        </table:table-row>
        <table:table-row table:style-name="ro1" table:number-rows-repeated="4">
          <table:table-cell table:style-name="ce2"/>
          <table:table-cell table:style-name="ce245" table:number-columns-repeated="4"/>
          <table:table-cell table:style-name="ce3" table:number-columns-repeated="8"/>
          <table:table-cell table:style-name="ce29"/>
          <table:table-cell table:style-name="ce3" table:number-columns-repeated="1010"/>
        </table:table-row>
        <table:table-row table:style-name="ro1" table:number-rows-repeated="2">
          <table:table-cell table:style-name="ce2"/>
          <table:table-cell table:style-name="ce245" table:number-columns-repeated="2"/>
          <table:table-cell table:style-name="ce29" table:number-columns-repeated="2"/>
          <table:table-cell table:style-name="ce3" table:number-columns-repeated="8"/>
          <table:table-cell table:style-name="ce29"/>
          <table:table-cell table:style-name="ce3" table:number-columns-repeated="1010"/>
        </table:table-row>
        <table:table-row table:style-name="ro1" table:number-rows-repeated="2">
          <table:table-cell table:style-name="ce2"/>
          <table:table-cell table:style-name="ce245" table:number-columns-repeated="3"/>
          <table:table-cell table:style-name="ce29"/>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2"/>
          <table:table-cell table:style-name="ce29" table:number-columns-repeated="2"/>
          <table:table-cell table:style-name="ce3" table:number-columns-repeated="8"/>
          <table:table-cell table:style-name="ce29"/>
          <table:table-cell table:style-name="ce3" table:number-columns-repeated="1010"/>
        </table:table-row>
        <table:table-row table:style-name="ro1" table:number-rows-repeated="3">
          <table:table-cell table:style-name="ce2"/>
          <table:table-cell table:style-name="ce245" table:number-columns-repeated="4"/>
          <table:table-cell table:style-name="ce3" table:number-columns-repeated="8"/>
          <table:table-cell table:style-name="ce29"/>
          <table:table-cell table:style-name="ce3" table:number-columns-repeated="1010"/>
        </table:table-row>
        <table:table-row table:style-name="ro1" table:number-rows-repeated="2">
          <table:table-cell table:style-name="ce2"/>
          <table:table-cell table:style-name="ce245" table:number-columns-repeated="2"/>
          <table:table-cell table:style-name="ce29" table:number-columns-repeated="2"/>
          <table:table-cell table:style-name="ce3" table:number-columns-repeated="8"/>
          <table:table-cell table:style-name="ce29"/>
          <table:table-cell table:style-name="ce3" table:number-columns-repeated="1010"/>
        </table:table-row>
        <table:table-row table:style-name="ro1" table:number-rows-repeated="3">
          <table:table-cell table:style-name="ce2"/>
          <table:table-cell table:style-name="ce245" table:number-columns-repeated="4"/>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2"/>
          <table:table-cell table:style-name="ce29" table:number-columns-repeated="2"/>
          <table:table-cell table:style-name="ce3" table:number-columns-repeated="8"/>
          <table:table-cell table:style-name="ce29"/>
          <table:table-cell table:style-name="ce3" table:number-columns-repeated="1010"/>
        </table:table-row>
        <table:table-row table:style-name="ro1" table:number-rows-repeated="3">
          <table:table-cell table:style-name="ce2"/>
          <table:table-cell table:style-name="ce245" table:number-columns-repeated="4"/>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3"/>
          <table:table-cell table:style-name="ce29"/>
          <table:table-cell table:style-name="ce3" table:number-columns-repeated="8"/>
          <table:table-cell table:style-name="ce29"/>
          <table:table-cell table:style-name="ce3" table:number-columns-repeated="1010"/>
        </table:table-row>
        <table:table-row table:style-name="ro1" table:number-rows-repeated="6">
          <table:table-cell table:style-name="ce2"/>
          <table:table-cell table:style-name="ce245" table:number-columns-repeated="4"/>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3"/>
          <table:table-cell table:style-name="ce29"/>
          <table:table-cell table:style-name="ce3" table:number-columns-repeated="8"/>
          <table:table-cell table:style-name="ce29"/>
          <table:table-cell table:style-name="ce3" table:number-columns-repeated="1010"/>
        </table:table-row>
        <table:table-row table:style-name="ro1" table:number-rows-repeated="2">
          <table:table-cell table:style-name="ce2"/>
          <table:table-cell table:style-name="ce245" table:number-columns-repeated="4"/>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3"/>
          <table:table-cell table:style-name="ce29"/>
          <table:table-cell table:style-name="ce3" table:number-columns-repeated="8"/>
          <table:table-cell table:style-name="ce29"/>
          <table:table-cell table:style-name="ce3" table:number-columns-repeated="1010"/>
        </table:table-row>
        <table:table-row table:style-name="ro1" table:number-rows-repeated="7">
          <table:table-cell table:style-name="ce2"/>
          <table:table-cell table:style-name="ce245" table:number-columns-repeated="4"/>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4"/>
          <table:table-cell table:style-name="ce3" table:number-columns-repeated="8"/>
          <table:table-cell table:style-name="ce29"/>
          <table:table-cell table:style-name="ce3"/>
          <table:table-cell table:style-name="ce2"/>
          <table:table-cell table:style-name="ce3" table:number-columns-repeated="1008"/>
        </table:table-row>
        <table:table-row table:style-name="ro1" table:number-rows-repeated="11">
          <table:table-cell table:style-name="ce2"/>
          <table:table-cell table:style-name="ce245" table:number-columns-repeated="4"/>
          <table:table-cell table:style-name="ce3" table:number-columns-repeated="8"/>
          <table:table-cell table:style-name="ce29"/>
          <table:table-cell table:style-name="ce3" table:number-columns-repeated="1010"/>
        </table:table-row>
        <table:table-row table:style-name="ro1" table:number-rows-repeated="2">
          <table:table-cell table:style-name="ce2"/>
          <table:table-cell table:style-name="ce245" table:number-columns-repeated="3"/>
          <table:table-cell table:style-name="ce29"/>
          <table:table-cell table:style-name="ce3" table:number-columns-repeated="8"/>
          <table:table-cell table:style-name="ce29"/>
          <table:table-cell table:style-name="ce3" table:number-columns-repeated="1010"/>
        </table:table-row>
        <table:table-row table:style-name="ro1" table:number-rows-repeated="2">
          <table:table-cell table:style-name="ce2"/>
          <table:table-cell table:style-name="ce245" table:number-columns-repeated="4"/>
          <table:table-cell table:style-name="ce3" table:number-columns-repeated="8"/>
          <table:table-cell table:style-name="ce29"/>
          <table:table-cell table:style-name="ce3" table:number-columns-repeated="1010"/>
        </table:table-row>
        <table:table-row table:style-name="ro1" table:number-rows-repeated="2">
          <table:table-cell table:style-name="ce2"/>
          <table:table-cell table:style-name="ce245" table:number-columns-repeated="3"/>
          <table:table-cell table:style-name="ce29"/>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2"/>
          <table:table-cell table:style-name="ce29" table:number-columns-repeated="2"/>
          <table:table-cell table:style-name="ce3" table:number-columns-repeated="8"/>
          <table:table-cell table:style-name="ce29"/>
          <table:table-cell table:style-name="ce3" table:number-columns-repeated="1010"/>
        </table:table-row>
        <table:table-row table:style-name="ro1" table:number-rows-repeated="3">
          <table:table-cell table:style-name="ce2"/>
          <table:table-cell table:style-name="ce245" table:number-columns-repeated="3"/>
          <table:table-cell table:style-name="ce29"/>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2"/>
          <table:table-cell table:style-name="ce29" table:number-columns-repeated="2"/>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3"/>
          <table:table-cell table:style-name="ce29"/>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2"/>
          <table:table-cell table:style-name="ce29" table:number-columns-repeated="2"/>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4"/>
          <table:table-cell table:style-name="ce3" table:number-columns-repeated="8"/>
          <table:table-cell table:style-name="ce29"/>
          <table:table-cell table:style-name="ce3" table:number-columns-repeated="1010"/>
        </table:table-row>
        <table:table-row table:style-name="ro1" table:number-rows-repeated="3">
          <table:table-cell table:style-name="ce2"/>
          <table:table-cell table:style-name="ce245" table:number-columns-repeated="3"/>
          <table:table-cell table:style-name="ce29"/>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4"/>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2"/>
          <table:table-cell table:style-name="ce29" table:number-columns-repeated="2"/>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3"/>
          <table:table-cell table:style-name="ce29"/>
          <table:table-cell table:style-name="ce3" table:number-columns-repeated="8"/>
          <table:table-cell table:style-name="ce29"/>
          <table:table-cell table:style-name="ce3" table:number-columns-repeated="1010"/>
        </table:table-row>
        <table:table-row table:style-name="ro1" table:number-rows-repeated="2">
          <table:table-cell table:style-name="ce2"/>
          <table:table-cell table:style-name="ce245" table:number-columns-repeated="4"/>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3"/>
          <table:table-cell table:style-name="ce29"/>
          <table:table-cell table:style-name="ce3" table:number-columns-repeated="8"/>
          <table:table-cell table:style-name="ce29"/>
          <table:table-cell table:style-name="ce3" table:number-columns-repeated="1010"/>
        </table:table-row>
        <table:table-row table:style-name="ro1" table:number-rows-repeated="6">
          <table:table-cell table:style-name="ce2"/>
          <table:table-cell table:style-name="ce245" table:number-columns-repeated="2"/>
          <table:table-cell table:style-name="ce29" table:number-columns-repeated="2"/>
          <table:table-cell table:style-name="ce3" table:number-columns-repeated="8"/>
          <table:table-cell table:style-name="ce29"/>
          <table:table-cell table:style-name="ce3" table:number-columns-repeated="1010"/>
        </table:table-row>
        <table:table-row table:style-name="ro1">
          <table:table-cell table:style-name="ce3"/>
          <table:table-cell table:style-name="ce29" table:number-columns-repeated="4"/>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3"/>
          <table:table-cell table:style-name="ce107"/>
          <table:table-cell table:style-name="ce3" table:number-columns-repeated="8"/>
          <table:table-cell table:style-name="ce29"/>
          <table:table-cell table:style-name="ce3" table:number-columns-repeated="1010"/>
        </table:table-row>
        <table:table-row table:style-name="ro1" table:number-rows-repeated="6">
          <table:table-cell table:style-name="ce2"/>
          <table:table-cell table:style-name="ce245" table:number-columns-repeated="4"/>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2"/>
          <table:table-cell table:style-name="ce29" table:number-columns-repeated="2"/>
          <table:table-cell table:style-name="ce3" table:number-columns-repeated="8"/>
          <table:table-cell table:style-name="ce29"/>
          <table:table-cell table:style-name="ce3" table:number-columns-repeated="1010"/>
        </table:table-row>
        <table:table-row table:style-name="ro1" table:number-rows-repeated="9">
          <table:table-cell table:style-name="ce2"/>
          <table:table-cell table:style-name="ce245" table:number-columns-repeated="4"/>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3"/>
          <table:table-cell table:style-name="ce107"/>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2"/>
          <table:table-cell table:style-name="ce107" table:number-columns-repeated="2"/>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3"/>
          <table:table-cell table:style-name="ce107"/>
          <table:table-cell table:style-name="ce3" table:number-columns-repeated="8"/>
          <table:table-cell table:style-name="ce29"/>
          <table:table-cell table:style-name="ce3" table:number-columns-repeated="1010"/>
        </table:table-row>
        <table:table-row table:style-name="ro1" table:number-rows-repeated="5">
          <table:table-cell table:style-name="ce2"/>
          <table:table-cell table:style-name="ce245" table:number-columns-repeated="4"/>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3"/>
          <table:table-cell table:style-name="ce107"/>
          <table:table-cell table:style-name="ce3" table:number-columns-repeated="8"/>
          <table:table-cell table:style-name="ce29"/>
          <table:table-cell table:style-name="ce3" table:number-columns-repeated="1010"/>
        </table:table-row>
        <table:table-row table:style-name="ro1" table:number-rows-repeated="3">
          <table:table-cell table:style-name="ce2"/>
          <table:table-cell table:style-name="ce245" table:number-columns-repeated="4"/>
          <table:table-cell table:style-name="ce3" table:number-columns-repeated="8"/>
          <table:table-cell table:style-name="ce29"/>
          <table:table-cell table:style-name="ce3" table:number-columns-repeated="1010"/>
        </table:table-row>
        <table:table-row table:style-name="ro1" table:number-rows-repeated="3">
          <table:table-cell table:style-name="ce2"/>
          <table:table-cell table:style-name="ce245" table:number-columns-repeated="2"/>
          <table:table-cell table:style-name="ce267"/>
          <table:table-cell table:style-name="ce270"/>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2"/>
          <table:table-cell table:style-name="ce29" table:number-columns-repeated="2"/>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3"/>
          <table:table-cell table:style-name="ce107"/>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3"/>
          <table:table-cell table:style-name="ce29"/>
          <table:table-cell table:style-name="ce3" table:number-columns-repeated="8"/>
          <table:table-cell table:style-name="ce29"/>
          <table:table-cell table:style-name="ce3" table:number-columns-repeated="1010"/>
        </table:table-row>
        <table:table-row table:style-name="ro1" table:number-rows-repeated="2">
          <table:table-cell table:style-name="ce2"/>
          <table:table-cell table:style-name="ce245" table:number-columns-repeated="4"/>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2"/>
          <table:table-cell table:style-name="ce29" table:number-columns-repeated="2"/>
          <table:table-cell table:style-name="ce3" table:number-columns-repeated="8"/>
          <table:table-cell table:style-name="ce29"/>
          <table:table-cell table:style-name="ce3" table:number-columns-repeated="1010"/>
        </table:table-row>
        <table:table-row table:style-name="ro1" table:number-rows-repeated="2">
          <table:table-cell table:style-name="ce3"/>
          <table:table-cell table:style-name="ce29"/>
          <table:table-cell table:style-name="ce245"/>
          <table:table-cell table:style-name="ce268"/>
          <table:table-cell table:style-name="ce271"/>
          <table:table-cell table:style-name="ce3" table:number-columns-repeated="8"/>
          <table:table-cell table:style-name="ce29"/>
          <table:table-cell table:style-name="ce3" table:number-columns-repeated="1010"/>
        </table:table-row>
        <table:table-row table:style-name="ro1">
          <table:table-cell table:style-name="ce3"/>
          <table:table-cell table:style-name="ce29" table:number-columns-repeated="4"/>
          <table:table-cell table:style-name="ce3" table:number-columns-repeated="8"/>
          <table:table-cell table:style-name="ce29"/>
          <table:table-cell table:style-name="ce3" table:number-columns-repeated="1010"/>
        </table:table-row>
        <table:table-row table:style-name="ro1" table:number-rows-repeated="5">
          <table:table-cell table:style-name="ce2"/>
          <table:table-cell table:style-name="ce245" table:number-columns-repeated="4"/>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2"/>
          <table:table-cell table:style-name="ce29" table:number-columns-repeated="2"/>
          <table:table-cell table:style-name="ce273"/>
          <table:table-cell table:style-name="ce3" table:number-columns-repeated="7"/>
          <table:table-cell table:style-name="ce29"/>
          <table:table-cell table:style-name="ce3" table:number-columns-repeated="1010"/>
        </table:table-row>
        <table:table-row table:style-name="ro1">
          <table:table-cell table:style-name="ce2"/>
          <table:table-cell table:style-name="ce245" table:number-columns-repeated="3"/>
          <table:table-cell table:style-name="ce107"/>
          <table:table-cell table:style-name="ce273"/>
          <table:table-cell table:style-name="ce3" table:number-columns-repeated="7"/>
          <table:table-cell table:style-name="ce29"/>
          <table:table-cell table:style-name="ce274"/>
          <table:table-cell table:style-name="ce3" table:number-columns-repeated="1009"/>
        </table:table-row>
        <table:table-row table:style-name="ro1" table:number-rows-repeated="2">
          <table:table-cell table:style-name="ce2"/>
          <table:table-cell table:style-name="ce245" table:number-columns-repeated="3"/>
          <table:table-cell table:style-name="ce272"/>
          <table:table-cell table:style-name="ce273"/>
          <table:table-cell table:style-name="ce3" table:number-columns-repeated="7"/>
          <table:table-cell table:style-name="ce29"/>
          <table:table-cell table:style-name="ce274"/>
          <table:table-cell table:style-name="ce3" table:number-columns-repeated="1009"/>
        </table:table-row>
        <table:table-row table:style-name="ro1" table:number-rows-repeated="2">
          <table:table-cell table:style-name="ce2"/>
          <table:table-cell table:style-name="ce245" table:number-columns-repeated="3"/>
          <table:table-cell table:style-name="ce272"/>
          <table:table-cell table:style-name="ce3" table:number-columns-repeated="8"/>
          <table:table-cell table:style-name="ce29"/>
          <table:table-cell table:style-name="ce274"/>
          <table:table-cell table:style-name="ce3" table:number-columns-repeated="1009"/>
        </table:table-row>
        <table:table-row table:style-name="ro1">
          <table:table-cell table:style-name="ce2"/>
          <table:table-cell table:style-name="ce245" table:number-columns-repeated="4"/>
          <table:table-cell table:style-name="ce3" table:number-columns-repeated="8"/>
          <table:table-cell table:style-name="ce29"/>
          <table:table-cell table:style-name="ce274"/>
          <table:table-cell table:style-name="ce3" table:number-columns-repeated="1009"/>
        </table:table-row>
        <table:table-row table:style-name="ro1">
          <table:table-cell table:style-name="ce2"/>
          <table:table-cell table:style-name="ce245" table:number-columns-repeated="3"/>
          <table:table-cell table:style-name="ce29"/>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2"/>
          <table:table-cell table:style-name="ce29" table:number-columns-repeated="2"/>
          <table:table-cell table:style-name="ce3" table:number-columns-repeated="8"/>
          <table:table-cell table:style-name="ce29"/>
          <table:table-cell table:style-name="ce3" table:number-columns-repeated="1010"/>
        </table:table-row>
        <table:table-row table:style-name="ro1" table:number-rows-repeated="3">
          <table:table-cell table:style-name="ce2"/>
          <table:table-cell table:style-name="ce245" table:number-columns-repeated="3"/>
          <table:table-cell table:style-name="ce29"/>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4"/>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3"/>
          <table:table-cell table:style-name="ce29"/>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4"/>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3"/>
          <table:table-cell table:style-name="ce29"/>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3"/>
          <table:table-cell table:style-name="ce29"/>
          <table:table-cell table:style-name="ce3" table:number-columns-repeated="8"/>
          <table:table-cell table:style-name="ce245"/>
          <table:table-cell table:style-name="ce3" table:number-columns-repeated="1010"/>
        </table:table-row>
        <table:table-row table:style-name="ro1" table:number-rows-repeated="3">
          <table:table-cell table:style-name="ce2"/>
          <table:table-cell table:style-name="ce245" table:number-columns-repeated="4"/>
          <table:table-cell table:style-name="ce3" table:number-columns-repeated="8"/>
          <table:table-cell table:style-name="ce245"/>
          <table:table-cell table:style-name="ce3" table:number-columns-repeated="1010"/>
        </table:table-row>
        <table:table-row table:style-name="ro1">
          <table:table-cell table:style-name="ce2"/>
          <table:table-cell table:style-name="ce245" table:number-columns-repeated="2"/>
          <table:table-cell table:style-name="ce107"/>
          <table:table-cell table:style-name="ce245"/>
          <table:table-cell table:style-name="ce3" table:number-columns-repeated="8"/>
          <table:table-cell table:style-name="ce245"/>
          <table:table-cell table:style-name="ce3" table:number-columns-repeated="1010"/>
        </table:table-row>
        <table:table-row table:style-name="ro1" table:number-rows-repeated="3">
          <table:table-cell table:style-name="ce2"/>
          <table:table-cell table:style-name="ce245" table:number-columns-repeated="4"/>
          <table:table-cell table:style-name="ce3" table:number-columns-repeated="8"/>
          <table:table-cell table:style-name="ce245"/>
          <table:table-cell table:style-name="ce3" table:number-columns-repeated="1010"/>
        </table:table-row>
        <table:table-row table:style-name="ro1">
          <table:table-cell table:style-name="ce2"/>
          <table:table-cell table:style-name="ce245" table:number-columns-repeated="3"/>
          <table:table-cell table:style-name="ce29"/>
          <table:table-cell table:style-name="ce3" table:number-columns-repeated="8"/>
          <table:table-cell table:style-name="ce245"/>
          <table:table-cell table:style-name="ce3" table:number-columns-repeated="1010"/>
        </table:table-row>
        <table:table-row table:style-name="ro1">
          <table:table-cell table:style-name="ce3"/>
          <table:table-cell table:style-name="ce29" table:number-columns-repeated="4"/>
          <table:table-cell table:style-name="ce3" table:number-columns-repeated="8"/>
          <table:table-cell table:style-name="ce245"/>
          <table:table-cell table:style-name="ce3" table:number-columns-repeated="1010"/>
        </table:table-row>
        <table:table-row table:style-name="ro1">
          <table:table-cell table:style-name="ce3"/>
          <table:table-cell table:style-name="ce29" table:number-columns-repeated="3"/>
          <table:table-cell table:style-name="ce245"/>
          <table:table-cell table:style-name="ce3" table:number-columns-repeated="8"/>
          <table:table-cell table:style-name="ce245"/>
          <table:table-cell table:style-name="ce3" table:number-columns-repeated="1010"/>
        </table:table-row>
        <table:table-row table:style-name="ro1" table:number-rows-repeated="5">
          <table:table-cell table:style-name="ce3"/>
          <table:table-cell table:style-name="ce29" table:number-columns-repeated="4"/>
          <table:table-cell table:style-name="ce3" table:number-columns-repeated="8"/>
          <table:table-cell table:style-name="ce245"/>
          <table:table-cell table:style-name="ce3" table:number-columns-repeated="1010"/>
        </table:table-row>
        <table:table-row table:style-name="ro1" table:number-rows-repeated="2">
          <table:table-cell table:style-name="ce3"/>
          <table:table-cell table:style-name="ce29" table:number-columns-repeated="3"/>
          <table:table-cell table:style-name="ce245"/>
          <table:table-cell table:style-name="ce3" table:number-columns-repeated="8"/>
          <table:table-cell table:style-name="ce245"/>
          <table:table-cell table:style-name="ce3" table:number-columns-repeated="1010"/>
        </table:table-row>
        <table:table-row table:style-name="ro1" table:number-rows-repeated="36">
          <table:table-cell table:style-name="ce3"/>
          <table:table-cell table:style-name="ce29" table:number-columns-repeated="4"/>
          <table:table-cell table:style-name="ce3" table:number-columns-repeated="8"/>
          <table:table-cell table:style-name="ce245"/>
          <table:table-cell table:style-name="ce3" table:number-columns-repeated="1010"/>
        </table:table-row>
        <table:table-row table:style-name="ro1" table:number-rows-repeated="2">
          <table:table-cell table:style-name="ce3"/>
          <table:table-cell table:style-name="ce29" table:number-columns-repeated="2"/>
          <table:table-cell table:style-name="ce245" table:number-columns-repeated="2"/>
          <table:table-cell table:style-name="ce3" table:number-columns-repeated="8"/>
          <table:table-cell table:style-name="ce245"/>
          <table:table-cell table:style-name="ce3" table:number-columns-repeated="1010"/>
        </table:table-row>
        <table:table-row table:style-name="ro1" table:number-rows-repeated="67">
          <table:table-cell table:style-name="ce3"/>
          <table:table-cell table:style-name="ce29" table:number-columns-repeated="4"/>
          <table:table-cell table:style-name="ce3" table:number-columns-repeated="8"/>
          <table:table-cell table:style-name="ce245"/>
          <table:table-cell table:style-name="ce3" table:number-columns-repeated="1010"/>
        </table:table-row>
        <table:table-row table:style-name="ro1">
          <table:table-cell table:style-name="ce3"/>
          <table:table-cell table:style-name="ce29" table:number-columns-repeated="2"/>
          <table:table-cell table:style-name="ce245"/>
          <table:table-cell table:style-name="ce29"/>
          <table:table-cell table:style-name="ce3" table:number-columns-repeated="8"/>
          <table:table-cell table:style-name="ce245"/>
          <table:table-cell table:style-name="ce3" table:number-columns-repeated="1010"/>
        </table:table-row>
        <table:table-row table:style-name="ro1" table:number-rows-repeated="7">
          <table:table-cell table:style-name="ce3"/>
          <table:table-cell table:style-name="ce29" table:number-columns-repeated="4"/>
          <table:table-cell table:style-name="ce3" table:number-columns-repeated="8"/>
          <table:table-cell table:style-name="ce245"/>
          <table:table-cell table:style-name="ce3" table:number-columns-repeated="1010"/>
        </table:table-row>
        <table:table-row table:style-name="ro1" table:number-rows-repeated="4">
          <table:table-cell table:style-name="ce2"/>
          <table:table-cell table:style-name="ce245" table:number-columns-repeated="4"/>
          <table:table-cell table:style-name="ce3" table:number-columns-repeated="8"/>
          <table:table-cell table:style-name="ce29"/>
          <table:table-cell table:style-name="ce3" table:number-columns-repeated="1010"/>
        </table:table-row>
        <table:table-row table:style-name="ro1">
          <table:table-cell table:style-name="ce3"/>
          <table:table-cell table:style-name="ce29" table:number-columns-repeated="3"/>
          <table:table-cell table:style-name="ce245"/>
          <table:table-cell table:style-name="ce3" table:number-columns-repeated="8"/>
          <table:table-cell table:style-name="ce29"/>
          <table:table-cell table:style-name="ce3" table:number-columns-repeated="1010"/>
        </table:table-row>
        <table:table-row table:style-name="ro1" table:number-rows-repeated="2">
          <table:table-cell table:style-name="ce3"/>
          <table:table-cell table:style-name="ce29" table:number-columns-repeated="2"/>
          <table:table-cell table:style-name="ce245" table:number-columns-repeated="2"/>
          <table:table-cell table:style-name="ce3" table:number-columns-repeated="8"/>
          <table:table-cell table:style-name="ce29"/>
          <table:table-cell table:style-name="ce3" table:number-columns-repeated="1010"/>
        </table:table-row>
        <table:table-row table:style-name="ro1" table:number-rows-repeated="6">
          <table:table-cell table:style-name="ce2"/>
          <table:table-cell table:style-name="ce245" table:number-columns-repeated="4"/>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3"/>
          <table:table-cell table:style-name="ce107"/>
          <table:table-cell table:style-name="ce3" table:number-columns-repeated="8"/>
          <table:table-cell table:style-name="ce29"/>
          <table:table-cell table:style-name="ce3" table:number-columns-repeated="1010"/>
        </table:table-row>
        <table:table-row table:style-name="ro1">
          <table:table-cell table:style-name="ce2"/>
          <table:table-cell table:style-name="ce245" table:number-columns-repeated="4"/>
          <table:table-cell table:style-name="ce3" table:number-columns-repeated="8"/>
          <table:table-cell table:style-name="ce29"/>
          <table:table-cell table:style-name="ce3" table:number-columns-repeated="1010"/>
        </table:table-row>
        <table:table-row table:style-name="ro26">
          <table:table-cell table:style-name="ce3"/>
          <table:table-cell table:style-name="ce29" table:number-columns-repeated="4"/>
          <table:table-cell table:style-name="ce3" table:number-columns-repeated="8"/>
          <table:table-cell table:style-name="ce29"/>
          <table:table-cell table:style-name="ce3" table:number-columns-repeated="1010"/>
        </table:table-row>
        <table:table-row table:style-name="ro3">
          <table:table-cell table:style-name="ce3"/>
          <table:table-cell table:style-name="ce29" table:number-columns-repeated="4"/>
          <table:table-cell table:style-name="ce3" table:number-columns-repeated="8"/>
          <table:table-cell table:style-name="ce29"/>
          <table:table-cell table:style-name="ce3" table:number-columns-repeated="1010"/>
        </table:table-row>
        <table:table-row table:style-name="ro4" table:number-rows-repeated="1048120">
          <table:table-cell table:number-columns-repeated="1024"/>
        </table:table-row>
        <table:table-row table:style-name="ro4">
          <table:table-cell table:number-columns-repeated="1024"/>
        </table:table-row>
        <calcext:conditional-formats>
          <calcext:conditional-format calcext:target-range-address="valueSet.D275:valueSet.D277">
            <calcext:condition calcext:apply-style-name="cf1" calcext:value="formula-is([.$B259]=&quot;note&quot;)" calcext:base-cell-address="valueSet.D275"/>
          </calcext:conditional-format>
          <calcext:conditional-format calcext:target-range-address="valueSet.E275:valueSet.E277">
            <calcext:condition calcext:apply-style-name="cf1" calcext:value="formula-is([.$B259]=&quot;note&quot;)" calcext:base-cell-address="valueSet.E275"/>
          </calcext:conditional-format>
          <calcext:conditional-format calcext:target-range-address="valueSet.D284:valueSet.E285">
            <calcext:condition calcext:apply-style-name="cf1" calcext:value="formula-is([.$B268]=&quot;note&quot;)" calcext:base-cell-address="valueSet.D284"/>
          </calcext:conditional-format>
          <calcext:conditional-format calcext:target-range-address="valueSet.F292:valueSet.F295">
            <calcext:condition calcext:apply-style-name="cf1" calcext:value="formula-is([.$B276]=&quot;note&quot;)" calcext:base-cell-address="valueSet.F292"/>
          </calcext:conditional-format>
          <calcext:conditional-format calcext:target-range-address="valueSet.O293:valueSet.O298">
            <calcext:condition calcext:apply-style-name="cf1" calcext:value="formula-is([.$B277]=&quot;note&quot;)" calcext:base-cell-address="valueSet.O293"/>
          </calcext:conditional-format>
          <calcext:conditional-format calcext:target-range-address="valueSet.E294:valueSet.E297">
            <calcext:condition calcext:apply-style-name="cf1" calcext:value="formula-is([.$B278]=&quot;note&quot;)" calcext:base-cell-address="valueSet.E294"/>
          </calcext:conditional-format>
        </calcext:conditional-formats>
      </table:table>
      <table:table table:name="extension" table:style-name="ta2">
        <table:table-column table:style-name="co1" table:default-cell-style-name="ce1"/>
        <table:table-column table:style-name="co82" table:default-cell-style-name="ce1"/>
        <table:table-column table:style-name="co83" table:default-cell-style-name="ce1"/>
        <table:table-column table:style-name="co61" table:default-cell-style-name="ce1"/>
        <table:table-column table:style-name="co17" table:default-cell-style-name="ce1"/>
        <table:table-column table:style-name="co84" table:default-cell-style-name="ce1"/>
        <table:table-column table:style-name="co25" table:default-cell-style-name="ce1"/>
        <table:table-column table:style-name="co85" table:default-cell-style-name="ce1"/>
        <table:table-column table:style-name="co1" table:number-columns-repeated="1015" table:default-cell-style-name="ce1"/>
        <table:table-column table:style-name="co6" table:default-cell-style-name="ce1"/>
        <table:table-row table:style-name="ro1">
          <table:table-cell table:style-name="ce2" office:value-type="string" calcext:value-type="string">
            <text:p>scope</text:p>
          </table:table-cell>
          <table:table-cell table:style-name="ce2" office:value-type="string" calcext:value-type="string">
            <text:p>id</text:p>
          </table:table-cell>
          <table:table-cell table:style-name="ce2" office:value-type="string" calcext:value-type="string">
            <text:p>title</text:p>
          </table:table-cell>
          <table:table-cell table:style-name="ce2" office:value-type="string" calcext:value-type="string">
            <text:p>description</text:p>
          </table:table-cell>
          <table:table-cell table:style-name="ce2" office:value-type="string" calcext:value-type="string">
            <text:p>type</text:p>
          </table:table-cell>
          <table:table-cell table:style-name="ce2" office:value-type="string" calcext:value-type="string">
            <text:p>values</text:p>
          </table:table-cell>
          <table:table-cell table:style-name="ce2" office:value-type="string" calcext:value-type="string">
            <text:p>restriction</text:p>
          </table:table-cell>
          <table:table-cell table:style-name="ce2" office:value-type="string" calcext:value-type="string">
            <text:p>parentExtensionId</text:p>
          </table:table-cell>
          <table:table-cell table:style-name="ce3" table:number-columns-repeated="1016"/>
        </table:table-row>
        <table:table-row table:style-name="ro1">
          <table:table-cell table:style-name="ce2" office:value-type="string" calcext:value-type="string">
            <text:p>emcare</text:p>
          </table:table-cell>
          <table:table-cell table:style-name="ce2" office:value-type="string" calcext:value-type="string">
            <text:p>time-extension</text:p>
          </table:table-cell>
          <table:table-cell table:style-name="ce2" office:value-type="string" calcext:value-type="string">
            <text:p>Time Extension</text:p>
          </table:table-cell>
          <table:table-cell table:style-name="ce2" office:value-type="string" calcext:value-type="string">
            <text:p>Extend Patient with time</text:p>
          </table:table-cell>
          <table:table-cell table:style-name="ce2" office:value-type="string" calcext:value-type="string">
            <text:p>time</text:p>
          </table:table-cell>
          <table:table-cell table:style-name="ce2"/>
          <table:table-cell table:style-name="ce3" table:number-columns-repeated="1018"/>
        </table:table-row>
        <table:table-row table:style-name="ro8">
          <table:table-cell table:style-name="ce2" office:value-type="string" calcext:value-type="string">
            <text:p>emcare</text:p>
          </table:table-cell>
          <table:table-cell table:style-name="ce107" office:value-type="string" calcext:value-type="string">
            <text:p>birthDate-estimator-extension</text:p>
          </table:table-cell>
          <table:table-cell table:style-name="ce275" office:value-type="string" calcext:value-type="string">
            <text:p>Birth Date Estimator</text:p>
          </table:table-cell>
          <table:table-cell table:style-name="ce2" office:value-type="string" calcext:value-type="string">
            <text:p>Type of Birth Date Estimator</text:p>
          </table:table-cell>
          <table:table-cell table:style-name="ce2" office:value-type="string" calcext:value-type="string">
            <text:p>CodeableConcept</text:p>
          </table:table-cell>
          <table:table-cell table:style-name="ce2" office:value-type="string" calcext:value-type="string">
            <text:p>dob-estimator</text:p>
          </table:table-cell>
          <table:table-cell table:style-name="ce2" office:value-type="string" calcext:value-type="string">
            <text:p>required</text:p>
          </table:table-cell>
          <table:table-cell table:style-name="ce3" table:number-columns-repeated="1017"/>
        </table:table-row>
        <table:table-row table:style-name="ro1">
          <table:table-cell table:style-name="ce2" office:value-type="string" calcext:value-type="string">
            <text:p>emcare</text:p>
          </table:table-cell>
          <table:table-cell table:style-name="ce2" office:value-type="string" calcext:value-type="string">
            <text:p>contact-reference-extension</text:p>
          </table:table-cell>
          <table:table-cell table:style-name="ce2" office:value-type="string" calcext:value-type="string">
            <text:p>Contact reference</text:p>
          </table:table-cell>
          <table:table-cell table:style-name="ce2" office:value-type="string" calcext:value-type="string">
            <text:p>The link of a Patient with a RelatedPerson</text:p>
          </table:table-cell>
          <table:table-cell table:style-name="ce2" office:value-type="string" calcext:value-type="string">
            <text:p>Reference</text:p>
          </table:table-cell>
          <table:table-cell table:style-name="ce2" office:value-type="string" calcext:value-type="string">
            <text:p>EmCare RelatedPerson</text:p>
          </table:table-cell>
          <table:table-cell table:style-name="ce3" table:number-columns-repeated="1018"/>
        </table:table-row>
        <table:table-row table:style-name="ro1">
          <table:table-cell table:style-name="ce2" office:value-type="string" calcext:value-type="string">
            <text:p>emcare</text:p>
          </table:table-cell>
          <table:table-cell table:style-name="ce2" office:value-type="string" calcext:value-type="string">
            <text:p>vital-status-extension</text:p>
          </table:table-cell>
          <table:table-cell table:style-name="ce2" office:value-type="string" calcext:value-type="string">
            <text:p>Vital Status</text:p>
          </table:table-cell>
          <table:table-cell table:style-name="ce2" office:value-type="string" calcext:value-type="string">
            <text:p>Person vital status</text:p>
          </table:table-cell>
          <table:table-cell table:style-name="ce2" office:value-type="string" calcext:value-type="string">
            <text:p>CodeableConcept</text:p>
          </table:table-cell>
          <table:table-cell table:style-name="ce2" office:value-type="string" calcext:value-type="string">
            <text:p>vital-status</text:p>
          </table:table-cell>
          <table:table-cell table:style-name="ce2" office:value-type="string" calcext:value-type="string">
            <text:p>required</text:p>
          </table:table-cell>
          <table:table-cell table:style-name="ce3" table:number-columns-repeated="1017"/>
        </table:table-row>
        <table:table-row table:style-name="ro2">
          <table:table-cell table:style-name="ce3" table:number-columns-repeated="1024"/>
        </table:table-row>
        <table:table-row table:style-name="ro3" table:number-rows-repeated="58">
          <table:table-cell table:style-name="ce3" table:number-columns-repeated="1024"/>
        </table:table-row>
        <table:table-row table:style-name="ro4" table:number-rows-repeated="1048511">
          <table:table-cell table:number-columns-repeated="1024"/>
        </table:table-row>
        <table:table-row table:style-name="ro4">
          <table:table-cell table:number-columns-repeated="1024"/>
        </table:table-row>
        <calcext:conditional-formats>
          <calcext:conditional-format calcext:target-range-address="extension.C3:extension.C3">
            <calcext:condition calcext:apply-style-name="cf1" calcext:value="formula-is([.$A2]=&quot;note&quot;)" calcext:base-cell-address="extension.C3"/>
          </calcext:conditional-format>
        </calcext:conditional-formats>
      </table:table>
      <table:table table:name="codeSystem" table:style-name="ta1">
        <table:table-column table:style-name="co1" table:default-cell-style-name="ce1"/>
        <table:table-column table:style-name="co2" table:default-cell-style-name="ce1"/>
        <table:table-column table:style-name="co81" table:default-cell-style-name="ce1"/>
        <table:table-column table:style-name="co17" table:default-cell-style-name="ce1"/>
        <table:table-column table:style-name="co10" table:default-cell-style-name="ce1"/>
        <table:table-column table:style-name="co83" table:default-cell-style-name="ce1"/>
        <table:table-column table:style-name="co17" table:default-cell-style-name="ce1"/>
        <table:table-column table:style-name="co1" table:number-columns-repeated="1016" table:default-cell-style-name="ce1"/>
        <table:table-column table:style-name="co6" table:default-cell-style-name="ce1"/>
        <table:table-row table:style-name="ro1">
          <table:table-cell table:style-name="ce2" office:value-type="string" calcext:value-type="string">
            <text:p>scope</text:p>
          </table:table-cell>
          <table:table-cell table:style-name="ce30" office:value-type="string" calcext:value-type="string">
            <text:p><text:span text:style-name="T2">CodeSystem</text:span></text:p>
          </table:table-cell>
          <table:table-cell table:style-name="ce31" office:value-type="string" calcext:value-type="string">
            <text:p><text:span text:style-name="T2">id</text:span></text:p>
          </table:table-cell>
          <table:table-cell table:style-name="ce31" office:value-type="string" calcext:value-type="string">
            <text:p><text:span text:style-name="T2">label</text:span></text:p>
          </table:table-cell>
          <table:table-cell table:style-name="ce31" office:value-type="string" calcext:value-type="string">
            <text:p><text:span text:style-name="T2">description</text:span></text:p>
          </table:table-cell>
          <table:table-cell table:style-name="ce3" table:number-columns-repeated="1019"/>
        </table:table-row>
        <table:table-row table:style-name="ro1">
          <table:table-cell table:style-name="ce32" office:value-type="string" calcext:value-type="string">
            <text:p>emcare</text:p>
          </table:table-cell>
          <table:table-cell table:style-name="ce30" office:value-type="string" calcext:value-type="string">
            <text:p><text:span text:style-name="T2">identification-type</text:span></text:p>
          </table:table-cell>
          <table:table-cell table:style-name="ce33" office:value-type="string" calcext:value-type="string">
            <text:p><text:span text:style-name="T2">{{title}}</text:span></text:p>
          </table:table-cell>
          <table:table-cell table:style-name="ce31" office:value-type="string" calcext:value-type="string">
            <text:p><text:span text:style-name="T2">Identification type</text:span></text:p>
          </table:table-cell>
          <table:table-cell table:style-name="ce31" office:value-type="string" calcext:value-type="string">
            <text:p><text:span text:style-name="T2">Codes representing possible types for the identification element</text:span></text:p>
          </table:table-cell>
          <table:table-cell table:style-name="ce2" table:number-columns-repeated="2"/>
          <table:table-cell table:style-name="ce3" table:number-columns-repeated="1017"/>
        </table:table-row>
        <table:table-row table:style-name="ro1">
          <table:table-cell table:style-name="ce32" office:value-type="string" calcext:value-type="string">
            <text:p>emcare</text:p>
          </table:table-cell>
          <table:table-cell table:style-name="ce30" office:value-type="string" calcext:value-type="string">
            <text:p><text:span text:style-name="T2">identification-type</text:span></text:p>
          </table:table-cell>
          <table:table-cell table:style-name="ce280" office:value-type="string" calcext:value-type="string">
            <text:p>EmCare.A.DE01</text:p>
          </table:table-cell>
          <table:table-cell table:style-name="ce283" office:value-type="string" calcext:value-type="string">
            <text:p>Universal ID</text:p>
          </table:table-cell>
          <table:table-cell table:style-name="ce286" office:value-type="string" calcext:value-type="string">
            <text:p>Unique identifier provided or a universal ID, if used in the country</text:p>
          </table:table-cell>
          <table:table-cell table:style-name="ce2" table:number-columns-repeated="2"/>
          <table:table-cell table:style-name="ce3" table:number-columns-repeated="1017"/>
        </table:table-row>
        <table:table-row table:style-name="ro1">
          <table:table-cell table:style-name="ce32" office:value-type="string" calcext:value-type="string">
            <text:p>emcare</text:p>
          </table:table-cell>
          <table:table-cell table:style-name="ce30" office:value-type="string" calcext:value-type="string">
            <text:p><text:span text:style-name="T2">identification-type</text:span></text:p>
          </table:table-cell>
          <table:table-cell table:style-name="ce280" office:value-type="string" calcext:value-type="string">
            <text:p>EmCare.A.DE02</text:p>
          </table:table-cell>
          <table:table-cell table:style-name="ce283" office:value-type="string" calcext:value-type="string">
            <text:p>Auto-generated ID</text:p>
          </table:table-cell>
          <table:table-cell table:style-name="ce286" office:value-type="string" calcext:value-type="string">
            <text:p>Auto-generated unique identification if used by the implementation</text:p>
          </table:table-cell>
          <table:table-cell table:style-name="ce2" table:number-columns-repeated="2"/>
          <table:table-cell table:style-name="ce3" table:number-columns-repeated="1017"/>
        </table:table-row>
        <table:table-row table:style-name="ro1">
          <table:table-cell table:style-name="ce32" office:value-type="string" calcext:value-type="string">
            <text:p>emcare</text:p>
          </table:table-cell>
          <table:table-cell table:style-name="ce30" office:value-type="string" calcext:value-type="string">
            <text:p><text:span text:style-name="T2">identification-type</text:span></text:p>
          </table:table-cell>
          <table:table-cell table:style-name="ce280" office:value-type="string" calcext:value-type="string">
            <text:p>EmCare.A.DE03</text:p>
          </table:table-cell>
          <table:table-cell table:style-name="ce283" office:value-type="string" calcext:value-type="string">
            <text:p>Unknown ID</text:p>
          </table:table-cell>
          <table:table-cell table:style-name="ce286" office:value-type="string" calcext:value-type="string">
            <text:p>The client's identity is unknown or the client's prefers to remain anonymous</text:p>
          </table:table-cell>
          <table:table-cell table:style-name="ce2" table:number-columns-repeated="2"/>
          <table:table-cell table:style-name="ce3" table:number-columns-repeated="1017"/>
        </table:table-row>
        <table:table-row table:style-name="ro1">
          <table:table-cell table:style-name="ce32" office:value-type="string" calcext:value-type="string">
            <text:p>emcare</text:p>
          </table:table-cell>
          <table:table-cell table:style-name="ce245" office:value-type="string" calcext:value-type="string">
            <text:p>sex-of-the-client</text:p>
          </table:table-cell>
          <table:table-cell table:style-name="ce33" office:value-type="string" calcext:value-type="string">
            <text:p><text:span text:style-name="T2">{{title}}</text:span></text:p>
          </table:table-cell>
          <table:table-cell table:style-name="ce31" office:value-type="string" calcext:value-type="string">
            <text:p><text:span text:style-name="T2">Sex Of the Client</text:span></text:p>
          </table:table-cell>
          <table:table-cell table:style-name="ce31" office:value-type="string" calcext:value-type="string">
            <text:p><text:span text:style-name="T2">Codes representing possible values for the sex element</text:span></text:p>
          </table:table-cell>
          <table:table-cell table:style-name="ce3" table:number-columns-repeated="1019"/>
        </table:table-row>
        <table:table-row table:style-name="ro1">
          <table:table-cell table:style-name="ce32" office:value-type="string" calcext:value-type="string">
            <text:p>emcare</text:p>
          </table:table-cell>
          <table:table-cell table:style-name="ce245" office:value-type="string" calcext:value-type="string">
            <text:p>sex-of-the-client</text:p>
          </table:table-cell>
          <table:table-cell table:style-name="ce281" office:value-type="string" calcext:value-type="string">
            <text:p>EmCare.A.DE17</text:p>
          </table:table-cell>
          <table:table-cell table:style-name="ce284" office:value-type="string" calcext:value-type="string">
            <text:p>Female</text:p>
          </table:table-cell>
          <table:table-cell table:style-name="ce284" office:value-type="string" calcext:value-type="string">
            <text:p>The client is Female</text:p>
          </table:table-cell>
          <table:table-cell table:style-name="ce2"/>
          <table:table-cell table:style-name="ce35"/>
          <table:table-cell table:style-name="ce3" table:number-columns-repeated="1017"/>
        </table:table-row>
        <table:table-row table:style-name="ro1">
          <table:table-cell table:style-name="ce32" office:value-type="string" calcext:value-type="string">
            <text:p>emcare</text:p>
          </table:table-cell>
          <table:table-cell table:style-name="ce245" office:value-type="string" calcext:value-type="string">
            <text:p>sex-of-the-client</text:p>
          </table:table-cell>
          <table:table-cell table:style-name="ce281" office:value-type="string" calcext:value-type="string">
            <text:p>EmCare.A.DE18</text:p>
          </table:table-cell>
          <table:table-cell table:style-name="ce284" office:value-type="string" calcext:value-type="string">
            <text:p>Male</text:p>
          </table:table-cell>
          <table:table-cell table:style-name="ce284" office:value-type="string" calcext:value-type="string">
            <text:p>The client is Male</text:p>
          </table:table-cell>
          <table:table-cell table:style-name="ce2"/>
          <table:table-cell table:style-name="ce35"/>
          <table:table-cell table:style-name="ce3" table:number-columns-repeated="1017"/>
        </table:table-row>
        <table:table-row table:style-name="ro1">
          <table:table-cell table:style-name="ce32" office:value-type="string" calcext:value-type="string">
            <text:p>emcare</text:p>
          </table:table-cell>
          <table:table-cell table:style-name="ce245" office:value-type="string" calcext:value-type="string">
            <text:p>sex-of-the-client</text:p>
          </table:table-cell>
          <table:table-cell table:style-name="ce282" office:value-type="string" calcext:value-type="string">
            <text:p>EmCare.A.DE19</text:p>
          </table:table-cell>
          <table:table-cell table:style-name="ce285" office:value-type="string" calcext:value-type="string">
            <text:p>Not Specified</text:p>
          </table:table-cell>
          <table:table-cell table:style-name="ce285" office:value-type="string" calcext:value-type="string">
            <text:p>The client's sex is not specified</text:p>
          </table:table-cell>
          <table:table-cell table:style-name="ce2"/>
          <table:table-cell table:style-name="ce35"/>
          <table:table-cell table:style-name="ce3" table:number-columns-repeated="1017"/>
        </table:table-row>
        <table:table-row table:style-name="ro2">
          <table:table-cell table:style-name="ce3" table:number-columns-repeated="1024"/>
        </table:table-row>
        <table:table-row table:style-name="ro3" table:number-rows-repeated="54">
          <table:table-cell table:style-name="ce3" table:number-columns-repeated="1024"/>
        </table:table-row>
        <table:table-row table:style-name="ro4" table:number-rows-repeated="1048511">
          <table:table-cell table:number-columns-repeated="1024"/>
        </table:table-row>
        <table:table-row table:style-name="ro4">
          <table:table-cell table:number-columns-repeated="1024"/>
        </table:table-row>
        <calcext:conditional-formats>
          <calcext:conditional-format calcext:target-range-address="codeSystem.C7:codeSystem.E9">
            <calcext:condition calcext:apply-style-name="cf1" calcext:value="formula-is([.$A2]=&quot;note&quot;)" calcext:base-cell-address="codeSystem.C7"/>
          </calcext:conditional-format>
          <calcext:conditional-format calcext:target-range-address="codeSystem.E3:codeSystem.E5">
            <calcext:condition calcext:apply-style-name="cf1" calcext:value="formula-is([.$A2]=&quot;note&quot;)" calcext:base-cell-address="codeSystem.E3"/>
          </calcext:conditional-format>
          <calcext:conditional-format calcext:target-range-address="codeSystem.C3:codeSystem.C5">
            <calcext:condition calcext:apply-style-name="cf1" calcext:value="formula-is([.$A2]=&quot;note&quot;)" calcext:base-cell-address="codeSystem.C3"/>
          </calcext:conditional-format>
          <calcext:conditional-format calcext:target-range-address="codeSystem.D3:codeSystem.D5">
            <calcext:condition calcext:apply-style-name="cf1" calcext:value="formula-is([.$A2]=&quot;note&quot;)" calcext:base-cell-address="codeSystem.D3"/>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CH"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dx_5f_ce100" style:display-name="dx_ce100" style:family="table-cell" style:parent-style-name="Default" style:data-style-name="N0">
      <style:table-cell-properties fo:background-color="#eeb400" style:vertical-align="automatic"/>
    </style:style>
    <style:style style:name="Excel_5f_BuiltIn_5f_20_25__20_-_20_Accent1" style:display-name="Excel_BuiltIn_20% - Accent1" style:family="table-cell" style:parent-style-name="Default" style:data-style-name="N0">
      <style:table-cell-properties fo:background-color="#ccffff" style:vertical-align="automatic"/>
    </style:style>
    <style:style style:name="cf1" style:family="table-cell" style:parent-style-name="Default">
      <style:table-cell-properties fo:background-color="#dcc97a"/>
      <style:text-properties fo:color="#000000"/>
    </style:style>
    <style:style style:name="cf2" style:family="table-cell" style:parent-style-name="Default">
      <style:table-cell-properties fo:background-color="#d8d8d8"/>
      <style:text-properties fo:color="#000000"/>
    </style:style>
    <style:style style:name="cf3" style:family="table-cell" style:parent-style-name="Default"/>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ltr" style:first-page-number="1" style:scale-to="100%" style:print="charts drawings objects"/>
      <style:header-style>
        <style:header-footer-properties fo:min-height="0cm" fo:margin-left="1.778cm" fo:margin-right="1.778cm" fo:margin-bottom="0cm"/>
      </style:header-style>
      <style:footer-style>
        <style:header-footer-properties fo:min-height="0cm" fo:margin-left="1.778cm" fo:margin-right="1.778cm" fo:margin-top="0cm"/>
      </style:footer-style>
    </style:page-layout>
    <style:page-layout style:name="Mpm4">
      <style:page-layout-properties style:num-format="1" style:print-orientation="portrait" fo:margin-top="1.91cm" fo:margin-bottom="1.91cm" fo:margin-left="1.78cm" fo:margin-right="1.78cm" style:print-page-order="ltr" style:first-page-number="1" style:scale-to="100%" style:print="charts drawings objects"/>
      <style:header-style>
        <style:header-footer-properties fo:min-height="0cm" fo:margin-left="1.78cm" fo:margin-right="1.78cm" fo:margin-bottom="0cm"/>
      </style:header-style>
      <style:footer-style>
        <style:header-footer-properties fo:min-height="0cm" fo:margin-left="1.78cm" fo:margin-right="1.78cm" fo:margin-top="0cm"/>
      </style:footer-style>
    </style:page-layout>
    <style:page-layout style:name="Mpm5">
      <style:page-layout-properties style:num-format="1" style:print-orientation="portrait" fo:margin-top="2.499cm" fo:margin-bottom="2.499cm" fo:margin-left="1.9cm" fo:margin-right="1.9cm" style:print-page-order="ltr" style:first-page-number="1" style:scale-to="100%" style:print="charts drawings objects"/>
      <style:header-style>
        <style:header-footer-properties fo:min-height="0cm" fo:margin-left="1.9cm" fo:margin-right="1.9cm" fo:margin-bottom="0cm"/>
      </style:header-style>
      <style:footer-style>
        <style:header-footer-properties fo:min-height="0cm" fo:margin-left="1.9cm" fo:margin-right="1.9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2-18">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display="false"/>
      <style:footer/>
      <style:footer-left style:display="false"/>
      <style:footer-first style:display="false"/>
    </style:master-page>
    <style:master-page style:name="mp2" style:page-layout-name="Mpm4">
      <style:header/>
      <style:header-left style:display="false"/>
      <style:header-first style:display="false"/>
      <style:footer/>
      <style:footer-left style:display="false"/>
      <style:footer-first style:display="false"/>
    </style:master-page>
    <style:master-page style:name="mp3" style:page-layout-name="Mpm5">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0.3$Windows_X86_64 LibreOffice_project/0f246aa12d0eee4a0f7adcefbf7c878fc2238db3</meta:generator>
    <meta:initial-creator/>
    <dc:date>2022-02-18T15:51:32.306000000</dc:date>
    <meta:editing-cycles>7</meta:editing-cycles>
    <meta:editing-duration>PT12M54S</meta:editing-duration>
    <meta:document-statistic meta:table-count="15" meta:cell-count="1469" meta:object-count="0"/>
  </office:meta>
</office:document-meta>
</file>